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1.761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1.5791in"/>
    </style:style>
    <style:style style:name="co12" style:family="table-column">
      <style:table-column-properties fo:break-before="auto" style:column-width="1.5575in"/>
    </style:style>
    <style:style style:name="co13" style:family="table-column">
      <style:table-column-properties fo:break-before="auto" style:column-width="2.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8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7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2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129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129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29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1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2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29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29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5" style:family="table-cell" style:parent-style-name="Default" style:data-style-name="N129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24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24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24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24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24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24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2" style:family="table-cell" style:parent-style-name="Default" style:data-style-name="N124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4" style:family="table-cell" style:parent-style-name="Default" style:data-style-name="N124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5" style:family="table-cell" style:parent-style-name="Default" style:data-style-name="N124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6" style:family="table-cell" style:parent-style-name="Default" style:data-style-name="N124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7" style:family="table-cell" style:parent-style-name="Default" style:data-style-name="N124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8" style:family="table-cell" style:parent-style-name="Default" style:data-style-name="N124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9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20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21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22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129" style:family="table-cell" style:parent-style-name="Default">
      <style:table-cell-properties fo:background-color="#81d41a" fo:border="0.74pt solid #000000"/>
    </style:style>
    <style:style style:name="ce130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31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33" style:family="table-cell" style:parent-style-name="Default" style:data-style-name="N133">
      <style:table-cell-properties style:text-align-source="fix" style:repeat-content="false"/>
      <style:paragraph-properties fo:text-align="end" fo:margin-left="0in"/>
    </style:style>
    <style:style style:name="ce134" style:family="table-cell" style:parent-style-name="Default" style:data-style-name="N133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51" style:family="table-cell" style:parent-style-name="Default" style:data-style-name="N123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52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53" style:family="table-cell" style:parent-style-name="Default" style:data-style-name="N133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5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56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Full-Sensor, secs)" table:style-name="ta1">
        <table:table-column table:style-name="co1" table:default-cell-style-name="Default"/>
        <table:table-column table:style-name="co2" table:number-columns-repeated="11" table:default-cell-style-name="ce6"/>
        <table:table-column table:style-name="co3" table:number-columns-repeated="2" table:default-cell-style-name="Default"/>
        <table:table-row table:style-name="ro1">
          <table:table-cell table:style-name="ce66" office:value-type="string" calcext:value-type="string" table:number-columns-spanned="12" table:number-rows-spanned="1">
            <text:p>Combined Results (Full-Sensor, seconds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67" office:value-type="string" calcext:value-type="string">
            <text:p>Model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 30p</text:p>
          </table:table-cell>
          <table:table-cell table:style-name="ce72" office:value-type="string" calcext:value-type="string">
            <text:p>8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4]" office:value-type="string" office:string-value="Canon M50 II" calcext:value-type="string">
            <text:p>Canon M50 II</text:p>
          </table:table-cell>
          <table:table-cell table:style-name="ce73" table:formula="of:=IFERROR(&quot;1/&quot; &amp; TEXT(1000/[$'Combined Results (Full-Sensor, ms)'.B4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]; &quot;0&quot;);&quot;&quot;)">
            <text:p/>
          </table:table-cell>
          <table:table-cell table:style-name="ce73" table:formula="of:=IFERROR(&quot;1/&quot; &amp; TEXT(1000/[$'Combined Results (Full-Sensor, ms)'.D4]; &quot;0&quot;);&quot;&quot;)">
            <text:p/>
          </table:table-cell>
          <table:table-cell table:style-name="ce73" table:formula="of:=IFERROR(&quot;1/&quot; &amp; TEXT(1000/[$'Combined Results (Full-Sensor, ms)'.E4]; &quot;0&quot;);&quot;&quot;)">
            <text:p/>
          </table:table-cell>
          <table:table-cell table:style-name="ce73" table:formula="of:=IFERROR(&quot;1/&quot; &amp; TEXT(1000/[$'Combined Results (Full-Sensor, ms)'.F4]; &quot;0&quot;);&quot;&quot;)">
            <text:p/>
          </table:table-cell>
          <table:table-cell table:style-name="ce73" table:formula="of:=IFERROR(&quot;1/&quot; &amp; TEXT(1000/[$'Combined Results (Full-Sensor, ms)'.G4]; &quot;0&quot;);&quot;&quot;)">
            <text:p/>
          </table:table-cell>
          <table:table-cell table:style-name="ce73" table:formula="of:=IFERROR(&quot;1/&quot; &amp; TEXT(1000/[$'Combined Results (Full-Sensor, ms)'.H4]; &quot;0&quot;);&quot;&quot;)" office:value-type="string" office:string-value="1/30" calcext:value-type="string">
            <text:p>1/30</text:p>
          </table:table-cell>
          <table:table-cell table:style-name="ce73" table:formula="of:=IFERROR(&quot;1/&quot; &amp; TEXT(1000/[$'Combined Results (Full-Sensor, ms)'.I4]; &quot;0&quot;);&quot;&quot;)">
            <text:p/>
          </table:table-cell>
          <table:table-cell table:style-name="ce73" table:formula="of:=IFERROR(&quot;1/&quot; &amp; TEXT(1000/[$'Combined Results (Full-Sensor, ms)'.J4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K4]; &quot;0&quot;);&quot;&quot;)" office:value-type="string" office:string-value="1/75" calcext:value-type="string">
            <text:p>1/75</text:p>
          </table:table-cell>
          <table:table-cell table:style-name="ce79" table:formula="of:=IFERROR(&quot;1/&quot; &amp; TEXT(1000/[$'Combined Results (Full-Sensor, 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5]" office:value-type="string" office:string-value="Canon R5" calcext:value-type="string">
            <text:p>Canon R5</text:p>
          </table:table-cell>
          <table:table-cell table:style-name="ce74" table:formula="of:=IFERROR(&quot;1/&quot; &amp; TEXT(1000/[$'Combined Results (Full-Sensor, ms)'.B5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C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D5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E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F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G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H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I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J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K5]; &quot;0&quot;);&quot;&quot;)" office:value-type="string" office:string-value="1/103" calcext:value-type="string">
            <text:p>1/103</text:p>
          </table:table-cell>
          <table:table-cell table:style-name="ce81" table:formula="of:=IFERROR(&quot;1/&quot; &amp; TEXT(1000/[$'Combined Results (Full-Sensor, ms)'.L5]; &quot;0&quot;);&quot;&quot;)" office:value-type="string" office:string-value="1/103" calcext:value-type="string">
            <text:p>1/103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6]" office:value-type="string" office:string-value="Canon R7" calcext:value-type="string">
            <text:p>Canon R7</text:p>
          </table:table-cell>
          <table:table-cell table:style-name="ce73" table:formula="of:=IFERROR(&quot;1/&quot; &amp; TEXT(1000/[$'Combined Results (Full-Sensor, ms)'.B6]; &quot;0&quot;);&quot;&quot;)" office:value-type="string" office:string-value="1/34" calcext:value-type="string">
            <text:p>1/34</text:p>
          </table:table-cell>
          <table:table-cell table:style-name="ce73" table:formula="of:=IFERROR(&quot;1/&quot; &amp; TEXT(1000/[$'Combined Results (Full-Sensor, ms)'.C6]; &quot;0&quot;);&quot;&quot;)">
            <text:p/>
          </table:table-cell>
          <table:table-cell table:style-name="ce73" table:formula="of:=IFERROR(&quot;1/&quot; &amp; TEXT(1000/[$'Combined Results (Full-Sensor, ms)'.D6]; &quot;0&quot;);&quot;&quot;)">
            <text:p/>
          </table:table-cell>
          <table:table-cell table:style-name="ce73" table:formula="of:=IFERROR(&quot;1/&quot; &amp; TEXT(1000/[$'Combined Results (Full-Sensor, ms)'.E6]; &quot;0&quot;);&quot;&quot;)">
            <text:p/>
          </table:table-cell>
          <table:table-cell table:style-name="ce73" table:formula="of:=IFERROR(&quot;1/&quot; &amp; TEXT(1000/[$'Combined Results (Full-Sensor, ms)'.F6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G6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6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6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6]; &quot;0&quot;);&quot;&quot;)" office:value-type="string" office:string-value="1/84" calcext:value-type="string">
            <text:p>1/84</text:p>
          </table:table-cell>
          <table:table-cell table:style-name="ce73" table:formula="of:=IFERROR(&quot;1/&quot; &amp; TEXT(1000/[$'Combined Results (Full-Sensor, ms)'.K6]; &quot;0&quot;);&quot;&quot;)" office:value-type="string" office:string-value="1/83" calcext:value-type="string">
            <text:p>1/83</text:p>
          </table:table-cell>
          <table:table-cell table:style-name="ce79" table:formula="of:=IFERROR(&quot;1/&quot; &amp; TEXT(1000/[$'Combined Results (Full-Sensor, ms)'.L6]; &quot;0&quot;);&quot;&quot;)" office:value-type="string" office:string-value="1/84" calcext:value-type="string">
            <text:p>1/84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7]" office:value-type="string" office:string-value="Fuji 50S" calcext:value-type="string">
            <text:p>Fuji 50S</text:p>
          </table:table-cell>
          <table:table-cell table:style-name="ce74" table:formula="of:=IFERROR(&quot;1/&quot; &amp; TEXT(1000/[$'Combined Results (Full-Sensor, ms)'.B7]; &quot;0&quot;);&quot;&quot;)" office:value-type="string" office:string-value="1/3" calcext:value-type="string">
            <text:p>1/3</text:p>
          </table:table-cell>
          <table:table-cell table:style-name="ce74" table:formula="of:=IFERROR(&quot;1/&quot; &amp; TEXT(1000/[$'Combined Results (Full-Sensor, ms)'.C7]; &quot;0&quot;);&quot;&quot;)">
            <text:p/>
          </table:table-cell>
          <table:table-cell table:style-name="ce74" table:formula="of:=IFERROR(&quot;1/&quot; &amp; TEXT(1000/[$'Combined Results (Full-Sensor, ms)'.D7]; &quot;0&quot;);&quot;&quot;)">
            <text:p/>
          </table:table-cell>
          <table:table-cell table:style-name="ce74" table:formula="of:=IFERROR(&quot;1/&quot; &amp; TEXT(1000/[$'Combined Results (Full-Sensor, ms)'.E7]; &quot;0&quot;);&quot;&quot;)">
            <text:p/>
          </table:table-cell>
          <table:table-cell table:style-name="ce74" table:formula="of:=IFERROR(&quot;1/&quot; &amp; TEXT(1000/[$'Combined Results (Full-Sensor, ms)'.F7]; &quot;0&quot;);&quot;&quot;)">
            <text:p/>
          </table:table-cell>
          <table:table-cell table:style-name="ce74" table:formula="of:=IFERROR(&quot;1/&quot; &amp; TEXT(1000/[$'Combined Results (Full-Sensor, ms)'.G7]; &quot;0&quot;);&quot;&quot;)">
            <text:p/>
          </table:table-cell>
          <table:table-cell table:style-name="ce74" table:formula="of:=IFERROR(&quot;1/&quot; &amp; TEXT(1000/[$'Combined Results (Full-Sensor, ms)'.H7]; &quot;0&quot;);&quot;&quot;)">
            <text:p/>
          </table:table-cell>
          <table:table-cell table:style-name="ce74" table:formula="of:=IFERROR(&quot;1/&quot; &amp; TEXT(1000/[$'Combined Results (Full-Sensor, ms)'.I7]; &quot;0&quot;);&quot;&quot;)">
            <text:p/>
          </table:table-cell>
          <table:table-cell table:style-name="ce74" table:formula="of:=IFERROR(&quot;1/&quot; &amp; TEXT(1000/[$'Combined Results (Full-Sensor, ms)'.J7]; &quot;0&quot;);&quot;&quot;)">
            <text:p/>
          </table:table-cell>
          <table:table-cell table:style-name="ce74" table:formula="of:=IFERROR(&quot;1/&quot; &amp; TEXT(1000/[$'Combined Results (Full-Sensor, ms)'.K7]; &quot;0&quot;);&quot;&quot;)" office:value-type="string" office:string-value="1/32" calcext:value-type="string">
            <text:p>1/32</text:p>
          </table:table-cell>
          <table:table-cell table:style-name="ce81" table:formula="of:=IFERROR(&quot;1/&quot; &amp; TEXT(1000/[$'Combined Results (Full-Sensor, ms)'.L7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8]" office:value-type="string" office:string-value="Fuji X100V" calcext:value-type="string">
            <text:p>Fuji X100V</text:p>
          </table:table-cell>
          <table:table-cell table:style-name="ce73" table:formula="of:=IFERROR(&quot;1/&quot; &amp; TEXT(1000/[$'Combined Results (Full-Sensor, ms)'.B8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C8]; &quot;0&quot;);&quot;&quot;)">
            <text:p/>
          </table:table-cell>
          <table:table-cell table:style-name="ce73" table:formula="of:=IFERROR(&quot;1/&quot; &amp; TEXT(1000/[$'Combined Results (Full-Sensor, ms)'.D8]; &quot;0&quot;);&quot;&quot;)">
            <text:p/>
          </table:table-cell>
          <table:table-cell table:style-name="ce73" table:formula="of:=IFERROR(&quot;1/&quot; &amp; TEXT(1000/[$'Combined Results (Full-Sensor, ms)'.E8]; &quot;0&quot;);&quot;&quot;)">
            <text:p/>
          </table:table-cell>
          <table:table-cell table:style-name="ce73" table:formula="of:=IFERROR(&quot;1/&quot; &amp; TEXT(1000/[$'Combined Results (Full-Sensor, ms)'.F8]; &quot;0&quot;);&quot;&quot;)">
            <text:p/>
          </table:table-cell>
          <table:table-cell table:style-name="ce73" table:formula="of:=IFERROR(&quot;1/&quot; &amp; TEXT(1000/[$'Combined Results (Full-Sensor, ms)'.G8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H8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I8]; &quot;0&quot;);&quot;&quot;)">
            <text:p/>
          </table:table-cell>
          <table:table-cell table:style-name="ce73" table:formula="of:=IFERROR(&quot;1/&quot; &amp; TEXT(1000/[$'Combined Results (Full-Sensor, ms)'.J8]; &quot;0&quot;);&quot;&quot;)" office:value-type="string" office:string-value="1/78" calcext:value-type="string">
            <text:p>1/78</text:p>
          </table:table-cell>
          <table:table-cell table:style-name="ce73" table:formula="of:=IFERROR(&quot;1/&quot; &amp; TEXT(1000/[$'Combined Results (Full-Sensor, ms)'.K8]; &quot;0&quot;);&quot;&quot;)" office:value-type="string" office:string-value="1/78" calcext:value-type="string">
            <text:p>1/78</text:p>
          </table:table-cell>
          <table:table-cell table:style-name="ce79" table:formula="of:=IFERROR(&quot;1/&quot; &amp; TEXT(1000/[$'Combined Results (Full-Sensor, ms)'.L8]; &quot;0&quot;);&quot;&quot;)" office:value-type="string" office:string-value="1/78" calcext:value-type="string">
            <text:p>1/78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9]" office:value-type="string" office:string-value="Fuji X100VI" calcext:value-type="string">
            <text:p>Fuji X100VI</text:p>
          </table:table-cell>
          <table:table-cell table:style-name="ce74" table:formula="of:=IFERROR(&quot;1/&quot; &amp; TEXT(1000/[$'Combined Results (Full-Sensor, ms)'.B9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C9]; &quot;0&quot;);&quot;&quot;)">
            <text:p/>
          </table:table-cell>
          <table:table-cell table:style-name="ce74" table:formula="of:=IFERROR(&quot;1/&quot; &amp; TEXT(1000/[$'Combined Results (Full-Sensor, ms)'.D9]; &quot;0&quot;);&quot;&quot;)">
            <text:p/>
          </table:table-cell>
          <table:table-cell table:style-name="ce74" table:formula="of:=IFERROR(&quot;1/&quot; &amp; TEXT(1000/[$'Combined Results (Full-Sensor, ms)'.E9]; &quot;0&quot;);&quot;&quot;)">
            <text:p/>
          </table:table-cell>
          <table:table-cell table:style-name="ce74" table:formula="of:=IFERROR(&quot;1/&quot; &amp; TEXT(1000/[$'Combined Results (Full-Sensor, ms)'.F9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G9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9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I9]; &quot;0&quot;);&quot;&quot;)">
            <text:p/>
          </table:table-cell>
          <table:table-cell table:style-name="ce74" table:formula="of:=IFERROR(&quot;1/&quot; &amp; TEXT(1000/[$'Combined Results (Full-Sensor, ms)'.J9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K9]; &quot;0&quot;);&quot;&quot;)" office:value-type="string" office:string-value="1/65" calcext:value-type="string">
            <text:p>1/65</text:p>
          </table:table-cell>
          <table:table-cell table:style-name="ce81" table:formula="of:=IFERROR(&quot;1/&quot; &amp; TEXT(1000/[$'Combined Results (Full-Sensor, ms)'.L9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0]" office:value-type="string" office:string-value="Fuji XH2S" calcext:value-type="string">
            <text:p>Fuji XH2S</text:p>
          </table:table-cell>
          <table:table-cell table:style-name="ce73" table:formula="of:=IFERROR(&quot;1/&quot; &amp; TEXT(1000/[$'Combined Results (Full-Sensor, ms)'.B10]; &quot;0&quot;);&quot;&quot;)" office:value-type="string" office:string-value="1/161" calcext:value-type="string">
            <text:p>1/161</text:p>
          </table:table-cell>
          <table:table-cell table:style-name="ce73" table:formula="of:=IFERROR(&quot;1/&quot; &amp; TEXT(1000/[$'Combined Results (Full-Sensor, ms)'.C10]; &quot;0&quot;);&quot;&quot;)">
            <text:p/>
          </table:table-cell>
          <table:table-cell table:style-name="ce73" table:formula="of:=IFERROR(&quot;1/&quot; &amp; TEXT(1000/[$'Combined Results (Full-Sensor, ms)'.D10]; &quot;0&quot;);&quot;&quot;)">
            <text:p/>
          </table:table-cell>
          <table:table-cell table:style-name="ce73" table:formula="of:=IFERROR(&quot;1/&quot; &amp; TEXT(1000/[$'Combined Results (Full-Sensor, ms)'.E10]; &quot;0&quot;);&quot;&quot;)">
            <text:p/>
          </table:table-cell>
          <table:table-cell table:style-name="ce73" table:formula="of:=IFERROR(&quot;1/&quot; &amp; TEXT(1000/[$'Combined Results (Full-Sensor, ms)'.F10]; &quot;0&quot;);&quot;&quot;)">
            <text:p/>
          </table:table-cell>
          <table:table-cell table:style-name="ce73" table:formula="of:=IFERROR(&quot;1/&quot; &amp; TEXT(1000/[$'Combined Results (Full-Sensor, ms)'.G10]; &quot;0&quot;);&quot;&quot;)">
            <text:p/>
          </table:table-cell>
          <table:table-cell table:style-name="ce73" table:formula="of:=IFERROR(&quot;1/&quot; &amp; TEXT(1000/[$'Combined Results (Full-Sensor, ms)'.H10]; &quot;0&quot;);&quot;&quot;)">
            <text:p/>
          </table:table-cell>
          <table:table-cell table:style-name="ce73" table:formula="of:=IFERROR(&quot;1/&quot; &amp; TEXT(1000/[$'Combined Results (Full-Sensor, ms)'.I10]; &quot;0&quot;);&quot;&quot;)">
            <text:p/>
          </table:table-cell>
          <table:table-cell table:style-name="ce73" table:formula="of:=IFERROR(&quot;1/&quot; &amp; TEXT(1000/[$'Combined Results (Full-Sensor, ms)'.J10]; &quot;0&quot;);&quot;&quot;)">
            <text:p/>
          </table:table-cell>
          <table:table-cell table:style-name="ce73" table:formula="of:=IFERROR(&quot;1/&quot; &amp; TEXT(1000/[$'Combined Results (Full-Sensor, ms)'.K10]; &quot;0&quot;);&quot;&quot;)">
            <text:p/>
          </table:table-cell>
          <table:table-cell table:style-name="ce79" table:formula="of:=IFERROR(&quot;1/&quot; &amp; TEXT(1000/[$'Combined Results (Full-Sensor, ms)'.L10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1]" office:value-type="string" office:string-value="Leica M11" calcext:value-type="string">
            <text:p>Leica M11</text:p>
          </table:table-cell>
          <table:table-cell table:style-name="ce74" table:formula="of:=IFERROR(&quot;1/&quot; &amp; TEXT(1000/[$'Combined Results (Full-Sensor, ms)'.B11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11]; &quot;0&quot;);&quot;&quot;)">
            <text:p/>
          </table:table-cell>
          <table:table-cell table:style-name="ce74" table:formula="of:=IFERROR(&quot;1/&quot; &amp; TEXT(1000/[$'Combined Results (Full-Sensor, ms)'.D11]; &quot;0&quot;);&quot;&quot;)">
            <text:p/>
          </table:table-cell>
          <table:table-cell table:style-name="ce74" table:formula="of:=IFERROR(&quot;1/&quot; &amp; TEXT(1000/[$'Combined Results (Full-Sensor, ms)'.E11]; &quot;0&quot;);&quot;&quot;)">
            <text:p/>
          </table:table-cell>
          <table:table-cell table:style-name="ce74" table:formula="of:=IFERROR(&quot;1/&quot; &amp; TEXT(1000/[$'Combined Results (Full-Sensor, ms)'.F11]; &quot;0&quot;);&quot;&quot;)">
            <text:p/>
          </table:table-cell>
          <table:table-cell table:style-name="ce74" table:formula="of:=IFERROR(&quot;1/&quot; &amp; TEXT(1000/[$'Combined Results (Full-Sensor, ms)'.G11]; &quot;0&quot;);&quot;&quot;)">
            <text:p/>
          </table:table-cell>
          <table:table-cell table:style-name="ce74" table:formula="of:=IFERROR(&quot;1/&quot; &amp; TEXT(1000/[$'Combined Results (Full-Sensor, ms)'.H11]; &quot;0&quot;);&quot;&quot;)">
            <text:p/>
          </table:table-cell>
          <table:table-cell table:style-name="ce74" table:formula="of:=IFERROR(&quot;1/&quot; &amp; TEXT(1000/[$'Combined Results (Full-Sensor, ms)'.I11]; &quot;0&quot;);&quot;&quot;)">
            <text:p/>
          </table:table-cell>
          <table:table-cell table:style-name="ce74" table:formula="of:=IFERROR(&quot;1/&quot; &amp; TEXT(1000/[$'Combined Results (Full-Sensor, ms)'.J11]; &quot;0&quot;);&quot;&quot;)">
            <text:p/>
          </table:table-cell>
          <table:table-cell table:style-name="ce74" table:formula="of:=IFERROR(&quot;1/&quot; &amp; TEXT(1000/[$'Combined Results (Full-Sensor, ms)'.K11]; &quot;0&quot;);&quot;&quot;)">
            <text:p/>
          </table:table-cell>
          <table:table-cell table:style-name="ce81" table:formula="of:=IFERROR(&quot;1/&quot; &amp; TEXT(1000/[$'Combined Results (Full-Sensor, ms)'.L11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2]" office:value-type="string" office:string-value="Leica Q2" calcext:value-type="string">
            <text:p>Leica Q2</text:p>
          </table:table-cell>
          <table:table-cell table:style-name="ce73" table:formula="of:=IFERROR(&quot;1/&quot; &amp; TEXT(1000/[$'Combined Results (Full-Sensor, ms)'.B12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12]; &quot;0&quot;);&quot;&quot;)">
            <text:p/>
          </table:table-cell>
          <table:table-cell table:style-name="ce73" table:formula="of:=IFERROR(&quot;1/&quot; &amp; TEXT(1000/[$'Combined Results (Full-Sensor, ms)'.D12]; &quot;0&quot;);&quot;&quot;)">
            <text:p/>
          </table:table-cell>
          <table:table-cell table:style-name="ce73" table:formula="of:=IFERROR(&quot;1/&quot; &amp; TEXT(1000/[$'Combined Results (Full-Sensor, ms)'.E12]; &quot;0&quot;);&quot;&quot;)">
            <text:p/>
          </table:table-cell>
          <table:table-cell table:style-name="ce73" table:formula="of:=IFERROR(&quot;1/&quot; &amp; TEXT(1000/[$'Combined Results (Full-Sensor, ms)'.F12]; &quot;0&quot;);&quot;&quot;)">
            <text:p/>
          </table:table-cell>
          <table:table-cell table:style-name="ce73" table:formula="of:=IFERROR(&quot;1/&quot; &amp; TEXT(1000/[$'Combined Results (Full-Sensor, ms)'.G12]; &quot;0&quot;);&quot;&quot;)">
            <text:p/>
          </table:table-cell>
          <table:table-cell table:style-name="ce73" table:formula="of:=IFERROR(&quot;1/&quot; &amp; TEXT(1000/[$'Combined Results (Full-Sensor, ms)'.H12]; &quot;0&quot;);&quot;&quot;)">
            <text:p/>
          </table:table-cell>
          <table:table-cell table:style-name="ce73" table:formula="of:=IFERROR(&quot;1/&quot; &amp; TEXT(1000/[$'Combined Results (Full-Sensor, ms)'.I12]; &quot;0&quot;);&quot;&quot;)">
            <text:p/>
          </table:table-cell>
          <table:table-cell table:style-name="ce73" table:formula="of:=IFERROR(&quot;1/&quot; &amp; TEXT(1000/[$'Combined Results (Full-Sensor, ms)'.J12]; &quot;0&quot;);&quot;&quot;)">
            <text:p/>
          </table:table-cell>
          <table:table-cell table:style-name="ce73" table:formula="of:=IFERROR(&quot;1/&quot; &amp; TEXT(1000/[$'Combined Results (Full-Sensor, ms)'.K12]; &quot;0&quot;);&quot;&quot;)">
            <text:p/>
          </table:table-cell>
          <table:table-cell table:style-name="ce79" table:formula="of:=IFERROR(&quot;1/&quot; &amp; TEXT(1000/[$'Combined Results (Full-Sensor, ms)'.L12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3]" office:value-type="string" office:string-value="Leica SL2" calcext:value-type="string">
            <text:p>Leica SL2</text:p>
          </table:table-cell>
          <table:table-cell table:style-name="ce74" table:formula="of:=IFERROR(&quot;1/&quot; &amp; TEXT(1000/[$'Combined Results (Full-Sensor, ms)'.B13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13]; &quot;0&quot;);&quot;&quot;)">
            <text:p/>
          </table:table-cell>
          <table:table-cell table:style-name="ce74" table:formula="of:=IFERROR(&quot;1/&quot; &amp; TEXT(1000/[$'Combined Results (Full-Sensor, ms)'.D13]; &quot;0&quot;);&quot;&quot;)">
            <text:p/>
          </table:table-cell>
          <table:table-cell table:style-name="ce74" table:formula="of:=IFERROR(&quot;1/&quot; &amp; TEXT(1000/[$'Combined Results (Full-Sensor, ms)'.E13]; &quot;0&quot;);&quot;&quot;)">
            <text:p/>
          </table:table-cell>
          <table:table-cell table:style-name="ce74" table:formula="of:=IFERROR(&quot;1/&quot; &amp; TEXT(1000/[$'Combined Results (Full-Sensor, ms)'.F13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G13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H13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I13]; &quot;0&quot;);&quot;&quot;)">
            <text:p/>
          </table:table-cell>
          <table:table-cell table:style-name="ce74" table:formula="of:=IFERROR(&quot;1/&quot; &amp; TEXT(1000/[$'Combined Results (Full-Sensor, ms)'.J13]; &quot;0&quot;);&quot;&quot;)" office:value-type="string" office:string-value="1/71" calcext:value-type="string">
            <text:p>1/71</text:p>
          </table:table-cell>
          <table:table-cell table:style-name="ce74" table:formula="of:=IFERROR(&quot;1/&quot; &amp; TEXT(1000/[$'Combined Results (Full-Sensor, ms)'.K13]; &quot;0&quot;);&quot;&quot;)" office:value-type="string" office:string-value="1/71" calcext:value-type="string">
            <text:p>1/71</text:p>
          </table:table-cell>
          <table:table-cell table:style-name="ce81" table:formula="of:=IFERROR(&quot;1/&quot; &amp; TEXT(1000/[$'Combined Results (Full-Sensor, ms)'.L13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4]" office:value-type="string" office:string-value="Nikon Z6" calcext:value-type="string">
            <text:p>Nikon Z6</text:p>
          </table:table-cell>
          <table:table-cell table:style-name="ce73" table:formula="of:=IFERROR(&quot;1/&quot; &amp; TEXT(1000/[$'Combined Results (Full-Sensor, ms)'.B14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14]; &quot;0&quot;);&quot;&quot;)">
            <text:p/>
          </table:table-cell>
          <table:table-cell table:style-name="ce73" table:formula="of:=IFERROR(&quot;1/&quot; &amp; TEXT(1000/[$'Combined Results (Full-Sensor, ms)'.D14]; &quot;0&quot;);&quot;&quot;)">
            <text:p/>
          </table:table-cell>
          <table:table-cell table:style-name="ce73" table:formula="of:=IFERROR(&quot;1/&quot; &amp; TEXT(1000/[$'Combined Results (Full-Sensor, ms)'.E14]; &quot;0&quot;);&quot;&quot;)">
            <text:p/>
          </table:table-cell>
          <table:table-cell table:style-name="ce73" table:formula="of:=IFERROR(&quot;1/&quot; &amp; TEXT(1000/[$'Combined Results (Full-Sensor, ms)'.F14]; &quot;0&quot;);&quot;&quot;)">
            <text:p/>
          </table:table-cell>
          <table:table-cell table:style-name="ce73" table:formula="of:=IFERROR(&quot;1/&quot; &amp; TEXT(1000/[$'Combined Results (Full-Sensor, ms)'.G14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14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14]; &quot;0&quot;);&quot;&quot;)" office:value-type="string" office:string-value="1/194" calcext:value-type="string">
            <text:p>1/194</text:p>
          </table:table-cell>
          <table:table-cell table:style-name="ce73" table:formula="of:=IFERROR(&quot;1/&quot; &amp; TEXT(1000/[$'Combined Results (Full-Sensor, ms)'.J14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14]; &quot;0&quot;);&quot;&quot;)" office:value-type="string" office:string-value="1/136" calcext:value-type="string">
            <text:p>1/136</text:p>
          </table:table-cell>
          <table:table-cell table:style-name="ce79" table:formula="of:=IFERROR(&quot;1/&quot; &amp; TEXT(1000/[$'Combined Results (Full-Sensor, ms)'.L14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5]" office:value-type="string" office:string-value="Nikon Z7" calcext:value-type="string">
            <text:p>Nikon Z7</text:p>
          </table:table-cell>
          <table:table-cell table:style-name="ce74" table:formula="of:=IFERROR(&quot;1/&quot; &amp; TEXT(1000/[$'Combined Results (Full-Sensor, ms)'.B15]; &quot;0&quot;);&quot;&quot;)" office:value-type="string" office:string-value="1/15" calcext:value-type="string">
            <text:p>1/15</text:p>
          </table:table-cell>
          <table:table-cell table:style-name="ce74" table:formula="of:=IFERROR(&quot;1/&quot; &amp; TEXT(1000/[$'Combined Results (Full-Sensor, ms)'.C15]; &quot;0&quot;);&quot;&quot;)">
            <text:p/>
          </table:table-cell>
          <table:table-cell table:style-name="ce74" table:formula="of:=IFERROR(&quot;1/&quot; &amp; TEXT(1000/[$'Combined Results (Full-Sensor, ms)'.D15]; &quot;0&quot;);&quot;&quot;)">
            <text:p/>
          </table:table-cell>
          <table:table-cell table:style-name="ce74" table:formula="of:=IFERROR(&quot;1/&quot; &amp; TEXT(1000/[$'Combined Results (Full-Sensor, ms)'.E15]; &quot;0&quot;);&quot;&quot;)">
            <text:p/>
          </table:table-cell>
          <table:table-cell table:style-name="ce74" table:formula="of:=IFERROR(&quot;1/&quot; &amp; TEXT(1000/[$'Combined Results (Full-Sensor, ms)'.F15]; &quot;0&quot;);&quot;&quot;)">
            <text:p/>
          </table:table-cell>
          <table:table-cell table:style-name="ce74" table:formula="of:=IFERROR(&quot;1/&quot; &amp; TEXT(1000/[$'Combined Results (Full-Sensor, ms)'.G15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H15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I15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J15]; &quot;0&quot;);&quot;&quot;)" office:value-type="string" office:string-value="1/94" calcext:value-type="string">
            <text:p>1/94</text:p>
          </table:table-cell>
          <table:table-cell table:style-name="ce74" table:formula="of:=IFERROR(&quot;1/&quot; &amp; TEXT(1000/[$'Combined Results (Full-Sensor, ms)'.K15]; &quot;0&quot;);&quot;&quot;)" office:value-type="string" office:string-value="1/94" calcext:value-type="string">
            <text:p>1/94</text:p>
          </table:table-cell>
          <table:table-cell table:style-name="ce81" table:formula="of:=IFERROR(&quot;1/&quot; &amp; TEXT(1000/[$'Combined Results (Full-Sensor, ms)'.L15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6]" office:value-type="string" office:string-value="Nikon Z9" calcext:value-type="string">
            <text:p>Nikon Z9</text:p>
          </table:table-cell>
          <table:table-cell table:style-name="ce73" table:formula="of:=IFERROR(&quot;1/&quot; &amp; TEXT(1000/[$'Combined Results (Full-Sensor, ms)'.B16]; &quot;0&quot;);&quot;&quot;)" office:value-type="string" office:string-value="1/268" calcext:value-type="string">
            <text:p>1/268</text:p>
          </table:table-cell>
          <table:table-cell table:style-name="ce73" table:formula="of:=IFERROR(&quot;1/&quot; &amp; TEXT(1000/[$'Combined Results (Full-Sensor, ms)'.C16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D16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E16]; &quot;0&quot;);&quot;&quot;)" office:value-type="string" office:string-value="1/205" calcext:value-type="string">
            <text:p>1/205</text:p>
          </table:table-cell>
          <table:table-cell table:style-name="ce73" table:formula="of:=IFERROR(&quot;1/&quot; &amp; TEXT(1000/[$'Combined Results (Full-Sensor, ms)'.F16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16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H16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I16]; &quot;0&quot;);&quot;&quot;)" office:value-type="string" office:string-value="1/208" calcext:value-type="string">
            <text:p>1/208</text:p>
          </table:table-cell>
          <table:table-cell table:style-name="ce73" table:formula="of:=IFERROR(&quot;1/&quot; &amp; TEXT(1000/[$'Combined Results (Full-Sensor, ms)'.J16]; &quot;0&quot;);&quot;&quot;)" office:value-type="string" office:string-value="1/206" calcext:value-type="string">
            <text:p>1/206</text:p>
          </table:table-cell>
          <table:table-cell table:style-name="ce73" table:formula="of:=IFERROR(&quot;1/&quot; &amp; TEXT(1000/[$'Combined Results (Full-Sensor, ms)'.K16]; &quot;0&quot;);&quot;&quot;)" office:value-type="string" office:string-value="1/206" calcext:value-type="string">
            <text:p>1/206</text:p>
          </table:table-cell>
          <table:table-cell table:style-name="ce79" table:formula="of:=IFERROR(&quot;1/&quot; &amp; TEXT(1000/[$'Combined Results (Full-Sensor, ms)'.L16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7]" office:value-type="string" office:string-value="Nikon Zf" calcext:value-type="string">
            <text:p>Nikon Zf</text:p>
          </table:table-cell>
          <table:table-cell table:style-name="ce74" table:formula="of:=IFERROR(&quot;1/&quot; &amp; TEXT(1000/[$'Combined Results (Full-Sensor, ms)'.B17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17]; &quot;0&quot;);&quot;&quot;)">
            <text:p/>
          </table:table-cell>
          <table:table-cell table:style-name="ce74" table:formula="of:=IFERROR(&quot;1/&quot; &amp; TEXT(1000/[$'Combined Results (Full-Sensor, ms)'.D17]; &quot;0&quot;);&quot;&quot;)">
            <text:p/>
          </table:table-cell>
          <table:table-cell table:style-name="ce74" table:formula="of:=IFERROR(&quot;1/&quot; &amp; TEXT(1000/[$'Combined Results (Full-Sensor, ms)'.E17]; &quot;0&quot;);&quot;&quot;)">
            <text:p/>
          </table:table-cell>
          <table:table-cell table:style-name="ce74" table:formula="of:=IFERROR(&quot;1/&quot; &amp; TEXT(1000/[$'Combined Results (Full-Sensor, ms)'.F17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17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17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17]; &quot;0&quot;);&quot;&quot;)" office:value-type="string" office:string-value="1/193" calcext:value-type="string">
            <text:p>1/193</text:p>
          </table:table-cell>
          <table:table-cell table:style-name="ce74" table:formula="of:=IFERROR(&quot;1/&quot; &amp; TEXT(1000/[$'Combined Results (Full-Sensor, ms)'.J17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17]; &quot;0&quot;);&quot;&quot;)" office:value-type="string" office:string-value="1/135" calcext:value-type="string">
            <text:p>1/135</text:p>
          </table:table-cell>
          <table:table-cell table:style-name="ce81" table:formula="of:=IFERROR(&quot;1/&quot; &amp; TEXT(1000/[$'Combined Results (Full-Sensor, ms)'.L17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8]" office:value-type="string" office:string-value="Olympus E-M5 III" calcext:value-type="string">
            <text:p>Olympus E-M5 III</text:p>
          </table:table-cell>
          <table:table-cell table:style-name="ce73" table:formula="of:=IFERROR(&quot;1/&quot; &amp; TEXT(1000/[$'Combined Results (Full-Sensor, ms)'.B18]; &quot;0&quot;);&quot;&quot;)" office:value-type="string" office:string-value="1/62" calcext:value-type="string">
            <text:p>1/62</text:p>
          </table:table-cell>
          <table:table-cell table:style-name="ce73" table:formula="of:=IFERROR(&quot;1/&quot; &amp; TEXT(1000/[$'Combined Results (Full-Sensor, ms)'.C18]; &quot;0&quot;);&quot;&quot;)">
            <text:p/>
          </table:table-cell>
          <table:table-cell table:style-name="ce73" table:formula="of:=IFERROR(&quot;1/&quot; &amp; TEXT(1000/[$'Combined Results (Full-Sensor, ms)'.D18]; &quot;0&quot;);&quot;&quot;)">
            <text:p/>
          </table:table-cell>
          <table:table-cell table:style-name="ce73" table:formula="of:=IFERROR(&quot;1/&quot; &amp; TEXT(1000/[$'Combined Results (Full-Sensor, ms)'.E18]; &quot;0&quot;);&quot;&quot;)">
            <text:p/>
          </table:table-cell>
          <table:table-cell table:style-name="ce73" table:formula="of:=IFERROR(&quot;1/&quot; &amp; TEXT(1000/[$'Combined Results (Full-Sensor, ms)'.F18]; &quot;0&quot;);&quot;&quot;)">
            <text:p/>
          </table:table-cell>
          <table:table-cell table:style-name="ce73" table:formula="of:=IFERROR(&quot;1/&quot; &amp; TEXT(1000/[$'Combined Results (Full-Sensor, ms)'.G18]; &quot;0&quot;);&quot;&quot;)" office:value-type="string" office:string-value="1/83" calcext:value-type="string">
            <text:p>1/83</text:p>
          </table:table-cell>
          <table:table-cell table:style-name="ce73" table:formula="of:=IFERROR(&quot;1/&quot; &amp; TEXT(1000/[$'Combined Results (Full-Sensor, ms)'.H18]; &quot;0&quot;);&quot;&quot;)" office:value-type="string" office:string-value="1/83" calcext:value-type="string">
            <text:p>1/83</text:p>
          </table:table-cell>
          <table:table-cell table:style-name="ce73" table:formula="of:=IFERROR(&quot;1/&quot; &amp; TEXT(1000/[$'Combined Results (Full-Sensor, ms)'.I18]; &quot;0&quot;);&quot;&quot;)" office:value-type="string" office:string-value="1/130" calcext:value-type="string">
            <text:p>1/130</text:p>
          </table:table-cell>
          <table:table-cell table:style-name="ce73" table:formula="of:=IFERROR(&quot;1/&quot; &amp; TEXT(1000/[$'Combined Results (Full-Sensor, ms)'.J18]; &quot;0&quot;);&quot;&quot;)" office:value-type="string" office:string-value="1/91" calcext:value-type="string">
            <text:p>1/91</text:p>
          </table:table-cell>
          <table:table-cell table:style-name="ce73" table:formula="of:=IFERROR(&quot;1/&quot; &amp; TEXT(1000/[$'Combined Results (Full-Sensor, ms)'.K18]; &quot;0&quot;);&quot;&quot;)" office:value-type="string" office:string-value="1/91" calcext:value-type="string">
            <text:p>1/91</text:p>
          </table:table-cell>
          <table:table-cell table:style-name="ce79" table:formula="of:=IFERROR(&quot;1/&quot; &amp; TEXT(1000/[$'Combined Results (Full-Sensor, ms)'.L18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9]" office:value-type="string" office:string-value="OMS OM-1" calcext:value-type="string">
            <text:p>OMS OM-1</text:p>
          </table:table-cell>
          <table:table-cell table:style-name="ce74" table:formula="of:=IFERROR(&quot;1/&quot; &amp; TEXT(1000/[$'Combined Results (Full-Sensor, ms)'.B19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C19]; &quot;0&quot;);&quot;&quot;)">
            <text:p/>
          </table:table-cell>
          <table:table-cell table:style-name="ce74" table:formula="of:=IFERROR(&quot;1/&quot; &amp; TEXT(1000/[$'Combined Results (Full-Sensor, ms)'.D19]; &quot;0&quot;);&quot;&quot;)">
            <text:p/>
          </table:table-cell>
          <table:table-cell table:style-name="ce74" table:formula="of:=IFERROR(&quot;1/&quot; &amp; TEXT(1000/[$'Combined Results (Full-Sensor, ms)'.E19]; &quot;0&quot;);&quot;&quot;)">
            <text:p/>
          </table:table-cell>
          <table:table-cell table:style-name="ce74" table:formula="of:=IFERROR(&quot;1/&quot; &amp; TEXT(1000/[$'Combined Results (Full-Sensor, ms)'.F19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G19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H19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I19]; &quot;0&quot;);&quot;&quot;)" office:value-type="string" office:string-value="1/216" calcext:value-type="string">
            <text:p>1/216</text:p>
          </table:table-cell>
          <table:table-cell table:style-name="ce74" table:formula="of:=IFERROR(&quot;1/&quot; &amp; TEXT(1000/[$'Combined Results (Full-Sensor, ms)'.J19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K19]; &quot;0&quot;);&quot;&quot;)" office:value-type="string" office:string-value="1/144" calcext:value-type="string">
            <text:p>1/144</text:p>
          </table:table-cell>
          <table:table-cell table:style-name="ce81" table:formula="of:=IFERROR(&quot;1/&quot; &amp; TEXT(1000/[$'Combined Results (Full-Sensor, ms)'.L19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0]" office:value-type="string" office:string-value="Panasonic GX85" calcext:value-type="string">
            <text:p>Panasonic GX85</text:p>
          </table:table-cell>
          <table:table-cell table:style-name="ce73" table:formula="of:=IFERROR(&quot;1/&quot; &amp; TEXT(1000/[$'Combined Results (Full-Sensor, ms)'.B20]; &quot;0&quot;);&quot;&quot;)" office:value-type="string" office:string-value="1/25" calcext:value-type="string">
            <text:p>1/25</text:p>
          </table:table-cell>
          <table:table-cell table:style-name="ce73" table:formula="of:=IFERROR(&quot;1/&quot; &amp; TEXT(1000/[$'Combined Results (Full-Sensor, ms)'.C20]; &quot;0&quot;);&quot;&quot;)">
            <text:p/>
          </table:table-cell>
          <table:table-cell table:style-name="ce73" table:formula="of:=IFERROR(&quot;1/&quot; &amp; TEXT(1000/[$'Combined Results (Full-Sensor, ms)'.D20]; &quot;0&quot;);&quot;&quot;)">
            <text:p/>
          </table:table-cell>
          <table:table-cell table:style-name="ce73" table:formula="of:=IFERROR(&quot;1/&quot; &amp; TEXT(1000/[$'Combined Results (Full-Sensor, ms)'.E20]; &quot;0&quot;);&quot;&quot;)">
            <text:p/>
          </table:table-cell>
          <table:table-cell table:style-name="ce73" table:formula="of:=IFERROR(&quot;1/&quot; &amp; TEXT(1000/[$'Combined Results (Full-Sensor, ms)'.F20]; &quot;0&quot;);&quot;&quot;)">
            <text:p/>
          </table:table-cell>
          <table:table-cell table:style-name="ce73" table:formula="of:=IFERROR(&quot;1/&quot; &amp; TEXT(1000/[$'Combined Results (Full-Sensor, ms)'.G20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20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20]; &quot;0&quot;);&quot;&quot;)">
            <text:p/>
          </table:table-cell>
          <table:table-cell table:style-name="ce73" table:formula="of:=IFERROR(&quot;1/&quot; &amp; TEXT(1000/[$'Combined Results (Full-Sensor, ms)'.J20]; &quot;0&quot;);&quot;&quot;)" office:value-type="string" office:string-value="1/70" calcext:value-type="string">
            <text:p>1/70</text:p>
          </table:table-cell>
          <table:table-cell table:style-name="ce73" table:formula="of:=IFERROR(&quot;1/&quot; &amp; TEXT(1000/[$'Combined Results (Full-Sensor, ms)'.K20]; &quot;0&quot;);&quot;&quot;)" office:value-type="string" office:string-value="1/69" calcext:value-type="string">
            <text:p>1/69</text:p>
          </table:table-cell>
          <table:table-cell table:style-name="ce79" table:formula="of:=IFERROR(&quot;1/&quot; &amp; TEXT(1000/[$'Combined Results (Full-Sensor, ms)'.L20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1]" office:value-type="string" office:string-value="Panasonic S1R" calcext:value-type="string">
            <text:p>Panasonic S1R</text:p>
          </table:table-cell>
          <table:table-cell table:style-name="ce74" table:formula="of:=IFERROR(&quot;1/&quot; &amp; TEXT(1000/[$'Combined Results (Full-Sensor, ms)'.B21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21]; &quot;0&quot;);&quot;&quot;)">
            <text:p/>
          </table:table-cell>
          <table:table-cell table:style-name="ce74" table:formula="of:=IFERROR(&quot;1/&quot; &amp; TEXT(1000/[$'Combined Results (Full-Sensor, ms)'.D21]; &quot;0&quot;);&quot;&quot;)">
            <text:p/>
          </table:table-cell>
          <table:table-cell table:style-name="ce74" table:formula="of:=IFERROR(&quot;1/&quot; &amp; TEXT(1000/[$'Combined Results (Full-Sensor, ms)'.E21]; &quot;0&quot;);&quot;&quot;)">
            <text:p/>
          </table:table-cell>
          <table:table-cell table:style-name="ce74" table:formula="of:=IFERROR(&quot;1/&quot; &amp; TEXT(1000/[$'Combined Results (Full-Sensor, ms)'.F2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G2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H2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I21]; &quot;0&quot;);&quot;&quot;)" office:value-type="string" office:string-value="1/141" calcext:value-type="string">
            <text:p>1/141</text:p>
          </table:table-cell>
          <table:table-cell table:style-name="ce74" table:formula="of:=IFERROR(&quot;1/&quot; &amp; TEXT(1000/[$'Combined Results (Full-Sensor, ms)'.J21]; &quot;0&quot;);&quot;&quot;)" office:value-type="string" office:string-value="1/72" calcext:value-type="string">
            <text:p>1/72</text:p>
          </table:table-cell>
          <table:table-cell table:style-name="ce74" table:formula="of:=IFERROR(&quot;1/&quot; &amp; TEXT(1000/[$'Combined Results (Full-Sensor, ms)'.K21]; &quot;0&quot;);&quot;&quot;)" office:value-type="string" office:string-value="1/72" calcext:value-type="string">
            <text:p>1/72</text:p>
          </table:table-cell>
          <table:table-cell table:style-name="ce81" table:formula="of:=IFERROR(&quot;1/&quot; &amp; TEXT(1000/[$'Combined Results (Full-Sensor, ms)'.L21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2]" office:value-type="string" office:string-value="Panasonic S5 IIx" calcext:value-type="string">
            <text:p>Panasonic S5 IIx</text:p>
          </table:table-cell>
          <table:table-cell table:style-name="ce73" table:formula="of:=IFERROR(&quot;1/&quot; &amp; TEXT(1000/[$'Combined Results (Full-Sensor, ms)'.B22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2]; &quot;0&quot;);&quot;&quot;)">
            <text:p/>
          </table:table-cell>
          <table:table-cell table:style-name="ce73" table:formula="of:=IFERROR(&quot;1/&quot; &amp; TEXT(1000/[$'Combined Results (Full-Sensor, ms)'.D22]; &quot;0&quot;);&quot;&quot;)">
            <text:p/>
          </table:table-cell>
          <table:table-cell table:style-name="ce73" table:formula="of:=IFERROR(&quot;1/&quot; &amp; TEXT(1000/[$'Combined Results (Full-Sensor, ms)'.E22]; &quot;0&quot;);&quot;&quot;)">
            <text:p/>
          </table:table-cell>
          <table:table-cell table:style-name="ce73" table:formula="of:=IFERROR(&quot;1/&quot; &amp; TEXT(1000/[$'Combined Results (Full-Sensor, ms)'.F22]; &quot;0&quot;);&quot;&quot;)" office:value-type="string" office:string-value="1/70" calcext:value-type="string">
            <text:p>1/70</text:p>
          </table:table-cell>
          <table:table-cell table:style-name="ce73" table:formula="of:=IFERROR(&quot;1/&quot; &amp; TEXT(1000/[$'Combined Results (Full-Sensor, ms)'.G22]; &quot;0&quot;);&quot;&quot;)" office:value-type="string" office:string-value="1/47" calcext:value-type="string">
            <text:p>1/47</text:p>
          </table:table-cell>
          <table:table-cell table:style-name="ce73" table:formula="of:=IFERROR(&quot;1/&quot; &amp; TEXT(1000/[$'Combined Results (Full-Sensor, ms)'.H22]; &quot;0&quot;);&quot;&quot;)" office:value-type="string" office:string-value="1/47" calcext:value-type="string">
            <text:p>1/47</text:p>
          </table:table-cell>
          <table:table-cell table:style-name="ce73" table:formula="of:=IFERROR(&quot;1/&quot; &amp; TEXT(1000/[$'Combined Results (Full-Sensor, ms)'.I22]; &quot;0&quot;);&quot;&quot;)" office:value-type="string" office:string-value="1/191" calcext:value-type="string">
            <text:p>1/191</text:p>
          </table:table-cell>
          <table:table-cell table:style-name="ce73" table:formula="of:=IFERROR(&quot;1/&quot; &amp; TEXT(1000/[$'Combined Results (Full-Sensor, ms)'.J22]; &quot;0&quot;);&quot;&quot;)" office:value-type="string" office:string-value="1/94" calcext:value-type="string">
            <text:p>1/94</text:p>
          </table:table-cell>
          <table:table-cell table:style-name="ce73" table:formula="of:=IFERROR(&quot;1/&quot; &amp; TEXT(1000/[$'Combined Results (Full-Sensor, ms)'.K22]; &quot;0&quot;);&quot;&quot;)" office:value-type="string" office:string-value="1/47" calcext:value-type="string">
            <text:p>1/47</text:p>
          </table:table-cell>
          <table:table-cell table:style-name="ce79" table:formula="of:=IFERROR(&quot;1/&quot; &amp; TEXT(1000/[$'Combined Results (Full-Sensor, ms)'.L22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3]" office:value-type="string" office:string-value="Sony A1" calcext:value-type="string">
            <text:p>Sony A1</text:p>
          </table:table-cell>
          <table:table-cell table:style-name="ce74" table:formula="of:=IFERROR(&quot;1/&quot; &amp; TEXT(1000/[$'Combined Results (Full-Sensor, ms)'.B23]; &quot;0&quot;);&quot;&quot;)" office:value-type="string" office:string-value="1/256" calcext:value-type="string">
            <text:p>1/256</text:p>
          </table:table-cell>
          <table:table-cell table:style-name="ce74" table:formula="of:=IFERROR(&quot;1/&quot; &amp; TEXT(1000/[$'Combined Results (Full-Sensor, ms)'.C23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D23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E23]; &quot;0&quot;);&quot;&quot;)" office:value-type="string" office:string-value="1/164" calcext:value-type="string">
            <text:p>1/164</text:p>
          </table:table-cell>
          <table:table-cell table:style-name="ce74" table:formula="of:=IFERROR(&quot;1/&quot; &amp; TEXT(1000/[$'Combined Results (Full-Sensor, ms)'.F23]; &quot;0&quot;);&quot;&quot;)" office:value-type="string" office:string-value="1/124" calcext:value-type="string">
            <text:p>1/124</text:p>
          </table:table-cell>
          <table:table-cell table:style-name="ce74" table:formula="of:=IFERROR(&quot;1/&quot; &amp; TEXT(1000/[$'Combined Results (Full-Sensor, ms)'.G23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H23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I23]; &quot;0&quot;);&quot;&quot;)" office:value-type="string" office:string-value="1/187" calcext:value-type="string">
            <text:p>1/187</text:p>
          </table:table-cell>
          <table:table-cell table:style-name="ce74" table:formula="of:=IFERROR(&quot;1/&quot; &amp; TEXT(1000/[$'Combined Results (Full-Sensor, ms)'.J23]; &quot;0&quot;);&quot;&quot;)" office:value-type="string" office:string-value="1/188" calcext:value-type="string">
            <text:p>1/188</text:p>
          </table:table-cell>
          <table:table-cell table:style-name="ce74" table:formula="of:=IFERROR(&quot;1/&quot; &amp; TEXT(1000/[$'Combined Results (Full-Sensor, ms)'.K23]; &quot;0&quot;);&quot;&quot;)" office:value-type="string" office:string-value="1/186" calcext:value-type="string">
            <text:p>1/186</text:p>
          </table:table-cell>
          <table:table-cell table:style-name="ce81" table:formula="of:=IFERROR(&quot;1/&quot; &amp; TEXT(1000/[$'Combined Results (Full-Sensor, ms)'.L23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4]" office:value-type="string" office:string-value="Sony A7C" calcext:value-type="string">
            <text:p>Sony A7C</text:p>
          </table:table-cell>
          <table:table-cell table:style-name="ce73" table:formula="of:=IFERROR(&quot;1/&quot; &amp; TEXT(1000/[$'Combined Results (Full-Sensor, ms)'.B24]; &quot;0&quot;);&quot;&quot;)" office:value-type="string" office:string-value="1/16" calcext:value-type="string">
            <text:p>1/16</text:p>
          </table:table-cell>
          <table:table-cell table:style-name="ce73" table:formula="of:=IFERROR(&quot;1/&quot; &amp; TEXT(1000/[$'Combined Results (Full-Sensor, ms)'.C24]; &quot;0&quot;);&quot;&quot;)">
            <text:p/>
          </table:table-cell>
          <table:table-cell table:style-name="ce73" table:formula="of:=IFERROR(&quot;1/&quot; &amp; TEXT(1000/[$'Combined Results (Full-Sensor, ms)'.D24]; &quot;0&quot;);&quot;&quot;)">
            <text:p/>
          </table:table-cell>
          <table:table-cell table:style-name="ce73" table:formula="of:=IFERROR(&quot;1/&quot; &amp; TEXT(1000/[$'Combined Results (Full-Sensor, ms)'.E24]; &quot;0&quot;);&quot;&quot;)">
            <text:p/>
          </table:table-cell>
          <table:table-cell table:style-name="ce73" table:formula="of:=IFERROR(&quot;1/&quot; &amp; TEXT(1000/[$'Combined Results (Full-Sensor, ms)'.F24]; &quot;0&quot;);&quot;&quot;)">
            <text:p/>
          </table:table-cell>
          <table:table-cell table:style-name="ce73" table:formula="of:=IFERROR(&quot;1/&quot; &amp; TEXT(1000/[$'Combined Results (Full-Sensor, ms)'.G24]; &quot;0&quot;);&quot;&quot;)" office:value-type="string" office:string-value="1/59" calcext:value-type="string">
            <text:p>1/59</text:p>
          </table:table-cell>
          <table:table-cell table:style-name="ce73" table:formula="of:=IFERROR(&quot;1/&quot; &amp; TEXT(1000/[$'Combined Results (Full-Sensor, ms)'.H24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I24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J24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K24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24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5]" office:value-type="string" office:string-value="Sony A7M3" calcext:value-type="string">
            <text:p>Sony A7M3</text:p>
          </table:table-cell>
          <table:table-cell table:style-name="ce74" table:formula="of:=IFERROR(&quot;1/&quot; &amp; TEXT(1000/[$'Combined Results (Full-Sensor, ms)'.B25]; &quot;0&quot;);&quot;&quot;)" office:value-type="string" office:string-value="1/16" calcext:value-type="string">
            <text:p>1/16</text:p>
          </table:table-cell>
          <table:table-cell table:style-name="ce74" table:formula="of:=IFERROR(&quot;1/&quot; &amp; TEXT(1000/[$'Combined Results (Full-Sensor, ms)'.C25]; &quot;0&quot;);&quot;&quot;)">
            <text:p/>
          </table:table-cell>
          <table:table-cell table:style-name="ce74" table:formula="of:=IFERROR(&quot;1/&quot; &amp; TEXT(1000/[$'Combined Results (Full-Sensor, ms)'.D25]; &quot;0&quot;);&quot;&quot;)">
            <text:p/>
          </table:table-cell>
          <table:table-cell table:style-name="ce74" table:formula="of:=IFERROR(&quot;1/&quot; &amp; TEXT(1000/[$'Combined Results (Full-Sensor, ms)'.E25]; &quot;0&quot;);&quot;&quot;)">
            <text:p/>
          </table:table-cell>
          <table:table-cell table:style-name="ce74" table:formula="of:=IFERROR(&quot;1/&quot; &amp; TEXT(1000/[$'Combined Results (Full-Sensor, ms)'.F25]; &quot;0&quot;);&quot;&quot;)">
            <text:p/>
          </table:table-cell>
          <table:table-cell table:style-name="ce74" table:formula="of:=IFERROR(&quot;1/&quot; &amp; TEXT(1000/[$'Combined Results (Full-Sensor, ms)'.G25]; &quot;0&quot;);&quot;&quot;)" office:value-type="string" office:string-value="1/58" calcext:value-type="string">
            <text:p>1/58</text:p>
          </table:table-cell>
          <table:table-cell table:style-name="ce74" table:formula="of:=IFERROR(&quot;1/&quot; &amp; TEXT(1000/[$'Combined Results (Full-Sensor, ms)'.H25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I25]; &quot;0&quot;);&quot;&quot;)" office:value-type="string" office:string-value="1/140" calcext:value-type="string">
            <text:p>1/140</text:p>
          </table:table-cell>
          <table:table-cell table:style-name="ce74" table:formula="of:=IFERROR(&quot;1/&quot; &amp; TEXT(1000/[$'Combined Results (Full-Sensor, ms)'.J25]; &quot;0&quot;);&quot;&quot;)" office:value-type="string" office:string-value="1/141" calcext:value-type="string">
            <text:p>1/141</text:p>
          </table:table-cell>
          <table:table-cell table:style-name="ce74" table:formula="of:=IFERROR(&quot;1/&quot; &amp; TEXT(1000/[$'Combined Results (Full-Sensor, ms)'.K25]; &quot;0&quot;);&quot;&quot;)" office:value-type="string" office:string-value="1/141" calcext:value-type="string">
            <text:p>1/141</text:p>
          </table:table-cell>
          <table:table-cell table:style-name="ce81" table:formula="of:=IFERROR(&quot;1/&quot; &amp; TEXT(1000/[$'Combined Results (Full-Sensor, ms)'.L25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6]" office:value-type="string" office:string-value="Sony A7rIV" calcext:value-type="string">
            <text:p>Sony A7rIV</text:p>
          </table:table-cell>
          <table:table-cell table:style-name="ce73" table:formula="of:=IFERROR(&quot;1/&quot; &amp; TEXT(1000/[$'Combined Results (Full-Sensor, ms)'.B26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26]; &quot;0&quot;);&quot;&quot;)">
            <text:p/>
          </table:table-cell>
          <table:table-cell table:style-name="ce73" table:formula="of:=IFERROR(&quot;1/&quot; &amp; TEXT(1000/[$'Combined Results (Full-Sensor, ms)'.D26]; &quot;0&quot;);&quot;&quot;)">
            <text:p/>
          </table:table-cell>
          <table:table-cell table:style-name="ce73" table:formula="of:=IFERROR(&quot;1/&quot; &amp; TEXT(1000/[$'Combined Results (Full-Sensor, ms)'.E26]; &quot;0&quot;);&quot;&quot;)">
            <text:p/>
          </table:table-cell>
          <table:table-cell table:style-name="ce73" table:formula="of:=IFERROR(&quot;1/&quot; &amp; TEXT(1000/[$'Combined Results (Full-Sensor, ms)'.F26]; &quot;0&quot;);&quot;&quot;)">
            <text:p/>
          </table:table-cell>
          <table:table-cell table:style-name="ce73" table:formula="of:=IFERROR(&quot;1/&quot; &amp; TEXT(1000/[$'Combined Results (Full-Sensor, ms)'.G26]; &quot;0&quot;);&quot;&quot;)" office:value-type="string" office:string-value="1/40" calcext:value-type="string">
            <text:p>1/40</text:p>
          </table:table-cell>
          <table:table-cell table:style-name="ce73" table:formula="of:=IFERROR(&quot;1/&quot; &amp; TEXT(1000/[$'Combined Results (Full-Sensor, ms)'.H26]; &quot;0&quot;);&quot;&quot;)" office:value-type="string" office:string-value="1/31" calcext:value-type="string">
            <text:p>1/31</text:p>
          </table:table-cell>
          <table:table-cell table:style-name="ce73" table:formula="of:=IFERROR(&quot;1/&quot; &amp; TEXT(1000/[$'Combined Results (Full-Sensor, ms)'.I26]; &quot;0&quot;);&quot;&quot;)" office:value-type="string" office:string-value="1/137" calcext:value-type="string">
            <text:p>1/137</text:p>
          </table:table-cell>
          <table:table-cell table:style-name="ce73" table:formula="of:=IFERROR(&quot;1/&quot; &amp; TEXT(1000/[$'Combined Results (Full-Sensor, ms)'.J26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26]; &quot;0&quot;);&quot;&quot;)" office:value-type="string" office:string-value="1/77" calcext:value-type="string">
            <text:p>1/77</text:p>
          </table:table-cell>
          <table:table-cell table:style-name="ce79" table:formula="of:=IFERROR(&quot;1/&quot; &amp; TEXT(1000/[$'Combined Results (Full-Sensor, ms)'.L26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7]" office:value-type="string" office:string-value="Sony A7rV" calcext:value-type="string">
            <text:p>Sony A7rV</text:p>
          </table:table-cell>
          <table:table-cell table:style-name="ce74" table:formula="of:=IFERROR(&quot;1/&quot; &amp; TEXT(1000/[$'Combined Results (Full-Sensor, ms)'.B27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27]; &quot;0&quot;);&quot;&quot;)">
            <text:p/>
          </table:table-cell>
          <table:table-cell table:style-name="ce74" table:formula="of:=IFERROR(&quot;1/&quot; &amp; TEXT(1000/[$'Combined Results (Full-Sensor, ms)'.D27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E27]; &quot;0&quot;);&quot;&quot;)">
            <text:p/>
          </table:table-cell>
          <table:table-cell table:style-name="ce74" table:formula="of:=IFERROR(&quot;1/&quot; &amp; TEXT(1000/[$'Combined Results (Full-Sensor, ms)'.F27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G27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H27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I27]; &quot;0&quot;);&quot;&quot;)" office:value-type="string" office:string-value="1/137" calcext:value-type="string">
            <text:p>1/137</text:p>
          </table:table-cell>
          <table:table-cell table:style-name="ce74" table:formula="of:=IFERROR(&quot;1/&quot; &amp; TEXT(1000/[$'Combined Results (Full-Sensor, ms)'.J27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K27]; &quot;0&quot;);&quot;&quot;)" office:value-type="string" office:string-value="1/77" calcext:value-type="string">
            <text:p>1/77</text:p>
          </table:table-cell>
          <table:table-cell table:style-name="ce81" table:formula="of:=IFERROR(&quot;1/&quot; &amp; TEXT(1000/[$'Combined Results (Full-Sensor, ms)'.L27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8]" office:value-type="string" office:string-value="Sony A9" calcext:value-type="string">
            <text:p>Sony A9</text:p>
          </table:table-cell>
          <table:table-cell table:style-name="ce73" table:formula="of:=IFERROR(&quot;1/&quot; &amp; TEXT(1000/[$'Combined Results (Full-Sensor, ms)'.B28]; &quot;0&quot;);&quot;&quot;)" office:value-type="string" office:string-value="1/152" calcext:value-type="string">
            <text:p>1/152</text:p>
          </table:table-cell>
          <table:table-cell table:style-name="ce73" table:formula="of:=IFERROR(&quot;1/&quot; &amp; TEXT(1000/[$'Combined Results (Full-Sensor, ms)'.C28]; &quot;0&quot;);&quot;&quot;)">
            <text:p/>
          </table:table-cell>
          <table:table-cell table:style-name="ce73" table:formula="of:=IFERROR(&quot;1/&quot; &amp; TEXT(1000/[$'Combined Results (Full-Sensor, ms)'.D28]; &quot;0&quot;);&quot;&quot;)">
            <text:p/>
          </table:table-cell>
          <table:table-cell table:style-name="ce73" table:formula="of:=IFERROR(&quot;1/&quot; &amp; TEXT(1000/[$'Combined Results (Full-Sensor, ms)'.E28]; &quot;0&quot;);&quot;&quot;)">
            <text:p/>
          </table:table-cell>
          <table:table-cell table:style-name="ce73" table:formula="of:=IFERROR(&quot;1/&quot; &amp; TEXT(1000/[$'Combined Results (Full-Sensor, ms)'.F28]; &quot;0&quot;);&quot;&quot;)">
            <text:p/>
          </table:table-cell>
          <table:table-cell table:style-name="ce73" table:formula="of:=IFERROR(&quot;1/&quot; &amp; TEXT(1000/[$'Combined Results (Full-Sensor, ms)'.G28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H28]; &quot;0&quot;);&quot;&quot;)" office:value-type="string" office:string-value="1/44" calcext:value-type="string">
            <text:p>1/44</text:p>
          </table:table-cell>
          <table:table-cell table:style-name="ce73" table:formula="of:=IFERROR(&quot;1/&quot; &amp; TEXT(1000/[$'Combined Results (Full-Sensor, ms)'.I28]; &quot;0&quot;);&quot;&quot;)" office:value-type="string" office:string-value="1/156" calcext:value-type="string">
            <text:p>1/156</text:p>
          </table:table-cell>
          <table:table-cell table:style-name="ce73" table:formula="of:=IFERROR(&quot;1/&quot; &amp; TEXT(1000/[$'Combined Results (Full-Sensor, ms)'.J28]; &quot;0&quot;);&quot;&quot;)" office:value-type="string" office:string-value="1/156" calcext:value-type="string">
            <text:p>1/156</text:p>
          </table:table-cell>
          <table:table-cell table:style-name="ce73" table:formula="of:=IFERROR(&quot;1/&quot; &amp; TEXT(1000/[$'Combined Results (Full-Sensor, ms)'.K28]; &quot;0&quot;);&quot;&quot;)" office:value-type="string" office:string-value="1/156" calcext:value-type="string">
            <text:p>1/156</text:p>
          </table:table-cell>
          <table:table-cell table:style-name="ce79" table:formula="of:=IFERROR(&quot;1/&quot; &amp; TEXT(1000/[$'Combined Results (Full-Sensor, ms)'.L28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9]" office:value-type="string" office:string-value="Sony ZV1" calcext:value-type="string">
            <text:p>Sony ZV1</text:p>
          </table:table-cell>
          <table:table-cell table:style-name="ce74" table:formula="of:=IFERROR(&quot;1/&quot; &amp; TEXT(1000/[$'Combined Results (Full-Sensor, ms)'.B29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C29]; &quot;0&quot;);&quot;&quot;)">
            <text:p/>
          </table:table-cell>
          <table:table-cell table:style-name="ce74" table:formula="of:=IFERROR(&quot;1/&quot; &amp; TEXT(1000/[$'Combined Results (Full-Sensor, ms)'.D29]; &quot;0&quot;);&quot;&quot;)">
            <text:p/>
          </table:table-cell>
          <table:table-cell table:style-name="ce74" table:formula="of:=IFERROR(&quot;1/&quot; &amp; TEXT(1000/[$'Combined Results (Full-Sensor, ms)'.E29]; &quot;0&quot;);&quot;&quot;)">
            <text:p/>
          </table:table-cell>
          <table:table-cell table:style-name="ce74" table:formula="of:=IFERROR(&quot;1/&quot; &amp; TEXT(1000/[$'Combined Results (Full-Sensor, ms)'.F29]; &quot;0&quot;);&quot;&quot;)">
            <text:p/>
          </table:table-cell>
          <table:table-cell table:style-name="ce74" table:formula="of:=IFERROR(&quot;1/&quot; &amp; TEXT(1000/[$'Combined Results (Full-Sensor, ms)'.G29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H29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I29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J29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K29]; &quot;0&quot;);&quot;&quot;)" office:value-type="string" office:string-value="1/63" calcext:value-type="string">
            <text:p>1/63</text:p>
          </table:table-cell>
          <table:table-cell table:style-name="ce81" table:formula="of:=IFERROR(&quot;1/&quot; &amp; TEXT(1000/[$'Combined Results (Full-Sensor, ms)'.L29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3">
          <table:table-cell table:style-name="ce55" table:formula="of:=[$'Combined Results (Full-Sensor, ms)'.A30]" office:value-type="string" office:string-value="Sony ZVE1" calcext:value-type="string">
            <text:p>Sony ZVE1</text:p>
          </table:table-cell>
          <table:table-cell table:style-name="ce75" table:formula="of:=IFERROR(&quot;1/&quot; &amp; TEXT(1000/[$'Combined Results (Full-Sensor, ms)'.B30]; &quot;0&quot;);&quot;&quot;)" office:value-type="string" office:string-value="1/48" calcext:value-type="string">
            <text:p>1/48</text:p>
          </table:table-cell>
          <table:table-cell table:style-name="ce75" table:formula="of:=IFERROR(&quot;1/&quot; &amp; TEXT(1000/[$'Combined Results (Full-Sensor, ms)'.C30]; &quot;0&quot;);&quot;&quot;)">
            <text:p/>
          </table:table-cell>
          <table:table-cell table:style-name="ce75" table:formula="of:=IFERROR(&quot;1/&quot; &amp; TEXT(1000/[$'Combined Results (Full-Sensor, ms)'.D30]; &quot;0&quot;);&quot;&quot;)">
            <text:p/>
          </table:table-cell>
          <table:table-cell table:style-name="ce75" table:formula="of:=IFERROR(&quot;1/&quot; &amp; TEXT(1000/[$'Combined Results (Full-Sensor, ms)'.E30]; &quot;0&quot;);&quot;&quot;)">
            <text:p/>
          </table:table-cell>
          <table:table-cell table:style-name="ce75" table:formula="of:=IFERROR(&quot;1/&quot; &amp; TEXT(1000/[$'Combined Results (Full-Sensor, ms)'.F30]; &quot;0&quot;);&quot;&quot;)" office:value-type="string" office:string-value="1/109" calcext:value-type="string">
            <text:p>1/109</text:p>
          </table:table-cell>
          <table:table-cell table:style-name="ce75" table:formula="of:=IFERROR(&quot;1/&quot; &amp; TEXT(1000/[$'Combined Results (Full-Sensor, ms)'.G30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H30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I30]; &quot;0&quot;);&quot;&quot;)" office:value-type="string" office:string-value="1/134" calcext:value-type="string">
            <text:p>1/134</text:p>
          </table:table-cell>
          <table:table-cell table:style-name="ce75" table:formula="of:=IFERROR(&quot;1/&quot; &amp; TEXT(1000/[$'Combined Results (Full-Sensor, ms)'.J30]; &quot;0&quot;);&quot;&quot;)" office:value-type="string" office:string-value="1/118" calcext:value-type="string">
            <text:p>1/118</text:p>
          </table:table-cell>
          <table:table-cell table:style-name="ce75" table:formula="of:=IFERROR(&quot;1/&quot; &amp; TEXT(1000/[$'Combined Results (Full-Sensor, ms)'.K30]; &quot;0&quot;);&quot;&quot;)" office:value-type="string" office:string-value="1/118" calcext:value-type="string">
            <text:p>1/118</text:p>
          </table:table-cell>
          <table:table-cell table:style-name="ce82" table:formula="of:=IFERROR(&quot;1/&quot; &amp; TEXT(1000/[$'Combined Results (Full-Sensor, ms)'.L30]; &quot;0&quot;);&quot;&quot;)" office:value-type="string" office:string-value="1/109" calcext:value-type="string">
            <text:p>1/10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43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Full-Sensor, ms)" table:style-name="ta1">
        <table:table-column table:style-name="co1" table:default-cell-style-name="Default"/>
        <table:table-column table:style-name="co2" table:number-columns-repeated="11" table:default-cell-style-name="ce100"/>
        <table:table-column table:style-name="co3" table:number-columns-repeated="2" table:default-cell-style-name="Default"/>
        <table:table-row table:style-name="ro1">
          <table:table-cell table:style-name="ce85" office:value-type="string" calcext:value-type="string" table:number-columns-spanned="12" table:number-rows-spanned="1">
            <text:p>Combined Results (Full-Sensor, milliseconds)</text:p>
          </table:table-cell>
          <table:covered-table-cell table:number-columns-repeated="10" table:style-name="ce92"/>
          <table:covered-table-cell table:style-name="ce101"/>
          <table:table-cell table:number-columns-repeated="2"/>
        </table:table-row>
        <table:table-row table:style-name="ro3">
          <table:table-cell table:style-name="ce86"/>
          <table:table-cell table:style-name="ce93" table:number-columns-repeated="11"/>
          <table:table-cell table:number-columns-repeated="2"/>
        </table:table-row>
        <table:table-row table:style-name="ro3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anon M50 II'.A1]" office:value-type="string" office:string-value="Canon M50 II" calcext:value-type="string">
            <text:p>Canon M50 II</text:p>
          </table:table-cell>
          <table:table-cell table:style-name="ce97" table:formula="of:=[$'Canon M50 II'.F6]" office:value-type="float" office:value="78.3929446349829" calcext:value-type="float">
            <text:p>78.39 ms</text:p>
          </table:table-cell>
          <table:table-cell table:style-name="ce97" table:number-columns-repeated="5"/>
          <table:table-cell table:style-name="ce97" table:formula="of:=[$'Canon M50 II'.F7]" office:value-type="float" office:value="32.7935222672065" calcext:value-type="float">
            <text:p>32.79 ms</text:p>
          </table:table-cell>
          <table:table-cell table:style-name="ce97"/>
          <table:table-cell table:style-name="ce97" table:formula="of:=[$'Canon M50 II'.F8]" office:value-type="float" office:value="13.4328358208955" calcext:value-type="float">
            <text:p>13.43 ms</text:p>
          </table:table-cell>
          <table:table-cell table:style-name="ce97" table:formula="of:=[$'Canon M50 II'.F9]" office:value-type="float" office:value="13.374613003096" calcext:value-type="float">
            <text:p>13.37 ms</text:p>
          </table:table-cell>
          <table:table-cell table:style-name="ce103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54" office:value-type="string" calcext:value-type="string">
            <text:p>Canon R5</text:p>
          </table:table-cell>
          <table:table-cell table:style-name="ce98" table:formula="of:=[$'Canon R5'.F6]" office:value-type="float" office:value="16.392" calcext:value-type="float">
            <text:p>16.39 ms</text:p>
          </table:table-cell>
          <table:table-cell table:style-name="ce98" table:formula="of:=[$'Canon R5'.F12]" office:value-type="float" office:value="15.5900396968603" calcext:value-type="float">
            <text:p>15.59 ms</text:p>
          </table:table-cell>
          <table:table-cell table:style-name="ce98" table:formula="of:=[$'Canon R5'.F13]" office:value-type="float" office:value="15.4949784791966" calcext:value-type="float">
            <text:p>15.49 ms</text:p>
          </table:table-cell>
          <table:table-cell table:style-name="ce98" table:formula="of:=[$'Canon R5'.F16]" office:value-type="float" office:value="7.84029038112523" calcext:value-type="float">
            <text:p>7.84 ms</text:p>
          </table:table-cell>
          <table:table-cell table:style-name="ce98" table:formula="of:=[$'Canon R5'.F17]" office:value-type="float" office:value="9.72972972972973" calcext:value-type="float">
            <text:p>9.73 ms</text:p>
          </table:table-cell>
          <table:table-cell table:style-name="ce98" table:formula="of:=[$'Canon R5'.F14]" office:value-type="float" office:value="15.5116696588869" calcext:value-type="float">
            <text:p>15.51 ms</text:p>
          </table:table-cell>
          <table:table-cell table:style-name="ce98" table:formula="of:=[$'Canon R5'.F15]" office:value-type="float" office:value="15.530257639305" calcext:value-type="float">
            <text:p>15.53 ms</text:p>
          </table:table-cell>
          <table:table-cell table:style-name="ce98" table:formula="of:=[$'Canon R5'.F20]" office:value-type="float" office:value="7.78378378378378" calcext:value-type="float">
            <text:p>7.78 ms</text:p>
          </table:table-cell>
          <table:table-cell table:style-name="ce98" table:formula="of:=[$'Canon R5'.F21]" office:value-type="float" office:value="9.71514242878561" calcext:value-type="float">
            <text:p>9.72 ms</text:p>
          </table:table-cell>
          <table:table-cell table:style-name="ce98" table:formula="of:=[$'Canon R5'.F22]" office:value-type="float" office:value="9.70059880239521" calcext:value-type="float">
            <text:p>9.70 ms</text:p>
          </table:table-cell>
          <table:table-cell table:style-name="ce104" table:formula="of:=[$'Canon R5'.F23]" office:value-type="float" office:value="9.70059880239521" calcext:value-type="float">
            <text:p>9.70 ms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Canon R7</text:p>
          </table:table-cell>
          <table:table-cell table:style-name="ce97" table:formula="of:=[$'Canon R7'.F6]" office:value-type="float" office:value="29.696" calcext:value-type="float">
            <text:p>29.70 ms</text:p>
          </table:table-cell>
          <table:table-cell table:style-name="ce97" table:number-columns-repeated="3"/>
          <table:table-cell table:style-name="ce97" table:formula="of:=[$'Canon R7'.F14]" office:value-type="float" office:value="13.5168961201502" calcext:value-type="float">
            <text:p>13.52 ms</text:p>
          </table:table-cell>
          <table:table-cell table:style-name="ce97" table:formula="of:=[$'Canon R7'.F12]" office:value-type="float" office:value="26.9693530079455" calcext:value-type="float">
            <text:p>26.97 ms</text:p>
          </table:table-cell>
          <table:table-cell table:style-name="ce97" table:formula="of:=[$'Canon R7'.F13]" office:value-type="float" office:value="26.9540555870675" calcext:value-type="float">
            <text:p>26.95 ms</text:p>
          </table:table-cell>
          <table:table-cell table:style-name="ce97" table:formula="of:=[$'Canon R7'.F17]" office:value-type="float" office:value="7.12871287128713" calcext:value-type="float">
            <text:p>7.13 ms</text:p>
          </table:table-cell>
          <table:table-cell table:style-name="ce97" table:formula="of:=[$'Canon R7'.F18]" office:value-type="float" office:value="11.8844566712517" calcext:value-type="float">
            <text:p>11.88 ms</text:p>
          </table:table-cell>
          <table:table-cell table:style-name="ce97" table:formula="of:=[$'Canon R7'.F19]" office:value-type="float" office:value="12.0166898470097" calcext:value-type="float">
            <text:p>12.02 ms</text:p>
          </table:table-cell>
          <table:table-cell table:style-name="ce103" table:formula="of:=[$'Canon R7'.F20]" office:value-type="float" office:value="11.9469026548673" calcext:value-type="float">
            <text:p>11.95 ms</text:p>
          </table:table-cell>
          <table:table-cell table:number-columns-repeated="2"/>
        </table:table-row>
        <table:table-row table:style-name="ro3">
          <table:table-cell table:style-name="ce54" table:formula="of:=[$'Fuji 50S'.A1]" office:value-type="string" office:string-value="Fuji 50S" calcext:value-type="string">
            <text:p>Fuji 50S</text:p>
          </table:table-cell>
          <table:table-cell table:style-name="ce98" table:formula="of:=[$'Fuji 50S'.F6]" office:value-type="float" office:value="299.036220472441" calcext:value-type="float">
            <text:p>299.04 ms</text:p>
          </table:table-cell>
          <table:table-cell table:style-name="ce98" table:number-columns-repeated="8"/>
          <table:table-cell table:style-name="ce98" table:formula="of:=[$'Fuji 50S'.F7]" office:value-type="float" office:value="30.9307875894988" calcext:value-type="float">
            <text:p>30.93 ms</text:p>
          </table:table-cell>
          <table:table-cell table:style-name="ce104" table:formula="of:=[$'Fuji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53" table:formula="of:=[$'Fuji X100V'.A1]" office:value-type="string" office:string-value="Fuji X100V" calcext:value-type="string">
            <text:p>Fuji X100V</text:p>
          </table:table-cell>
          <table:table-cell table:style-name="ce97" table:formula="of:=[$'Fuji X100V'.F6]" office:value-type="float" office:value="24.0984793627806" calcext:value-type="float">
            <text:p>24.10 ms</text:p>
          </table:table-cell>
          <table:table-cell table:style-name="ce97" table:number-columns-repeated="4"/>
          <table:table-cell table:style-name="ce97" table:formula="of:=[$'Fuji X100V'.F12]" office:value-type="float" office:value="20.3533568904594" calcext:value-type="float">
            <text:p>20.35 ms</text:p>
          </table:table-cell>
          <table:table-cell table:style-name="ce97" table:formula="of:=[$'Fuji X100V'.F13]" office:value-type="float" office:value="20.3533568904594" calcext:value-type="float">
            <text:p>20.35 ms</text:p>
          </table:table-cell>
          <table:table-cell table:style-name="ce97"/>
          <table:table-cell table:style-name="ce97" table:formula="of:=[$'Fuji X100V'.F14]" office:value-type="float" office:value="12.7433628318584" calcext:value-type="float">
            <text:p>12.74 ms</text:p>
          </table:table-cell>
          <table:table-cell table:style-name="ce97" table:formula="of:=[$'Fuji X100V'.F15]" office:value-type="float" office:value="12.7433628318584" calcext:value-type="float">
            <text:p>12.74 ms</text:p>
          </table:table-cell>
          <table:table-cell table:style-name="ce103" table:formula="of:=[$'Fuji X100V'.F16]" office:value-type="float" office:value="12.7433628318584" calcext:value-type="float">
            <text:p>12.74 ms</text:p>
          </table:table-cell>
          <table:table-cell table:number-columns-repeated="2"/>
        </table:table-row>
        <table:table-row table:style-name="ro3">
          <table:table-cell table:style-name="ce54" table:formula="of:=[$'Fuji X100VI'.A1]" office:value-type="string" office:string-value="Fuji X100VI" calcext:value-type="string">
            <text:p>Fuji X100VI</text:p>
          </table:table-cell>
          <table:table-cell table:style-name="ce98" table:formula="of:=[$'Fuji X100VI'.F6]" office:value-type="float" office:value="36.3956043956044" calcext:value-type="float">
            <text:p>36.40 ms</text:p>
          </table:table-cell>
          <table:table-cell table:style-name="ce98" table:number-columns-repeated="3"/>
          <table:table-cell table:style-name="ce98" table:formula="of:=[$'Fuji X100VI'.F18]" office:value-type="float" office:value="13.3953488372093" calcext:value-type="float">
            <text:p>13.40 ms</text:p>
          </table:table-cell>
          <table:table-cell table:style-name="ce98" table:formula="of:=[$'Fuji X100VI'.F16]" office:value-type="float" office:value="24.8275862068966" calcext:value-type="float">
            <text:p>24.83 ms</text:p>
          </table:table-cell>
          <table:table-cell table:style-name="ce98" table:formula="of:=[$'Fuji X100VI'.F17]" office:value-type="float" office:value="24.8133256748995" calcext:value-type="float">
            <text:p>24.81 ms</text:p>
          </table:table-cell>
          <table:table-cell table:style-name="ce98"/>
          <table:table-cell table:style-name="ce98" table:formula="of:=[$'Fuji X100VI'.F21]" office:value-type="float" office:value="13.3953488372093" calcext:value-type="float">
            <text:p>13.40 ms</text:p>
          </table:table-cell>
          <table:table-cell table:style-name="ce98" table:formula="of:=[$'Fuji X100VI'.F22]" office:value-type="float" office:value="15.3409090909091" calcext:value-type="float">
            <text:p>15.34 ms</text:p>
          </table:table-cell>
          <table:table-cell table:style-name="ce104" table:formula="of:=[$'Fuji X100VI'.F23]" office:value-type="float" office:value="15.2974504249292" calcext:value-type="float">
            <text:p>15.30 ms</text:p>
          </table:table-cell>
          <table:table-cell table:number-columns-repeated="2"/>
        </table:table-row>
        <table:table-row table:style-name="ro3">
          <table:table-cell table:style-name="ce53" table:formula="of:=[$'Fuji XH2S'.A1]" office:value-type="string" office:string-value="Fuji XH2S" calcext:value-type="string">
            <text:p>Fuji XH2S</text:p>
          </table:table-cell>
          <table:table-cell table:style-name="ce97" table:formula="of:=[$'Fuji XH2S'.F6]" office:value-type="float" office:value="6.19508562918838" calcext:value-type="float">
            <text:p>6.20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4" table:formula="of:=[$'Leica M11'.A1]" office:value-type="string" office:string-value="Leica M11" calcext:value-type="string">
            <text:p>Leica M11</text:p>
          </table:table-cell>
          <table:table-cell table:style-name="ce98" table:formula="of:=[$'Leica M11'.F6]" office:value-type="float" office:value="102.043415340087" calcext:value-type="float">
            <text:p>102.04 ms</text:p>
          </table:table-cell>
          <table:table-cell table:style-name="ce98" table:number-columns-repeated="9"/>
          <table:table-cell table:style-name="ce104"/>
          <table:table-cell table:number-columns-repeated="2"/>
        </table:table-row>
        <table:table-row table:style-name="ro3">
          <table:table-cell table:style-name="ce53" table:formula="of:=[$'Leica Q2'.A1]" office:value-type="string" office:string-value="Leica Q2" calcext:value-type="string">
            <text:p>Leica Q2</text:p>
          </table:table-cell>
          <table:table-cell table:style-name="ce97" table:formula="of:=[$'Leica Q2'.F6]" office:value-type="float" office:value="38.7105719237435" calcext:value-type="float">
            <text:p>38.71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4" table:formula="of:=[$'Leica SL2'.A1]" office:value-type="string" office:string-value="Leica SL2" calcext:value-type="string">
            <text:p>Leica SL2</text:p>
          </table:table-cell>
          <table:table-cell table:style-name="ce98" table:formula="of:=[$'Leica SL2'.F6]" office:value-type="float" office:value="38.8066517746339" calcext:value-type="float">
            <text:p>38.81 ms</text:p>
          </table:table-cell>
          <table:table-cell table:style-name="ce98" table:number-columns-repeated="3"/>
          <table:table-cell table:style-name="ce98" table:formula="of:=[$'Leica SL2'.F15]" office:value-type="float" office:value="15.9057437407953" calcext:value-type="float">
            <text:p>15.91 ms</text:p>
          </table:table-cell>
          <table:table-cell table:style-name="ce98" table:formula="of:=[$'Leica SL2'.F16]" office:value-type="float" office:value="15.9057437407953" calcext:value-type="float">
            <text:p>15.91 ms</text:p>
          </table:table-cell>
          <table:table-cell table:style-name="ce98" table:formula="of:=[$'Leica SL2'.F17]" office:value-type="float" office:value="15.9763313609467" calcext:value-type="float">
            <text:p>15.98 ms</text:p>
          </table:table-cell>
          <table:table-cell table:style-name="ce98"/>
          <table:table-cell table:style-name="ce98" table:formula="of:=[$'Leica SL2'.F18]" office:value-type="float" office:value="14.094616639478" calcext:value-type="float">
            <text:p>14.09 ms</text:p>
          </table:table-cell>
          <table:table-cell table:style-name="ce98" table:formula="of:=[$'Leica SL2'.F19]" office:value-type="float" office:value="14.1361256544503" calcext:value-type="float">
            <text:p>14.14 ms</text:p>
          </table:table-cell>
          <table:table-cell table:style-name="ce104" table:formula="of:=[$'Leica SL2'.F20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3">
          <table:table-cell table:style-name="ce53" table:formula="of:=[$'Nikon Z6'.A1]" office:value-type="string" office:string-value="Nikon Z6" calcext:value-type="string">
            <text:p>Nikon Z6</text:p>
          </table:table-cell>
          <table:table-cell table:style-name="ce97" table:formula="of:=[$'Nikon Z6'.F6]" office:value-type="float" office:value="50.5078232226187" calcext:value-type="float">
            <text:p>50.51 ms</text:p>
          </table:table-cell>
          <table:table-cell table:style-name="ce97" table:number-columns-repeated="4"/>
          <table:table-cell table:style-name="ce97" table:formula="of:=[$'Nikon Z6'.F8]" office:value-type="float" office:value="22.1538461538462" calcext:value-type="float">
            <text:p>22.15 ms</text:p>
          </table:table-cell>
          <table:table-cell table:style-name="ce97" table:formula="of:=[$'Nikon Z6'.F9]" office:value-type="float" office:value="22.1538461538462" calcext:value-type="float">
            <text:p>22.15 ms</text:p>
          </table:table-cell>
          <table:table-cell table:style-name="ce97" table:formula="of:=[$'Nikon Z6'.F10]" office:value-type="float" office:value="5.14898688915376" calcext:value-type="float">
            <text:p>5.15 ms</text:p>
          </table:table-cell>
          <table:table-cell table:style-name="ce97" table:formula="of:=[$'Nikon Z6'.F11]" office:value-type="float" office:value="7.33031674208145" calcext:value-type="float">
            <text:p>7.33 ms</text:p>
          </table:table-cell>
          <table:table-cell table:style-name="ce97" table:formula="of:=[$'Nikon Z6'.F12]" office:value-type="float" office:value="7.33446519524618" calcext:value-type="float">
            <text:p>7.33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4" table:formula="of:=[$'Nikon Z7'.A1]" office:value-type="string" office:string-value="Nikon Z7" calcext:value-type="string">
            <text:p>Nikon Z7</text:p>
          </table:table-cell>
          <table:table-cell table:style-name="ce98" table:formula="of:=[$'Nikon Z7'.F6]" office:value-type="float" office:value="65.6671306422748" calcext:value-type="float">
            <text:p>65.67 ms</text:p>
          </table:table-cell>
          <table:table-cell table:style-name="ce98" table:number-columns-repeated="4"/>
          <table:table-cell table:style-name="ce98" table:formula="of:=[$'Nikon Z7'.F8]" office:value-type="float" office:value="30.0596421471173" calcext:value-type="float">
            <text:p>30.06 ms</text:p>
          </table:table-cell>
          <table:table-cell table:style-name="ce98" table:formula="of:=[$'Nikon Z7'.F9]" office:value-type="float" office:value="30.1195219123506" calcext:value-type="float">
            <text:p>30.12 ms</text:p>
          </table:table-cell>
          <table:table-cell table:style-name="ce98" table:formula="of:=[$'Nikon Z7'.F10]" office:value-type="float" office:value="6.94533762057878" calcext:value-type="float">
            <text:p>6.95 ms</text:p>
          </table:table-cell>
          <table:table-cell table:style-name="ce98" table:formula="of:=[$'Nikon Z7'.F11]" office:value-type="float" office:value="10.6930693069307" calcext:value-type="float">
            <text:p>10.69 ms</text:p>
          </table:table-cell>
          <table:table-cell table:style-name="ce98" table:formula="of:=[$'Nikon Z7'.F12]" office:value-type="float" office:value="10.6273062730627" calcext:value-type="float">
            <text:p>10.63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3" table:formula="of:=[$'Nikon Z9'.A1]" office:value-type="string" office:string-value="Nikon Z9" calcext:value-type="string">
            <text:p>Nikon Z9</text:p>
          </table:table-cell>
          <table:table-cell table:style-name="ce97" table:formula="of:=[$'Nikon Z9'.F6]" office:value-type="float" office:value="3.72647257955315" calcext:value-type="float">
            <text:p>3.73 ms</text:p>
          </table:table-cell>
          <table:table-cell table:style-name="ce97" table:formula="of:=[$'Nikon Z9'.F7]" office:value-type="float" office:value="14.4200278164117" calcext:value-type="float">
            <text:p>14.42 ms</text:p>
          </table:table-cell>
          <table:table-cell table:style-name="ce97" table:formula="of:=[$'Nikon Z9'.F8]" office:value-type="float" office:value="14.4401114206128" calcext:value-type="float">
            <text:p>14.44 ms</text:p>
          </table:table-cell>
          <table:table-cell table:style-name="ce97" table:formula="of:=[$'Nikon Z9'.F9]" office:value-type="float" office:value="4.87034949267193" calcext:value-type="float">
            <text:p>4.87 ms</text:p>
          </table:table-cell>
          <table:table-cell table:style-name="ce97" table:formula="of:=[$'Nikon Z9'.F11]" office:value-type="float" office:value="14.4550669216061" calcext:value-type="float">
            <text:p>14.46 ms</text:p>
          </table:table-cell>
          <table:table-cell table:style-name="ce97" table:formula="of:=[$'Nikon Z9'.F12]" office:value-type="float" office:value="14.510556621881" calcext:value-type="float">
            <text:p>14.51 ms</text:p>
          </table:table-cell>
          <table:table-cell table:style-name="ce97" table:formula="of:=[$'Nikon Z9'.F13]" office:value-type="float" office:value="14.4550669216061" calcext:value-type="float">
            <text:p>14.46 ms</text:p>
          </table:table-cell>
          <table:table-cell table:style-name="ce97" table:formula="of:=[$'Nikon Z9'.F14]" office:value-type="float" office:value="4.81069042316258" calcext:value-type="float">
            <text:p>4.81 ms</text:p>
          </table:table-cell>
          <table:table-cell table:style-name="ce97" table:formula="of:=[$'Nikon Z9'.F15]" office:value-type="float" office:value="4.84848484848485" calcext:value-type="float">
            <text:p>4.85 ms</text:p>
          </table:table-cell>
          <table:table-cell table:style-name="ce97" table:formula="of:=[$'Nikon Z9'.F16]" office:value-type="float" office:value="4.85939257592801" calcext:value-type="float">
            <text:p>4.86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4" table:formula="of:=[$'Nikon Zf'.A1]" office:value-type="string" office:string-value="Nikon Zf" calcext:value-type="string">
            <text:p>Nikon Zf</text:p>
          </table:table-cell>
          <table:table-cell table:style-name="ce98" table:formula="of:=[$'Nikon Zf'.F6]" office:value-type="float" office:value="50.5078232226187" calcext:value-type="float">
            <text:p>50.51 ms</text:p>
          </table:table-cell>
          <table:table-cell table:style-name="ce98" table:number-columns-repeated="3"/>
          <table:table-cell table:style-name="ce98" table:formula="of:=[$'Nikon Zf'.F9]" office:value-type="float" office:value="14.578177727784" calcext:value-type="float">
            <text:p>14.58 ms</text:p>
          </table:table-cell>
          <table:table-cell table:style-name="ce98" table:formula="of:=[$'Nikon Zf'.F10]" office:value-type="float" office:value="22.1311475409836" calcext:value-type="float">
            <text:p>22.13 ms</text:p>
          </table:table-cell>
          <table:table-cell table:style-name="ce98" table:formula="of:=[$'Nikon Zf'.F11]" office:value-type="float" office:value="22.17659137577" calcext:value-type="float">
            <text:p>22.18 ms</text:p>
          </table:table-cell>
          <table:table-cell table:style-name="ce98" table:formula="of:=[$'Nikon Zf'.F13]" office:value-type="float" office:value="5.19230769230769" calcext:value-type="float">
            <text:p>5.19 ms</text:p>
          </table:table-cell>
          <table:table-cell table:style-name="ce98" table:formula="of:=[$'Nikon Zf'.F14]" office:value-type="float" office:value="7.37201365187713" calcext:value-type="float">
            <text:p>7.37 ms</text:p>
          </table:table-cell>
          <table:table-cell table:style-name="ce98" table:formula="of:=[$'Nikon Zf'.F15]" office:value-type="float" office:value="7.38882554161916" calcext:value-type="float">
            <text:p>7.39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3" table:formula="of:=[$'Olympus E-M5 III'.A1]" office:value-type="string" office:string-value="Olympus E-M5 III" calcext:value-type="string">
            <text:p>Olympus E-M5 III</text:p>
          </table:table-cell>
          <table:table-cell table:style-name="ce97" table:formula="of:=[$'Olympus E-M5 III'.F6]" office:value-type="float" office:value="16.1551246537396" calcext:value-type="float">
            <text:p>16.16 ms</text:p>
          </table:table-cell>
          <table:table-cell table:style-name="ce97" table:number-columns-repeated="4"/>
          <table:table-cell table:style-name="ce97" table:formula="of:=[$'Olympus E-M5 III'.F8]" office:value-type="float" office:value="12.0940649496081" calcext:value-type="float">
            <text:p>12.09 ms</text:p>
          </table:table-cell>
          <table:table-cell table:style-name="ce97" table:formula="of:=[$'Olympus E-M5 III'.F9]" office:value-type="float" office:value="12.1178120617111" calcext:value-type="float">
            <text:p>12.12 ms</text:p>
          </table:table-cell>
          <table:table-cell table:style-name="ce97" table:formula="of:=[$'Olympus E-M5 III'.F11]" office:value-type="float" office:value="7.69596199524941" calcext:value-type="float">
            <text:p>7.70 ms</text:p>
          </table:table-cell>
          <table:table-cell table:style-name="ce97" table:formula="of:=[$'Olympus E-M5 III'.F12]" office:value-type="float" office:value="11.0344827586207" calcext:value-type="float">
            <text:p>11.03 ms</text:p>
          </table:table-cell>
          <table:table-cell table:style-name="ce97" table:formula="of:=[$'Olympus E-M5 III'.F13]" office:value-type="float" office:value="10.9783989834816" calcext:value-type="float">
            <text:p>10.98 ms</text:p>
          </table:table-cell>
          <table:table-cell table:style-name="ce103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54" table:formula="of:=[$'OMS OM-1'.A1]" office:value-type="string" office:string-value="OMS OM-1" calcext:value-type="string">
            <text:p>OMS OM-1</text:p>
          </table:table-cell>
          <table:table-cell table:style-name="ce98" table:formula="of:=[$'OMS OM-1'.F6]" office:value-type="float" office:value="7.9781121751026" calcext:value-type="float">
            <text:p>7.98 ms</text:p>
          </table:table-cell>
          <table:table-cell table:style-name="ce98" table:number-columns-repeated="3"/>
          <table:table-cell table:style-name="ce98" table:formula="of:=[$'OMS OM-1'.F8]" office:value-type="float" office:value="6.99029126213592" calcext:value-type="float">
            <text:p>6.99 ms</text:p>
          </table:table-cell>
          <table:table-cell table:style-name="ce98" table:formula="of:=[$'OMS OM-1'.F9]" office:value-type="float" office:value="6.99029126213592" calcext:value-type="float">
            <text:p>6.99 ms</text:p>
          </table:table-cell>
          <table:table-cell table:style-name="ce98" table:formula="of:=[$'OMS OM-1'.F10]" office:value-type="float" office:value="6.99784017278618" calcext:value-type="float">
            <text:p>7.00 ms</text:p>
          </table:table-cell>
          <table:table-cell table:style-name="ce98" table:formula="of:=[$'OMS OM-1'.F21]" office:value-type="float" office:value="4.64017185821697" calcext:value-type="float">
            <text:p>4.64 ms</text:p>
          </table:table-cell>
          <table:table-cell table:style-name="ce98" table:formula="of:=[$'OMS OM-1'.F22]" office:value-type="float" office:value="6.99029126213592" calcext:value-type="float">
            <text:p>6.99 ms</text:p>
          </table:table-cell>
          <table:table-cell table:style-name="ce98" table:formula="of:=[$'OMS OM-1'.F23]" office:value-type="float" office:value="6.96774193548387" calcext:value-type="float">
            <text:p>6.97 ms</text:p>
          </table:table-cell>
          <table:table-cell table:style-name="ce104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53" table:formula="of:=[$'Panasonic GX85'.A1]" office:value-type="string" office:string-value="Panasonic GX85" calcext:value-type="string">
            <text:p>Panasonic GX85</text:p>
          </table:table-cell>
          <table:table-cell table:style-name="ce97" table:formula="of:=[$'Panasonic GX85'.F6]" office:value-type="float" office:value="40.1175750153092" calcext:value-type="float">
            <text:p>40.12 ms</text:p>
          </table:table-cell>
          <table:table-cell table:style-name="ce97" table:number-columns-repeated="4"/>
          <table:table-cell table:style-name="ce97" table:formula="of:=[$'Panasonic GX85'.F7]" office:value-type="float" office:value="27.0615034168565" calcext:value-type="float">
            <text:p>27.06 ms</text:p>
          </table:table-cell>
          <table:table-cell table:style-name="ce97" table:formula="of:=[$'Panasonic GX85'.F8]" office:value-type="float" office:value="27.0563674321503" calcext:value-type="float">
            <text:p>27.06 ms</text:p>
          </table:table-cell>
          <table:table-cell table:style-name="ce97"/>
          <table:table-cell table:style-name="ce97" table:formula="of:=[$'Panasonic GX85'.F9]" office:value-type="float" office:value="14.3840177580466" calcext:value-type="float">
            <text:p>14.38 ms</text:p>
          </table:table-cell>
          <table:table-cell table:style-name="ce97" table:formula="of:=[$'Panasonic GX85'.F10]" office:value-type="float" office:value="14.4320712694878" calcext:value-type="float">
            <text:p>14.43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4" table:formula="of:=[$'Panasonic S1R'.A1]" office:value-type="string" office:string-value="Panasonic S1R" calcext:value-type="string">
            <text:p>Panasonic S1R</text:p>
          </table:table-cell>
          <table:table-cell table:style-name="ce98" table:formula="of:=[$'Panasonic S1R'.F6]" office:value-type="float" office:value="38.2302096705178" calcext:value-type="float">
            <text:p>38.23 ms</text:p>
          </table:table-cell>
          <table:table-cell table:style-name="ce98" table:number-columns-repeated="3"/>
          <table:table-cell table:style-name="ce98" table:formula="of:=[$'Panasonic S1R'.F7]" office:value-type="float" office:value="15.8573675930781" calcext:value-type="float">
            <text:p>15.86 ms</text:p>
          </table:table-cell>
          <table:table-cell table:style-name="ce98" table:formula="of:=[$'Panasonic S1R'.F8]" office:value-type="float" office:value="15.8823529411765" calcext:value-type="float">
            <text:p>15.88 ms</text:p>
          </table:table-cell>
          <table:table-cell table:style-name="ce98" table:formula="of:=[$'Panasonic S1R'.F9]" office:value-type="float" office:value="15.75" calcext:value-type="float">
            <text:p>15.75 ms</text:p>
          </table:table-cell>
          <table:table-cell table:style-name="ce98" table:formula="of:=[$'Panasonic S1R'.F15]" office:value-type="float" office:value="7.10526315789474" calcext:value-type="float">
            <text:p>7.11 ms</text:p>
          </table:table-cell>
          <table:table-cell table:style-name="ce98" table:formula="of:=[$'Panasonic S1R'.F10]" office:value-type="float" office:value="13.8906752411576" calcext:value-type="float">
            <text:p>13.89 ms</text:p>
          </table:table-cell>
          <table:table-cell table:style-name="ce98" table:formula="of:=[$'Panasonic S1R'.F11]" office:value-type="float" office:value="13.9354838709677" calcext:value-type="float">
            <text:p>13.94 ms</text:p>
          </table:table-cell>
          <table:table-cell table:style-name="ce104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53" table:formula="of:=[$'Panasonic S5 IIx'.A1]" office:value-type="string" office:string-value="Panasonic S5 IIx" calcext:value-type="string">
            <text:p>Panasonic S5 IIx</text:p>
          </table:table-cell>
          <table:table-cell table:style-name="ce97" table:formula="of:=[$'Panasonic S5 IIx'.F6]" office:value-type="float" office:value="50.735082156241" calcext:value-type="float">
            <text:p>50.74 ms</text:p>
          </table:table-cell>
          <table:table-cell table:style-name="ce97" table:number-columns-repeated="3"/>
          <table:table-cell table:style-name="ce97" table:formula="of:=[$'Panasonic S5 IIx'.F28]" office:value-type="float" office:value="14.2417582417582" calcext:value-type="float">
            <text:p>14.24 ms</text:p>
          </table:table-cell>
          <table:table-cell table:style-name="ce97" table:formula="of:=[$'Panasonic S5 IIx'.F32]" office:value-type="float" office:value="21.4806629834254" calcext:value-type="float">
            <text:p>21.48 ms</text:p>
          </table:table-cell>
          <table:table-cell table:style-name="ce97" table:formula="of:=[$'Panasonic S5 IIx'.F34]" office:value-type="float" office:value="21.1649428415895" calcext:value-type="float">
            <text:p>21.16 ms</text:p>
          </table:table-cell>
          <table:table-cell table:style-name="ce97" table:formula="of:=[$'Panasonic S5 IIx'.F36]" office:value-type="float" office:value="5.24271844660194" calcext:value-type="float">
            <text:p>5.24 ms</text:p>
          </table:table-cell>
          <table:table-cell table:style-name="ce97" table:formula="of:=[$'Panasonic S5 IIx'.F38]" office:value-type="float" office:value="10.6798516687268" calcext:value-type="float">
            <text:p>10.68 ms</text:p>
          </table:table-cell>
          <table:table-cell table:style-name="ce97" table:formula="of:=[$'Panasonic S5 IIx'.F42]" office:value-type="float" office:value="21.4806629834254" calcext:value-type="float">
            <text:p>21.48 ms</text:p>
          </table:table-cell>
          <table:table-cell table:style-name="ce103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54" table:formula="of:=[$'Sony A1'.A1]" office:value-type="string" office:string-value="Sony A1" calcext:value-type="string">
            <text:p>Sony A1</text:p>
          </table:table-cell>
          <table:table-cell table:style-name="ce98" table:formula="of:=[$'Sony A1'.F6]" office:value-type="float" office:value="3.91171477079796" calcext:value-type="float">
            <text:p>3.91 ms</text:p>
          </table:table-cell>
          <table:table-cell table:style-name="ce98" table:formula="of:=[$'Sony A1'.F13]" office:value-type="float" office:value="15.405646359584" calcext:value-type="float">
            <text:p>15.41 ms</text:p>
          </table:table-cell>
          <table:table-cell table:style-name="ce98" table:formula="of:=[$'Sony A1'.F15]" office:value-type="float" office:value="15.4010695187166" calcext:value-type="float">
            <text:p>15.40 ms</text:p>
          </table:table-cell>
          <table:table-cell table:style-name="ce98" table:formula="of:=[$'Sony A1'.F17]" office:value-type="float" office:value="6.08450704225352" calcext:value-type="float">
            <text:p>6.08 ms</text:p>
          </table:table-cell>
          <table:table-cell table:style-name="ce98" table:formula="of:=[$'Sony A1'.F19]" office:value-type="float" office:value="8.03970223325062" calcext:value-type="float">
            <text:p>8.04 ms</text:p>
          </table:table-cell>
          <table:table-cell table:style-name="ce98" table:formula="of:=[$'Sony A1'.F22]" office:value-type="float" office:value="8.00988875154512" calcext:value-type="float">
            <text:p>8.01 ms</text:p>
          </table:table-cell>
          <table:table-cell table:style-name="ce98" table:formula="of:=[$'Sony A1'.F24]" office:value-type="float" office:value="8.01980198019802" calcext:value-type="float">
            <text:p>8.02 ms</text:p>
          </table:table-cell>
          <table:table-cell table:style-name="ce98" table:formula="of:=[$'Sony A1'.F27]" office:value-type="float" office:value="5.35980148883375" calcext:value-type="float">
            <text:p>5.36 ms</text:p>
          </table:table-cell>
          <table:table-cell table:style-name="ce98" table:formula="of:=[$'Sony A1'.F28]" office:value-type="float" office:value="5.33333333333333" calcext:value-type="float">
            <text:p>5.33 ms</text:p>
          </table:table-cell>
          <table:table-cell table:style-name="ce98" table:formula="of:=[$'Sony A1'.F30]" office:value-type="float" office:value="5.38653366583541" calcext:value-type="float">
            <text:p>5.39 ms</text:p>
          </table:table-cell>
          <table:table-cell table:style-name="ce104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3">
          <table:table-cell table:style-name="ce53" table:formula="of:=[$'Sony A7C'.A1]" office:value-type="string" office:string-value="Sony A7C" calcext:value-type="string">
            <text:p>Sony A7C</text:p>
          </table:table-cell>
          <table:table-cell table:style-name="ce97" table:formula="of:=[$'Sony A7C'.F6]" office:value-type="float" office:value="62.2770029192345" calcext:value-type="float">
            <text:p>62.28 ms</text:p>
          </table:table-cell>
          <table:table-cell table:style-name="ce97" table:number-columns-repeated="4"/>
          <table:table-cell table:style-name="ce97" table:formula="of:=[$'Sony A7C'.F14]" office:value-type="float" office:value="17.0246305418719" calcext:value-type="float">
            <text:p>17.02 ms</text:p>
          </table:table-cell>
          <table:table-cell table:style-name="ce97" table:formula="of:=[$'Sony A7C'.F15]" office:value-type="float" office:value="24.1340782122905" calcext:value-type="float">
            <text:p>24.13 ms</text:p>
          </table:table-cell>
          <table:table-cell table:style-name="ce97" table:formula="of:=[$'Sony A7C'.F18]" office:value-type="float" office:value="6.96774193548387" calcext:value-type="float">
            <text:p>6.97 ms</text:p>
          </table:table-cell>
          <table:table-cell table:style-name="ce97" table:formula="of:=[$'Sony A7C'.F19]" office:value-type="float" office:value="6.94533762057878" calcext:value-type="float">
            <text:p>6.95 ms</text:p>
          </table:table-cell>
          <table:table-cell table:style-name="ce97" table:formula="of:=[$'Sony A7C'.F20]" office:value-type="float" office:value="6.96774193548387" calcext:value-type="float">
            <text:p>6.97 ms</text:p>
          </table:table-cell>
          <table:table-cell table:style-name="ce103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3">
          <table:table-cell table:style-name="ce54" table:formula="of:=[$'Sony A7M3'.A1]" office:value-type="string" office:string-value="Sony A7M3" calcext:value-type="string">
            <text:p>Sony A7M3</text:p>
          </table:table-cell>
          <table:table-cell table:style-name="ce98" table:formula="of:=[$'Sony A7M3'.F6]" office:value-type="float" office:value="62.3314354210369" calcext:value-type="float">
            <text:p>62.33 ms</text:p>
          </table:table-cell>
          <table:table-cell table:style-name="ce98" table:number-columns-repeated="4"/>
          <table:table-cell table:style-name="ce98" table:formula="of:=[$'Sony A7M3'.F13]" office:value-type="float" office:value="17.2111553784861" calcext:value-type="float">
            <text:p>17.21 ms</text:p>
          </table:table-cell>
          <table:table-cell table:style-name="ce98" table:formula="of:=[$'Sony A7M3'.F14]" office:value-type="float" office:value="24.6473029045643" calcext:value-type="float">
            <text:p>24.65 ms</text:p>
          </table:table-cell>
          <table:table-cell table:style-name="ce98" table:formula="of:=[$'Sony A7M3'.F15]" office:value-type="float" office:value="7.1404958677686" calcext:value-type="float">
            <text:p>7.14 ms</text:p>
          </table:table-cell>
          <table:table-cell table:style-name="ce98" table:formula="of:=[$'Sony A7M3'.F16]" office:value-type="float" office:value="7.0935960591133" calcext:value-type="float">
            <text:p>7.09 ms</text:p>
          </table:table-cell>
          <table:table-cell table:style-name="ce98" table:formula="of:=[$'Sony A7M3'.F17]" office:value-type="float" office:value="7.10526315789474" calcext:value-type="float">
            <text:p>7.11 ms</text:p>
          </table:table-cell>
          <table:table-cell table:style-name="ce104" table:formula="of:=[$'Sony A7M3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53" table:formula="of:=[$'Sony A7rIV'.A1]" office:value-type="string" office:string-value="Sony A7rIV" calcext:value-type="string">
            <text:p>Sony A7rIV</text:p>
          </table:table-cell>
          <table:table-cell table:style-name="ce97" table:formula="of:=[$'Sony A7rIV'.F6]" office:value-type="float" office:value="100.298507462687" calcext:value-type="float">
            <text:p>100.30 ms</text:p>
          </table:table-cell>
          <table:table-cell table:style-name="ce97" table:number-columns-repeated="4"/>
          <table:table-cell table:style-name="ce97" table:formula="of:=[$'Sony A7rIV'.F12]" office:value-type="float" office:value="25.0919651500484" calcext:value-type="float">
            <text:p>25.09 ms</text:p>
          </table:table-cell>
          <table:table-cell table:style-name="ce97" table:formula="of:=[$'Sony A7rIV'.F13]" office:value-type="float" office:value="31.8271119842829" calcext:value-type="float">
            <text:p>31.83 ms</text:p>
          </table:table-cell>
          <table:table-cell table:style-name="ce97" table:formula="of:=[$'Sony A7rIV'.F14]" office:value-type="float" office:value="7.30964467005076" calcext:value-type="float">
            <text:p>7.31 ms</text:p>
          </table:table-cell>
          <table:table-cell table:style-name="ce97" table:formula="of:=[$'Sony A7rIV'.F15]" office:value-type="float" office:value="12.9651860744298" calcext:value-type="float">
            <text:p>12.97 ms</text:p>
          </table:table-cell>
          <table:table-cell table:style-name="ce97" table:formula="of:=[$'Sony A7rIV'.F16]" office:value-type="float" office:value="12.9535232383808" calcext:value-type="float">
            <text:p>12.95 ms</text:p>
          </table:table-cell>
          <table:table-cell table:style-name="ce103" table:formula="of:=[$'Sony A7r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54" table:formula="of:=[$'Sony A7rV'.A1]" office:value-type="string" office:string-value="Sony A7rV" calcext:value-type="string">
            <text:p>Sony A7rV</text:p>
          </table:table-cell>
          <table:table-cell table:style-name="ce98" table:formula="of:=[$'Sony A7rV'.F6]" office:value-type="float" office:value="100.489629930866" calcext:value-type="float">
            <text:p>100.49 ms</text:p>
          </table:table-cell>
          <table:table-cell table:style-name="ce98"/>
          <table:table-cell table:style-name="ce98" table:formula="of:=[$'Sony A7rV'.F12]" office:value-type="float" office:value="37.4458249060965" calcext:value-type="float">
            <text:p>37.45 ms</text:p>
          </table:table-cell>
          <table:table-cell table:style-name="ce98"/>
          <table:table-cell table:style-name="ce98" table:formula="of:=[$'Sony A7rV'.F13]" office:value-type="float" office:value="14.7339699863574" calcext:value-type="float">
            <text:p>14.73 ms</text:p>
          </table:table-cell>
          <table:table-cell table:style-name="ce98" table:formula="of:=[$'Sony A7rV'.F14]" office:value-type="float" office:value="18.2608695652174" calcext:value-type="float">
            <text:p>18.26 ms</text:p>
          </table:table-cell>
          <table:table-cell table:style-name="ce98" table:formula="of:=[$'Sony A7rV'.F15]" office:value-type="float" office:value="18.2792665726375" calcext:value-type="float">
            <text:p>18.28 ms</text:p>
          </table:table-cell>
          <table:table-cell table:style-name="ce98" table:formula="of:=[$'Sony A7rV'.F16]" office:value-type="float" office:value="7.2972972972973" calcext:value-type="float">
            <text:p>7.30 ms</text:p>
          </table:table-cell>
          <table:table-cell table:style-name="ce98" table:formula="of:=[$'Sony A7rV'.F17]" office:value-type="float" office:value="13.0120481927711" calcext:value-type="float">
            <text:p>13.01 ms</text:p>
          </table:table-cell>
          <table:table-cell table:style-name="ce98" table:formula="of:=[$'Sony A7rV'.F18]" office:value-type="float" office:value="12.9924812030075" calcext:value-type="float">
            <text:p>12.99 ms</text:p>
          </table:table-cell>
          <table:table-cell table:style-name="ce104" table:formula="of:=[$'Sony A7r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3">
          <table:table-cell table:style-name="ce53" table:formula="of:=[$'Sony A9'.A1]" office:value-type="string" office:string-value="Sony A9" calcext:value-type="string">
            <text:p>Sony A9</text:p>
          </table:table-cell>
          <table:table-cell table:style-name="ce97" table:formula="of:=[$'Sony A9'.F6]" office:value-type="float" office:value="6.6006600660066" calcext:value-type="float">
            <text:p>6.60 ms</text:p>
          </table:table-cell>
          <table:table-cell table:style-name="ce97" table:number-columns-repeated="4"/>
          <table:table-cell table:style-name="ce97" table:formula="of:=[$'Sony A9'.F8]" office:value-type="float" office:value="18.0861244019139" calcext:value-type="float">
            <text:p>18.09 ms</text:p>
          </table:table-cell>
          <table:table-cell table:style-name="ce97" table:formula="of:=[$'Sony A9'.F9]" office:value-type="float" office:value="22.8209191759113" calcext:value-type="float">
            <text:p>22.82 ms</text:p>
          </table:table-cell>
          <table:table-cell table:style-name="ce97" table:formula="of:=[$'Sony A9'.F10]" office:value-type="float" office:value="6.41901931649331" calcext:value-type="float">
            <text:p>6.42 ms</text:p>
          </table:table-cell>
          <table:table-cell table:style-name="ce97" table:formula="of:=[$'Sony A9'.F11]" office:value-type="float" office:value="6.40949554896142" calcext:value-type="float">
            <text:p>6.41 ms</text:p>
          </table:table-cell>
          <table:table-cell table:style-name="ce97" table:formula="of:=[$'Sony A9'.F12]" office:value-type="float" office:value="6.42857142857143" calcext:value-type="float">
            <text:p>6.43 ms</text:p>
          </table:table-cell>
          <table:table-cell table:style-name="ce103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54" table:formula="of:=[$'Sony ZV1'.A1]" office:value-type="string" office:string-value="Sony ZV1" calcext:value-type="string">
            <text:p>Sony ZV1</text:p>
          </table:table-cell>
          <table:table-cell table:style-name="ce98" table:formula="of:=[$'Sony ZV1'.F6]" office:value-type="float" office:value="7.7824" calcext:value-type="float">
            <text:p>7.78 ms</text:p>
          </table:table-cell>
          <table:table-cell table:style-name="ce98" table:number-columns-repeated="4"/>
          <table:table-cell table:style-name="ce98" table:formula="of:=[$'Sony ZV1'.F7]" office:value-type="float" office:value="16.2101313320826" calcext:value-type="float">
            <text:p>16.21 ms</text:p>
          </table:table-cell>
          <table:table-cell table:style-name="ce98" table:formula="of:=[$'Sony ZV1'.F8]" office:value-type="float" office:value="16.4675984752224" calcext:value-type="float">
            <text:p>16.47 ms</text:p>
          </table:table-cell>
          <table:table-cell table:style-name="ce98" table:formula="of:=[$'Sony ZV1'.F12]" office:value-type="float" office:value="7.97047970479705" calcext:value-type="float">
            <text:p>7.97 ms</text:p>
          </table:table-cell>
          <table:table-cell table:style-name="ce98" table:formula="of:=[$'Sony ZV1'.F9]" office:value-type="float" office:value="15.9213759213759" calcext:value-type="float">
            <text:p>15.92 ms</text:p>
          </table:table-cell>
          <table:table-cell table:style-name="ce98" table:formula="of:=[$'Sony ZV1'.F10]" office:value-type="float" office:value="15.9605911330049" calcext:value-type="float">
            <text:p>15.96 ms</text:p>
          </table:table-cell>
          <table:table-cell table:style-name="ce104" table:formula="of:=[$'Sony ZV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3">
          <table:table-cell table:style-name="ce55" table:formula="of:=[$'Sony ZVE1'.A1]" office:value-type="string" office:string-value="Sony ZVE1" calcext:value-type="string">
            <text:p>Sony ZVE1</text:p>
          </table:table-cell>
          <table:table-cell table:style-name="ce99" table:formula="of:=[$'Sony ZVE1'.F6]" office:value-type="float" office:value="20.9113924050633" calcext:value-type="float">
            <text:p>20.91 ms</text:p>
          </table:table-cell>
          <table:table-cell table:style-name="ce99" table:number-columns-repeated="3"/>
          <table:table-cell table:style-name="ce99" table:formula="of:=[$'Sony ZVE1'.F14]" office:value-type="float" office:value="9.15901060070671" calcext:value-type="float">
            <text:p>9.16 ms</text:p>
          </table:table-cell>
          <table:table-cell table:style-name="ce99" table:formula="of:=[$'Sony ZVE1'.F15]" office:value-type="float" office:value="9.12676056338028" calcext:value-type="float">
            <text:p>9.13 ms</text:p>
          </table:table-cell>
          <table:table-cell table:style-name="ce99" table:formula="of:=[$'Sony ZVE1'.F16]" office:value-type="float" office:value="9.12033779028853" calcext:value-type="float">
            <text:p>9.12 ms</text:p>
          </table:table-cell>
          <table:table-cell table:style-name="ce99" table:formula="of:=[$'Sony ZVE1'.F17]" office:value-type="float" office:value="7.46113989637306" calcext:value-type="float">
            <text:p>7.46 ms</text:p>
          </table:table-cell>
          <table:table-cell table:style-name="ce99" table:formula="of:=[$'Sony ZVE1'.F18]" office:value-type="float" office:value="8.45953002610966" calcext:value-type="float">
            <text:p>8.46 ms</text:p>
          </table:table-cell>
          <table:table-cell table:style-name="ce99" table:formula="of:=[$'Sony ZVE1'.F19]" office:value-type="float" office:value="8.48167539267016" calcext:value-type="float">
            <text:p>8.48 ms</text:p>
          </table:table-cell>
          <table:table-cell table:style-name="ce105" table:formula="of:=[$'Sony ZVE1'.F20]" office:value-type="float" office:value="9.16548797736916" calcext:value-type="float">
            <text:p>9.17 m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43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secs)" table:style-name="ta1">
        <table:table-column table:style-name="co1" table:default-cell-style-name="Default"/>
        <table:table-column table:style-name="co4" table:number-columns-repeated="11" table:default-cell-style-name="ce100"/>
        <table:table-column table:style-name="co3" table:number-columns-repeated="2" table:default-cell-style-name="Default"/>
        <table:table-row table:style-name="ro1">
          <table:table-cell table:style-name="ce85" office:value-type="string" calcext:value-type="string" table:number-columns-spanned="12" table:number-rows-spanned="1">
            <text:p>Combined Results (Per-Output Row, secs)</text:p>
          </table:table-cell>
          <table:covered-table-cell table:number-columns-repeated="10" table:style-name="ce94"/>
          <table:covered-table-cell table:style-name="ce102"/>
          <table:table-cell table:number-columns-repeated="2"/>
        </table:table-row>
        <table:table-row table:style-name="ro3">
          <table:table-cell table:style-name="ce86"/>
          <table:table-cell table:style-name="ce93" table:number-columns-repeated="11"/>
          <table:table-cell table:number-columns-repeated="2"/>
        </table:table-row>
        <table:table-row table:style-name="ro3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4]" office:value-type="string" office:string-value="Canon M50 II" calcext:value-type="string">
            <text:p>Canon M50 II</text:p>
          </table:table-cell>
          <table:table-cell table:style-name="ce33" table:formula="of:=IFERROR(&quot;1/&quot; &amp; TEXT(1000000/[$'Combined Results (per-row, us)'.B4]; &quot;0,00&quot;);&quot;&quot;)" office:value-type="string" office:string-value="1/51,025" calcext:value-type="string">
            <text:p>1/51,025</text:p>
          </table:table-cell>
          <table:table-cell table:style-name="ce33" table:formula="of:=IFERROR(&quot;1/&quot; &amp; TEXT(1000000/[$'Combined Results (per-row, us)'.C4]; &quot;0,00&quot;);&quot;&quot;)">
            <text:p/>
          </table:table-cell>
          <table:table-cell table:style-name="ce33" table:formula="of:=IFERROR(&quot;1/&quot; &amp; TEXT(1000000/[$'Combined Results (per-row, us)'.D4]; &quot;0,00&quot;);&quot;&quot;)">
            <text:p/>
          </table:table-cell>
          <table:table-cell table:style-name="ce33" table:formula="of:=IFERROR(&quot;1/&quot; &amp; TEXT(1000000/[$'Combined Results (per-row, us)'.E4]; &quot;0,00&quot;);&quot;&quot;)">
            <text:p/>
          </table:table-cell>
          <table:table-cell table:style-name="ce33" table:formula="of:=IFERROR(&quot;1/&quot; &amp; TEXT(1000000/[$'Combined Results (per-row, us)'.F4]; &quot;0,00&quot;);&quot;&quot;)">
            <text:p/>
          </table:table-cell>
          <table:table-cell table:style-name="ce33" table:formula="of:=IFERROR(&quot;1/&quot; &amp; TEXT(1000000/[$'Combined Results (per-row, us)'.G4]; &quot;0,00&quot;);&quot;&quot;)">
            <text:p/>
          </table:table-cell>
          <table:table-cell table:style-name="ce33" table:formula="of:=IFERROR(&quot;1/&quot; &amp; TEXT(1000000/[$'Combined Results (per-row, us)'.H4]; &quot;0,00&quot;);&quot;&quot;)" office:value-type="string" office:string-value="1/65,867" calcext:value-type="string">
            <text:p>1/65,867</text:p>
          </table:table-cell>
          <table:table-cell table:style-name="ce33" table:formula="of:=IFERROR(&quot;1/&quot; &amp; TEXT(1000000/[$'Combined Results (per-row, us)'.I4]; &quot;0,00&quot;);&quot;&quot;)">
            <text:p/>
          </table:table-cell>
          <table:table-cell table:style-name="ce33" table:formula="of:=IFERROR(&quot;1/&quot; &amp; TEXT(1000000/[$'Combined Results (per-row, us)'.J4]; &quot;0,00&quot;);&quot;&quot;)" office:value-type="string" office:string-value="1/80,400" calcext:value-type="string">
            <text:p>1/80,400</text:p>
          </table:table-cell>
          <table:table-cell table:style-name="ce33" table:formula="of:=IFERROR(&quot;1/&quot; &amp; TEXT(1000000/[$'Combined Results (per-row, us)'.K4]; &quot;0,00&quot;);&quot;&quot;)" office:value-type="string" office:string-value="1/80,750" calcext:value-type="string">
            <text:p>1/80,750</text:p>
          </table:table-cell>
          <table:table-cell table:style-name="ce31" table:formula="of:=IFERROR(&quot;1/&quot; &amp; TEXT(1000000/[$'Combined Results (per-row, us)'.L4]; &quot;0,00&quot;);&quot;&quot;)" office:value-type="string" office:string-value="1/80,600" calcext:value-type="string">
            <text:p>1/80,6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5]" office:value-type="string" office:string-value="Canon R5" calcext:value-type="string">
            <text:p>Canon R5</text:p>
          </table:table-cell>
          <table:table-cell table:style-name="ce34" table:formula="of:=IFERROR(&quot;1/&quot; &amp; TEXT(1000000/[$'Combined Results (per-row, us)'.B5]; &quot;0,00&quot;);&quot;&quot;)" office:value-type="string" office:string-value="1/333,333" calcext:value-type="string">
            <text:p>1/333,333</text:p>
          </table:table-cell>
          <table:table-cell table:style-name="ce34" table:formula="of:=IFERROR(&quot;1/&quot; &amp; TEXT(1000000/[$'Combined Results (per-row, us)'.C5]; &quot;0,00&quot;);&quot;&quot;)" office:value-type="string" office:string-value="1/277,100" calcext:value-type="string">
            <text:p>1/277,100</text:p>
          </table:table-cell>
          <table:table-cell table:style-name="ce34" table:formula="of:=IFERROR(&quot;1/&quot; &amp; TEXT(1000000/[$'Combined Results (per-row, us)'.D5]; &quot;0,00&quot;);&quot;&quot;)" office:value-type="string" office:string-value="1/278,800" calcext:value-type="string">
            <text:p>1/278,800</text:p>
          </table:table-cell>
          <table:table-cell table:style-name="ce34" table:formula="of:=IFERROR(&quot;1/&quot; &amp; TEXT(1000000/[$'Combined Results (per-row, us)'.E5]; &quot;0,00&quot;);&quot;&quot;)">
            <text:p/>
          </table:table-cell>
          <table:table-cell table:style-name="ce34" table:formula="of:=IFERROR(&quot;1/&quot; &amp; TEXT(1000000/[$'Combined Results (per-row, us)'.F5]; &quot;0,00&quot;);&quot;&quot;)" office:value-type="string" office:string-value="1/222,000" calcext:value-type="string">
            <text:p>1/222,000</text:p>
          </table:table-cell>
          <table:table-cell table:style-name="ce34" table:formula="of:=IFERROR(&quot;1/&quot; &amp; TEXT(1000000/[$'Combined Results (per-row, us)'.G5]; &quot;0,00&quot;);&quot;&quot;)" office:value-type="string" office:string-value="1/139,250" calcext:value-type="string">
            <text:p>1/139,250</text:p>
          </table:table-cell>
          <table:table-cell table:style-name="ce34" table:formula="of:=IFERROR(&quot;1/&quot; &amp; TEXT(1000000/[$'Combined Results (per-row, us)'.H5]; &quot;0,00&quot;);&quot;&quot;)" office:value-type="string" office:string-value="1/139,083" calcext:value-type="string">
            <text:p>1/139,083</text:p>
          </table:table-cell>
          <table:table-cell table:style-name="ce34" table:formula="of:=IFERROR(&quot;1/&quot; &amp; TEXT(1000000/[$'Combined Results (per-row, us)'.I5]; &quot;0,00&quot;);&quot;&quot;)" office:value-type="string" office:string-value="1/138,750" calcext:value-type="string">
            <text:p>1/138,750</text:p>
          </table:table-cell>
          <table:table-cell table:style-name="ce34" table:formula="of:=IFERROR(&quot;1/&quot; &amp; TEXT(1000000/[$'Combined Results (per-row, us)'.J5]; &quot;0,00&quot;);&quot;&quot;)" office:value-type="string" office:string-value="1/111,167" calcext:value-type="string">
            <text:p>1/111,167</text:p>
          </table:table-cell>
          <table:table-cell table:style-name="ce34" table:formula="of:=IFERROR(&quot;1/&quot; &amp; TEXT(1000000/[$'Combined Results (per-row, us)'.K5]; &quot;0,00&quot;);&quot;&quot;)" office:value-type="string" office:string-value="1/111,333" calcext:value-type="string">
            <text:p>1/111,333</text:p>
          </table:table-cell>
          <table:table-cell table:style-name="ce38" table:formula="of:=IFERROR(&quot;1/&quot; &amp; TEXT(1000000/[$'Combined Results (per-row, us)'.L5]; &quot;0,00&quot;);&quot;&quot;)" office:value-type="string" office:string-value="1/111,333" calcext:value-type="string">
            <text:p>1/111,333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6]" office:value-type="string" office:string-value="Canon R7" calcext:value-type="string">
            <text:p>Canon R7</text:p>
          </table:table-cell>
          <table:table-cell table:style-name="ce33" table:formula="of:=IFERROR(&quot;1/&quot; &amp; TEXT(1000000/[$'Combined Results (per-row, us)'.B6]; &quot;0,00&quot;);&quot;&quot;)" office:value-type="string" office:string-value="1/156,250" calcext:value-type="string">
            <text:p>1/156,250</text:p>
          </table:table-cell>
          <table:table-cell table:style-name="ce33" table:formula="of:=IFERROR(&quot;1/&quot; &amp; TEXT(1000000/[$'Combined Results (per-row, us)'.C6]; &quot;0,00&quot;);&quot;&quot;)">
            <text:p/>
          </table:table-cell>
          <table:table-cell table:style-name="ce33" table:formula="of:=IFERROR(&quot;1/&quot; &amp; TEXT(1000000/[$'Combined Results (per-row, us)'.D6]; &quot;0,00&quot;);&quot;&quot;)">
            <text:p/>
          </table:table-cell>
          <table:table-cell table:style-name="ce33" table:formula="of:=IFERROR(&quot;1/&quot; &amp; TEXT(1000000/[$'Combined Results (per-row, us)'.E6]; &quot;0,00&quot;);&quot;&quot;)">
            <text:p/>
          </table:table-cell>
          <table:table-cell table:style-name="ce33" table:formula="of:=IFERROR(&quot;1/&quot; &amp; TEXT(1000000/[$'Combined Results (per-row, us)'.F6]; &quot;0,00&quot;);&quot;&quot;)" office:value-type="string" office:string-value="1/159,800" calcext:value-type="string">
            <text:p>1/159,800</text:p>
          </table:table-cell>
          <table:table-cell table:style-name="ce33" table:formula="of:=IFERROR(&quot;1/&quot; &amp; TEXT(1000000/[$'Combined Results (per-row, us)'.G6]; &quot;0,00&quot;);&quot;&quot;)" office:value-type="string" office:string-value="1/80,091" calcext:value-type="string">
            <text:p>1/80,091</text:p>
          </table:table-cell>
          <table:table-cell table:style-name="ce33" table:formula="of:=IFERROR(&quot;1/&quot; &amp; TEXT(1000000/[$'Combined Results (per-row, us)'.H6]; &quot;0,00&quot;);&quot;&quot;)" office:value-type="string" office:string-value="1/80,136" calcext:value-type="string">
            <text:p>1/80,136</text:p>
          </table:table-cell>
          <table:table-cell table:style-name="ce33" table:formula="of:=IFERROR(&quot;1/&quot; &amp; TEXT(1000000/[$'Combined Results (per-row, us)'.I6]; &quot;0,00&quot;);&quot;&quot;)" office:value-type="string" office:string-value="1/151,500" calcext:value-type="string">
            <text:p>1/151,500</text:p>
          </table:table-cell>
          <table:table-cell table:style-name="ce33" table:formula="of:=IFERROR(&quot;1/&quot; &amp; TEXT(1000000/[$'Combined Results (per-row, us)'.J6]; &quot;0,00&quot;);&quot;&quot;)" office:value-type="string" office:string-value="1/90,875" calcext:value-type="string">
            <text:p>1/90,875</text:p>
          </table:table-cell>
          <table:table-cell table:style-name="ce33" table:formula="of:=IFERROR(&quot;1/&quot; &amp; TEXT(1000000/[$'Combined Results (per-row, us)'.K6]; &quot;0,00&quot;);&quot;&quot;)" office:value-type="string" office:string-value="1/89,875" calcext:value-type="string">
            <text:p>1/89,875</text:p>
          </table:table-cell>
          <table:table-cell table:style-name="ce31" table:formula="of:=IFERROR(&quot;1/&quot; &amp; TEXT(1000000/[$'Combined Results (per-row, us)'.L6]; &quot;0,00&quot;);&quot;&quot;)" office:value-type="string" office:string-value="1/90,400" calcext:value-type="string">
            <text:p>1/90,4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7]" office:value-type="string" office:string-value="Fuji 50S" calcext:value-type="string">
            <text:p>Fuji 50S</text:p>
          </table:table-cell>
          <table:table-cell table:style-name="ce34" table:formula="of:=IFERROR(&quot;1/&quot; &amp; TEXT(1000000/[$'Combined Results (per-row, us)'.B7]; &quot;0,00&quot;);&quot;&quot;)" office:value-type="string" office:string-value="1/20,707" calcext:value-type="string">
            <text:p>1/20,707</text:p>
          </table:table-cell>
          <table:table-cell table:style-name="ce34" table:formula="of:=IFERROR(&quot;1/&quot; &amp; TEXT(1000000/[$'Combined Results (per-row, us)'.C7]; &quot;0,00&quot;);&quot;&quot;)">
            <text:p/>
          </table:table-cell>
          <table:table-cell table:style-name="ce34" table:formula="of:=IFERROR(&quot;1/&quot; &amp; TEXT(1000000/[$'Combined Results (per-row, us)'.D7]; &quot;0,00&quot;);&quot;&quot;)">
            <text:p/>
          </table:table-cell>
          <table:table-cell table:style-name="ce34" table:formula="of:=IFERROR(&quot;1/&quot; &amp; TEXT(1000000/[$'Combined Results (per-row, us)'.E7]; &quot;0,00&quot;);&quot;&quot;)">
            <text:p/>
          </table:table-cell>
          <table:table-cell table:style-name="ce34" table:formula="of:=IFERROR(&quot;1/&quot; &amp; TEXT(1000000/[$'Combined Results (per-row, us)'.F7]; &quot;0,00&quot;);&quot;&quot;)">
            <text:p/>
          </table:table-cell>
          <table:table-cell table:style-name="ce34" table:formula="of:=IFERROR(&quot;1/&quot; &amp; TEXT(1000000/[$'Combined Results (per-row, us)'.G7]; &quot;0,00&quot;);&quot;&quot;)">
            <text:p/>
          </table:table-cell>
          <table:table-cell table:style-name="ce34" table:formula="of:=IFERROR(&quot;1/&quot; &amp; TEXT(1000000/[$'Combined Results (per-row, us)'.H7]; &quot;0,00&quot;);&quot;&quot;)">
            <text:p/>
          </table:table-cell>
          <table:table-cell table:style-name="ce34" table:formula="of:=IFERROR(&quot;1/&quot; &amp; TEXT(1000000/[$'Combined Results (per-row, us)'.I7]; &quot;0,00&quot;);&quot;&quot;)">
            <text:p/>
          </table:table-cell>
          <table:table-cell table:style-name="ce34" table:formula="of:=IFERROR(&quot;1/&quot; &amp; TEXT(1000000/[$'Combined Results (per-row, us)'.J7]; &quot;0,00&quot;);&quot;&quot;)">
            <text:p/>
          </table:table-cell>
          <table:table-cell table:style-name="ce34" table:formula="of:=IFERROR(&quot;1/&quot; &amp; TEXT(1000000/[$'Combined Results (per-row, us)'.K7]; &quot;0,00&quot;);&quot;&quot;)" office:value-type="string" office:string-value="1/34,917" calcext:value-type="string">
            <text:p>1/34,917</text:p>
          </table:table-cell>
          <table:table-cell table:style-name="ce38" table:formula="of:=IFERROR(&quot;1/&quot; &amp; TEXT(1000000/[$'Combined Results (per-row, us)'.L7]; &quot;0,00&quot;);&quot;&quot;)" office:value-type="string" office:string-value="1/34,750" calcext:value-type="string">
            <text:p>1/34,75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8]" office:value-type="string" office:string-value="Fuji X100V" calcext:value-type="string">
            <text:p>Fuji X100V</text:p>
          </table:table-cell>
          <table:table-cell table:style-name="ce33" table:formula="of:=IFERROR(&quot;1/&quot; &amp; TEXT(1000000/[$'Combined Results (per-row, us)'.B8]; &quot;0,00&quot;);&quot;&quot;)" office:value-type="string" office:string-value="1/172,500" calcext:value-type="string">
            <text:p>1/172,500</text:p>
          </table:table-cell>
          <table:table-cell table:style-name="ce33" table:formula="of:=IFERROR(&quot;1/&quot; &amp; TEXT(1000000/[$'Combined Results (per-row, us)'.C8]; &quot;0,00&quot;);&quot;&quot;)">
            <text:p/>
          </table:table-cell>
          <table:table-cell table:style-name="ce33" table:formula="of:=IFERROR(&quot;1/&quot; &amp; TEXT(1000000/[$'Combined Results (per-row, us)'.D8]; &quot;0,00&quot;);&quot;&quot;)">
            <text:p/>
          </table:table-cell>
          <table:table-cell table:style-name="ce33" table:formula="of:=IFERROR(&quot;1/&quot; &amp; TEXT(1000000/[$'Combined Results (per-row, us)'.E8]; &quot;0,00&quot;);&quot;&quot;)">
            <text:p/>
          </table:table-cell>
          <table:table-cell table:style-name="ce33" table:formula="of:=IFERROR(&quot;1/&quot; &amp; TEXT(1000000/[$'Combined Results (per-row, us)'.F8]; &quot;0,00&quot;);&quot;&quot;)">
            <text:p/>
          </table:table-cell>
          <table:table-cell table:style-name="ce33" table:formula="of:=IFERROR(&quot;1/&quot; &amp; TEXT(1000000/[$'Combined Results (per-row, us)'.G8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H8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I8]; &quot;0,00&quot;);&quot;&quot;)">
            <text:p/>
          </table:table-cell>
          <table:table-cell table:style-name="ce33" table:formula="of:=IFERROR(&quot;1/&quot; &amp; TEXT(1000000/[$'Combined Results (per-row, us)'.J8]; &quot;0,00&quot;);&quot;&quot;)" office:value-type="string" office:string-value="1/84,750" calcext:value-type="string">
            <text:p>1/84,750</text:p>
          </table:table-cell>
          <table:table-cell table:style-name="ce33" table:formula="of:=IFERROR(&quot;1/&quot; &amp; TEXT(1000000/[$'Combined Results (per-row, us)'.K8]; &quot;0,00&quot;);&quot;&quot;)" office:value-type="string" office:string-value="1/84,750" calcext:value-type="string">
            <text:p>1/84,750</text:p>
          </table:table-cell>
          <table:table-cell table:style-name="ce31" table:formula="of:=IFERROR(&quot;1/&quot; &amp; TEXT(1000000/[$'Combined Results (per-row, us)'.L8]; &quot;0,00&quot;);&quot;&quot;)" office:value-type="string" office:string-value="1/84,750" calcext:value-type="string">
            <text:p>1/84,75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9]" office:value-type="string" office:string-value="Fuji X100VI" calcext:value-type="string">
            <text:p>Fuji X100VI</text:p>
          </table:table-cell>
          <table:table-cell table:style-name="ce34" table:formula="of:=IFERROR(&quot;1/&quot; &amp; TEXT(1000000/[$'Combined Results (per-row, us)'.B9]; &quot;0,00&quot;);&quot;&quot;)" office:value-type="string" office:string-value="1/141,556" calcext:value-type="string">
            <text:p>1/141,556</text:p>
          </table:table-cell>
          <table:table-cell table:style-name="ce34" table:formula="of:=IFERROR(&quot;1/&quot; &amp; TEXT(1000000/[$'Combined Results (per-row, us)'.C9]; &quot;0,00&quot;);&quot;&quot;)">
            <text:p/>
          </table:table-cell>
          <table:table-cell table:style-name="ce34" table:formula="of:=IFERROR(&quot;1/&quot; &amp; TEXT(1000000/[$'Combined Results (per-row, us)'.D9]; &quot;0,00&quot;);&quot;&quot;)">
            <text:p/>
          </table:table-cell>
          <table:table-cell table:style-name="ce34" table:formula="of:=IFERROR(&quot;1/&quot; &amp; TEXT(1000000/[$'Combined Results (per-row, us)'.E9]; &quot;0,00&quot;);&quot;&quot;)">
            <text:p/>
          </table:table-cell>
          <table:table-cell table:style-name="ce34" table:formula="of:=IFERROR(&quot;1/&quot; &amp; TEXT(1000000/[$'Combined Results (per-row, us)'.F9]; &quot;0,00&quot;);&quot;&quot;)" office:value-type="string" office:string-value="1/161,250" calcext:value-type="string">
            <text:p>1/161,250</text:p>
          </table:table-cell>
          <table:table-cell table:style-name="ce34" table:formula="of:=IFERROR(&quot;1/&quot; &amp; TEXT(1000000/[$'Combined Results (per-row, us)'.G9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H9]; &quot;0,00&quot;);&quot;&quot;)" office:value-type="string" office:string-value="1/87,050" calcext:value-type="string">
            <text:p>1/87,050</text:p>
          </table:table-cell>
          <table:table-cell table:style-name="ce34" table:formula="of:=IFERROR(&quot;1/&quot; &amp; TEXT(1000000/[$'Combined Results (per-row, us)'.I9]; &quot;0,00&quot;);&quot;&quot;)">
            <text:p/>
          </table:table-cell>
          <table:table-cell table:style-name="ce34" table:formula="of:=IFERROR(&quot;1/&quot; &amp; TEXT(1000000/[$'Combined Results (per-row, us)'.J9]; &quot;0,00&quot;);&quot;&quot;)" office:value-type="string" office:string-value="1/80,625" calcext:value-type="string">
            <text:p>1/80,625</text:p>
          </table:table-cell>
          <table:table-cell table:style-name="ce34" table:formula="of:=IFERROR(&quot;1/&quot; &amp; TEXT(1000000/[$'Combined Results (per-row, us)'.K9]; &quot;0,00&quot;);&quot;&quot;)" office:value-type="string" office:string-value="1/70,400" calcext:value-type="string">
            <text:p>1/70,400</text:p>
          </table:table-cell>
          <table:table-cell table:style-name="ce38" table:formula="of:=IFERROR(&quot;1/&quot; &amp; TEXT(1000000/[$'Combined Results (per-row, us)'.L9]; &quot;0,00&quot;);&quot;&quot;)" office:value-type="string" office:string-value="1/70,600" calcext:value-type="string">
            <text:p>1/70,6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0]" office:value-type="string" office:string-value="Fuji XH2S" calcext:value-type="string">
            <text:p>Fuji XH2S</text:p>
          </table:table-cell>
          <table:table-cell table:style-name="ce33" table:formula="of:=IFERROR(&quot;1/&quot; &amp; TEXT(1000000/[$'Combined Results (per-row, us)'.B10]; &quot;0,00&quot;);&quot;&quot;)" office:value-type="string" office:string-value="1/671,000" calcext:value-type="string">
            <text:p>1/671,000</text:p>
          </table:table-cell>
          <table:table-cell table:style-name="ce33" table:formula="of:=IFERROR(&quot;1/&quot; &amp; TEXT(1000000/[$'Combined Results (per-row, us)'.C10]; &quot;0,00&quot;);&quot;&quot;)">
            <text:p/>
          </table:table-cell>
          <table:table-cell table:style-name="ce33" table:formula="of:=IFERROR(&quot;1/&quot; &amp; TEXT(1000000/[$'Combined Results (per-row, us)'.D10]; &quot;0,00&quot;);&quot;&quot;)">
            <text:p/>
          </table:table-cell>
          <table:table-cell table:style-name="ce33" table:formula="of:=IFERROR(&quot;1/&quot; &amp; TEXT(1000000/[$'Combined Results (per-row, us)'.E10]; &quot;0,00&quot;);&quot;&quot;)">
            <text:p/>
          </table:table-cell>
          <table:table-cell table:style-name="ce33" table:formula="of:=IFERROR(&quot;1/&quot; &amp; TEXT(1000000/[$'Combined Results (per-row, us)'.F10]; &quot;0,00&quot;);&quot;&quot;)">
            <text:p/>
          </table:table-cell>
          <table:table-cell table:style-name="ce33" table:formula="of:=IFERROR(&quot;1/&quot; &amp; TEXT(1000000/[$'Combined Results (per-row, us)'.G10]; &quot;0,00&quot;);&quot;&quot;)">
            <text:p/>
          </table:table-cell>
          <table:table-cell table:style-name="ce33" table:formula="of:=IFERROR(&quot;1/&quot; &amp; TEXT(1000000/[$'Combined Results (per-row, us)'.H10]; &quot;0,00&quot;);&quot;&quot;)">
            <text:p/>
          </table:table-cell>
          <table:table-cell table:style-name="ce33" table:formula="of:=IFERROR(&quot;1/&quot; &amp; TEXT(1000000/[$'Combined Results (per-row, us)'.I10]; &quot;0,00&quot;);&quot;&quot;)">
            <text:p/>
          </table:table-cell>
          <table:table-cell table:style-name="ce33" table:formula="of:=IFERROR(&quot;1/&quot; &amp; TEXT(1000000/[$'Combined Results (per-row, us)'.J10]; &quot;0,00&quot;);&quot;&quot;)">
            <text:p/>
          </table:table-cell>
          <table:table-cell table:style-name="ce33" table:formula="of:=IFERROR(&quot;1/&quot; &amp; TEXT(1000000/[$'Combined Results (per-row, us)'.K10]; &quot;0,00&quot;);&quot;&quot;)">
            <text:p/>
          </table:table-cell>
          <table:table-cell table:style-name="ce31" table:formula="of:=IFERROR(&quot;1/&quot; &amp; TEXT(1000000/[$'Combined Results (per-row, us)'.L10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1]" office:value-type="string" office:string-value="Leica M11" calcext:value-type="string">
            <text:p>Leica M11</text:p>
          </table:table-cell>
          <table:table-cell table:style-name="ce34" table:formula="of:=IFERROR(&quot;1/&quot; &amp; TEXT(1000000/[$'Combined Results (per-row, us)'.B11]; &quot;0,00&quot;);&quot;&quot;)" office:value-type="string" office:string-value="1/62,013" calcext:value-type="string">
            <text:p>1/62,013</text:p>
          </table:table-cell>
          <table:table-cell table:style-name="ce34" table:formula="of:=IFERROR(&quot;1/&quot; &amp; TEXT(1000000/[$'Combined Results (per-row, us)'.C11]; &quot;0,00&quot;);&quot;&quot;)">
            <text:p/>
          </table:table-cell>
          <table:table-cell table:style-name="ce34" table:formula="of:=IFERROR(&quot;1/&quot; &amp; TEXT(1000000/[$'Combined Results (per-row, us)'.D11]; &quot;0,00&quot;);&quot;&quot;)">
            <text:p/>
          </table:table-cell>
          <table:table-cell table:style-name="ce34" table:formula="of:=IFERROR(&quot;1/&quot; &amp; TEXT(1000000/[$'Combined Results (per-row, us)'.E11]; &quot;0,00&quot;);&quot;&quot;)">
            <text:p/>
          </table:table-cell>
          <table:table-cell table:style-name="ce34" table:formula="of:=IFERROR(&quot;1/&quot; &amp; TEXT(1000000/[$'Combined Results (per-row, us)'.F11]; &quot;0,00&quot;);&quot;&quot;)">
            <text:p/>
          </table:table-cell>
          <table:table-cell table:style-name="ce34" table:formula="of:=IFERROR(&quot;1/&quot; &amp; TEXT(1000000/[$'Combined Results (per-row, us)'.G11]; &quot;0,00&quot;);&quot;&quot;)">
            <text:p/>
          </table:table-cell>
          <table:table-cell table:style-name="ce34" table:formula="of:=IFERROR(&quot;1/&quot; &amp; TEXT(1000000/[$'Combined Results (per-row, us)'.H11]; &quot;0,00&quot;);&quot;&quot;)">
            <text:p/>
          </table:table-cell>
          <table:table-cell table:style-name="ce34" table:formula="of:=IFERROR(&quot;1/&quot; &amp; TEXT(1000000/[$'Combined Results (per-row, us)'.I11]; &quot;0,00&quot;);&quot;&quot;)">
            <text:p/>
          </table:table-cell>
          <table:table-cell table:style-name="ce34" table:formula="of:=IFERROR(&quot;1/&quot; &amp; TEXT(1000000/[$'Combined Results (per-row, us)'.J11]; &quot;0,00&quot;);&quot;&quot;)">
            <text:p/>
          </table:table-cell>
          <table:table-cell table:style-name="ce34" table:formula="of:=IFERROR(&quot;1/&quot; &amp; TEXT(1000000/[$'Combined Results (per-row, us)'.K11]; &quot;0,00&quot;);&quot;&quot;)">
            <text:p/>
          </table:table-cell>
          <table:table-cell table:style-name="ce38" table:formula="of:=IFERROR(&quot;1/&quot; &amp; TEXT(1000000/[$'Combined Results (per-row, us)'.L11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2]" office:value-type="string" office:string-value="Leica Q2" calcext:value-type="string">
            <text:p>Leica Q2</text:p>
          </table:table-cell>
          <table:table-cell table:style-name="ce33" table:formula="of:=IFERROR(&quot;1/&quot; &amp; TEXT(1000000/[$'Combined Results (per-row, us)'.B12]; &quot;0,00&quot;);&quot;&quot;)" office:value-type="string" office:string-value="1/144,250" calcext:value-type="string">
            <text:p>1/144,250</text:p>
          </table:table-cell>
          <table:table-cell table:style-name="ce33" table:formula="of:=IFERROR(&quot;1/&quot; &amp; TEXT(1000000/[$'Combined Results (per-row, us)'.C12]; &quot;0,00&quot;);&quot;&quot;)">
            <text:p/>
          </table:table-cell>
          <table:table-cell table:style-name="ce33" table:formula="of:=IFERROR(&quot;1/&quot; &amp; TEXT(1000000/[$'Combined Results (per-row, us)'.D12]; &quot;0,00&quot;);&quot;&quot;)">
            <text:p/>
          </table:table-cell>
          <table:table-cell table:style-name="ce33" table:formula="of:=IFERROR(&quot;1/&quot; &amp; TEXT(1000000/[$'Combined Results (per-row, us)'.E12]; &quot;0,00&quot;);&quot;&quot;)">
            <text:p/>
          </table:table-cell>
          <table:table-cell table:style-name="ce33" table:formula="of:=IFERROR(&quot;1/&quot; &amp; TEXT(1000000/[$'Combined Results (per-row, us)'.F12]; &quot;0,00&quot;);&quot;&quot;)">
            <text:p/>
          </table:table-cell>
          <table:table-cell table:style-name="ce33" table:formula="of:=IFERROR(&quot;1/&quot; &amp; TEXT(1000000/[$'Combined Results (per-row, us)'.G12]; &quot;0,00&quot;);&quot;&quot;)">
            <text:p/>
          </table:table-cell>
          <table:table-cell table:style-name="ce33" table:formula="of:=IFERROR(&quot;1/&quot; &amp; TEXT(1000000/[$'Combined Results (per-row, us)'.H12]; &quot;0,00&quot;);&quot;&quot;)">
            <text:p/>
          </table:table-cell>
          <table:table-cell table:style-name="ce33" table:formula="of:=IFERROR(&quot;1/&quot; &amp; TEXT(1000000/[$'Combined Results (per-row, us)'.I12]; &quot;0,00&quot;);&quot;&quot;)">
            <text:p/>
          </table:table-cell>
          <table:table-cell table:style-name="ce33" table:formula="of:=IFERROR(&quot;1/&quot; &amp; TEXT(1000000/[$'Combined Results (per-row, us)'.J12]; &quot;0,00&quot;);&quot;&quot;)">
            <text:p/>
          </table:table-cell>
          <table:table-cell table:style-name="ce33" table:formula="of:=IFERROR(&quot;1/&quot; &amp; TEXT(1000000/[$'Combined Results (per-row, us)'.K12]; &quot;0,00&quot;);&quot;&quot;)">
            <text:p/>
          </table:table-cell>
          <table:table-cell table:style-name="ce31" table:formula="of:=IFERROR(&quot;1/&quot; &amp; TEXT(1000000/[$'Combined Results (per-row, us)'.L12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3]" office:value-type="string" office:string-value="Leica SL2" calcext:value-type="string">
            <text:p>Leica SL2</text:p>
          </table:table-cell>
          <table:table-cell table:style-name="ce34" table:formula="of:=IFERROR(&quot;1/&quot; &amp; TEXT(1000000/[$'Combined Results (per-row, us)'.B13]; &quot;0,00&quot;);&quot;&quot;)" office:value-type="string" office:string-value="1/143,893" calcext:value-type="string">
            <text:p>1/143,893</text:p>
          </table:table-cell>
          <table:table-cell table:style-name="ce34" table:formula="of:=IFERROR(&quot;1/&quot; &amp; TEXT(1000000/[$'Combined Results (per-row, us)'.C13]; &quot;0,00&quot;);&quot;&quot;)">
            <text:p/>
          </table:table-cell>
          <table:table-cell table:style-name="ce34" table:formula="of:=IFERROR(&quot;1/&quot; &amp; TEXT(1000000/[$'Combined Results (per-row, us)'.D13]; &quot;0,00&quot;);&quot;&quot;)">
            <text:p/>
          </table:table-cell>
          <table:table-cell table:style-name="ce34" table:formula="of:=IFERROR(&quot;1/&quot; &amp; TEXT(1000000/[$'Combined Results (per-row, us)'.E13]; &quot;0,00&quot;);&quot;&quot;)">
            <text:p/>
          </table:table-cell>
          <table:table-cell table:style-name="ce34" table:formula="of:=IFERROR(&quot;1/&quot; &amp; TEXT(1000000/[$'Combined Results (per-row, us)'.F13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G13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H13]; &quot;0,00&quot;);&quot;&quot;)" office:value-type="string" office:string-value="1/135,200" calcext:value-type="string">
            <text:p>1/135,200</text:p>
          </table:table-cell>
          <table:table-cell table:style-name="ce34" table:formula="of:=IFERROR(&quot;1/&quot; &amp; TEXT(1000000/[$'Combined Results (per-row, us)'.I13]; &quot;0,00&quot;);&quot;&quot;)">
            <text:p/>
          </table:table-cell>
          <table:table-cell table:style-name="ce34" table:formula="of:=IFERROR(&quot;1/&quot; &amp; TEXT(1000000/[$'Combined Results (per-row, us)'.J13]; &quot;0,00&quot;);&quot;&quot;)" office:value-type="string" office:string-value="1/76,625" calcext:value-type="string">
            <text:p>1/76,625</text:p>
          </table:table-cell>
          <table:table-cell table:style-name="ce34" table:formula="of:=IFERROR(&quot;1/&quot; &amp; TEXT(1000000/[$'Combined Results (per-row, us)'.K13]; &quot;0,00&quot;);&quot;&quot;)" office:value-type="string" office:string-value="1/76,400" calcext:value-type="string">
            <text:p>1/76,400</text:p>
          </table:table-cell>
          <table:table-cell table:style-name="ce38" table:formula="of:=IFERROR(&quot;1/&quot; &amp; TEXT(1000000/[$'Combined Results (per-row, us)'.L13]; &quot;0,00&quot;);&quot;&quot;)" office:value-type="string" office:string-value="1/76,200" calcext:value-type="string">
            <text:p>1/76,2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4]" office:value-type="string" office:string-value="Nikon Z6" calcext:value-type="string">
            <text:p>Nikon Z6</text:p>
          </table:table-cell>
          <table:table-cell table:style-name="ce33" table:formula="of:=IFERROR(&quot;1/&quot; &amp; TEXT(1000000/[$'Combined Results (per-row, us)'.B14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14]; &quot;0,00&quot;);&quot;&quot;)">
            <text:p/>
          </table:table-cell>
          <table:table-cell table:style-name="ce33" table:formula="of:=IFERROR(&quot;1/&quot; &amp; TEXT(1000000/[$'Combined Results (per-row, us)'.D14]; &quot;0,00&quot;);&quot;&quot;)">
            <text:p/>
          </table:table-cell>
          <table:table-cell table:style-name="ce33" table:formula="of:=IFERROR(&quot;1/&quot; &amp; TEXT(1000000/[$'Combined Results (per-row, us)'.E14]; &quot;0,00&quot;);&quot;&quot;)">
            <text:p/>
          </table:table-cell>
          <table:table-cell table:style-name="ce33" table:formula="of:=IFERROR(&quot;1/&quot; &amp; TEXT(1000000/[$'Combined Results (per-row, us)'.F14]; &quot;0,00&quot;);&quot;&quot;)">
            <text:p/>
          </table:table-cell>
          <table:table-cell table:style-name="ce33" table:formula="of:=IFERROR(&quot;1/&quot; &amp; TEXT(1000000/[$'Combined Results (per-row, us)'.G14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H14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I14]; &quot;0,00&quot;);&quot;&quot;)" office:value-type="string" office:string-value="1/209,750" calcext:value-type="string">
            <text:p>1/209,750</text:p>
          </table:table-cell>
          <table:table-cell table:style-name="ce33" table:formula="of:=IFERROR(&quot;1/&quot; &amp; TEXT(1000000/[$'Combined Results (per-row, us)'.J14]; &quot;0,00&quot;);&quot;&quot;)" office:value-type="string" office:string-value="1/147,333" calcext:value-type="string">
            <text:p>1/147,333</text:p>
          </table:table-cell>
          <table:table-cell table:style-name="ce33" table:formula="of:=IFERROR(&quot;1/&quot; &amp; TEXT(1000000/[$'Combined Results (per-row, us)'.K14]; &quot;0,00&quot;);&quot;&quot;)" office:value-type="string" office:string-value="1/147,250" calcext:value-type="string">
            <text:p>1/147,250</text:p>
          </table:table-cell>
          <table:table-cell table:style-name="ce31" table:formula="of:=IFERROR(&quot;1/&quot; &amp; TEXT(1000000/[$'Combined Results (per-row, us)'.L14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5]" office:value-type="string" office:string-value="Nikon Z7" calcext:value-type="string">
            <text:p>Nikon Z7</text:p>
          </table:table-cell>
          <table:table-cell table:style-name="ce34" table:formula="of:=IFERROR(&quot;1/&quot; &amp; TEXT(1000000/[$'Combined Results (per-row, us)'.B15]; &quot;0,00&quot;);&quot;&quot;)" office:value-type="string" office:string-value="1/83,817" calcext:value-type="string">
            <text:p>1/83,817</text:p>
          </table:table-cell>
          <table:table-cell table:style-name="ce34" table:formula="of:=IFERROR(&quot;1/&quot; &amp; TEXT(1000000/[$'Combined Results (per-row, us)'.C15]; &quot;0,00&quot;);&quot;&quot;)">
            <text:p/>
          </table:table-cell>
          <table:table-cell table:style-name="ce34" table:formula="of:=IFERROR(&quot;1/&quot; &amp; TEXT(1000000/[$'Combined Results (per-row, us)'.D15]; &quot;0,00&quot;);&quot;&quot;)">
            <text:p/>
          </table:table-cell>
          <table:table-cell table:style-name="ce34" table:formula="of:=IFERROR(&quot;1/&quot; &amp; TEXT(1000000/[$'Combined Results (per-row, us)'.E15]; &quot;0,00&quot;);&quot;&quot;)">
            <text:p/>
          </table:table-cell>
          <table:table-cell table:style-name="ce34" table:formula="of:=IFERROR(&quot;1/&quot; &amp; TEXT(1000000/[$'Combined Results (per-row, us)'.F15]; &quot;0,00&quot;);&quot;&quot;)">
            <text:p/>
          </table:table-cell>
          <table:table-cell table:style-name="ce34" table:formula="of:=IFERROR(&quot;1/&quot; &amp; TEXT(1000000/[$'Combined Results (per-row, us)'.G15]; &quot;0,00&quot;);&quot;&quot;)" office:value-type="string" office:string-value="1/71,857" calcext:value-type="string">
            <text:p>1/71,857</text:p>
          </table:table-cell>
          <table:table-cell table:style-name="ce34" table:formula="of:=IFERROR(&quot;1/&quot; &amp; TEXT(1000000/[$'Combined Results (per-row, us)'.H15]; &quot;0,00&quot;);&quot;&quot;)" office:value-type="string" office:string-value="1/71,714" calcext:value-type="string">
            <text:p>1/71,714</text:p>
          </table:table-cell>
          <table:table-cell table:style-name="ce34" table:formula="of:=IFERROR(&quot;1/&quot; &amp; TEXT(1000000/[$'Combined Results (per-row, us)'.I15]; &quot;0,00&quot;);&quot;&quot;)" office:value-type="string" office:string-value="1/155,500" calcext:value-type="string">
            <text:p>1/155,500</text:p>
          </table:table-cell>
          <table:table-cell table:style-name="ce34" table:formula="of:=IFERROR(&quot;1/&quot; &amp; TEXT(1000000/[$'Combined Results (per-row, us)'.J15]; &quot;0,00&quot;);&quot;&quot;)" office:value-type="string" office:string-value="1/101,000" calcext:value-type="string">
            <text:p>1/101,000</text:p>
          </table:table-cell>
          <table:table-cell table:style-name="ce34" table:formula="of:=IFERROR(&quot;1/&quot; &amp; TEXT(1000000/[$'Combined Results (per-row, us)'.K15]; &quot;0,00&quot;);&quot;&quot;)" office:value-type="string" office:string-value="1/101,625" calcext:value-type="string">
            <text:p>1/101,625</text:p>
          </table:table-cell>
          <table:table-cell table:style-name="ce38" table:formula="of:=IFERROR(&quot;1/&quot; &amp; TEXT(1000000/[$'Combined Results (per-row, us)'.L15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6]" office:value-type="string" office:string-value="Nikon Z9" calcext:value-type="string">
            <text:p>Nikon Z9</text:p>
          </table:table-cell>
          <table:table-cell table:style-name="ce33" table:formula="of:=IFERROR(&quot;1/&quot; &amp; TEXT(1000000/[$'Combined Results (per-row, us)'.B16]; &quot;0,00&quot;);&quot;&quot;)" office:value-type="string" office:string-value="1/1,477,000" calcext:value-type="string">
            <text:p>1/1,477,000</text:p>
          </table:table-cell>
          <table:table-cell table:style-name="ce33" table:formula="of:=IFERROR(&quot;1/&quot; &amp; TEXT(1000000/[$'Combined Results (per-row, us)'.C16]; &quot;0,00&quot;);&quot;&quot;)" office:value-type="string" office:string-value="1/299,583" calcext:value-type="string">
            <text:p>1/299,583</text:p>
          </table:table-cell>
          <table:table-cell table:style-name="ce33" table:formula="of:=IFERROR(&quot;1/&quot; &amp; TEXT(1000000/[$'Combined Results (per-row, us)'.D16]; &quot;0,00&quot;);&quot;&quot;)" office:value-type="string" office:string-value="1/299,167" calcext:value-type="string">
            <text:p>1/299,167</text:p>
          </table:table-cell>
          <table:table-cell table:style-name="ce33" table:formula="of:=IFERROR(&quot;1/&quot; &amp; TEXT(1000000/[$'Combined Results (per-row, us)'.E16]; &quot;0,00&quot;);&quot;&quot;)" office:value-type="string" office:string-value="1/443,500" calcext:value-type="string">
            <text:p>1/443,500</text:p>
          </table:table-cell>
          <table:table-cell table:style-name="ce33" table:formula="of:=IFERROR(&quot;1/&quot; &amp; TEXT(1000000/[$'Combined Results (per-row, us)'.F16]; &quot;0,00&quot;);&quot;&quot;)" office:value-type="string" office:string-value="1/149,429" calcext:value-type="string">
            <text:p>1/149,429</text:p>
          </table:table-cell>
          <table:table-cell table:style-name="ce33" table:formula="of:=IFERROR(&quot;1/&quot; &amp; TEXT(1000000/[$'Combined Results (per-row, us)'.G16]; &quot;0,00&quot;);&quot;&quot;)" office:value-type="string" office:string-value="1/148,857" calcext:value-type="string">
            <text:p>1/148,857</text:p>
          </table:table-cell>
          <table:table-cell table:style-name="ce33" table:formula="of:=IFERROR(&quot;1/&quot; &amp; TEXT(1000000/[$'Combined Results (per-row, us)'.H16]; &quot;0,00&quot;);&quot;&quot;)" office:value-type="string" office:string-value="1/149,429" calcext:value-type="string">
            <text:p>1/149,429</text:p>
          </table:table-cell>
          <table:table-cell table:style-name="ce33" table:formula="of:=IFERROR(&quot;1/&quot; &amp; TEXT(1000000/[$'Combined Results (per-row, us)'.I16]; &quot;0,00&quot;);&quot;&quot;)" office:value-type="string" office:string-value="1/224,500" calcext:value-type="string">
            <text:p>1/224,500</text:p>
          </table:table-cell>
          <table:table-cell table:style-name="ce33" table:formula="of:=IFERROR(&quot;1/&quot; &amp; TEXT(1000000/[$'Combined Results (per-row, us)'.J16]; &quot;0,00&quot;);&quot;&quot;)" office:value-type="string" office:string-value="1/222,750" calcext:value-type="string">
            <text:p>1/222,750</text:p>
          </table:table-cell>
          <table:table-cell table:style-name="ce33" table:formula="of:=IFERROR(&quot;1/&quot; &amp; TEXT(1000000/[$'Combined Results (per-row, us)'.K16]; &quot;0,00&quot;);&quot;&quot;)" office:value-type="string" office:string-value="1/222,250" calcext:value-type="string">
            <text:p>1/222,250</text:p>
          </table:table-cell>
          <table:table-cell table:style-name="ce31" table:formula="of:=IFERROR(&quot;1/&quot; &amp; TEXT(1000000/[$'Combined Results (per-row, us)'.L16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7]" office:value-type="string" office:string-value="Nikon Zf" calcext:value-type="string">
            <text:p>Nikon Zf</text:p>
          </table:table-cell>
          <table:table-cell table:style-name="ce34" table:formula="of:=IFERROR(&quot;1/&quot; &amp; TEXT(1000000/[$'Combined Results (per-row, us)'.B17]; &quot;0,00&quot;);&quot;&quot;)" office:value-type="string" office:string-value="1/79,196" calcext:value-type="string">
            <text:p>1/79,196</text:p>
          </table:table-cell>
          <table:table-cell table:style-name="ce34" table:formula="of:=IFERROR(&quot;1/&quot; &amp; TEXT(1000000/[$'Combined Results (per-row, us)'.C17]; &quot;0,00&quot;);&quot;&quot;)">
            <text:p/>
          </table:table-cell>
          <table:table-cell table:style-name="ce34" table:formula="of:=IFERROR(&quot;1/&quot; &amp; TEXT(1000000/[$'Combined Results (per-row, us)'.D17]; &quot;0,00&quot;);&quot;&quot;)">
            <text:p/>
          </table:table-cell>
          <table:table-cell table:style-name="ce34" table:formula="of:=IFERROR(&quot;1/&quot; &amp; TEXT(1000000/[$'Combined Results (per-row, us)'.E17]; &quot;0,00&quot;);&quot;&quot;)">
            <text:p/>
          </table:table-cell>
          <table:table-cell table:style-name="ce34" table:formula="of:=IFERROR(&quot;1/&quot; &amp; TEXT(1000000/[$'Combined Results (per-row, us)'.F17]; &quot;0,00&quot;);&quot;&quot;)" office:value-type="string" office:string-value="1/148,167" calcext:value-type="string">
            <text:p>1/148,167</text:p>
          </table:table-cell>
          <table:table-cell table:style-name="ce34" table:formula="of:=IFERROR(&quot;1/&quot; &amp; TEXT(1000000/[$'Combined Results (per-row, us)'.G17]; &quot;0,00&quot;);&quot;&quot;)" office:value-type="string" office:string-value="1/97,600" calcext:value-type="string">
            <text:p>1/97,600</text:p>
          </table:table-cell>
          <table:table-cell table:style-name="ce34" table:formula="of:=IFERROR(&quot;1/&quot; &amp; TEXT(1000000/[$'Combined Results (per-row, us)'.H17]; &quot;0,00&quot;);&quot;&quot;)" office:value-type="string" office:string-value="1/97,400" calcext:value-type="string">
            <text:p>1/97,400</text:p>
          </table:table-cell>
          <table:table-cell table:style-name="ce34" table:formula="of:=IFERROR(&quot;1/&quot; &amp; TEXT(1000000/[$'Combined Results (per-row, us)'.I17]; &quot;0,00&quot;);&quot;&quot;)" office:value-type="string" office:string-value="1/208,000" calcext:value-type="string">
            <text:p>1/208,000</text:p>
          </table:table-cell>
          <table:table-cell table:style-name="ce34" table:formula="of:=IFERROR(&quot;1/&quot; &amp; TEXT(1000000/[$'Combined Results (per-row, us)'.J17]; &quot;0,00&quot;);&quot;&quot;)" office:value-type="string" office:string-value="1/146,500" calcext:value-type="string">
            <text:p>1/146,500</text:p>
          </table:table-cell>
          <table:table-cell table:style-name="ce34" table:formula="of:=IFERROR(&quot;1/&quot; &amp; TEXT(1000000/[$'Combined Results (per-row, us)'.K17]; &quot;0,00&quot;);&quot;&quot;)" office:value-type="string" office:string-value="1/146,167" calcext:value-type="string">
            <text:p>1/146,167</text:p>
          </table:table-cell>
          <table:table-cell table:style-name="ce38" table:formula="of:=IFERROR(&quot;1/&quot; &amp; TEXT(1000000/[$'Combined Results (per-row, us)'.L17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8]" office:value-type="string" office:string-value="Olympus E-M5 III" calcext:value-type="string">
            <text:p>Olympus E-M5 III</text:p>
          </table:table-cell>
          <table:table-cell table:style-name="ce33" table:formula="of:=IFERROR(&quot;1/&quot; &amp; TEXT(1000000/[$'Combined Results (per-row, us)'.B18]; &quot;0,00&quot;);&quot;&quot;)" office:value-type="string" office:string-value="1/240,667" calcext:value-type="string">
            <text:p>1/240,667</text:p>
          </table:table-cell>
          <table:table-cell table:style-name="ce33" table:formula="of:=IFERROR(&quot;1/&quot; &amp; TEXT(1000000/[$'Combined Results (per-row, us)'.C18]; &quot;0,00&quot;);&quot;&quot;)">
            <text:p/>
          </table:table-cell>
          <table:table-cell table:style-name="ce33" table:formula="of:=IFERROR(&quot;1/&quot; &amp; TEXT(1000000/[$'Combined Results (per-row, us)'.D18]; &quot;0,00&quot;);&quot;&quot;)">
            <text:p/>
          </table:table-cell>
          <table:table-cell table:style-name="ce33" table:formula="of:=IFERROR(&quot;1/&quot; &amp; TEXT(1000000/[$'Combined Results (per-row, us)'.E18]; &quot;0,00&quot;);&quot;&quot;)">
            <text:p/>
          </table:table-cell>
          <table:table-cell table:style-name="ce33" table:formula="of:=IFERROR(&quot;1/&quot; &amp; TEXT(1000000/[$'Combined Results (per-row, us)'.F18]; &quot;0,00&quot;);&quot;&quot;)">
            <text:p/>
          </table:table-cell>
          <table:table-cell table:style-name="ce33" table:formula="of:=IFERROR(&quot;1/&quot; &amp; TEXT(1000000/[$'Combined Results (per-row, us)'.G18]; &quot;0,00&quot;);&quot;&quot;)" office:value-type="string" office:string-value="1/178,600" calcext:value-type="string">
            <text:p>1/178,600</text:p>
          </table:table-cell>
          <table:table-cell table:style-name="ce33" table:formula="of:=IFERROR(&quot;1/&quot; &amp; TEXT(1000000/[$'Combined Results (per-row, us)'.H18]; &quot;0,00&quot;);&quot;&quot;)" office:value-type="string" office:string-value="1/178,250" calcext:value-type="string">
            <text:p>1/178,250</text:p>
          </table:table-cell>
          <table:table-cell table:style-name="ce33" table:formula="of:=IFERROR(&quot;1/&quot; &amp; TEXT(1000000/[$'Combined Results (per-row, us)'.I18]; &quot;0,00&quot;);&quot;&quot;)" office:value-type="string" office:string-value="1/140,333" calcext:value-type="string">
            <text:p>1/140,333</text:p>
          </table:table-cell>
          <table:table-cell table:style-name="ce33" table:formula="of:=IFERROR(&quot;1/&quot; &amp; TEXT(1000000/[$'Combined Results (per-row, us)'.J18]; &quot;0,00&quot;);&quot;&quot;)" office:value-type="string" office:string-value="1/97,875" calcext:value-type="string">
            <text:p>1/97,875</text:p>
          </table:table-cell>
          <table:table-cell table:style-name="ce33" table:formula="of:=IFERROR(&quot;1/&quot; &amp; TEXT(1000000/[$'Combined Results (per-row, us)'.K18]; &quot;0,00&quot;);&quot;&quot;)" office:value-type="string" office:string-value="1/98,375" calcext:value-type="string">
            <text:p>1/98,375</text:p>
          </table:table-cell>
          <table:table-cell table:style-name="ce31" table:formula="of:=IFERROR(&quot;1/&quot; &amp; TEXT(1000000/[$'Combined Results (per-row, us)'.L18]; &quot;0,00&quot;);&quot;&quot;)" office:value-type="string" office:string-value="1/98,000" calcext:value-type="string">
            <text:p>1/98,0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9]" office:value-type="string" office:string-value="OMS OM-1" calcext:value-type="string">
            <text:p>OMS OM-1</text:p>
          </table:table-cell>
          <table:table-cell table:style-name="ce34" table:formula="of:=IFERROR(&quot;1/&quot; &amp; TEXT(1000000/[$'Combined Results (per-row, us)'.B19]; &quot;0,00&quot;);&quot;&quot;)" office:value-type="string" office:string-value="1/487,333" calcext:value-type="string">
            <text:p>1/487,333</text:p>
          </table:table-cell>
          <table:table-cell table:style-name="ce34" table:formula="of:=IFERROR(&quot;1/&quot; &amp; TEXT(1000000/[$'Combined Results (per-row, us)'.C19]; &quot;0,00&quot;);&quot;&quot;)">
            <text:p/>
          </table:table-cell>
          <table:table-cell table:style-name="ce34" table:formula="of:=IFERROR(&quot;1/&quot; &amp; TEXT(1000000/[$'Combined Results (per-row, us)'.D19]; &quot;0,00&quot;);&quot;&quot;)">
            <text:p/>
          </table:table-cell>
          <table:table-cell table:style-name="ce34" table:formula="of:=IFERROR(&quot;1/&quot; &amp; TEXT(1000000/[$'Combined Results (per-row, us)'.E19]; &quot;0,00&quot;);&quot;&quot;)">
            <text:p/>
          </table:table-cell>
          <table:table-cell table:style-name="ce34" table:formula="of:=IFERROR(&quot;1/&quot; &amp; TEXT(1000000/[$'Combined Results (per-row, us)'.F19]; &quot;0,00&quot;);&quot;&quot;)" office:value-type="string" office:string-value="1/309,000" calcext:value-type="string">
            <text:p>1/309,000</text:p>
          </table:table-cell>
          <table:table-cell table:style-name="ce34" table:formula="of:=IFERROR(&quot;1/&quot; &amp; TEXT(1000000/[$'Combined Results (per-row, us)'.G19]; &quot;0,00&quot;);&quot;&quot;)" office:value-type="string" office:string-value="1/309,000" calcext:value-type="string">
            <text:p>1/309,000</text:p>
          </table:table-cell>
          <table:table-cell table:style-name="ce34" table:formula="of:=IFERROR(&quot;1/&quot; &amp; TEXT(1000000/[$'Combined Results (per-row, us)'.H19]; &quot;0,00&quot;);&quot;&quot;)" office:value-type="string" office:string-value="1/308,667" calcext:value-type="string">
            <text:p>1/308,667</text:p>
          </table:table-cell>
          <table:table-cell table:style-name="ce34" table:formula="of:=IFERROR(&quot;1/&quot; &amp; TEXT(1000000/[$'Combined Results (per-row, us)'.I19]; &quot;0,00&quot;);&quot;&quot;)" office:value-type="string" office:string-value="1/232,750" calcext:value-type="string">
            <text:p>1/232,750</text:p>
          </table:table-cell>
          <table:table-cell table:style-name="ce34" table:formula="of:=IFERROR(&quot;1/&quot; &amp; TEXT(1000000/[$'Combined Results (per-row, us)'.J19]; &quot;0,00&quot;);&quot;&quot;)" office:value-type="string" office:string-value="1/154,500" calcext:value-type="string">
            <text:p>1/154,500</text:p>
          </table:table-cell>
          <table:table-cell table:style-name="ce34" table:formula="of:=IFERROR(&quot;1/&quot; &amp; TEXT(1000000/[$'Combined Results (per-row, us)'.K19]; &quot;0,00&quot;);&quot;&quot;)" office:value-type="string" office:string-value="1/155,000" calcext:value-type="string">
            <text:p>1/155,000</text:p>
          </table:table-cell>
          <table:table-cell table:style-name="ce38" table:formula="of:=IFERROR(&quot;1/&quot; &amp; TEXT(1000000/[$'Combined Results (per-row, us)'.L19]; &quot;0,00&quot;);&quot;&quot;)" office:value-type="string" office:string-value="1/154,667" calcext:value-type="string">
            <text:p>1/154,667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0]" office:value-type="string" office:string-value="Panasonic GX85" calcext:value-type="string">
            <text:p>Panasonic GX85</text:p>
          </table:table-cell>
          <table:table-cell table:style-name="ce33" table:formula="of:=IFERROR(&quot;1/&quot; &amp; TEXT(1000000/[$'Combined Results (per-row, us)'.B20]; &quot;0,00&quot;);&quot;&quot;)" office:value-type="string" office:string-value="1/85,947" calcext:value-type="string">
            <text:p>1/85,947</text:p>
          </table:table-cell>
          <table:table-cell table:style-name="ce33" table:formula="of:=IFERROR(&quot;1/&quot; &amp; TEXT(1000000/[$'Combined Results (per-row, us)'.C20]; &quot;0,00&quot;);&quot;&quot;)">
            <text:p/>
          </table:table-cell>
          <table:table-cell table:style-name="ce33" table:formula="of:=IFERROR(&quot;1/&quot; &amp; TEXT(1000000/[$'Combined Results (per-row, us)'.D20]; &quot;0,00&quot;);&quot;&quot;)">
            <text:p/>
          </table:table-cell>
          <table:table-cell table:style-name="ce33" table:formula="of:=IFERROR(&quot;1/&quot; &amp; TEXT(1000000/[$'Combined Results (per-row, us)'.E20]; &quot;0,00&quot;);&quot;&quot;)">
            <text:p/>
          </table:table-cell>
          <table:table-cell table:style-name="ce33" table:formula="of:=IFERROR(&quot;1/&quot; &amp; TEXT(1000000/[$'Combined Results (per-row, us)'.F20]; &quot;0,00&quot;);&quot;&quot;)">
            <text:p/>
          </table:table-cell>
          <table:table-cell table:style-name="ce33" table:formula="of:=IFERROR(&quot;1/&quot; &amp; TEXT(1000000/[$'Combined Results (per-row, us)'.G20]; &quot;0,00&quot;);&quot;&quot;)" office:value-type="string" office:string-value="1/79,818" calcext:value-type="string">
            <text:p>1/79,818</text:p>
          </table:table-cell>
          <table:table-cell table:style-name="ce33" table:formula="of:=IFERROR(&quot;1/&quot; &amp; TEXT(1000000/[$'Combined Results (per-row, us)'.H20]; &quot;0,00&quot;);&quot;&quot;)" office:value-type="string" office:string-value="1/79,833" calcext:value-type="string">
            <text:p>1/79,833</text:p>
          </table:table-cell>
          <table:table-cell table:style-name="ce33" table:formula="of:=IFERROR(&quot;1/&quot; &amp; TEXT(1000000/[$'Combined Results (per-row, us)'.I20]; &quot;0,00&quot;);&quot;&quot;)">
            <text:p/>
          </table:table-cell>
          <table:table-cell table:style-name="ce33" table:formula="of:=IFERROR(&quot;1/&quot; &amp; TEXT(1000000/[$'Combined Results (per-row, us)'.J20]; &quot;0,00&quot;);&quot;&quot;)" office:value-type="string" office:string-value="1/75,083" calcext:value-type="string">
            <text:p>1/75,083</text:p>
          </table:table-cell>
          <table:table-cell table:style-name="ce33" table:formula="of:=IFERROR(&quot;1/&quot; &amp; TEXT(1000000/[$'Combined Results (per-row, us)'.K20]; &quot;0,00&quot;);&quot;&quot;)" office:value-type="string" office:string-value="1/74,833" calcext:value-type="string">
            <text:p>1/74,833</text:p>
          </table:table-cell>
          <table:table-cell table:style-name="ce31" table:formula="of:=IFERROR(&quot;1/&quot; &amp; TEXT(1000000/[$'Combined Results (per-row, us)'.L20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1]" office:value-type="string" office:string-value="Panasonic S1R" calcext:value-type="string">
            <text:p>Panasonic S1R</text:p>
          </table:table-cell>
          <table:table-cell table:style-name="ce34" table:formula="of:=IFERROR(&quot;1/&quot; &amp; TEXT(1000000/[$'Combined Results (per-row, us)'.B21]; &quot;0,00&quot;);&quot;&quot;)" office:value-type="string" office:string-value="1/146,063" calcext:value-type="string">
            <text:p>1/146,063</text:p>
          </table:table-cell>
          <table:table-cell table:style-name="ce34" table:formula="of:=IFERROR(&quot;1/&quot; &amp; TEXT(1000000/[$'Combined Results (per-row, us)'.C21]; &quot;0,00&quot;);&quot;&quot;)">
            <text:p/>
          </table:table-cell>
          <table:table-cell table:style-name="ce34" table:formula="of:=IFERROR(&quot;1/&quot; &amp; TEXT(1000000/[$'Combined Results (per-row, us)'.D21]; &quot;0,00&quot;);&quot;&quot;)">
            <text:p/>
          </table:table-cell>
          <table:table-cell table:style-name="ce34" table:formula="of:=IFERROR(&quot;1/&quot; &amp; TEXT(1000000/[$'Combined Results (per-row, us)'.E21]; &quot;0,00&quot;);&quot;&quot;)">
            <text:p/>
          </table:table-cell>
          <table:table-cell table:style-name="ce34" table:formula="of:=IFERROR(&quot;1/&quot; &amp; TEXT(1000000/[$'Combined Results (per-row, us)'.F21]; &quot;0,00&quot;);&quot;&quot;)" office:value-type="string" office:string-value="1/136,214" calcext:value-type="string">
            <text:p>1/136,214</text:p>
          </table:table-cell>
          <table:table-cell table:style-name="ce34" table:formula="of:=IFERROR(&quot;1/&quot; &amp; TEXT(1000000/[$'Combined Results (per-row, us)'.G21]; &quot;0,00&quot;);&quot;&quot;)" office:value-type="string" office:string-value="1/136,000" calcext:value-type="string">
            <text:p>1/136,000</text:p>
          </table:table-cell>
          <table:table-cell table:style-name="ce34" table:formula="of:=IFERROR(&quot;1/&quot; &amp; TEXT(1000000/[$'Combined Results (per-row, us)'.H21]; &quot;0,00&quot;);&quot;&quot;)" office:value-type="string" office:string-value="1/137,143" calcext:value-type="string">
            <text:p>1/137,143</text:p>
          </table:table-cell>
          <table:table-cell table:style-name="ce34" table:formula="of:=IFERROR(&quot;1/&quot; &amp; TEXT(1000000/[$'Combined Results (per-row, us)'.I21]; &quot;0,00&quot;);&quot;&quot;)" office:value-type="string" office:string-value="1/152,000" calcext:value-type="string">
            <text:p>1/152,000</text:p>
          </table:table-cell>
          <table:table-cell table:style-name="ce34" table:formula="of:=IFERROR(&quot;1/&quot; &amp; TEXT(1000000/[$'Combined Results (per-row, us)'.J21]; &quot;0,00&quot;);&quot;&quot;)" office:value-type="string" office:string-value="1/77,750" calcext:value-type="string">
            <text:p>1/77,750</text:p>
          </table:table-cell>
          <table:table-cell table:style-name="ce34" table:formula="of:=IFERROR(&quot;1/&quot; &amp; TEXT(1000000/[$'Combined Results (per-row, us)'.K21]; &quot;0,00&quot;);&quot;&quot;)" office:value-type="string" office:string-value="1/77,500" calcext:value-type="string">
            <text:p>1/77,500</text:p>
          </table:table-cell>
          <table:table-cell table:style-name="ce38" table:formula="of:=IFERROR(&quot;1/&quot; &amp; TEXT(1000000/[$'Combined Results (per-row, us)'.L21]; &quot;0,00&quot;);&quot;&quot;)" office:value-type="string" office:string-value="1/137,143" calcext:value-type="string">
            <text:p>1/137,143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2]" office:value-type="string" office:string-value="Panasonic S5 IIx" calcext:value-type="string">
            <text:p>Panasonic S5 IIx</text:p>
          </table:table-cell>
          <table:table-cell table:style-name="ce33" table:formula="of:=IFERROR(&quot;1/&quot; &amp; TEXT(1000000/[$'Combined Results (per-row, us)'.B22]; &quot;0,00&quot;);&quot;&quot;)" office:value-type="string" office:string-value="1/78,841" calcext:value-type="string">
            <text:p>1/78,841</text:p>
          </table:table-cell>
          <table:table-cell table:style-name="ce33" table:formula="of:=IFERROR(&quot;1/&quot; &amp; TEXT(1000000/[$'Combined Results (per-row, us)'.C22]; &quot;0,00&quot;);&quot;&quot;)">
            <text:p/>
          </table:table-cell>
          <table:table-cell table:style-name="ce33" table:formula="of:=IFERROR(&quot;1/&quot; &amp; TEXT(1000000/[$'Combined Results (per-row, us)'.D22]; &quot;0,00&quot;);&quot;&quot;)">
            <text:p/>
          </table:table-cell>
          <table:table-cell table:style-name="ce33" table:formula="of:=IFERROR(&quot;1/&quot; &amp; TEXT(1000000/[$'Combined Results (per-row, us)'.E22]; &quot;0,00&quot;);&quot;&quot;)">
            <text:p/>
          </table:table-cell>
          <table:table-cell table:style-name="ce33" table:formula="of:=IFERROR(&quot;1/&quot; &amp; TEXT(1000000/[$'Combined Results (per-row, us)'.F22]; &quot;0,00&quot;);&quot;&quot;)" office:value-type="string" office:string-value="1/151,667" calcext:value-type="string">
            <text:p>1/151,667</text:p>
          </table:table-cell>
          <table:table-cell table:style-name="ce33" table:formula="of:=IFERROR(&quot;1/&quot; &amp; TEXT(1000000/[$'Combined Results (per-row, us)'.G22]; &quot;0,00&quot;);&quot;&quot;)" office:value-type="string" office:string-value="1/100,556" calcext:value-type="string">
            <text:p>1/100,556</text:p>
          </table:table-cell>
          <table:table-cell table:style-name="ce33" table:formula="of:=IFERROR(&quot;1/&quot; &amp; TEXT(1000000/[$'Combined Results (per-row, us)'.H22]; &quot;0,00&quot;);&quot;&quot;)" office:value-type="string" office:string-value="1/102,056" calcext:value-type="string">
            <text:p>1/102,056</text:p>
          </table:table-cell>
          <table:table-cell table:style-name="ce33" table:formula="of:=IFERROR(&quot;1/&quot; &amp; TEXT(1000000/[$'Combined Results (per-row, us)'.I22]; &quot;0,00&quot;);&quot;&quot;)" office:value-type="string" office:string-value="1/206,000" calcext:value-type="string">
            <text:p>1/206,000</text:p>
          </table:table-cell>
          <table:table-cell table:style-name="ce33" table:formula="of:=IFERROR(&quot;1/&quot; &amp; TEXT(1000000/[$'Combined Results (per-row, us)'.J22]; &quot;0,00&quot;);&quot;&quot;)" office:value-type="string" office:string-value="1/101,125" calcext:value-type="string">
            <text:p>1/101,125</text:p>
          </table:table-cell>
          <table:table-cell table:style-name="ce33" table:formula="of:=IFERROR(&quot;1/&quot; &amp; TEXT(1000000/[$'Combined Results (per-row, us)'.K22]; &quot;0,00&quot;);&quot;&quot;)" office:value-type="string" office:string-value="1/50,278" calcext:value-type="string">
            <text:p>1/50,278</text:p>
          </table:table-cell>
          <table:table-cell table:style-name="ce31" table:formula="of:=IFERROR(&quot;1/&quot; &amp; TEXT(1000000/[$'Combined Results (per-row, us)'.L22]; &quot;0,00&quot;);&quot;&quot;)" office:value-type="string" office:string-value="1/50,389" calcext:value-type="string">
            <text:p>1/50,389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3]" office:value-type="string" office:string-value="Sony A1" calcext:value-type="string">
            <text:p>Sony A1</text:p>
          </table:table-cell>
          <table:table-cell table:style-name="ce34" table:formula="of:=IFERROR(&quot;1/&quot; &amp; TEXT(1000000/[$'Combined Results (per-row, us)'.B23]; &quot;0,00&quot;);&quot;&quot;)" office:value-type="string" office:string-value="1/1,472,500" calcext:value-type="string">
            <text:p>1/1,472,500</text:p>
          </table:table-cell>
          <table:table-cell table:style-name="ce34" table:formula="of:=IFERROR(&quot;1/&quot; &amp; TEXT(1000000/[$'Combined Results (per-row, us)'.C23]; &quot;0,00&quot;);&quot;&quot;)" office:value-type="string" office:string-value="1/280,417" calcext:value-type="string">
            <text:p>1/280,417</text:p>
          </table:table-cell>
          <table:table-cell table:style-name="ce34" table:formula="of:=IFERROR(&quot;1/&quot; &amp; TEXT(1000000/[$'Combined Results (per-row, us)'.D23]; &quot;0,00&quot;);&quot;&quot;)" office:value-type="string" office:string-value="1/280,500" calcext:value-type="string">
            <text:p>1/280,500</text:p>
          </table:table-cell>
          <table:table-cell table:style-name="ce34" table:formula="of:=IFERROR(&quot;1/&quot; &amp; TEXT(1000000/[$'Combined Results (per-row, us)'.E23]; &quot;0,00&quot;);&quot;&quot;)" office:value-type="string" office:string-value="1/355,000" calcext:value-type="string">
            <text:p>1/355,000</text:p>
          </table:table-cell>
          <table:table-cell table:style-name="ce34" table:formula="of:=IFERROR(&quot;1/&quot; &amp; TEXT(1000000/[$'Combined Results (per-row, us)'.F23]; &quot;0,00&quot;);&quot;&quot;)" office:value-type="string" office:string-value="1/268,667" calcext:value-type="string">
            <text:p>1/268,667</text:p>
          </table:table-cell>
          <table:table-cell table:style-name="ce34" table:formula="of:=IFERROR(&quot;1/&quot; &amp; TEXT(1000000/[$'Combined Results (per-row, us)'.G23]; &quot;0,00&quot;);&quot;&quot;)" office:value-type="string" office:string-value="1/269,667" calcext:value-type="string">
            <text:p>1/269,667</text:p>
          </table:table-cell>
          <table:table-cell table:style-name="ce34" table:formula="of:=IFERROR(&quot;1/&quot; &amp; TEXT(1000000/[$'Combined Results (per-row, us)'.H23]; &quot;0,00&quot;);&quot;&quot;)" office:value-type="string" office:string-value="1/269,333" calcext:value-type="string">
            <text:p>1/269,333</text:p>
          </table:table-cell>
          <table:table-cell table:style-name="ce34" table:formula="of:=IFERROR(&quot;1/&quot; &amp; TEXT(1000000/[$'Combined Results (per-row, us)'.I23]; &quot;0,00&quot;);&quot;&quot;)" office:value-type="string" office:string-value="1/201,500" calcext:value-type="string">
            <text:p>1/201,500</text:p>
          </table:table-cell>
          <table:table-cell table:style-name="ce34" table:formula="of:=IFERROR(&quot;1/&quot; &amp; TEXT(1000000/[$'Combined Results (per-row, us)'.J23]; &quot;0,00&quot;);&quot;&quot;)" office:value-type="string" office:string-value="1/202,500" calcext:value-type="string">
            <text:p>1/202,500</text:p>
          </table:table-cell>
          <table:table-cell table:style-name="ce34" table:formula="of:=IFERROR(&quot;1/&quot; &amp; TEXT(1000000/[$'Combined Results (per-row, us)'.K23]; &quot;0,00&quot;);&quot;&quot;)" office:value-type="string" office:string-value="1/200,500" calcext:value-type="string">
            <text:p>1/200,500</text:p>
          </table:table-cell>
          <table:table-cell table:style-name="ce38" table:formula="of:=IFERROR(&quot;1/&quot; &amp; TEXT(1000000/[$'Combined Results (per-row, us)'.L23]; &quot;0,00&quot;);&quot;&quot;)" office:value-type="string" office:string-value="1/202,500" calcext:value-type="string">
            <text:p>1/202,5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4]" office:value-type="string" office:string-value="Sony A7C" calcext:value-type="string">
            <text:p>Sony A7C</text:p>
          </table:table-cell>
          <table:table-cell table:style-name="ce33" table:formula="of:=IFERROR(&quot;1/&quot; &amp; TEXT(1000000/[$'Combined Results (per-row, us)'.B24]; &quot;0,00&quot;);&quot;&quot;)" office:value-type="string" office:string-value="1/64,229" calcext:value-type="string">
            <text:p>1/64,229</text:p>
          </table:table-cell>
          <table:table-cell table:style-name="ce33" table:formula="of:=IFERROR(&quot;1/&quot; &amp; TEXT(1000000/[$'Combined Results (per-row, us)'.C24]; &quot;0,00&quot;);&quot;&quot;)">
            <text:p/>
          </table:table-cell>
          <table:table-cell table:style-name="ce33" table:formula="of:=IFERROR(&quot;1/&quot; &amp; TEXT(1000000/[$'Combined Results (per-row, us)'.D24]; &quot;0,00&quot;);&quot;&quot;)">
            <text:p/>
          </table:table-cell>
          <table:table-cell table:style-name="ce33" table:formula="of:=IFERROR(&quot;1/&quot; &amp; TEXT(1000000/[$'Combined Results (per-row, us)'.E24]; &quot;0,00&quot;);&quot;&quot;)">
            <text:p/>
          </table:table-cell>
          <table:table-cell table:style-name="ce33" table:formula="of:=IFERROR(&quot;1/&quot; &amp; TEXT(1000000/[$'Combined Results (per-row, us)'.F24]; &quot;0,00&quot;);&quot;&quot;)">
            <text:p/>
          </table:table-cell>
          <table:table-cell table:style-name="ce33" table:formula="of:=IFERROR(&quot;1/&quot; &amp; TEXT(1000000/[$'Combined Results (per-row, us)'.G24]; &quot;0,00&quot;);&quot;&quot;)" office:value-type="string" office:string-value="1/126,875" calcext:value-type="string">
            <text:p>1/126,875</text:p>
          </table:table-cell>
          <table:table-cell table:style-name="ce33" table:formula="of:=IFERROR(&quot;1/&quot; &amp; TEXT(1000000/[$'Combined Results (per-row, us)'.H24]; &quot;0,00&quot;);&quot;&quot;)" office:value-type="string" office:string-value="1/89,500" calcext:value-type="string">
            <text:p>1/89,500</text:p>
          </table:table-cell>
          <table:table-cell table:style-name="ce33" table:formula="of:=IFERROR(&quot;1/&quot; &amp; TEXT(1000000/[$'Combined Results (per-row, us)'.I24]; &quot;0,00&quot;);&quot;&quot;)" office:value-type="string" office:string-value="1/155,000" calcext:value-type="string">
            <text:p>1/155,000</text:p>
          </table:table-cell>
          <table:table-cell table:style-name="ce33" table:formula="of:=IFERROR(&quot;1/&quot; &amp; TEXT(1000000/[$'Combined Results (per-row, us)'.J24]; &quot;0,00&quot;);&quot;&quot;)" office:value-type="string" office:string-value="1/155,500" calcext:value-type="string">
            <text:p>1/155,500</text:p>
          </table:table-cell>
          <table:table-cell table:style-name="ce33" table:formula="of:=IFERROR(&quot;1/&quot; &amp; TEXT(1000000/[$'Combined Results (per-row, us)'.K24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24]; &quot;0,00&quot;);&quot;&quot;)" office:value-type="string" office:string-value="1/155,000" calcext:value-type="string">
            <text:p>1/155,0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5]" office:value-type="string" office:string-value="Sony A7M3" calcext:value-type="string">
            <text:p>Sony A7M3</text:p>
          </table:table-cell>
          <table:table-cell table:style-name="ce34" table:formula="of:=IFERROR(&quot;1/&quot; &amp; TEXT(1000000/[$'Combined Results (per-row, us)'.B25]; &quot;0,00&quot;);&quot;&quot;)" office:value-type="string" office:string-value="1/64,173" calcext:value-type="string">
            <text:p>1/64,173</text:p>
          </table:table-cell>
          <table:table-cell table:style-name="ce34" table:formula="of:=IFERROR(&quot;1/&quot; &amp; TEXT(1000000/[$'Combined Results (per-row, us)'.C25]; &quot;0,00&quot;);&quot;&quot;)">
            <text:p/>
          </table:table-cell>
          <table:table-cell table:style-name="ce34" table:formula="of:=IFERROR(&quot;1/&quot; &amp; TEXT(1000000/[$'Combined Results (per-row, us)'.D25]; &quot;0,00&quot;);&quot;&quot;)">
            <text:p/>
          </table:table-cell>
          <table:table-cell table:style-name="ce34" table:formula="of:=IFERROR(&quot;1/&quot; &amp; TEXT(1000000/[$'Combined Results (per-row, us)'.E25]; &quot;0,00&quot;);&quot;&quot;)">
            <text:p/>
          </table:table-cell>
          <table:table-cell table:style-name="ce34" table:formula="of:=IFERROR(&quot;1/&quot; &amp; TEXT(1000000/[$'Combined Results (per-row, us)'.F25]; &quot;0,00&quot;);&quot;&quot;)">
            <text:p/>
          </table:table-cell>
          <table:table-cell table:style-name="ce34" table:formula="of:=IFERROR(&quot;1/&quot; &amp; TEXT(1000000/[$'Combined Results (per-row, us)'.G25]; &quot;0,00&quot;);&quot;&quot;)" office:value-type="string" office:string-value="1/125,500" calcext:value-type="string">
            <text:p>1/125,500</text:p>
          </table:table-cell>
          <table:table-cell table:style-name="ce34" table:formula="of:=IFERROR(&quot;1/&quot; &amp; TEXT(1000000/[$'Combined Results (per-row, us)'.H25]; &quot;0,00&quot;);&quot;&quot;)" office:value-type="string" office:string-value="1/87,636" calcext:value-type="string">
            <text:p>1/87,636</text:p>
          </table:table-cell>
          <table:table-cell table:style-name="ce34" table:formula="of:=IFERROR(&quot;1/&quot; &amp; TEXT(1000000/[$'Combined Results (per-row, us)'.I25]; &quot;0,00&quot;);&quot;&quot;)" office:value-type="string" office:string-value="1/151,250" calcext:value-type="string">
            <text:p>1/151,250</text:p>
          </table:table-cell>
          <table:table-cell table:style-name="ce34" table:formula="of:=IFERROR(&quot;1/&quot; &amp; TEXT(1000000/[$'Combined Results (per-row, us)'.J25]; &quot;0,00&quot;);&quot;&quot;)" office:value-type="string" office:string-value="1/152,250" calcext:value-type="string">
            <text:p>1/152,250</text:p>
          </table:table-cell>
          <table:table-cell table:style-name="ce34" table:formula="of:=IFERROR(&quot;1/&quot; &amp; TEXT(1000000/[$'Combined Results (per-row, us)'.K25]; &quot;0,00&quot;);&quot;&quot;)" office:value-type="string" office:string-value="1/152,000" calcext:value-type="string">
            <text:p>1/152,000</text:p>
          </table:table-cell>
          <table:table-cell table:style-name="ce38" table:formula="of:=IFERROR(&quot;1/&quot; &amp; TEXT(1000000/[$'Combined Results (per-row, us)'.L25]; &quot;0,00&quot;);&quot;&quot;)" office:value-type="string" office:string-value="1/151,500" calcext:value-type="string">
            <text:p>1/151,5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6]" office:value-type="string" office:string-value="Sony A7rIV" calcext:value-type="string">
            <text:p>Sony A7rIV</text:p>
          </table:table-cell>
          <table:table-cell table:style-name="ce33" table:formula="of:=IFERROR(&quot;1/&quot; &amp; TEXT(1000000/[$'Combined Results (per-row, us)'.B26]; &quot;0,00&quot;);&quot;&quot;)" office:value-type="string" office:string-value="1/63,171" calcext:value-type="string">
            <text:p>1/63,171</text:p>
          </table:table-cell>
          <table:table-cell table:style-name="ce33" table:formula="of:=IFERROR(&quot;1/&quot; &amp; TEXT(1000000/[$'Combined Results (per-row, us)'.C26]; &quot;0,00&quot;);&quot;&quot;)">
            <text:p/>
          </table:table-cell>
          <table:table-cell table:style-name="ce33" table:formula="of:=IFERROR(&quot;1/&quot; &amp; TEXT(1000000/[$'Combined Results (per-row, us)'.D26]; &quot;0,00&quot;);&quot;&quot;)">
            <text:p/>
          </table:table-cell>
          <table:table-cell table:style-name="ce33" table:formula="of:=IFERROR(&quot;1/&quot; &amp; TEXT(1000000/[$'Combined Results (per-row, us)'.E26]; &quot;0,00&quot;);&quot;&quot;)">
            <text:p/>
          </table:table-cell>
          <table:table-cell table:style-name="ce33" table:formula="of:=IFERROR(&quot;1/&quot; &amp; TEXT(1000000/[$'Combined Results (per-row, us)'.F26]; &quot;0,00&quot;);&quot;&quot;)">
            <text:p/>
          </table:table-cell>
          <table:table-cell table:style-name="ce33" table:formula="of:=IFERROR(&quot;1/&quot; &amp; TEXT(1000000/[$'Combined Results (per-row, us)'.G26]; &quot;0,00&quot;);&quot;&quot;)" office:value-type="string" office:string-value="1/86,083" calcext:value-type="string">
            <text:p>1/86,083</text:p>
          </table:table-cell>
          <table:table-cell table:style-name="ce33" table:formula="of:=IFERROR(&quot;1/&quot; &amp; TEXT(1000000/[$'Combined Results (per-row, us)'.H26]; &quot;0,00&quot;);&quot;&quot;)" office:value-type="string" office:string-value="1/67,867" calcext:value-type="string">
            <text:p>1/67,867</text:p>
          </table:table-cell>
          <table:table-cell table:style-name="ce33" table:formula="of:=IFERROR(&quot;1/&quot; &amp; TEXT(1000000/[$'Combined Results (per-row, us)'.I26]; &quot;0,00&quot;);&quot;&quot;)" office:value-type="string" office:string-value="1/147,750" calcext:value-type="string">
            <text:p>1/147,750</text:p>
          </table:table-cell>
          <table:table-cell table:style-name="ce33" table:formula="of:=IFERROR(&quot;1/&quot; &amp; TEXT(1000000/[$'Combined Results (per-row, us)'.J26]; &quot;0,00&quot;);&quot;&quot;)" office:value-type="string" office:string-value="1/83,300" calcext:value-type="string">
            <text:p>1/83,300</text:p>
          </table:table-cell>
          <table:table-cell table:style-name="ce33" table:formula="of:=IFERROR(&quot;1/&quot; &amp; TEXT(1000000/[$'Combined Results (per-row, us)'.K26]; &quot;0,00&quot;);&quot;&quot;)" office:value-type="string" office:string-value="1/83,375" calcext:value-type="string">
            <text:p>1/83,375</text:p>
          </table:table-cell>
          <table:table-cell table:style-name="ce31" table:formula="of:=IFERROR(&quot;1/&quot; &amp; TEXT(1000000/[$'Combined Results (per-row, us)'.L26]; &quot;0,00&quot;);&quot;&quot;)" office:value-type="string" office:string-value="1/83,375" calcext:value-type="string">
            <text:p>1/83,375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7]" office:value-type="string" office:string-value="Sony A7rV" calcext:value-type="string">
            <text:p>Sony A7rV</text:p>
          </table:table-cell>
          <table:table-cell table:style-name="ce34" table:formula="of:=IFERROR(&quot;1/&quot; &amp; TEXT(1000000/[$'Combined Results (per-row, us)'.B27]; &quot;0,00&quot;);&quot;&quot;)" office:value-type="string" office:string-value="1/63,051" calcext:value-type="string">
            <text:p>1/63,051</text:p>
          </table:table-cell>
          <table:table-cell table:style-name="ce34" table:formula="of:=IFERROR(&quot;1/&quot; &amp; TEXT(1000000/[$'Combined Results (per-row, us)'.C27]; &quot;0,00&quot;);&quot;&quot;)">
            <text:p/>
          </table:table-cell>
          <table:table-cell table:style-name="ce34" table:formula="of:=IFERROR(&quot;1/&quot; &amp; TEXT(1000000/[$'Combined Results (per-row, us)'.D27]; &quot;0,00&quot;);&quot;&quot;)" office:value-type="string" office:string-value="1/115,367" calcext:value-type="string">
            <text:p>1/115,367</text:p>
          </table:table-cell>
          <table:table-cell table:style-name="ce34" table:formula="of:=IFERROR(&quot;1/&quot; &amp; TEXT(1000000/[$'Combined Results (per-row, us)'.E27]; &quot;0,00&quot;);&quot;&quot;)">
            <text:p/>
          </table:table-cell>
          <table:table-cell table:style-name="ce34" table:formula="of:=IFERROR(&quot;1/&quot; &amp; TEXT(1000000/[$'Combined Results (per-row, us)'.F27]; &quot;0,00&quot;);&quot;&quot;)" office:value-type="string" office:string-value="1/146,600" calcext:value-type="string">
            <text:p>1/146,600</text:p>
          </table:table-cell>
          <table:table-cell table:style-name="ce34" table:formula="of:=IFERROR(&quot;1/&quot; &amp; TEXT(1000000/[$'Combined Results (per-row, us)'.G27]; &quot;0,00&quot;);&quot;&quot;)" office:value-type="string" office:string-value="1/118,286" calcext:value-type="string">
            <text:p>1/118,286</text:p>
          </table:table-cell>
          <table:table-cell table:style-name="ce34" table:formula="of:=IFERROR(&quot;1/&quot; &amp; TEXT(1000000/[$'Combined Results (per-row, us)'.H27]; &quot;0,00&quot;);&quot;&quot;)" office:value-type="string" office:string-value="1/118,167" calcext:value-type="string">
            <text:p>1/118,167</text:p>
          </table:table-cell>
          <table:table-cell table:style-name="ce34" table:formula="of:=IFERROR(&quot;1/&quot; &amp; TEXT(1000000/[$'Combined Results (per-row, us)'.I27]; &quot;0,00&quot;);&quot;&quot;)" office:value-type="string" office:string-value="1/148,000" calcext:value-type="string">
            <text:p>1/148,000</text:p>
          </table:table-cell>
          <table:table-cell table:style-name="ce34" table:formula="of:=IFERROR(&quot;1/&quot; &amp; TEXT(1000000/[$'Combined Results (per-row, us)'.J27]; &quot;0,00&quot;);&quot;&quot;)" office:value-type="string" office:string-value="1/83,000" calcext:value-type="string">
            <text:p>1/83,000</text:p>
          </table:table-cell>
          <table:table-cell table:style-name="ce34" table:formula="of:=IFERROR(&quot;1/&quot; &amp; TEXT(1000000/[$'Combined Results (per-row, us)'.K27]; &quot;0,00&quot;);&quot;&quot;)" office:value-type="string" office:string-value="1/83,125" calcext:value-type="string">
            <text:p>1/83,125</text:p>
          </table:table-cell>
          <table:table-cell table:style-name="ce38" table:formula="of:=IFERROR(&quot;1/&quot; &amp; TEXT(1000000/[$'Combined Results (per-row, us)'.L27]; &quot;0,00&quot;);&quot;&quot;)" office:value-type="string" office:string-value="1/83,250" calcext:value-type="string">
            <text:p>1/83,25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8]" office:value-type="string" office:string-value="Sony A9" calcext:value-type="string">
            <text:p>Sony A9</text:p>
          </table:table-cell>
          <table:table-cell table:style-name="ce33" table:formula="of:=IFERROR(&quot;1/&quot; &amp; TEXT(1000000/[$'Combined Results (per-row, us)'.B28]; &quot;0,00&quot;);&quot;&quot;)" office:value-type="string" office:string-value="1/606,000" calcext:value-type="string">
            <text:p>1/606,000</text:p>
          </table:table-cell>
          <table:table-cell table:style-name="ce33" table:formula="of:=IFERROR(&quot;1/&quot; &amp; TEXT(1000000/[$'Combined Results (per-row, us)'.C28]; &quot;0,00&quot;);&quot;&quot;)">
            <text:p/>
          </table:table-cell>
          <table:table-cell table:style-name="ce33" table:formula="of:=IFERROR(&quot;1/&quot; &amp; TEXT(1000000/[$'Combined Results (per-row, us)'.D28]; &quot;0,00&quot;);&quot;&quot;)">
            <text:p/>
          </table:table-cell>
          <table:table-cell table:style-name="ce33" table:formula="of:=IFERROR(&quot;1/&quot; &amp; TEXT(1000000/[$'Combined Results (per-row, us)'.E28]; &quot;0,00&quot;);&quot;&quot;)">
            <text:p/>
          </table:table-cell>
          <table:table-cell table:style-name="ce33" table:formula="of:=IFERROR(&quot;1/&quot; &amp; TEXT(1000000/[$'Combined Results (per-row, us)'.F28]; &quot;0,00&quot;);&quot;&quot;)">
            <text:p/>
          </table:table-cell>
          <table:table-cell table:style-name="ce33" table:formula="of:=IFERROR(&quot;1/&quot; &amp; TEXT(1000000/[$'Combined Results (per-row, us)'.G28]; &quot;0,00&quot;);&quot;&quot;)" office:value-type="string" office:string-value="1/119,429" calcext:value-type="string">
            <text:p>1/119,429</text:p>
          </table:table-cell>
          <table:table-cell table:style-name="ce33" table:formula="of:=IFERROR(&quot;1/&quot; &amp; TEXT(1000000/[$'Combined Results (per-row, us)'.H28]; &quot;0,00&quot;);&quot;&quot;)" office:value-type="string" office:string-value="1/94,650" calcext:value-type="string">
            <text:p>1/94,650</text:p>
          </table:table-cell>
          <table:table-cell table:style-name="ce33" table:formula="of:=IFERROR(&quot;1/&quot; &amp; TEXT(1000000/[$'Combined Results (per-row, us)'.I28]; &quot;0,00&quot;);&quot;&quot;)" office:value-type="string" office:string-value="1/168,250" calcext:value-type="string">
            <text:p>1/168,250</text:p>
          </table:table-cell>
          <table:table-cell table:style-name="ce33" table:formula="of:=IFERROR(&quot;1/&quot; &amp; TEXT(1000000/[$'Combined Results (per-row, us)'.J28]; &quot;0,00&quot;);&quot;&quot;)" office:value-type="string" office:string-value="1/168,500" calcext:value-type="string">
            <text:p>1/168,500</text:p>
          </table:table-cell>
          <table:table-cell table:style-name="ce33" table:formula="of:=IFERROR(&quot;1/&quot; &amp; TEXT(1000000/[$'Combined Results (per-row, us)'.K28]; &quot;0,00&quot;);&quot;&quot;)" office:value-type="string" office:string-value="1/168,000" calcext:value-type="string">
            <text:p>1/168,000</text:p>
          </table:table-cell>
          <table:table-cell table:style-name="ce31" table:formula="of:=IFERROR(&quot;1/&quot; &amp; TEXT(1000000/[$'Combined Results (per-row, us)'.L28]; &quot;0,00&quot;);&quot;&quot;)" office:value-type="string" office:string-value="1/168,250" calcext:value-type="string">
            <text:p>1/168,25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9]" office:value-type="string" office:string-value="Sony ZV1" calcext:value-type="string">
            <text:p>Sony ZV1</text:p>
          </table:table-cell>
          <table:table-cell table:style-name="ce34" table:formula="of:=IFERROR(&quot;1/&quot; &amp; TEXT(1000000/[$'Combined Results (per-row, us)'.B29]; &quot;0,00&quot;);&quot;&quot;)" office:value-type="string" office:string-value="1/468,750" calcext:value-type="string">
            <text:p>1/468,750</text:p>
          </table:table-cell>
          <table:table-cell table:style-name="ce34" table:formula="of:=IFERROR(&quot;1/&quot; &amp; TEXT(1000000/[$'Combined Results (per-row, us)'.C29]; &quot;0,00&quot;);&quot;&quot;)">
            <text:p/>
          </table:table-cell>
          <table:table-cell table:style-name="ce34" table:formula="of:=IFERROR(&quot;1/&quot; &amp; TEXT(1000000/[$'Combined Results (per-row, us)'.D29]; &quot;0,00&quot;);&quot;&quot;)">
            <text:p/>
          </table:table-cell>
          <table:table-cell table:style-name="ce34" table:formula="of:=IFERROR(&quot;1/&quot; &amp; TEXT(1000000/[$'Combined Results (per-row, us)'.E29]; &quot;0,00&quot;);&quot;&quot;)">
            <text:p/>
          </table:table-cell>
          <table:table-cell table:style-name="ce34" table:formula="of:=IFERROR(&quot;1/&quot; &amp; TEXT(1000000/[$'Combined Results (per-row, us)'.F29]; &quot;0,00&quot;);&quot;&quot;)">
            <text:p/>
          </table:table-cell>
          <table:table-cell table:style-name="ce34" table:formula="of:=IFERROR(&quot;1/&quot; &amp; TEXT(1000000/[$'Combined Results (per-row, us)'.G29]; &quot;0,00&quot;);&quot;&quot;)" office:value-type="string" office:string-value="1/133,250" calcext:value-type="string">
            <text:p>1/133,250</text:p>
          </table:table-cell>
          <table:table-cell table:style-name="ce34" table:formula="of:=IFERROR(&quot;1/&quot; &amp; TEXT(1000000/[$'Combined Results (per-row, us)'.H29]; &quot;0,00&quot;);&quot;&quot;)" office:value-type="string" office:string-value="1/131,167" calcext:value-type="string">
            <text:p>1/131,167</text:p>
          </table:table-cell>
          <table:table-cell table:style-name="ce34" table:formula="of:=IFERROR(&quot;1/&quot; &amp; TEXT(1000000/[$'Combined Results (per-row, us)'.I29]; &quot;0,00&quot;);&quot;&quot;)" office:value-type="string" office:string-value="1/135,500" calcext:value-type="string">
            <text:p>1/135,500</text:p>
          </table:table-cell>
          <table:table-cell table:style-name="ce34" table:formula="of:=IFERROR(&quot;1/&quot; &amp; TEXT(1000000/[$'Combined Results (per-row, us)'.J29]; &quot;0,00&quot;);&quot;&quot;)" office:value-type="string" office:string-value="1/67,833" calcext:value-type="string">
            <text:p>1/67,833</text:p>
          </table:table-cell>
          <table:table-cell table:style-name="ce34" table:formula="of:=IFERROR(&quot;1/&quot; &amp; TEXT(1000000/[$'Combined Results (per-row, us)'.K29]; &quot;0,00&quot;);&quot;&quot;)" office:value-type="string" office:string-value="1/67,667" calcext:value-type="string">
            <text:p>1/67,667</text:p>
          </table:table-cell>
          <table:table-cell table:style-name="ce38" table:formula="of:=IFERROR(&quot;1/&quot; &amp; TEXT(1000000/[$'Combined Results (per-row, us)'.L29]; &quot;0,00&quot;);&quot;&quot;)" office:value-type="string" office:string-value="1/66,100" calcext:value-type="string">
            <text:p>1/66,100</text:p>
          </table:table-cell>
          <table:table-cell table:number-columns-repeated="2"/>
        </table:table-row>
        <table:table-row table:style-name="ro3">
          <table:table-cell table:style-name="ce55" table:formula="of:=[$'Combined Results (per-row, us)'.A30]" office:value-type="string" office:string-value="Sony ZVE1" calcext:value-type="string">
            <text:p>Sony ZVE1</text:p>
          </table:table-cell>
          <table:table-cell table:style-name="ce35" table:formula="of:=IFERROR(&quot;1/&quot; &amp; TEXT(1000000/[$'Combined Results (per-row, us)'.B30]; &quot;0,00&quot;);&quot;&quot;)" office:value-type="string" office:string-value="1/135,429" calcext:value-type="string">
            <text:p>1/135,429</text:p>
          </table:table-cell>
          <table:table-cell table:style-name="ce35" table:formula="of:=IFERROR(&quot;1/&quot; &amp; TEXT(1000000/[$'Combined Results (per-row, us)'.C30]; &quot;0,00&quot;);&quot;&quot;)">
            <text:p/>
          </table:table-cell>
          <table:table-cell table:style-name="ce35" table:formula="of:=IFERROR(&quot;1/&quot; &amp; TEXT(1000000/[$'Combined Results (per-row, us)'.D30]; &quot;0,00&quot;);&quot;&quot;)">
            <text:p/>
          </table:table-cell>
          <table:table-cell table:style-name="ce35" table:formula="of:=IFERROR(&quot;1/&quot; &amp; TEXT(1000000/[$'Combined Results (per-row, us)'.E30]; &quot;0,00&quot;);&quot;&quot;)">
            <text:p/>
          </table:table-cell>
          <table:table-cell table:style-name="ce35" table:formula="of:=IFERROR(&quot;1/&quot; &amp; TEXT(1000000/[$'Combined Results (per-row, us)'.F30]; &quot;0,00&quot;);&quot;&quot;)" office:value-type="string" office:string-value="1/235,833" calcext:value-type="string">
            <text:p>1/235,833</text:p>
          </table:table-cell>
          <table:table-cell table:style-name="ce35" table:formula="of:=IFERROR(&quot;1/&quot; &amp; TEXT(1000000/[$'Combined Results (per-row, us)'.G30]; &quot;0,00&quot;);&quot;&quot;)" office:value-type="string" office:string-value="1/236,667" calcext:value-type="string">
            <text:p>1/236,667</text:p>
          </table:table-cell>
          <table:table-cell table:style-name="ce35" table:formula="of:=IFERROR(&quot;1/&quot; &amp; TEXT(1000000/[$'Combined Results (per-row, us)'.H30]; &quot;0,00&quot;);&quot;&quot;)" office:value-type="string" office:string-value="1/236,833" calcext:value-type="string">
            <text:p>1/236,833</text:p>
          </table:table-cell>
          <table:table-cell table:style-name="ce35" table:formula="of:=IFERROR(&quot;1/&quot; &amp; TEXT(1000000/[$'Combined Results (per-row, us)'.I30]; &quot;0,00&quot;);&quot;&quot;)" office:value-type="string" office:string-value="1/144,750" calcext:value-type="string">
            <text:p>1/144,750</text:p>
          </table:table-cell>
          <table:table-cell table:style-name="ce35" table:formula="of:=IFERROR(&quot;1/&quot; &amp; TEXT(1000000/[$'Combined Results (per-row, us)'.J30]; &quot;0,00&quot;);&quot;&quot;)" office:value-type="string" office:string-value="1/127,667" calcext:value-type="string">
            <text:p>1/127,667</text:p>
          </table:table-cell>
          <table:table-cell table:style-name="ce35" table:formula="of:=IFERROR(&quot;1/&quot; &amp; TEXT(1000000/[$'Combined Results (per-row, us)'.K30]; &quot;0,00&quot;);&quot;&quot;)" office:value-type="string" office:string-value="1/127,333" calcext:value-type="string">
            <text:p>1/127,333</text:p>
          </table:table-cell>
          <table:table-cell table:style-name="ce39" table:formula="of:=IFERROR(&quot;1/&quot; &amp; TEXT(1000000/[$'Combined Results (per-row, us)'.L30]; &quot;0,00&quot;);&quot;&quot;)" office:value-type="string" office:string-value="1/117,833" calcext:value-type="string">
            <text:p>1/117,833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43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us)" table:style-name="ta1">
        <table:table-column table:style-name="co1" table:default-cell-style-name="Default"/>
        <table:table-column table:style-name="co4" table:number-columns-repeated="11" table:default-cell-style-name="ce100"/>
        <table:table-column table:style-name="co3" table:number-columns-repeated="2" table:default-cell-style-name="Default"/>
        <table:table-row table:style-name="ro1">
          <table:table-cell table:style-name="ce85" office:value-type="string" calcext:value-type="string" table:number-columns-spanned="12" table:number-rows-spanned="1">
            <text:p>Combined Results (Per-Output Row, microseconds)</text:p>
          </table:table-cell>
          <table:covered-table-cell table:number-columns-repeated="10" table:style-name="ce92"/>
          <table:covered-table-cell table:style-name="ce101"/>
          <table:table-cell table:number-columns-repeated="2"/>
        </table:table-row>
        <table:table-row table:style-name="ro3">
          <table:table-cell table:style-name="ce86"/>
          <table:table-cell table:style-name="ce93" table:number-columns-repeated="11"/>
          <table:table-cell table:number-columns-repeated="2"/>
        </table:table-row>
        <table:table-row table:style-name="ro3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anon M50 II'.A1]" office:value-type="string" office:string-value="Canon M50 II" calcext:value-type="string">
            <text:p>Canon M50 II</text:p>
          </table:table-cell>
          <table:table-cell table:style-name="ce112" table:formula="of:=IFERROR([$'Canon M50 II'.H6]/1000;&quot;&quot;)" office:value-type="float" office:value="19.5982361587457" calcext:value-type="float">
            <text:p>19.5982 us</text:p>
          </table:table-cell>
          <table:table-cell table:style-name="ce112" table:number-columns-repeated="5"/>
          <table:table-cell table:style-name="ce112" table:formula="of:=IFERROR([$'Canon M50 II'.H7]/1000;&quot;&quot;)" office:value-type="float" office:value="15.1821862348178" calcext:value-type="float">
            <text:p>15.1822 us</text:p>
          </table:table-cell>
          <table:table-cell table:style-name="ce112"/>
          <table:table-cell table:style-name="ce112" table:formula="of:=IFERROR([$'Canon M50 II'.H8]/1000;&quot;&quot;)" office:value-type="float" office:value="12.4378109452736" calcext:value-type="float">
            <text:p>12.4378 us</text:p>
          </table:table-cell>
          <table:table-cell table:style-name="ce112" table:formula="of:=IFERROR([$'Canon M50 II'.H9]/1000;&quot;&quot;)" office:value-type="float" office:value="12.3839009287926" calcext:value-type="float">
            <text:p>12.3839 us</text:p>
          </table:table-cell>
          <table:table-cell table:style-name="ce116" table:formula="of:=IFERROR([$'Canon M50 II'.H10]/1000;&quot;&quot;)" office:value-type="float" office:value="12.4069478908189" calcext:value-type="float">
            <text:p>12.4069 us</text:p>
          </table:table-cell>
          <table:table-cell table:number-columns-repeated="2"/>
        </table:table-row>
        <table:table-row table:style-name="ro3">
          <table:table-cell table:style-name="ce54" office:value-type="string" calcext:value-type="string">
            <text:p>Canon R5</text:p>
          </table:table-cell>
          <table:table-cell table:style-name="ce114" table:formula="of:=IFERROR([$'Canon R5'.H6]/1000;&quot;&quot;)" office:value-type="float" office:value="3" calcext:value-type="float">
            <text:p>3.0000 us</text:p>
          </table:table-cell>
          <table:table-cell table:style-name="ce114" table:formula="of:=IFERROR([$'Canon R5'.H12]/1000;&quot;&quot;)" office:value-type="float" office:value="3.60880548538434" calcext:value-type="float">
            <text:p>3.6088 us</text:p>
          </table:table-cell>
          <table:table-cell table:style-name="ce114" table:formula="of:=IFERROR([$'Canon R5'.H13]/1000;&quot;&quot;)" office:value-type="float" office:value="3.58680057388809" calcext:value-type="float">
            <text:p>3.5868 us</text:p>
          </table:table-cell>
          <table:table-cell table:style-name="ce114"/>
          <table:table-cell table:style-name="ce114" table:formula="of:=IFERROR([$'Canon R5'.H17]/1000;&quot;&quot;)" office:value-type="float" office:value="4.50450450450451" calcext:value-type="float">
            <text:p>4.5045 us</text:p>
          </table:table-cell>
          <table:table-cell table:style-name="ce114" table:formula="of:=IFERROR([$'Canon R5'.H14]/1000;&quot;&quot;)" office:value-type="float" office:value="7.18132854578097" calcext:value-type="float">
            <text:p>7.1813 us</text:p>
          </table:table-cell>
          <table:table-cell table:style-name="ce114" table:formula="of:=IFERROR([$'Canon R5'.H15]/1000;&quot;&quot;)" office:value-type="float" office:value="7.18993409227082" calcext:value-type="float">
            <text:p>7.1899 us</text:p>
          </table:table-cell>
          <table:table-cell table:style-name="ce114" table:formula="of:=IFERROR([$'Canon R5'.H20]/1000;&quot;&quot;)" office:value-type="float" office:value="7.20720720720721" calcext:value-type="float">
            <text:p>7.2072 us</text:p>
          </table:table-cell>
          <table:table-cell table:style-name="ce114" table:formula="of:=IFERROR([$'Canon R5'.H21]/1000;&quot;&quot;)" office:value-type="float" office:value="8.99550224887556" calcext:value-type="float">
            <text:p>8.9955 us</text:p>
          </table:table-cell>
          <table:table-cell table:style-name="ce114" table:formula="of:=IFERROR([$'Canon R5'.H22]/1000;&quot;&quot;)" office:value-type="float" office:value="8.98203592814371" calcext:value-type="float">
            <text:p>8.9820 us</text:p>
          </table:table-cell>
          <table:table-cell table:style-name="ce117" table:formula="of:=IFERROR([$'Canon R5'.H23]/1000;&quot;&quot;)" office:value-type="float" office:value="8.98203592814371" calcext:value-type="float">
            <text:p>8.9820 us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Canon R7</text:p>
          </table:table-cell>
          <table:table-cell table:style-name="ce112" table:formula="of:=IFERROR([$'Canon R7'.H6]/1000;&quot;&quot;)" office:value-type="float" office:value="6.4" calcext:value-type="float">
            <text:p>6.4000 us</text:p>
          </table:table-cell>
          <table:table-cell table:style-name="ce112" table:number-columns-repeated="3"/>
          <table:table-cell table:style-name="ce112" table:formula="of:=IFERROR([$'Canon R7'.H14]/1000;&quot;&quot;)" office:value-type="float" office:value="6.25782227784731" calcext:value-type="float">
            <text:p>6.2578 us</text:p>
          </table:table-cell>
          <table:table-cell table:style-name="ce112" table:formula="of:=IFERROR([$'Canon R7'.H12]/1000;&quot;&quot;)" office:value-type="float" office:value="12.4858115777526" calcext:value-type="float">
            <text:p>12.4858 us</text:p>
          </table:table-cell>
          <table:table-cell table:style-name="ce112" table:formula="of:=IFERROR([$'Canon R7'.H13]/1000;&quot;&quot;)" office:value-type="float" office:value="12.4787294384572" calcext:value-type="float">
            <text:p>12.4787 us</text:p>
          </table:table-cell>
          <table:table-cell table:style-name="ce112" table:formula="of:=IFERROR([$'Canon R7'.H17]/1000;&quot;&quot;)" office:value-type="float" office:value="6.6006600660066" calcext:value-type="float">
            <text:p>6.6007 us</text:p>
          </table:table-cell>
          <table:table-cell table:style-name="ce112" table:formula="of:=IFERROR([$'Canon R7'.H18]/1000;&quot;&quot;)" office:value-type="float" office:value="11.0041265474553" calcext:value-type="float">
            <text:p>11.0041 us</text:p>
          </table:table-cell>
          <table:table-cell table:style-name="ce112" table:formula="of:=IFERROR([$'Canon R7'.H19]/1000;&quot;&quot;)" office:value-type="float" office:value="11.1265646731572" calcext:value-type="float">
            <text:p>11.1266 us</text:p>
          </table:table-cell>
          <table:table-cell table:style-name="ce116" table:formula="of:=IFERROR([$'Canon R7'.H20]/1000;&quot;&quot;)" office:value-type="float" office:value="11.0619469026549" calcext:value-type="float">
            <text:p>11.0619 us</text:p>
          </table:table-cell>
          <table:table-cell table:number-columns-repeated="2"/>
        </table:table-row>
        <table:table-row table:style-name="ro3">
          <table:table-cell table:style-name="ce54" table:formula="of:=[$'Fuji 50S'.A1]" office:value-type="string" office:string-value="Fuji 50S" calcext:value-type="string">
            <text:p>Fuji 50S</text:p>
          </table:table-cell>
          <table:table-cell table:style-name="ce114" table:formula="of:=IFERROR([$'Fuji 50S'.H6]/1000;&quot;&quot;)" office:value-type="float" office:value="48.2939632545932" calcext:value-type="float">
            <text:p>48.2940 us</text:p>
          </table:table-cell>
          <table:table-cell table:style-name="ce114" table:number-columns-repeated="8"/>
          <table:table-cell table:style-name="ce114" table:formula="of:=IFERROR([$'Fuji 50S'.H7]/1000;&quot;&quot;)" office:value-type="float" office:value="28.6396181384248" calcext:value-type="float">
            <text:p>28.6396 us</text:p>
          </table:table-cell>
          <table:table-cell table:style-name="ce117" table:formula="of:=IFERROR([$'Fuji 50S'.H8]/1000;&quot;&quot;)" office:value-type="float" office:value="28.7769784172662" calcext:value-type="float">
            <text:p>28.7770 us</text:p>
          </table:table-cell>
          <table:table-cell table:number-columns-repeated="2"/>
        </table:table-row>
        <table:table-row table:style-name="ro3">
          <table:table-cell table:style-name="ce53" table:formula="of:=[$'Fuji X100V'.A1]" office:value-type="string" office:string-value="Fuji X100V" calcext:value-type="string">
            <text:p>Fuji X100V</text:p>
          </table:table-cell>
          <table:table-cell table:style-name="ce112" table:formula="of:=IFERROR([$'Fuji X100V'.H7]/1000;&quot;&quot;)" office:value-type="float" office:value="5.79710144927536" calcext:value-type="float">
            <text:p>5.7971 us</text:p>
          </table:table-cell>
          <table:table-cell table:style-name="ce112" table:number-columns-repeated="4"/>
          <table:table-cell table:style-name="ce112" table:formula="of:=IFERROR([$'Fuji X100V'.H12]/1000;&quot;&quot;)" office:value-type="float" office:value="9.42285041224971" calcext:value-type="float">
            <text:p>9.4229 us</text:p>
          </table:table-cell>
          <table:table-cell table:style-name="ce112" table:formula="of:=IFERROR([$'Fuji X100V'.H13]/1000;&quot;&quot;)" office:value-type="float" office:value="9.42285041224971" calcext:value-type="float">
            <text:p>9.4229 us</text:p>
          </table:table-cell>
          <table:table-cell table:style-name="ce112"/>
          <table:table-cell table:style-name="ce112" table:formula="of:=IFERROR([$'Fuji X100V'.H14]/1000;&quot;&quot;)" office:value-type="float" office:value="11.7994100294985" calcext:value-type="float">
            <text:p>11.7994 us</text:p>
          </table:table-cell>
          <table:table-cell table:style-name="ce112" table:formula="of:=IFERROR([$'Fuji X100V'.H15]/1000;&quot;&quot;)" office:value-type="float" office:value="11.7994100294985" calcext:value-type="float">
            <text:p>11.7994 us</text:p>
          </table:table-cell>
          <table:table-cell table:style-name="ce116" table:formula="of:=IFERROR([$'Fuji X100V'.H16]/1000;&quot;&quot;)" office:value-type="float" office:value="11.7994100294985" calcext:value-type="float">
            <text:p>11.7994 us</text:p>
          </table:table-cell>
          <table:table-cell table:number-columns-repeated="2"/>
        </table:table-row>
        <table:table-row table:style-name="ro3">
          <table:table-cell table:style-name="ce54" table:formula="of:=[$'Fuji X100VI'.A1]" office:value-type="string" office:string-value="Fuji X100VI" calcext:value-type="string">
            <text:p>Fuji X100VI</text:p>
          </table:table-cell>
          <table:table-cell table:style-name="ce114" table:formula="of:=IFERROR([$'Fuji X100VI'.H6]/1000;&quot;&quot;)" office:value-type="float" office:value="7.06436420722135" calcext:value-type="float">
            <text:p>7.0644 us</text:p>
          </table:table-cell>
          <table:table-cell table:style-name="ce114" table:number-columns-repeated="3"/>
          <table:table-cell table:style-name="ce114" table:formula="of:=IFERROR([$'Fuji X100VI'.H18]/1000;&quot;&quot;)" office:value-type="float" office:value="6.2015503875969" calcext:value-type="float">
            <text:p>6.2016 us</text:p>
          </table:table-cell>
          <table:table-cell table:style-name="ce114" table:formula="of:=IFERROR([$'Fuji X100VI'.H16]/1000;&quot;&quot;)" office:value-type="float" office:value="11.4942528735632" calcext:value-type="float">
            <text:p>11.4943 us</text:p>
          </table:table-cell>
          <table:table-cell table:style-name="ce114" table:formula="of:=IFERROR([$'Fuji X100VI'.H17]/1000;&quot;&quot;)" office:value-type="float" office:value="11.4876507754164" calcext:value-type="float">
            <text:p>11.4877 us</text:p>
          </table:table-cell>
          <table:table-cell table:style-name="ce114"/>
          <table:table-cell table:style-name="ce114" table:formula="of:=IFERROR([$'Fuji X100VI'.H21]/1000;&quot;&quot;)" office:value-type="float" office:value="12.4031007751938" calcext:value-type="float">
            <text:p>12.4031 us</text:p>
          </table:table-cell>
          <table:table-cell table:style-name="ce114" table:formula="of:=IFERROR([$'Fuji X100VI'.H22]/1000;&quot;&quot;)" office:value-type="float" office:value="14.2045454545455" calcext:value-type="float">
            <text:p>14.2045 us</text:p>
          </table:table-cell>
          <table:table-cell table:style-name="ce117" table:formula="of:=IFERROR([$'Fuji X100VI'.H23]/1000;&quot;&quot;)" office:value-type="float" office:value="14.1643059490085" calcext:value-type="float">
            <text:p>14.1643 us</text:p>
          </table:table-cell>
          <table:table-cell table:number-columns-repeated="2"/>
        </table:table-row>
        <table:table-row table:style-name="ro3">
          <table:table-cell table:style-name="ce53" table:formula="of:=[$'Fuji XH2S'.A1]" office:value-type="string" office:string-value="Fuji XH2S" calcext:value-type="string">
            <text:p>Fuji XH2S</text:p>
          </table:table-cell>
          <table:table-cell table:style-name="ce112" table:formula="of:=IFERROR([$'Fuji XH2S'.H7]/1000;&quot;&quot;)" office:value-type="float" office:value="1.4903129657228" calcext:value-type="float">
            <text:p>1.4903 us</text:p>
          </table:table-cell>
          <table:table-cell table:style-name="ce112" table:number-columns-repeated="9"/>
          <table:table-cell table:style-name="ce116"/>
          <table:table-cell table:number-columns-repeated="2"/>
        </table:table-row>
        <table:table-row table:style-name="ro3">
          <table:table-cell table:style-name="ce54" table:formula="of:=[$'Leica M11'.A1]" office:value-type="string" office:string-value="Leica M11" calcext:value-type="string">
            <text:p>Leica M11</text:p>
          </table:table-cell>
          <table:table-cell table:style-name="ce114" table:formula="of:=IFERROR([$'Leica M11'.H6]/1000;&quot;&quot;)" office:value-type="float" office:value="16.1256977465371" calcext:value-type="float">
            <text:p>16.1257 us</text:p>
          </table:table-cell>
          <table:table-cell table:style-name="ce114" table:number-columns-repeated="9"/>
          <table:table-cell table:style-name="ce117"/>
          <table:table-cell table:number-columns-repeated="2"/>
        </table:table-row>
        <table:table-row table:style-name="ro3">
          <table:table-cell table:style-name="ce53" table:formula="of:=[$'Leica Q2'.A1]" office:value-type="string" office:string-value="Leica Q2" calcext:value-type="string">
            <text:p>Leica Q2</text:p>
          </table:table-cell>
          <table:table-cell table:style-name="ce112" table:formula="of:=IFERROR([$'Leica Q2'.H6]/1000;&quot;&quot;)" office:value-type="float" office:value="6.93240901213172" calcext:value-type="float">
            <text:p>6.9324 us</text:p>
          </table:table-cell>
          <table:table-cell table:style-name="ce112" table:number-columns-repeated="9"/>
          <table:table-cell table:style-name="ce116"/>
          <table:table-cell table:number-columns-repeated="2"/>
        </table:table-row>
        <table:table-row table:style-name="ro3">
          <table:table-cell table:style-name="ce54" table:formula="of:=[$'Leica SL2'.A1]" office:value-type="string" office:string-value="Leica SL2" calcext:value-type="string">
            <text:p>Leica SL2</text:p>
          </table:table-cell>
          <table:table-cell table:style-name="ce114" table:formula="of:=IFERROR([$'Leica SL2'.H6]/1000;&quot;&quot;)" office:value-type="float" office:value="6.94961528915364" calcext:value-type="float">
            <text:p>6.9496 us</text:p>
          </table:table-cell>
          <table:table-cell table:style-name="ce114" table:number-columns-repeated="3"/>
          <table:table-cell table:style-name="ce114" table:formula="of:=IFERROR([$'Leica SL2'.H15]/1000;&quot;&quot;)" office:value-type="float" office:value="7.36377025036819" calcext:value-type="float">
            <text:p>7.3638 us</text:p>
          </table:table-cell>
          <table:table-cell table:style-name="ce114" table:formula="of:=IFERROR([$'Leica SL2'.H16]/1000;&quot;&quot;)" office:value-type="float" office:value="7.36377025036819" calcext:value-type="float">
            <text:p>7.3638 us</text:p>
          </table:table-cell>
          <table:table-cell table:style-name="ce114" table:formula="of:=IFERROR([$'Leica SL2'.H17]/1000;&quot;&quot;)" office:value-type="float" office:value="7.39644970414201" calcext:value-type="float">
            <text:p>7.3964 us</text:p>
          </table:table-cell>
          <table:table-cell table:style-name="ce114"/>
          <table:table-cell table:style-name="ce114" table:formula="of:=IFERROR([$'Leica SL2'.H18]/1000;&quot;&quot;)" office:value-type="float" office:value="13.0505709624796" calcext:value-type="float">
            <text:p>13.0506 us</text:p>
          </table:table-cell>
          <table:table-cell table:style-name="ce114" table:formula="of:=IFERROR([$'Leica SL2'.H19]/1000;&quot;&quot;)" office:value-type="float" office:value="13.0890052356021" calcext:value-type="float">
            <text:p>13.0890 us</text:p>
          </table:table-cell>
          <table:table-cell table:style-name="ce117" table:formula="of:=IFERROR([$'Leica SL2'.H20]/1000;&quot;&quot;)" office:value-type="float" office:value="13.1233595800525" calcext:value-type="float">
            <text:p>13.1234 us</text:p>
          </table:table-cell>
          <table:table-cell table:number-columns-repeated="2"/>
        </table:table-row>
        <table:table-row table:style-name="ro3">
          <table:table-cell table:style-name="ce53" table:formula="of:=[$'Nikon Z6'.A1]" office:value-type="string" office:string-value="Nikon Z6" calcext:value-type="string">
            <text:p>Nikon Z6</text:p>
          </table:table-cell>
          <table:table-cell table:style-name="ce112" table:formula="of:=IFERROR([$'Nikon Z6'.H6]/1000;&quot;&quot;)" office:value-type="float" office:value="12.6269558056547" calcext:value-type="float">
            <text:p>12.6270 us</text:p>
          </table:table-cell>
          <table:table-cell table:style-name="ce112" table:number-columns-repeated="4"/>
          <table:table-cell table:style-name="ce112" table:formula="of:=IFERROR([$'Nikon Z6'.H8]/1000;&quot;&quot;)" office:value-type="float" office:value="10.2564102564103" calcext:value-type="float">
            <text:p>10.2564 us</text:p>
          </table:table-cell>
          <table:table-cell table:style-name="ce112" table:formula="of:=IFERROR([$'Nikon Z6'.H9]/1000;&quot;&quot;)" office:value-type="float" office:value="10.2564102564103" calcext:value-type="float">
            <text:p>10.2564 us</text:p>
          </table:table-cell>
          <table:table-cell table:style-name="ce112" table:formula="of:=IFERROR([$'Nikon Z6'.H10]/1000;&quot;&quot;)" office:value-type="float" office:value="4.76758045292014" calcext:value-type="float">
            <text:p>4.7676 us</text:p>
          </table:table-cell>
          <table:table-cell table:style-name="ce112" table:formula="of:=IFERROR([$'Nikon Z6'.H11]/1000;&quot;&quot;)" office:value-type="float" office:value="6.78733031674208" calcext:value-type="float">
            <text:p>6.7873 us</text:p>
          </table:table-cell>
          <table:table-cell table:style-name="ce112" table:formula="of:=IFERROR([$'Nikon Z6'.H12]/1000;&quot;&quot;)" office:value-type="float" office:value="6.7911714770798" calcext:value-type="float">
            <text:p>6.7912 us</text:p>
          </table:table-cell>
          <table:table-cell table:style-name="ce116"/>
          <table:table-cell table:number-columns-repeated="2"/>
        </table:table-row>
        <table:table-row table:style-name="ro3">
          <table:table-cell table:style-name="ce54" table:formula="of:=[$'Nikon Z7'.A1]" office:value-type="string" office:string-value="Nikon Z7" calcext:value-type="string">
            <text:p>Nikon Z7</text:p>
          </table:table-cell>
          <table:table-cell table:style-name="ce114" table:formula="of:=IFERROR([$'Nikon Z7'.H6]/1000;&quot;&quot;)" office:value-type="float" office:value="11.9308013521575" calcext:value-type="float">
            <text:p>11.9308 us</text:p>
          </table:table-cell>
          <table:table-cell table:style-name="ce114" table:number-columns-repeated="4"/>
          <table:table-cell table:style-name="ce114" table:formula="of:=IFERROR([$'Nikon Z7'.H8]/1000;&quot;&quot;)" office:value-type="float" office:value="13.9165009940358" calcext:value-type="float">
            <text:p>13.9165 us</text:p>
          </table:table-cell>
          <table:table-cell table:style-name="ce114" table:formula="of:=IFERROR([$'Nikon Z7'.H9]/1000;&quot;&quot;)" office:value-type="float" office:value="13.9442231075697" calcext:value-type="float">
            <text:p>13.9442 us</text:p>
          </table:table-cell>
          <table:table-cell table:style-name="ce114" table:formula="of:=IFERROR([$'Nikon Z7'.H10]/1000;&quot;&quot;)" office:value-type="float" office:value="6.43086816720257" calcext:value-type="float">
            <text:p>6.4309 us</text:p>
          </table:table-cell>
          <table:table-cell table:style-name="ce114" table:formula="of:=IFERROR([$'Nikon Z7'.H11]/1000;&quot;&quot;)" office:value-type="float" office:value="9.9009900990099" calcext:value-type="float">
            <text:p>9.9010 us</text:p>
          </table:table-cell>
          <table:table-cell table:style-name="ce114" table:formula="of:=IFERROR([$'Nikon Z7'.H12]/1000;&quot;&quot;)" office:value-type="float" office:value="9.84009840098401" calcext:value-type="float">
            <text:p>9.8401 us</text:p>
          </table:table-cell>
          <table:table-cell table:style-name="ce117"/>
          <table:table-cell table:number-columns-repeated="2"/>
        </table:table-row>
        <table:table-row table:style-name="ro3">
          <table:table-cell table:style-name="ce53" table:formula="of:=[$'Nikon Z9'.A1]" office:value-type="string" office:string-value="Nikon Z9" calcext:value-type="string">
            <text:p>Nikon Z9</text:p>
          </table:table-cell>
          <table:table-cell table:style-name="ce112" table:formula="of:=IFERROR([$'Nikon Z9'.H6]/1000;&quot;&quot;)" office:value-type="float" office:value="0.677048070412999" calcext:value-type="float">
            <text:p>0.6770 us</text:p>
          </table:table-cell>
          <table:table-cell table:style-name="ce112" table:formula="of:=IFERROR([$'Nikon Z9'.H7]/1000;&quot;&quot;)" office:value-type="float" office:value="3.33796940194715" calcext:value-type="float">
            <text:p>3.3380 us</text:p>
          </table:table-cell>
          <table:table-cell table:style-name="ce112" table:formula="of:=IFERROR([$'Nikon Z9'.H8]/1000;&quot;&quot;)" office:value-type="float" office:value="3.34261838440111" calcext:value-type="float">
            <text:p>3.3426 us</text:p>
          </table:table-cell>
          <table:table-cell table:style-name="ce112" table:formula="of:=IFERROR([$'Nikon Z9'.H9]/1000;&quot;&quot;)" office:value-type="float" office:value="2.25479143179256" calcext:value-type="float">
            <text:p>2.2548 us</text:p>
          </table:table-cell>
          <table:table-cell table:style-name="ce112" table:formula="of:=IFERROR([$'Nikon Z9'.H11]/1000;&quot;&quot;)" office:value-type="float" office:value="6.69216061185468" calcext:value-type="float">
            <text:p>6.6922 us</text:p>
          </table:table-cell>
          <table:table-cell table:style-name="ce112" table:formula="of:=IFERROR([$'Nikon Z9'.H12]/1000;&quot;&quot;)" office:value-type="float" office:value="6.71785028790787" calcext:value-type="float">
            <text:p>6.7179 us</text:p>
          </table:table-cell>
          <table:table-cell table:style-name="ce112" table:formula="of:=IFERROR([$'Nikon Z9'.H13]/1000;&quot;&quot;)" office:value-type="float" office:value="6.69216061185468" calcext:value-type="float">
            <text:p>6.6922 us</text:p>
          </table:table-cell>
          <table:table-cell table:style-name="ce112" table:formula="of:=IFERROR([$'Nikon Z9'.H14]/1000;&quot;&quot;)" office:value-type="float" office:value="4.4543429844098" calcext:value-type="float">
            <text:p>4.4543 us</text:p>
          </table:table-cell>
          <table:table-cell table:style-name="ce112" table:formula="of:=IFERROR([$'Nikon Z9'.H15]/1000;&quot;&quot;)" office:value-type="float" office:value="4.48933782267116" calcext:value-type="float">
            <text:p>4.4893 us</text:p>
          </table:table-cell>
          <table:table-cell table:style-name="ce112" table:formula="of:=IFERROR([$'Nikon Z9'.H16]/1000;&quot;&quot;)" office:value-type="float" office:value="4.49943757030371" calcext:value-type="float">
            <text:p>4.4994 us</text:p>
          </table:table-cell>
          <table:table-cell table:style-name="ce116"/>
          <table:table-cell table:number-columns-repeated="2"/>
        </table:table-row>
        <table:table-row table:style-name="ro3">
          <table:table-cell table:style-name="ce54" table:formula="of:=[$'Nikon Zf'.A1]" office:value-type="string" office:string-value="Nikon Zf" calcext:value-type="string">
            <text:p>Nikon Zf</text:p>
          </table:table-cell>
          <table:table-cell table:style-name="ce114" table:formula="of:=IFERROR([$'Nikon Zf'.H6]/1000;&quot;&quot;)" office:value-type="float" office:value="12.6269558056547" calcext:value-type="float">
            <text:p>12.6270 us</text:p>
          </table:table-cell>
          <table:table-cell table:style-name="ce114" table:number-columns-repeated="3"/>
          <table:table-cell table:style-name="ce114" table:formula="of:=IFERROR([$'Nikon Zf'.H9]/1000;&quot;&quot;)" office:value-type="float" office:value="6.74915635545557" calcext:value-type="float">
            <text:p>6.7492 us</text:p>
          </table:table-cell>
          <table:table-cell table:style-name="ce114" table:formula="of:=IFERROR([$'Nikon Zf'.H10]/1000;&quot;&quot;)" office:value-type="float" office:value="10.2459016393443" calcext:value-type="float">
            <text:p>10.2459 us</text:p>
          </table:table-cell>
          <table:table-cell table:style-name="ce114" table:formula="of:=IFERROR([$'Nikon Zf'.H11]/1000;&quot;&quot;)" office:value-type="float" office:value="10.2669404517454" calcext:value-type="float">
            <text:p>10.2669 us</text:p>
          </table:table-cell>
          <table:table-cell table:style-name="ce114" table:formula="of:=IFERROR([$'Nikon Zf'.H13]/1000;&quot;&quot;)" office:value-type="float" office:value="4.80769230769231" calcext:value-type="float">
            <text:p>4.8077 us</text:p>
          </table:table-cell>
          <table:table-cell table:style-name="ce114" table:formula="of:=IFERROR([$'Nikon Zf'.H14]/1000;&quot;&quot;)" office:value-type="float" office:value="6.8259385665529" calcext:value-type="float">
            <text:p>6.8259 us</text:p>
          </table:table-cell>
          <table:table-cell table:style-name="ce114" table:formula="of:=IFERROR([$'Nikon Zf'.H15]/1000;&quot;&quot;)" office:value-type="float" office:value="6.84150513112885" calcext:value-type="float">
            <text:p>6.8415 us</text:p>
          </table:table-cell>
          <table:table-cell table:style-name="ce117"/>
          <table:table-cell table:number-columns-repeated="2"/>
        </table:table-row>
        <table:table-row table:style-name="ro3">
          <table:table-cell table:style-name="ce53" table:formula="of:=[$'Olympus E-M5 III'.A1]" office:value-type="string" office:string-value="Olympus E-M5 III" calcext:value-type="string">
            <text:p>Olympus E-M5 III</text:p>
          </table:table-cell>
          <table:table-cell table:style-name="ce112" table:formula="of:=IFERROR([$'Olympus E-M5 III'.H6]/1000;&quot;&quot;)" office:value-type="float" office:value="4.15512465373961" calcext:value-type="float">
            <text:p>4.1551 us</text:p>
          </table:table-cell>
          <table:table-cell table:style-name="ce112" table:number-columns-repeated="4"/>
          <table:table-cell table:style-name="ce112" table:formula="of:=IFERROR([$'Olympus E-M5 III'.H8]/1000;&quot;&quot;)" office:value-type="float" office:value="5.59910414333707" calcext:value-type="float">
            <text:p>5.5991 us</text:p>
          </table:table-cell>
          <table:table-cell table:style-name="ce112" table:formula="of:=IFERROR([$'Olympus E-M5 III'.H9]/1000;&quot;&quot;)" office:value-type="float" office:value="5.61009817671809" calcext:value-type="float">
            <text:p>5.6101 us</text:p>
          </table:table-cell>
          <table:table-cell table:style-name="ce112" table:formula="of:=IFERROR([$'Olympus E-M5 III'.H11]/1000;&quot;&quot;)" office:value-type="float" office:value="7.12589073634204" calcext:value-type="float">
            <text:p>7.1259 us</text:p>
          </table:table-cell>
          <table:table-cell table:style-name="ce112" table:formula="of:=IFERROR([$'Olympus E-M5 III'.H12]/1000;&quot;&quot;)" office:value-type="float" office:value="10.2171136653895" calcext:value-type="float">
            <text:p>10.2171 us</text:p>
          </table:table-cell>
          <table:table-cell table:style-name="ce112" table:formula="of:=IFERROR([$'Olympus E-M5 III'.H13]/1000;&quot;&quot;)" office:value-type="float" office:value="10.1651842439644" calcext:value-type="float">
            <text:p>10.1652 us</text:p>
          </table:table-cell>
          <table:table-cell table:style-name="ce116" table:formula="of:=IFERROR([$'Olympus E-M5 III'.H14]/1000;&quot;&quot;)" office:value-type="float" office:value="10.2040816326531" calcext:value-type="float">
            <text:p>10.2041 us</text:p>
          </table:table-cell>
          <table:table-cell table:number-columns-repeated="2"/>
        </table:table-row>
        <table:table-row table:style-name="ro3">
          <table:table-cell table:style-name="ce54" table:formula="of:=[$'OMS OM-1'.A1]" office:value-type="string" office:string-value="OMS OM-1" calcext:value-type="string">
            <text:p>OMS OM-1</text:p>
          </table:table-cell>
          <table:table-cell table:style-name="ce114" table:formula="of:=IFERROR([$'OMS OM-1'.H6]/1000;&quot;&quot;)" office:value-type="float" office:value="2.05198358413133" calcext:value-type="float">
            <text:p>2.0520 us</text:p>
          </table:table-cell>
          <table:table-cell table:style-name="ce114" table:number-columns-repeated="3"/>
          <table:table-cell table:style-name="ce114" table:formula="of:=IFERROR([$'OMS OM-1'.H8]/1000;&quot;&quot;)" office:value-type="float" office:value="3.23624595469256" calcext:value-type="float">
            <text:p>3.2362 us</text:p>
          </table:table-cell>
          <table:table-cell table:style-name="ce114" table:formula="of:=IFERROR([$'OMS OM-1'.H9]/1000;&quot;&quot;)" office:value-type="float" office:value="3.23624595469256" calcext:value-type="float">
            <text:p>3.2362 us</text:p>
          </table:table-cell>
          <table:table-cell table:style-name="ce114" table:formula="of:=IFERROR([$'OMS OM-1'.H10]/1000;&quot;&quot;)" office:value-type="float" office:value="3.23974082073434" calcext:value-type="float">
            <text:p>3.2397 us</text:p>
          </table:table-cell>
          <table:table-cell table:style-name="ce114" table:formula="of:=IFERROR([$'OMS OM-1'.H21]/1000;&quot;&quot;)" office:value-type="float" office:value="4.29645542427497" calcext:value-type="float">
            <text:p>4.2965 us</text:p>
          </table:table-cell>
          <table:table-cell table:style-name="ce114" table:formula="of:=IFERROR([$'OMS OM-1'.H22]/1000;&quot;&quot;)" office:value-type="float" office:value="6.47249190938511" calcext:value-type="float">
            <text:p>6.4725 us</text:p>
          </table:table-cell>
          <table:table-cell table:style-name="ce114" table:formula="of:=IFERROR([$'OMS OM-1'.H23]/1000;&quot;&quot;)" office:value-type="float" office:value="6.45161290322581" calcext:value-type="float">
            <text:p>6.4516 us</text:p>
          </table:table-cell>
          <table:table-cell table:style-name="ce117" table:formula="of:=IFERROR([$'OMS OM-1'.H24]/1000;&quot;&quot;)" office:value-type="float" office:value="6.46551724137931" calcext:value-type="float">
            <text:p>6.4655 us</text:p>
          </table:table-cell>
          <table:table-cell table:number-columns-repeated="2"/>
        </table:table-row>
        <table:table-row table:style-name="ro3">
          <table:table-cell table:style-name="ce53" table:formula="of:=[$'Panasonic GX85'.A1]" office:value-type="string" office:string-value="Panasonic GX85" calcext:value-type="string">
            <text:p>Panasonic GX85</text:p>
          </table:table-cell>
          <table:table-cell table:style-name="ce112" table:formula="of:=IFERROR([$'Panasonic GX85'.H6]/1000;&quot;&quot;)" office:value-type="float" office:value="11.6350275566442" calcext:value-type="float">
            <text:p>11.6350 us</text:p>
          </table:table-cell>
          <table:table-cell table:style-name="ce112" table:number-columns-repeated="4"/>
          <table:table-cell table:style-name="ce112" table:formula="of:=IFERROR([$'Panasonic GX85'.H7]/1000;&quot;&quot;)" office:value-type="float" office:value="12.5284738041002" calcext:value-type="float">
            <text:p>12.5285 us</text:p>
          </table:table-cell>
          <table:table-cell table:style-name="ce112" table:formula="of:=IFERROR([$'Panasonic GX85'.H8]/1000;&quot;&quot;)" office:value-type="float" office:value="12.5260960334029" calcext:value-type="float">
            <text:p>12.5261 us</text:p>
          </table:table-cell>
          <table:table-cell table:style-name="ce112"/>
          <table:table-cell table:style-name="ce112" table:formula="of:=IFERROR([$'Panasonic GX85'.H9]/1000;&quot;&quot;)" office:value-type="float" office:value="13.3185349611543" calcext:value-type="float">
            <text:p>13.3185 us</text:p>
          </table:table-cell>
          <table:table-cell table:style-name="ce112" table:formula="of:=IFERROR([$'Panasonic GX85'.H10]/1000;&quot;&quot;)" office:value-type="float" office:value="13.3630289532294" calcext:value-type="float">
            <text:p>13.3630 us</text:p>
          </table:table-cell>
          <table:table-cell table:style-name="ce116"/>
          <table:table-cell table:number-columns-repeated="2"/>
        </table:table-row>
        <table:table-row table:style-name="ro3">
          <table:table-cell table:style-name="ce54" table:formula="of:=[$'Panasonic S1R'.A1]" office:value-type="string" office:string-value="Panasonic S1R" calcext:value-type="string">
            <text:p>Panasonic S1R</text:p>
          </table:table-cell>
          <table:table-cell table:style-name="ce114" table:formula="of:=IFERROR([$'Panasonic S1R'.H6]/1000;&quot;&quot;)" office:value-type="float" office:value="6.84638425331622" calcext:value-type="float">
            <text:p>6.8464 us</text:p>
          </table:table-cell>
          <table:table-cell table:style-name="ce114" table:number-columns-repeated="3"/>
          <table:table-cell table:style-name="ce114" table:formula="of:=IFERROR([$'Panasonic S1R'.H7]/1000;&quot;&quot;)" office:value-type="float" office:value="7.34137388568432" calcext:value-type="float">
            <text:p>7.3414 us</text:p>
          </table:table-cell>
          <table:table-cell table:style-name="ce114" table:formula="of:=IFERROR([$'Panasonic S1R'.H8]/1000;&quot;&quot;)" office:value-type="float" office:value="7.35294117647059" calcext:value-type="float">
            <text:p>7.3529 us</text:p>
          </table:table-cell>
          <table:table-cell table:style-name="ce114" table:formula="of:=IFERROR([$'Panasonic S1R'.H9]/1000;&quot;&quot;)" office:value-type="float" office:value="7.29166666666667" calcext:value-type="float">
            <text:p>7.2917 us</text:p>
          </table:table-cell>
          <table:table-cell table:style-name="ce114" table:formula="of:=IFERROR([$'Panasonic S1R'.H15]/1000;&quot;&quot;)" office:value-type="float" office:value="6.57894736842105" calcext:value-type="float">
            <text:p>6.5789 us</text:p>
          </table:table-cell>
          <table:table-cell table:style-name="ce114" table:formula="of:=IFERROR([$'Panasonic S1R'.H10]/1000;&quot;&quot;)" office:value-type="float" office:value="12.8617363344051" calcext:value-type="float">
            <text:p>12.8617 us</text:p>
          </table:table-cell>
          <table:table-cell table:style-name="ce114" table:formula="of:=IFERROR([$'Panasonic S1R'.H11]/1000;&quot;&quot;)" office:value-type="float" office:value="12.9032258064516" calcext:value-type="float">
            <text:p>12.9032 us</text:p>
          </table:table-cell>
          <table:table-cell table:style-name="ce117" table:formula="of:=IFERROR([$'Panasonic S1R'.H9]/1000;&quot;&quot;)" office:value-type="float" office:value="7.29166666666667" calcext:value-type="float">
            <text:p>7.2917 us</text:p>
          </table:table-cell>
          <table:table-cell table:number-columns-repeated="2"/>
        </table:table-row>
        <table:table-row table:style-name="ro3">
          <table:table-cell table:style-name="ce53" table:formula="of:=[$'Panasonic S5 IIx'.A1]" office:value-type="string" office:string-value="Panasonic S5 IIx" calcext:value-type="string">
            <text:p>Panasonic S5 IIx</text:p>
          </table:table-cell>
          <table:table-cell table:style-name="ce112" table:formula="of:=IFERROR([$'Panasonic S5 IIx'.H6]/1000;&quot;&quot;)" office:value-type="float" office:value="12.6837705390602" calcext:value-type="float">
            <text:p>12.6838 us</text:p>
          </table:table-cell>
          <table:table-cell table:style-name="ce112" table:number-columns-repeated="3"/>
          <table:table-cell table:style-name="ce112" table:formula="of:=IFERROR([$'Panasonic S5 IIx'.H28]/1000;&quot;&quot;)" office:value-type="float" office:value="6.59340659340659" calcext:value-type="float">
            <text:p>6.5934 us</text:p>
          </table:table-cell>
          <table:table-cell table:style-name="ce112" table:formula="of:=IFERROR([$'Panasonic S5 IIx'.H32]/1000;&quot;&quot;)" office:value-type="float" office:value="9.94475138121547" calcext:value-type="float">
            <text:p>9.9448 us</text:p>
          </table:table-cell>
          <table:table-cell table:style-name="ce112" table:formula="of:=IFERROR([$'Panasonic S5 IIx'.H34]/1000;&quot;&quot;)" office:value-type="float" office:value="9.79858464888405" calcext:value-type="float">
            <text:p>9.7986 us</text:p>
          </table:table-cell>
          <table:table-cell table:style-name="ce112" table:formula="of:=IFERROR([$'Panasonic S5 IIx'.H36]/1000;&quot;&quot;)" office:value-type="float" office:value="4.85436893203884" calcext:value-type="float">
            <text:p>4.8544 us</text:p>
          </table:table-cell>
          <table:table-cell table:style-name="ce112" table:formula="of:=IFERROR([$'Panasonic S5 IIx'.H38]/1000;&quot;&quot;)" office:value-type="float" office:value="9.88875154511743" calcext:value-type="float">
            <text:p>9.8888 us</text:p>
          </table:table-cell>
          <table:table-cell table:style-name="ce112" table:formula="of:=IFERROR([$'Panasonic S5 IIx'.H42]/1000;&quot;&quot;)" office:value-type="float" office:value="19.8895027624309" calcext:value-type="float">
            <text:p>19.8895 us</text:p>
          </table:table-cell>
          <table:table-cell table:style-name="ce116" table:formula="of:=IFERROR([$'Panasonic S5 IIx'.H44]/1000;&quot;&quot;)" office:value-type="float" office:value="19.845644983462" calcext:value-type="float">
            <text:p>19.8456 us</text:p>
          </table:table-cell>
          <table:table-cell table:number-columns-repeated="2"/>
        </table:table-row>
        <table:table-row table:style-name="ro3">
          <table:table-cell table:style-name="ce54" table:formula="of:=[$'Sony A1'.A1]" office:value-type="string" office:string-value="Sony A1" calcext:value-type="string">
            <text:p>Sony A1</text:p>
          </table:table-cell>
          <table:table-cell table:style-name="ce114" table:formula="of:=IFERROR([$'Sony A1'.H6]/1000;&quot;&quot;)" office:value-type="float" office:value="0.67911714770798" calcext:value-type="float">
            <text:p>0.6791 us</text:p>
          </table:table-cell>
          <table:table-cell table:style-name="ce114" table:formula="of:=IFERROR([$'Sony A1'.H13]/1000;&quot;&quot;)" office:value-type="float" office:value="3.56612184249629" calcext:value-type="float">
            <text:p>3.5661 us</text:p>
          </table:table-cell>
          <table:table-cell table:style-name="ce114" table:formula="of:=IFERROR([$'Sony A1'.H15]/1000;&quot;&quot;)" office:value-type="float" office:value="3.5650623885918" calcext:value-type="float">
            <text:p>3.5651 us</text:p>
          </table:table-cell>
          <table:table-cell table:style-name="ce114" table:formula="of:=IFERROR([$'Sony A1'.H17]/1000;&quot;&quot;)" office:value-type="float" office:value="2.8169014084507" calcext:value-type="float">
            <text:p>2.8169 us</text:p>
          </table:table-cell>
          <table:table-cell table:style-name="ce114" table:formula="of:=IFERROR([$'Sony A1'.H19]/1000;&quot;&quot;)" office:value-type="float" office:value="3.72208436724566" calcext:value-type="float">
            <text:p>3.7221 us</text:p>
          </table:table-cell>
          <table:table-cell table:style-name="ce114" table:formula="of:=IFERROR([$'Sony A1'.H22]/1000;&quot;&quot;)" office:value-type="float" office:value="3.70828182941904" calcext:value-type="float">
            <text:p>3.7083 us</text:p>
          </table:table-cell>
          <table:table-cell table:style-name="ce114" table:formula="of:=IFERROR([$'Sony A1'.H24]/1000;&quot;&quot;)" office:value-type="float" office:value="3.71287128712871" calcext:value-type="float">
            <text:p>3.7129 us</text:p>
          </table:table-cell>
          <table:table-cell table:style-name="ce114" table:formula="of:=IFERROR([$'Sony A1'.H27]/1000;&quot;&quot;)" office:value-type="float" office:value="4.96277915632754" calcext:value-type="float">
            <text:p>4.9628 us</text:p>
          </table:table-cell>
          <table:table-cell table:style-name="ce114" table:formula="of:=IFERROR([$'Sony A1'.H28]/1000;&quot;&quot;)" office:value-type="float" office:value="4.93827160493827" calcext:value-type="float">
            <text:p>4.9383 us</text:p>
          </table:table-cell>
          <table:table-cell table:style-name="ce114" table:formula="of:=IFERROR([$'Sony A1'.H30]/1000;&quot;&quot;)" office:value-type="float" office:value="4.98753117206983" calcext:value-type="float">
            <text:p>4.9875 us</text:p>
          </table:table-cell>
          <table:table-cell table:style-name="ce117" table:formula="of:=IFERROR([$'Sony A1'.H32]/1000;&quot;&quot;)" office:value-type="float" office:value="4.93827160493827" calcext:value-type="float">
            <text:p>4.9383 us</text:p>
          </table:table-cell>
          <table:table-cell table:number-columns-repeated="2"/>
        </table:table-row>
        <table:table-row table:style-name="ro3">
          <table:table-cell table:style-name="ce53" table:formula="of:=[$'Sony A7C'.A1]" office:value-type="string" office:string-value="Sony A7C" calcext:value-type="string">
            <text:p>Sony A7C</text:p>
          </table:table-cell>
          <table:table-cell table:style-name="ce112" table:formula="of:=IFERROR([$'Sony A7C'.H6]/1000;&quot;&quot;)" office:value-type="float" office:value="15.5692507298086" calcext:value-type="float">
            <text:p>15.5693 us</text:p>
          </table:table-cell>
          <table:table-cell table:style-name="ce112" table:number-columns-repeated="4"/>
          <table:table-cell table:style-name="ce112" table:formula="of:=IFERROR([$'Sony A7C'.H14]/1000;&quot;&quot;)" office:value-type="float" office:value="7.88177339901478" calcext:value-type="float">
            <text:p>7.8818 us</text:p>
          </table:table-cell>
          <table:table-cell table:style-name="ce112" table:formula="of:=IFERROR([$'Sony A7C'.H15]/1000;&quot;&quot;)" office:value-type="float" office:value="11.1731843575419" calcext:value-type="float">
            <text:p>11.1732 us</text:p>
          </table:table-cell>
          <table:table-cell table:style-name="ce112" table:formula="of:=IFERROR([$'Sony A7C'.H18]/1000;&quot;&quot;)" office:value-type="float" office:value="6.45161290322581" calcext:value-type="float">
            <text:p>6.4516 us</text:p>
          </table:table-cell>
          <table:table-cell table:style-name="ce112" table:formula="of:=IFERROR([$'Sony A7C'.H19]/1000;&quot;&quot;)" office:value-type="float" office:value="6.43086816720257" calcext:value-type="float">
            <text:p>6.4309 us</text:p>
          </table:table-cell>
          <table:table-cell table:style-name="ce112" table:formula="of:=IFERROR([$'Sony A7C'.H20]/1000;&quot;&quot;)" office:value-type="float" office:value="6.45161290322581" calcext:value-type="float">
            <text:p>6.4516 us</text:p>
          </table:table-cell>
          <table:table-cell table:style-name="ce116" table:formula="of:=IFERROR([$'Sony A7C'.H21]/1000;&quot;&quot;)" office:value-type="float" office:value="6.45161290322581" calcext:value-type="float">
            <text:p>6.4516 us</text:p>
          </table:table-cell>
          <table:table-cell table:number-columns-repeated="2"/>
        </table:table-row>
        <table:table-row table:style-name="ro3">
          <table:table-cell table:style-name="ce54" table:formula="of:=[$'Sony A7M3'.A1]" office:value-type="string" office:string-value="Sony A7M3" calcext:value-type="string">
            <text:p>Sony A7M3</text:p>
          </table:table-cell>
          <table:table-cell table:style-name="ce114" table:formula="of:=IFERROR([$'Sony A7M3'.H6]/1000;&quot;&quot;)" office:value-type="float" office:value="15.5828588552592" calcext:value-type="float">
            <text:p>15.5829 us</text:p>
          </table:table-cell>
          <table:table-cell table:style-name="ce114" table:number-columns-repeated="4"/>
          <table:table-cell table:style-name="ce114" table:formula="of:=IFERROR([$'Sony A7M3'.H13]/1000;&quot;&quot;)" office:value-type="float" office:value="7.96812749003984" calcext:value-type="float">
            <text:p>7.9681 us</text:p>
          </table:table-cell>
          <table:table-cell table:style-name="ce114" table:formula="of:=IFERROR([$'Sony A7M3'.H14]/1000;&quot;&quot;)" office:value-type="float" office:value="11.4107883817427" calcext:value-type="float">
            <text:p>11.4108 us</text:p>
          </table:table-cell>
          <table:table-cell table:style-name="ce114" table:formula="of:=IFERROR([$'Sony A7M3'.H15]/1000;&quot;&quot;)" office:value-type="float" office:value="6.61157024793388" calcext:value-type="float">
            <text:p>6.6116 us</text:p>
          </table:table-cell>
          <table:table-cell table:style-name="ce114" table:formula="of:=IFERROR([$'Sony A7M3'.H16]/1000;&quot;&quot;)" office:value-type="float" office:value="6.56814449917898" calcext:value-type="float">
            <text:p>6.5681 us</text:p>
          </table:table-cell>
          <table:table-cell table:style-name="ce114" table:formula="of:=IFERROR([$'Sony A7M3'.H17]/1000;&quot;&quot;)" office:value-type="float" office:value="6.57894736842105" calcext:value-type="float">
            <text:p>6.5789 us</text:p>
          </table:table-cell>
          <table:table-cell table:style-name="ce117" table:formula="of:=IFERROR([$'Sony A7M3'.H18]/1000;&quot;&quot;)" office:value-type="float" office:value="6.6006600660066" calcext:value-type="float">
            <text:p>6.6007 us</text:p>
          </table:table-cell>
          <table:table-cell table:number-columns-repeated="2"/>
        </table:table-row>
        <table:table-row table:style-name="ro3">
          <table:table-cell table:style-name="ce53" table:formula="of:=[$'Sony A7rIV'.A1]" office:value-type="string" office:string-value="Sony A7rIV" calcext:value-type="string">
            <text:p>Sony A7rIV</text:p>
          </table:table-cell>
          <table:table-cell table:style-name="ce112" table:formula="of:=IFERROR([$'Sony A7rIV'.H6]/1000;&quot;&quot;)" office:value-type="float" office:value="15.8299412030755" calcext:value-type="float">
            <text:p>15.8299 us</text:p>
          </table:table-cell>
          <table:table-cell table:style-name="ce112" table:number-columns-repeated="4"/>
          <table:table-cell table:style-name="ce112" table:formula="of:=IFERROR([$'Sony A7rIV'.H12]/1000;&quot;&quot;)" office:value-type="float" office:value="11.6166505324298" calcext:value-type="float">
            <text:p>11.6167 us</text:p>
          </table:table-cell>
          <table:table-cell table:style-name="ce112" table:formula="of:=IFERROR([$'Sony A7rIV'.H13]/1000;&quot;&quot;)" office:value-type="float" office:value="14.7347740667976" calcext:value-type="float">
            <text:p>14.7348 us</text:p>
          </table:table-cell>
          <table:table-cell table:style-name="ce112" table:formula="of:=IFERROR([$'Sony A7rIV'.H14]/1000;&quot;&quot;)" office:value-type="float" office:value="6.76818950930626" calcext:value-type="float">
            <text:p>6.7682 us</text:p>
          </table:table-cell>
          <table:table-cell table:style-name="ce112" table:formula="of:=IFERROR([$'Sony A7rIV'.H15]/1000;&quot;&quot;)" office:value-type="float" office:value="12.0048019207683" calcext:value-type="float">
            <text:p>12.0048 us</text:p>
          </table:table-cell>
          <table:table-cell table:style-name="ce112" table:formula="of:=IFERROR([$'Sony A7rIV'.H16]/1000;&quot;&quot;)" office:value-type="float" office:value="11.9940029985007" calcext:value-type="float">
            <text:p>11.9940 us</text:p>
          </table:table-cell>
          <table:table-cell table:style-name="ce116" table:formula="of:=IFERROR([$'Sony A7rIV'.H17]/1000;&quot;&quot;)" office:value-type="float" office:value="11.9940029985007" calcext:value-type="float">
            <text:p>11.9940 us</text:p>
          </table:table-cell>
          <table:table-cell table:number-columns-repeated="2"/>
        </table:table-row>
        <table:table-row table:style-name="ro3">
          <table:table-cell table:style-name="ce54" table:formula="of:=[$'Sony A7rV'.A1]" office:value-type="string" office:string-value="Sony A7rV" calcext:value-type="string">
            <text:p>Sony A7rV</text:p>
          </table:table-cell>
          <table:table-cell table:style-name="ce114" table:formula="of:=IFERROR([$'Sony A7rV'.H6]/1000;&quot;&quot;)" office:value-type="float" office:value="15.8601057340382" calcext:value-type="float">
            <text:p>15.8601 us</text:p>
          </table:table-cell>
          <table:table-cell table:style-name="ce114"/>
          <table:table-cell table:style-name="ce114" table:formula="of:=IFERROR([$'Sony A7rV'.H12]/1000;&quot;&quot;)" office:value-type="float" office:value="8.66801502455938" calcext:value-type="float">
            <text:p>8.6680 us</text:p>
          </table:table-cell>
          <table:table-cell table:style-name="ce114"/>
          <table:table-cell table:style-name="ce114" table:formula="of:=IFERROR([$'Sony A7rV'.H13]/1000;&quot;&quot;)" office:value-type="float" office:value="6.82128240109141" calcext:value-type="float">
            <text:p>6.8213 us</text:p>
          </table:table-cell>
          <table:table-cell table:style-name="ce114" table:formula="of:=IFERROR([$'Sony A7rV'.H14]/1000;&quot;&quot;)" office:value-type="float" office:value="8.45410628019324" calcext:value-type="float">
            <text:p>8.4541 us</text:p>
          </table:table-cell>
          <table:table-cell table:style-name="ce114" table:formula="of:=IFERROR([$'Sony A7rV'.H15]/1000;&quot;&quot;)" office:value-type="float" office:value="8.46262341325811" calcext:value-type="float">
            <text:p>8.4626 us</text:p>
          </table:table-cell>
          <table:table-cell table:style-name="ce114" table:formula="of:=IFERROR([$'Sony A7rV'.H16]/1000;&quot;&quot;)" office:value-type="float" office:value="6.75675675675676" calcext:value-type="float">
            <text:p>6.7568 us</text:p>
          </table:table-cell>
          <table:table-cell table:style-name="ce114" table:formula="of:=IFERROR([$'Sony A7rV'.H17]/1000;&quot;&quot;)" office:value-type="float" office:value="12.0481927710843" calcext:value-type="float">
            <text:p>12.0482 us</text:p>
          </table:table-cell>
          <table:table-cell table:style-name="ce114" table:formula="of:=IFERROR([$'Sony A7rV'.H18]/1000;&quot;&quot;)" office:value-type="float" office:value="12.0300751879699" calcext:value-type="float">
            <text:p>12.0301 us</text:p>
          </table:table-cell>
          <table:table-cell table:style-name="ce117" table:formula="of:=IFERROR([$'Sony A7rV'.H19]/1000;&quot;&quot;)" office:value-type="float" office:value="12.012012012012" calcext:value-type="float">
            <text:p>12.0120 us</text:p>
          </table:table-cell>
          <table:table-cell table:number-columns-repeated="2"/>
        </table:table-row>
        <table:table-row table:style-name="ro3">
          <table:table-cell table:style-name="ce53" table:formula="of:=[$'Sony A9'.A1]" office:value-type="string" office:string-value="Sony A9" calcext:value-type="string">
            <text:p>Sony A9</text:p>
          </table:table-cell>
          <table:table-cell table:style-name="ce112" table:formula="of:=IFERROR([$'Sony A9'.H6]/1000;&quot;&quot;)" office:value-type="float" office:value="1.65016501650165" calcext:value-type="float">
            <text:p>1.6502 us</text:p>
          </table:table-cell>
          <table:table-cell table:style-name="ce112" table:number-columns-repeated="4"/>
          <table:table-cell table:style-name="ce112" table:formula="of:=IFERROR([$'Sony A9'.H8]/1000;&quot;&quot;)" office:value-type="float" office:value="8.37320574162679" calcext:value-type="float">
            <text:p>8.3732 us</text:p>
          </table:table-cell>
          <table:table-cell table:style-name="ce112" table:formula="of:=IFERROR([$'Sony A9'.H9]/1000;&quot;&quot;)" office:value-type="float" office:value="10.5652403592182" calcext:value-type="float">
            <text:p>10.5652 us</text:p>
          </table:table-cell>
          <table:table-cell table:style-name="ce112" table:formula="of:=IFERROR([$'Sony A9'.H10]/1000;&quot;&quot;)" office:value-type="float" office:value="5.94353640416048" calcext:value-type="float">
            <text:p>5.9435 us</text:p>
          </table:table-cell>
          <table:table-cell table:style-name="ce112" table:formula="of:=IFERROR([$'Sony A9'.H11]/1000;&quot;&quot;)" office:value-type="float" office:value="5.93471810089021" calcext:value-type="float">
            <text:p>5.9347 us</text:p>
          </table:table-cell>
          <table:table-cell table:style-name="ce112" table:formula="of:=IFERROR([$'Sony A9'.H12]/1000;&quot;&quot;)" office:value-type="float" office:value="5.95238095238095" calcext:value-type="float">
            <text:p>5.9524 us</text:p>
          </table:table-cell>
          <table:table-cell table:style-name="ce116" table:formula="of:=IFERROR([$'Sony A9'.H13]/1000;&quot;&quot;)" office:value-type="float" office:value="5.94353640416048" calcext:value-type="float">
            <text:p>5.9435 us</text:p>
          </table:table-cell>
          <table:table-cell table:number-columns-repeated="2"/>
        </table:table-row>
        <table:table-row table:style-name="ro3">
          <table:table-cell table:style-name="ce54" table:formula="of:=[$'Sony ZV1'.A1]" office:value-type="string" office:string-value="Sony ZV1" calcext:value-type="string">
            <text:p>Sony ZV1</text:p>
          </table:table-cell>
          <table:table-cell table:style-name="ce114" table:formula="of:=IFERROR([$'Sony ZV1'.H6]/1000;&quot;&quot;)" office:value-type="float" office:value="2.13333333333333" calcext:value-type="float">
            <text:p>2.1333 us</text:p>
          </table:table-cell>
          <table:table-cell table:style-name="ce114" table:number-columns-repeated="4"/>
          <table:table-cell table:style-name="ce114" table:formula="of:=IFERROR([$'Sony ZV1'.H7]/1000;&quot;&quot;)" office:value-type="float" office:value="7.5046904315197" calcext:value-type="float">
            <text:p>7.5047 us</text:p>
          </table:table-cell>
          <table:table-cell table:style-name="ce114" table:formula="of:=IFERROR([$'Sony ZV1'.H8]/1000;&quot;&quot;)" office:value-type="float" office:value="7.62388818297332" calcext:value-type="float">
            <text:p>7.6239 us</text:p>
          </table:table-cell>
          <table:table-cell table:style-name="ce114" table:formula="of:=IFERROR([$'Sony ZV1'.H12]/1000;&quot;&quot;)" office:value-type="float" office:value="7.38007380073801" calcext:value-type="float">
            <text:p>7.3801 us</text:p>
          </table:table-cell>
          <table:table-cell table:style-name="ce114" table:formula="of:=IFERROR([$'Sony ZV1'.H9]/1000;&quot;&quot;)" office:value-type="float" office:value="14.7420147420147" calcext:value-type="float">
            <text:p>14.7420 us</text:p>
          </table:table-cell>
          <table:table-cell table:style-name="ce114" table:formula="of:=IFERROR([$'Sony ZV1'.H10]/1000;&quot;&quot;)" office:value-type="float" office:value="14.7783251231527" calcext:value-type="float">
            <text:p>14.7783 us</text:p>
          </table:table-cell>
          <table:table-cell table:style-name="ce117" table:formula="of:=IFERROR([$'Sony ZV1'.H11]/1000;&quot;&quot;)" office:value-type="float" office:value="15.1285930408472" calcext:value-type="float">
            <text:p>15.1286 us</text:p>
          </table:table-cell>
          <table:table-cell table:number-columns-repeated="2"/>
        </table:table-row>
        <table:table-row table:style-name="ro3">
          <table:table-cell table:style-name="ce55" table:formula="of:=[$'Sony ZVE1'.A1]" office:value-type="string" office:string-value="Sony ZVE1" calcext:value-type="string">
            <text:p>Sony ZVE1</text:p>
          </table:table-cell>
          <table:table-cell table:style-name="ce115" table:formula="of:=IFERROR([$'Sony ZVE1'.H6]/1000;&quot;&quot;)" office:value-type="float" office:value="7.38396624472574" calcext:value-type="float">
            <text:p>7.3840 us</text:p>
          </table:table-cell>
          <table:table-cell table:style-name="ce115" table:number-columns-repeated="3"/>
          <table:table-cell table:style-name="ce115" table:formula="of:=IFERROR([$'Sony ZVE1'.H14]/1000;&quot;&quot;)" office:value-type="float" office:value="4.24028268551237" calcext:value-type="float">
            <text:p>4.2403 us</text:p>
          </table:table-cell>
          <table:table-cell table:style-name="ce115" table:formula="of:=IFERROR([$'Sony ZVE1'.H15]/1000;&quot;&quot;)" office:value-type="float" office:value="4.22535211267606" calcext:value-type="float">
            <text:p>4.2254 us</text:p>
          </table:table-cell>
          <table:table-cell table:style-name="ce115" table:formula="of:=IFERROR([$'Sony ZVE1'.H16]/1000;&quot;&quot;)" office:value-type="float" office:value="4.22237860661506" calcext:value-type="float">
            <text:p>4.2224 us</text:p>
          </table:table-cell>
          <table:table-cell table:style-name="ce115" table:formula="of:=IFERROR([$'Sony ZVE1'.H17]/1000;&quot;&quot;)" office:value-type="float" office:value="6.90846286701209" calcext:value-type="float">
            <text:p>6.9085 us</text:p>
          </table:table-cell>
          <table:table-cell table:style-name="ce115" table:formula="of:=IFERROR([$'Sony ZVE1'.H18]/1000;&quot;&quot;)" office:value-type="float" office:value="7.83289817232376" calcext:value-type="float">
            <text:p>7.8329 us</text:p>
          </table:table-cell>
          <table:table-cell table:style-name="ce115" table:formula="of:=IFERROR([$'Sony ZVE1'.H19]/1000;&quot;&quot;)" office:value-type="float" office:value="7.85340314136126" calcext:value-type="float">
            <text:p>7.8534 us</text:p>
          </table:table-cell>
          <table:table-cell table:style-name="ce118" table:formula="of:=IFERROR([$'Sony ZVE1'.H20]/1000;&quot;&quot;)" office:value-type="float" office:value="8.48656294200849" calcext:value-type="float">
            <text:p>8.4866 u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43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anon M50 II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2041" calcext:value-type="float">
            <text:p>2041</text:p>
          </table:table-cell>
          <table:table-cell table:style-name="ce151" table:formula="of:=IFERROR([.B6]/[.D6]*[.C6];&quot;&quot;)" office:value-type="float" office:value="39.1964723174914" calcext:value-type="float">
            <text:p>39.1965</text:p>
          </table:table-cell>
          <table:table-cell table:style-name="ce151" table:formula="of:=IFERROR([.E6]*(1000/[.$B$3]);&quot;&quot;)" office:value-type="float" office:value="78.3929446349829" calcext:value-type="float">
            <text:p>78.3929</text:p>
          </table:table-cell>
          <table:table-cell table:style-name="ce152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53" table:formula="of:=IFERROR([.F6]/[.B6]*1000000;&quot;&quot;)" office:value-type="float" office:value="19598.2361587457" calcext:value-type="float">
            <text:p>19598.2362</text:p>
          </table:table-cell>
          <table:table-cell table:style-name="ce155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1976" calcext:value-type="float">
            <text:p>1976</text:p>
          </table:table-cell>
          <table:table-cell table:style-name="ce151" table:formula="of:=IFERROR([.B7]/[.D7]*[.C7];&quot;&quot;)" office:value-type="float" office:value="16.3967611336032" calcext:value-type="float">
            <text:p>16.3968</text:p>
          </table:table-cell>
          <table:table-cell table:style-name="ce151" table:formula="of:=IFERROR([.E7]*(1000/[.$B$3]);&quot;&quot;)" office:value-type="float" office:value="32.7935222672065" calcext:value-type="float">
            <text:p>32.7935</text:p>
          </table:table-cell>
          <table:table-cell table:style-name="ce152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53" table:formula="of:=IFERROR([.F7]/[.B7]*1000000;&quot;&quot;)" office:value-type="float" office:value="15182.1862348178" calcext:value-type="float">
            <text:p>15182.186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804" calcext:value-type="float">
            <text:p>804</text:p>
          </table:table-cell>
          <table:table-cell table:style-name="ce151" table:formula="of:=IFERROR([.B8]/[.D8]*[.C8];&quot;&quot;)" office:value-type="float" office:value="6.71641791044776" calcext:value-type="float">
            <text:p>6.7164</text:p>
          </table:table-cell>
          <table:table-cell table:style-name="ce151" table:formula="of:=IFERROR([.E8]*(1000/[.$B$3]);&quot;&quot;)" office:value-type="float" office:value="13.4328358208955" calcext:value-type="float">
            <text:p>13.4328</text:p>
          </table:table-cell>
          <table:table-cell table:style-name="ce152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53" table:formula="of:=IFERROR([.F8]/[.B8]*1000000;&quot;&quot;)" office:value-type="float" office:value="12437.8109452736" calcext:value-type="float">
            <text:p>12437.810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46" calcext:value-type="float">
            <text:p>646</text:p>
          </table:table-cell>
          <table:table-cell table:style-name="ce151" table:formula="of:=IFERROR([.B9]/[.D9]*[.C9];&quot;&quot;)" office:value-type="float" office:value="6.68730650154799" calcext:value-type="float">
            <text:p>6.6873</text:p>
          </table:table-cell>
          <table:table-cell table:style-name="ce151" table:formula="of:=IFERROR([.E9]*(1000/[.$B$3]);&quot;&quot;)" office:value-type="float" office:value="13.374613003096" calcext:value-type="float">
            <text:p>13.3746</text:p>
          </table:table-cell>
          <table:table-cell table:style-name="ce152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53" table:formula="of:=IFERROR([.F9]/[.B9]*1000000;&quot;&quot;)" office:value-type="float" office:value="12383.9009287926" calcext:value-type="float">
            <text:p>12383.900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806" calcext:value-type="float">
            <text:p>806</text:p>
          </table:table-cell>
          <table:table-cell table:style-name="ce151" table:formula="of:=IFERROR([.B10]/[.D10]*[.C10];&quot;&quot;)" office:value-type="float" office:value="6.69975186104218" calcext:value-type="float">
            <text:p>6.6998</text:p>
          </table:table-cell>
          <table:table-cell table:style-name="ce151" table:formula="of:=IFERROR([.E10]*(1000/[.$B$3]);&quot;&quot;)" office:value-type="float" office:value="13.3995037220844" calcext:value-type="float">
            <text:p>13.3995</text:p>
          </table:table-cell>
          <table:table-cell table:style-name="ce152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53" table:formula="of:=IFERROR([.F10]/[.B10]*1000000;&quot;&quot;)" office:value-type="float" office:value="12406.9478908189" calcext:value-type="float">
            <text:p>12406.947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720 60p</text:p>
          </table:table-cell>
          <table:table-cell table:style-name="ce132" office:value-type="float" office:value="720" calcext:value-type="float">
            <text:p>72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534" calcext:value-type="float">
            <text:p>534</text:p>
          </table:table-cell>
          <table:table-cell table:style-name="ce151" table:formula="of:=IFERROR([.B11]/[.D11]*[.C11];&quot;&quot;)" office:value-type="float" office:value="6.74157303370787" calcext:value-type="float">
            <text:p>6.7416</text:p>
          </table:table-cell>
          <table:table-cell table:style-name="ce151" table:formula="of:=IFERROR([.E11]*(1000/[.$B$3]);&quot;&quot;)" office:value-type="float" office:value="13.4831460674157" calcext:value-type="float">
            <text:p>13.4831</text:p>
          </table:table-cell>
          <table:table-cell table:style-name="ce152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53" table:formula="of:=IFERROR([.F11]/[.B11]*1000000;&quot;&quot;)" office:value-type="float" office:value="18726.5917602996" calcext:value-type="float">
            <text:p>18726.591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5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Canon R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12800</text:p>
          </table:table-cell>
          <table:table-cell table:style-name="ce132" office:value-type="float" office:value="5464" calcext:value-type="float">
            <text:p>546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51" table:formula="of:=IFERROR([.B6]/[.D6]*[.C6];&quot;&quot;)" office:value-type="float" office:value="8.196" calcext:value-type="float">
            <text:p>8.1960</text:p>
          </table:table-cell>
          <table:table-cell table:style-name="ce151" table:formula="of:=IFERROR([.E6]*(1000/[.$B$3]);&quot;&quot;)" office:value-type="float" office:value="16.392" calcext:value-type="float">
            <text:p>16.3920</text:p>
          </table:table-cell>
          <table:table-cell table:style-name="ce152" table:formula="of:=IFERROR(&quot;1/&quot; &amp; TEXT(1000/[.F6]; &quot;0.00&quot;);&quot;&quot;)" office:value-type="string" office:string-value="1/61.01" calcext:value-type="string">
            <text:p>1/61.01</text:p>
          </table:table-cell>
          <table:table-cell table:style-name="ce153" table:formula="of:=IFERROR([.F6]/[.B6]*1000000;&quot;&quot;)" office:value-type="float" office:value="3000" calcext:value-type="float">
            <text:p>3000.000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H+</text:p>
          </table:table-cell>
          <table:table-cell table:style-name="ce132" office:value-type="float" office:value="5464" calcext:value-type="float">
            <text:p>546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51" table:formula="of:=IFERROR([.B7]/[.D7]*[.C7];&quot;&quot;)" office:value-type="float" office:value="8.196" calcext:value-type="float">
            <text:p>8.1960</text:p>
          </table:table-cell>
          <table:table-cell table:style-name="ce151" table:formula="of:=IFERROR([.E7]*(1000/[.$B$3]);&quot;&quot;)" office:value-type="float" office:value="16.392" calcext:value-type="float">
            <text:p>16.3920</text:p>
          </table:table-cell>
          <table:table-cell table:style-name="ce152" table:formula="of:=IFERROR(&quot;1/&quot; &amp; TEXT(1000/[.F7]; &quot;0.00&quot;);&quot;&quot;)" office:value-type="string" office:string-value="1/61.01" calcext:value-type="string">
            <text:p>1/61.01</text:p>
          </table:table-cell>
          <table:table-cell table:style-name="ce153" table:formula="of:=IFERROR([.F7]/[.B7]*1000000;&quot;&quot;)" office:value-type="float" office:value="3000" calcext:value-type="float">
            <text:p>3000.000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Raw CRAW</text:p>
          </table:table-cell>
          <table:table-cell table:style-name="ce132" office:value-type="float" office:value="5464" calcext:value-type="float">
            <text:p>5464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4672" calcext:value-type="float">
            <text:p>4672</text:p>
          </table:table-cell>
          <table:table-cell table:style-name="ce151" table:formula="of:=IFERROR([.B8]/[.D8]*[.C8];&quot;&quot;)" office:value-type="float" office:value="8.18664383561644" calcext:value-type="float">
            <text:p>8.1866</text:p>
          </table:table-cell>
          <table:table-cell table:style-name="ce151" table:formula="of:=IFERROR([.E8]*(1000/[.$B$3]);&quot;&quot;)" office:value-type="float" office:value="16.3732876712329" calcext:value-type="float">
            <text:p>16.3733</text:p>
          </table:table-cell>
          <table:table-cell table:style-name="ce152" table:formula="of:=IFERROR(&quot;1/&quot; &amp; TEXT(1000/[.F8]; &quot;0.00&quot;);&quot;&quot;)" office:value-type="string" office:string-value="1/61.08" calcext:value-type="string">
            <text:p>1/61.08</text:p>
          </table:table-cell>
          <table:table-cell table:style-name="ce153" table:formula="of:=IFERROR([.F8]/[.B8]*1000000;&quot;&quot;)" office:value-type="float" office:value="2996.57534246575" calcext:value-type="float">
            <text:p>2996.575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Raw ISO 1600</text:p>
          </table:table-cell>
          <table:table-cell table:style-name="ce132" office:value-type="float" office:value="5464" calcext:value-type="float">
            <text:p>546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4008" calcext:value-type="float">
            <text:p>4008</text:p>
          </table:table-cell>
          <table:table-cell table:style-name="ce151" table:formula="of:=IFERROR([.B9]/[.D9]*[.C9];&quot;&quot;)" office:value-type="float" office:value="8.17964071856287" calcext:value-type="float">
            <text:p>8.1796</text:p>
          </table:table-cell>
          <table:table-cell table:style-name="ce151" table:formula="of:=IFERROR([.E9]*(1000/[.$B$3]);&quot;&quot;)" office:value-type="float" office:value="16.3592814371257" calcext:value-type="float">
            <text:p>16.3593</text:p>
          </table:table-cell>
          <table:table-cell table:style-name="ce152" table:formula="of:=IFERROR(&quot;1/&quot; &amp; TEXT(1000/[.F9]; &quot;0.00&quot;);&quot;&quot;)" office:value-type="string" office:string-value="1/61.13" calcext:value-type="string">
            <text:p>1/61.13</text:p>
          </table:table-cell>
          <table:table-cell table:style-name="ce153" table:formula="of:=IFERROR([.F9]/[.B9]*1000000;&quot;&quot;)" office:value-type="float" office:value="2994.0119760479" calcext:value-type="float">
            <text:p>2994.012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Raw ISO 51200</text:p>
          </table:table-cell>
          <table:table-cell table:style-name="ce132" office:value-type="float" office:value="5464" calcext:value-type="float">
            <text:p>546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4001" calcext:value-type="float">
            <text:p>4001</text:p>
          </table:table-cell>
          <table:table-cell table:style-name="ce151" table:formula="of:=IFERROR([.B10]/[.D10]*[.C10];&quot;&quot;)" office:value-type="float" office:value="8.19395151212197" calcext:value-type="float">
            <text:p>8.1940</text:p>
          </table:table-cell>
          <table:table-cell table:style-name="ce151" table:formula="of:=IFERROR([.E10]*(1000/[.$B$3]);&quot;&quot;)" office:value-type="float" office:value="16.3879030242439" calcext:value-type="float">
            <text:p>16.3879</text:p>
          </table:table-cell>
          <table:table-cell table:style-name="ce152" table:formula="of:=IFERROR(&quot;1/&quot; &amp; TEXT(1000/[.F10]; &quot;0.00&quot;);&quot;&quot;)" office:value-type="string" office:string-value="1/61.02" calcext:value-type="string">
            <text:p>1/61.02</text:p>
          </table:table-cell>
          <table:table-cell table:style-name="ce153" table:formula="of:=IFERROR([.F10]/[.B10]*1000000;&quot;&quot;)" office:value-type="float" office:value="2999.25018745314" calcext:value-type="float">
            <text:p>2999.250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JPEG</text:p>
          </table:table-cell>
          <table:table-cell table:style-name="ce132" office:value-type="float" office:value="5464" calcext:value-type="float">
            <text:p>546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4006" calcext:value-type="float">
            <text:p>4006</text:p>
          </table:table-cell>
          <table:table-cell table:style-name="ce151" table:formula="of:=IFERROR([.B11]/[.D11]*[.C11];&quot;&quot;)" office:value-type="float" office:value="8.18372441337993" calcext:value-type="float">
            <text:p>8.1837</text:p>
          </table:table-cell>
          <table:table-cell table:style-name="ce151" table:formula="of:=IFERROR([.E11]*(1000/[.$B$3]);&quot;&quot;)" office:value-type="float" office:value="16.3674488267599" calcext:value-type="float">
            <text:p>16.3674</text:p>
          </table:table-cell>
          <table:table-cell table:style-name="ce152" table:formula="of:=IFERROR(&quot;1/&quot; &amp; TEXT(1000/[.F11]; &quot;0.00&quot;);&quot;&quot;)" office:value-type="string" office:string-value="1/61.10" calcext:value-type="string">
            <text:p>1/61.10</text:p>
          </table:table-cell>
          <table:table-cell table:style-name="ce153" table:formula="of:=IFERROR([.F11]/[.B11]*1000000;&quot;&quot;)" office:value-type="float" office:value="2995.50673989016" calcext:value-type="float">
            <text:p>2995.506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8k 30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2771" calcext:value-type="float">
            <text:p>2771</text:p>
          </table:table-cell>
          <table:table-cell table:style-name="ce151" table:formula="of:=IFERROR([.B12]/[.D12]*[.C12];&quot;&quot;)" office:value-type="float" office:value="7.79501984843017" calcext:value-type="float">
            <text:p>7.7950</text:p>
          </table:table-cell>
          <table:table-cell table:style-name="ce151" table:formula="of:=IFERROR([.E12]*(1000/[.$B$3]);&quot;&quot;)" office:value-type="float" office:value="15.5900396968603" calcext:value-type="float">
            <text:p>15.5900</text:p>
          </table:table-cell>
          <table:table-cell table:style-name="ce152" table:formula="of:=IFERROR(&quot;1/&quot; &amp; TEXT(1000/[.F12]; &quot;0.00&quot;);&quot;&quot;)" office:value-type="string" office:string-value="1/64.14" calcext:value-type="string">
            <text:p>1/64.14</text:p>
          </table:table-cell>
          <table:table-cell table:style-name="ce153" table:formula="of:=IFERROR([.F12]/[.B12]*1000000;&quot;&quot;)" office:value-type="float" office:value="3608.80548538434" calcext:value-type="float">
            <text:p>3608.805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8k 24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2788" calcext:value-type="float">
            <text:p>2788</text:p>
          </table:table-cell>
          <table:table-cell table:style-name="ce151" table:formula="of:=IFERROR([.B13]/[.D13]*[.C13];&quot;&quot;)" office:value-type="float" office:value="7.74748923959828" calcext:value-type="float">
            <text:p>7.7475</text:p>
          </table:table-cell>
          <table:table-cell table:style-name="ce151" table:formula="of:=IFERROR([.E13]*(1000/[.$B$3]);&quot;&quot;)" office:value-type="float" office:value="15.4949784791966" calcext:value-type="float">
            <text:p>15.4950</text:p>
          </table:table-cell>
          <table:table-cell table:style-name="ce152" table:formula="of:=IFERROR(&quot;1/&quot; &amp; TEXT(1000/[.F13]; &quot;0.00&quot;);&quot;&quot;)" office:value-type="string" office:string-value="1/64.54" calcext:value-type="string">
            <text:p>1/64.54</text:p>
          </table:table-cell>
          <table:table-cell table:style-name="ce153" table:formula="of:=IFERROR([.F13]/[.B13]*1000000;&quot;&quot;)" office:value-type="float" office:value="3586.80057388809" calcext:value-type="float">
            <text:p>3586.800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C4k HQ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671" calcext:value-type="float">
            <text:p>1671</text:p>
          </table:table-cell>
          <table:table-cell table:style-name="ce151" table:formula="of:=IFERROR([.B14]/[.D14]*[.C14];&quot;&quot;)" office:value-type="float" office:value="7.75583482944345" calcext:value-type="float">
            <text:p>7.7558</text:p>
          </table:table-cell>
          <table:table-cell table:style-name="ce151" table:formula="of:=IFERROR([.E14]*(1000/[.$B$3]);&quot;&quot;)" office:value-type="float" office:value="15.5116696588869" calcext:value-type="float">
            <text:p>15.5117</text:p>
          </table:table-cell>
          <table:table-cell table:style-name="ce152" table:formula="of:=IFERROR(&quot;1/&quot; &amp; TEXT(1000/[.F14]; &quot;0.00&quot;);&quot;&quot;)" office:value-type="string" office:string-value="1/64.47" calcext:value-type="string">
            <text:p>1/64.47</text:p>
          </table:table-cell>
          <table:table-cell table:style-name="ce153" table:formula="of:=IFERROR([.F14]/[.B14]*1000000;&quot;&quot;)" office:value-type="float" office:value="7181.32854578097" calcext:value-type="float">
            <text:p>7181.328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C4k HQ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669" calcext:value-type="float">
            <text:p>1669</text:p>
          </table:table-cell>
          <table:table-cell table:style-name="ce151" table:formula="of:=IFERROR([.B15]/[.D15]*[.C15];&quot;&quot;)" office:value-type="float" office:value="7.76512881965249" calcext:value-type="float">
            <text:p>7.7651</text:p>
          </table:table-cell>
          <table:table-cell table:style-name="ce151" table:formula="of:=IFERROR([.E15]*(1000/[.$B$3]);&quot;&quot;)" office:value-type="float" office:value="15.530257639305" calcext:value-type="float">
            <text:p>15.5303</text:p>
          </table:table-cell>
          <table:table-cell table:style-name="ce152" table:formula="of:=IFERROR(&quot;1/&quot; &amp; TEXT(1000/[.F15]; &quot;0.00&quot;);&quot;&quot;)" office:value-type="string" office:string-value="1/64.39" calcext:value-type="string">
            <text:p>1/64.39</text:p>
          </table:table-cell>
          <table:table-cell table:style-name="ce153" table:formula="of:=IFERROR([.F15]/[.B15]*1000000;&quot;&quot;)" office:value-type="float" office:value="7189.93409227082" calcext:value-type="float">
            <text:p>7189.934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2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102" calcext:value-type="float">
            <text:p>1102</text:p>
          </table:table-cell>
          <table:table-cell table:style-name="ce151" table:formula="of:=IFERROR([.B16]/[.D16]*[.C16];&quot;&quot;)" office:value-type="float" office:value="3.92014519056261" calcext:value-type="float">
            <text:p>3.9201</text:p>
          </table:table-cell>
          <table:table-cell table:style-name="ce151" table:formula="of:=IFERROR([.E16]*(1000/[.$B$3]);&quot;&quot;)" office:value-type="float" office:value="7.84029038112523" calcext:value-type="float">
            <text:p>7.8403</text:p>
          </table:table-cell>
          <table:table-cell table:style-name="ce152" table:formula="of:=IFERROR(&quot;1/&quot; &amp; TEXT(1000/[.F16]; &quot;0.00&quot;);&quot;&quot;)" office:value-type="string" office:string-value="1/127.55" calcext:value-type="string">
            <text:p>1/127.55</text:p>
          </table:table-cell>
          <table:table-cell table:style-name="ce153" table:formula="of:=IFERROR([.F16]/[.B16]*1000000;&quot;&quot;)" office:value-type="float" office:value="3629.76406533575" calcext:value-type="float">
            <text:p>3629.764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332" calcext:value-type="float">
            <text:p>1332</text:p>
          </table:table-cell>
          <table:table-cell table:style-name="ce151" table:formula="of:=IFERROR([.B17]/[.D17]*[.C17];&quot;&quot;)" office:value-type="float" office:value="4.86486486486487" calcext:value-type="float">
            <text:p>4.8649</text:p>
          </table:table-cell>
          <table:table-cell table:style-name="ce151" table:formula="of:=IFERROR([.E17]*(1000/[.$B$3]);&quot;&quot;)" office:value-type="float" office:value="9.72972972972973" calcext:value-type="float">
            <text:p>9.7297</text:p>
          </table:table-cell>
          <table:table-cell table:style-name="ce152" table:formula="of:=IFERROR(&quot;1/&quot; &amp; TEXT(1000/[.F17]; &quot;0.00&quot;);&quot;&quot;)" office:value-type="string" office:string-value="1/102.78" calcext:value-type="string">
            <text:p>1/102.78</text:p>
          </table:table-cell>
          <table:table-cell table:style-name="ce153" table:formula="of:=IFERROR([.F17]/[.B17]*1000000;&quot;&quot;)" office:value-type="float" office:value="4504.50450450451" calcext:value-type="float">
            <text:p>4504.504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335" calcext:value-type="float">
            <text:p>1335</text:p>
          </table:table-cell>
          <table:table-cell table:style-name="ce151" table:formula="of:=IFERROR([.B18]/[.D18]*[.C18];&quot;&quot;)" office:value-type="float" office:value="4.85393258426966" calcext:value-type="float">
            <text:p>4.8539</text:p>
          </table:table-cell>
          <table:table-cell table:style-name="ce151" table:formula="of:=IFERROR([.E18]*(1000/[.$B$3]);&quot;&quot;)" office:value-type="float" office:value="9.70786516853933" calcext:value-type="float">
            <text:p>9.7079</text:p>
          </table:table-cell>
          <table:table-cell table:style-name="ce152" table:formula="of:=IFERROR(&quot;1/&quot; &amp; TEXT(1000/[.F18]; &quot;0.00&quot;);&quot;&quot;)" office:value-type="string" office:string-value="1/103.01" calcext:value-type="string">
            <text:p>1/103.01</text:p>
          </table:table-cell>
          <table:table-cell table:style-name="ce153" table:formula="of:=IFERROR([.F18]/[.B18]*1000000;&quot;&quot;)" office:value-type="float" office:value="4494.38202247191" calcext:value-type="float">
            <text:p>4494.382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335" calcext:value-type="float">
            <text:p>1335</text:p>
          </table:table-cell>
          <table:table-cell table:style-name="ce151" table:formula="of:=IFERROR([.B19]/[.D19]*[.C19];&quot;&quot;)" office:value-type="float" office:value="4.85393258426966" calcext:value-type="float">
            <text:p>4.8539</text:p>
          </table:table-cell>
          <table:table-cell table:style-name="ce151" table:formula="of:=IFERROR([.E19]*(1000/[.$B$3]);&quot;&quot;)" office:value-type="float" office:value="9.70786516853933" calcext:value-type="float">
            <text:p>9.7079</text:p>
          </table:table-cell>
          <table:table-cell table:style-name="ce152" table:formula="of:=IFERROR(&quot;1/&quot; &amp; TEXT(1000/[.F19]; &quot;0.00&quot;);&quot;&quot;)" office:value-type="string" office:string-value="1/103.01" calcext:value-type="string">
            <text:p>1/103.01</text:p>
          </table:table-cell>
          <table:table-cell table:style-name="ce153" table:formula="of:=IFERROR([.F19]/[.B19]*1000000;&quot;&quot;)" office:value-type="float" office:value="4494.38202247191" calcext:value-type="float">
            <text:p>4494.382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55" calcext:value-type="float">
            <text:p>555</text:p>
          </table:table-cell>
          <table:table-cell table:style-name="ce151" table:formula="of:=IFERROR([.B20]/[.D20]*[.C20];&quot;&quot;)" office:value-type="float" office:value="3.89189189189189" calcext:value-type="float">
            <text:p>3.8919</text:p>
          </table:table-cell>
          <table:table-cell table:style-name="ce151" table:formula="of:=IFERROR([.E20]*(1000/[.$B$3]);&quot;&quot;)" office:value-type="float" office:value="7.78378378378378" calcext:value-type="float">
            <text:p>7.7838</text:p>
          </table:table-cell>
          <table:table-cell table:style-name="ce152" table:formula="of:=IFERROR(&quot;1/&quot; &amp; TEXT(1000/[.F20]; &quot;0.00&quot;);&quot;&quot;)" office:value-type="string" office:string-value="1/128.47" calcext:value-type="string">
            <text:p>1/128.47</text:p>
          </table:table-cell>
          <table:table-cell table:style-name="ce153" table:formula="of:=IFERROR([.F20]/[.B20]*1000000;&quot;&quot;)" office:value-type="float" office:value="7207.20720720721" calcext:value-type="float">
            <text:p>7207.207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667" calcext:value-type="float">
            <text:p>667</text:p>
          </table:table-cell>
          <table:table-cell table:style-name="ce151" table:formula="of:=IFERROR([.B21]/[.D21]*[.C21];&quot;&quot;)" office:value-type="float" office:value="4.8575712143928" calcext:value-type="float">
            <text:p>4.8576</text:p>
          </table:table-cell>
          <table:table-cell table:style-name="ce151" table:formula="of:=IFERROR([.E21]*(1000/[.$B$3]);&quot;&quot;)" office:value-type="float" office:value="9.71514242878561" calcext:value-type="float">
            <text:p>9.7151</text:p>
          </table:table-cell>
          <table:table-cell table:style-name="ce152" table:formula="of:=IFERROR(&quot;1/&quot; &amp; TEXT(1000/[.F21]; &quot;0.00&quot;);&quot;&quot;)" office:value-type="string" office:string-value="1/102.93" calcext:value-type="string">
            <text:p>1/102.93</text:p>
          </table:table-cell>
          <table:table-cell table:style-name="ce153" table:formula="of:=IFERROR([.F21]/[.B21]*1000000;&quot;&quot;)" office:value-type="float" office:value="8995.50224887556" calcext:value-type="float">
            <text:p>8995.502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668" calcext:value-type="float">
            <text:p>668</text:p>
          </table:table-cell>
          <table:table-cell table:style-name="ce151" table:formula="of:=IFERROR([.B22]/[.D22]*[.C22];&quot;&quot;)" office:value-type="float" office:value="4.8502994011976" calcext:value-type="float">
            <text:p>4.8503</text:p>
          </table:table-cell>
          <table:table-cell table:style-name="ce151" table:formula="of:=IFERROR([.E22]*(1000/[.$B$3]);&quot;&quot;)" office:value-type="float" office:value="9.70059880239521" calcext:value-type="float">
            <text:p>9.7006</text:p>
          </table:table-cell>
          <table:table-cell table:style-name="ce152" table:formula="of:=IFERROR(&quot;1/&quot; &amp; TEXT(1000/[.F22]; &quot;0.00&quot;);&quot;&quot;)" office:value-type="string" office:string-value="1/103.09" calcext:value-type="string">
            <text:p>1/103.09</text:p>
          </table:table-cell>
          <table:table-cell table:style-name="ce153" table:formula="of:=IFERROR([.F22]/[.B22]*1000000;&quot;&quot;)" office:value-type="float" office:value="8982.03592814371" calcext:value-type="float">
            <text:p>8982.035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668" calcext:value-type="float">
            <text:p>668</text:p>
          </table:table-cell>
          <table:table-cell table:style-name="ce151" table:formula="of:=IFERROR([.B23]/[.D23]*[.C23];&quot;&quot;)" office:value-type="float" office:value="4.8502994011976" calcext:value-type="float">
            <text:p>4.8503</text:p>
          </table:table-cell>
          <table:table-cell table:style-name="ce151" table:formula="of:=IFERROR([.E23]*(1000/[.$B$3]);&quot;&quot;)" office:value-type="float" office:value="9.70059880239521" calcext:value-type="float">
            <text:p>9.7006</text:p>
          </table:table-cell>
          <table:table-cell table:style-name="ce152" table:formula="of:=IFERROR(&quot;1/&quot; &amp; TEXT(1000/[.F23]; &quot;0.00&quot;);&quot;&quot;)" office:value-type="string" office:string-value="1/103.09" calcext:value-type="string">
            <text:p>1/103.09</text:p>
          </table:table-cell>
          <table:table-cell table:style-name="ce153" table:formula="of:=IFERROR([.F23]/[.B23]*1000000;&quot;&quot;)" office:value-type="float" office:value="8982.03592814371" calcext:value-type="float">
            <text:p>8982.035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7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Canon R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12800</text:p>
          </table:table-cell>
          <table:table-cell table:style-name="ce132" office:value-type="float" office:value="4640" calcext:value-type="float">
            <text:p>464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3750" calcext:value-type="float">
            <text:p>3750</text:p>
          </table:table-cell>
          <table:table-cell table:style-name="ce151" table:formula="of:=IFERROR([.B6]/[.D6]*[.C6];&quot;&quot;)" office:value-type="float" office:value="14.848" calcext:value-type="float">
            <text:p>14.8480</text:p>
          </table:table-cell>
          <table:table-cell table:style-name="ce151" table:formula="of:=IFERROR([.E6]*(1000/[.$B$3]);&quot;&quot;)" office:value-type="float" office:value="29.696" calcext:value-type="float">
            <text:p>29.6960</text:p>
          </table:table-cell>
          <table:table-cell table:style-name="ce152" table:formula="of:=IFERROR(&quot;1/&quot; &amp; TEXT(1000/[.F6]; &quot;0.00&quot;);&quot;&quot;)" office:value-type="string" office:string-value="1/33.67" calcext:value-type="string">
            <text:p>1/33.67</text:p>
          </table:table-cell>
          <table:table-cell table:style-name="ce153" table:formula="of:=IFERROR([.F6]/[.B6]*1000000;&quot;&quot;)" office:value-type="float" office:value="6400" calcext:value-type="float">
            <text:p>6400.000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H+</text:p>
          </table:table-cell>
          <table:table-cell table:style-name="ce132" office:value-type="float" office:value="4640" calcext:value-type="float">
            <text:p>464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3750" calcext:value-type="float">
            <text:p>3750</text:p>
          </table:table-cell>
          <table:table-cell table:style-name="ce151" table:formula="of:=IFERROR([.B7]/[.D7]*[.C7];&quot;&quot;)" office:value-type="float" office:value="14.848" calcext:value-type="float">
            <text:p>14.8480</text:p>
          </table:table-cell>
          <table:table-cell table:style-name="ce151" table:formula="of:=IFERROR([.E7]*(1000/[.$B$3]);&quot;&quot;)" office:value-type="float" office:value="29.696" calcext:value-type="float">
            <text:p>29.6960</text:p>
          </table:table-cell>
          <table:table-cell table:style-name="ce152" table:formula="of:=IFERROR(&quot;1/&quot; &amp; TEXT(1000/[.F7]; &quot;0.00&quot;);&quot;&quot;)" office:value-type="string" office:string-value="1/33.67" calcext:value-type="string">
            <text:p>1/33.67</text:p>
          </table:table-cell>
          <table:table-cell table:style-name="ce153" table:formula="of:=IFERROR([.F7]/[.B7]*1000000;&quot;&quot;)" office:value-type="float" office:value="6400" calcext:value-type="float">
            <text:p>6400.000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Raw CRAW</text:p>
          </table:table-cell>
          <table:table-cell table:style-name="ce132" office:value-type="float" office:value="4640" calcext:value-type="float">
            <text:p>464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3749" calcext:value-type="float">
            <text:p>3749</text:p>
          </table:table-cell>
          <table:table-cell table:style-name="ce151" table:formula="of:=IFERROR([.B8]/[.D8]*[.C8];&quot;&quot;)" office:value-type="float" office:value="14.8519605228061" calcext:value-type="float">
            <text:p>14.8520</text:p>
          </table:table-cell>
          <table:table-cell table:style-name="ce151" table:formula="of:=IFERROR([.E8]*(1000/[.$B$3]);&quot;&quot;)" office:value-type="float" office:value="29.7039210456122" calcext:value-type="float">
            <text:p>29.7039</text:p>
          </table:table-cell>
          <table:table-cell table:style-name="ce152" table:formula="of:=IFERROR(&quot;1/&quot; &amp; TEXT(1000/[.F8]; &quot;0.00&quot;);&quot;&quot;)" office:value-type="string" office:string-value="1/33.67" calcext:value-type="string">
            <text:p>1/33.67</text:p>
          </table:table-cell>
          <table:table-cell table:style-name="ce153" table:formula="of:=IFERROR([.F8]/[.B8]*1000000;&quot;&quot;)" office:value-type="float" office:value="6401.70712189917" calcext:value-type="float">
            <text:p>6401.707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Raw ISO 1600</text:p>
          </table:table-cell>
          <table:table-cell table:style-name="ce132" office:value-type="float" office:value="4640" calcext:value-type="float">
            <text:p>4640</text:p>
          </table:table-cell>
          <table:table-cell table:style-name="ce132" office:value-type="float" office:value="13" calcext:value-type="float">
            <text:p>13</text:p>
          </table:table-cell>
          <table:table-cell table:style-name="ce132" office:value-type="float" office:value="4058" calcext:value-type="float">
            <text:p>4058</text:p>
          </table:table-cell>
          <table:table-cell table:style-name="ce151" table:formula="of:=IFERROR([.B9]/[.D9]*[.C9];&quot;&quot;)" office:value-type="float" office:value="14.8644652538196" calcext:value-type="float">
            <text:p>14.8645</text:p>
          </table:table-cell>
          <table:table-cell table:style-name="ce151" table:formula="of:=IFERROR([.E9]*(1000/[.$B$3]);&quot;&quot;)" office:value-type="float" office:value="29.7289305076392" calcext:value-type="float">
            <text:p>29.7289</text:p>
          </table:table-cell>
          <table:table-cell table:style-name="ce152" table:formula="of:=IFERROR(&quot;1/&quot; &amp; TEXT(1000/[.F9]; &quot;0.00&quot;);&quot;&quot;)" office:value-type="string" office:string-value="1/33.64" calcext:value-type="string">
            <text:p>1/33.64</text:p>
          </table:table-cell>
          <table:table-cell table:style-name="ce153" table:formula="of:=IFERROR([.F9]/[.B9]*1000000;&quot;&quot;)" office:value-type="float" office:value="6407.09709216363" calcext:value-type="float">
            <text:p>6407.097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Raw ISO 32000</text:p>
          </table:table-cell>
          <table:table-cell table:style-name="ce132" office:value-type="float" office:value="4640" calcext:value-type="float">
            <text:p>464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3748" calcext:value-type="float">
            <text:p>3748</text:p>
          </table:table-cell>
          <table:table-cell table:style-name="ce151" table:formula="of:=IFERROR([.B10]/[.D10]*[.C10];&quot;&quot;)" office:value-type="float" office:value="14.8559231590181" calcext:value-type="float">
            <text:p>14.8559</text:p>
          </table:table-cell>
          <table:table-cell table:style-name="ce151" table:formula="of:=IFERROR([.E10]*(1000/[.$B$3]);&quot;&quot;)" office:value-type="float" office:value="29.7118463180363" calcext:value-type="float">
            <text:p>29.7118</text:p>
          </table:table-cell>
          <table:table-cell table:style-name="ce152" table:formula="of:=IFERROR(&quot;1/&quot; &amp; TEXT(1000/[.F10]; &quot;0.00&quot;);&quot;&quot;)" office:value-type="string" office:string-value="1/33.66" calcext:value-type="string">
            <text:p>1/33.66</text:p>
          </table:table-cell>
          <table:table-cell table:style-name="ce153" table:formula="of:=IFERROR([.F10]/[.B10]*1000000;&quot;&quot;)" office:value-type="float" office:value="6403.4151547492" calcext:value-type="float">
            <text:p>6403.415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JPEG</text:p>
          </table:table-cell>
          <table:table-cell table:style-name="ce132" office:value-type="float" office:value="4640" calcext:value-type="float">
            <text:p>464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3746" calcext:value-type="float">
            <text:p>3746</text:p>
          </table:table-cell>
          <table:table-cell table:style-name="ce151" table:formula="of:=IFERROR([.B11]/[.D11]*[.C11];&quot;&quot;)" office:value-type="float" office:value="14.8638547784303" calcext:value-type="float">
            <text:p>14.8639</text:p>
          </table:table-cell>
          <table:table-cell table:style-name="ce151" table:formula="of:=IFERROR([.E11]*(1000/[.$B$3]);&quot;&quot;)" office:value-type="float" office:value="29.7277095568606" calcext:value-type="float">
            <text:p>29.7277</text:p>
          </table:table-cell>
          <table:table-cell table:style-name="ce152" table:formula="of:=IFERROR(&quot;1/&quot; &amp; TEXT(1000/[.F11]; &quot;0.00&quot;);&quot;&quot;)" office:value-type="string" office:string-value="1/33.64" calcext:value-type="string">
            <text:p>1/33.64</text:p>
          </table:table-cell>
          <table:table-cell table:style-name="ce153" table:formula="of:=IFERROR([.F11]/[.B11]*1000000;&quot;&quot;)" office:value-type="float" office:value="6406.83395621997" calcext:value-type="float">
            <text:p>6406.834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Fine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1762" calcext:value-type="float">
            <text:p>1762</text:p>
          </table:table-cell>
          <table:table-cell table:style-name="ce151" table:formula="of:=IFERROR([.B12]/[.D12]*[.C12];&quot;&quot;)" office:value-type="float" office:value="13.4846765039728" calcext:value-type="float">
            <text:p>13.4847</text:p>
          </table:table-cell>
          <table:table-cell table:style-name="ce151" table:formula="of:=IFERROR([.E12]*(1000/[.$B$3]);&quot;&quot;)" office:value-type="float" office:value="26.9693530079455" calcext:value-type="float">
            <text:p>26.9694</text:p>
          </table:table-cell>
          <table:table-cell table:style-name="ce152" table:formula="of:=IFERROR(&quot;1/&quot; &amp; TEXT(1000/[.F12]; &quot;0.00&quot;);&quot;&quot;)" office:value-type="string" office:string-value="1/37.08" calcext:value-type="string">
            <text:p>1/37.08</text:p>
          </table:table-cell>
          <table:table-cell table:style-name="ce153" table:formula="of:=IFERROR([.F12]/[.B12]*1000000;&quot;&quot;)" office:value-type="float" office:value="12485.8115777526" calcext:value-type="float">
            <text:p>12485.811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Fine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1763" calcext:value-type="float">
            <text:p>1763</text:p>
          </table:table-cell>
          <table:table-cell table:style-name="ce151" table:formula="of:=IFERROR([.B13]/[.D13]*[.C13];&quot;&quot;)" office:value-type="float" office:value="13.4770277935338" calcext:value-type="float">
            <text:p>13.4770</text:p>
          </table:table-cell>
          <table:table-cell table:style-name="ce151" table:formula="of:=IFERROR([.E13]*(1000/[.$B$3]);&quot;&quot;)" office:value-type="float" office:value="26.9540555870675" calcext:value-type="float">
            <text:p>26.9541</text:p>
          </table:table-cell>
          <table:table-cell table:style-name="ce152" table:formula="of:=IFERROR(&quot;1/&quot; &amp; TEXT(1000/[.F13]; &quot;0.00&quot;);&quot;&quot;)" office:value-type="string" office:string-value="1/37.10" calcext:value-type="string">
            <text:p>1/37.10</text:p>
          </table:table-cell>
          <table:table-cell table:style-name="ce153" table:formula="of:=IFERROR([.F13]/[.B13]*1000000;&quot;&quot;)" office:value-type="float" office:value="12478.7294384572" calcext:value-type="float">
            <text:p>12478.729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598" calcext:value-type="float">
            <text:p>1598</text:p>
          </table:table-cell>
          <table:table-cell table:style-name="ce151" table:formula="of:=IFERROR([.B14]/[.D14]*[.C14];&quot;&quot;)" office:value-type="float" office:value="6.75844806007509" calcext:value-type="float">
            <text:p>6.7584</text:p>
          </table:table-cell>
          <table:table-cell table:style-name="ce151" table:formula="of:=IFERROR([.E14]*(1000/[.$B$3]);&quot;&quot;)" office:value-type="float" office:value="13.5168961201502" calcext:value-type="float">
            <text:p>13.5169</text:p>
          </table:table-cell>
          <table:table-cell table:style-name="ce152" table:formula="of:=IFERROR(&quot;1/&quot; &amp; TEXT(1000/[.F14]; &quot;0.00&quot;);&quot;&quot;)" office:value-type="string" office:string-value="1/73.98" calcext:value-type="string">
            <text:p>1/73.98</text:p>
          </table:table-cell>
          <table:table-cell table:style-name="ce153" table:formula="of:=IFERROR([.F14]/[.B14]*1000000;&quot;&quot;)" office:value-type="float" office:value="6257.82227784731" calcext:value-type="float">
            <text:p>6257.822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601" calcext:value-type="float">
            <text:p>1601</text:p>
          </table:table-cell>
          <table:table-cell table:style-name="ce151" table:formula="of:=IFERROR([.B15]/[.D15]*[.C15];&quot;&quot;)" office:value-type="float" office:value="6.74578388507183" calcext:value-type="float">
            <text:p>6.7458</text:p>
          </table:table-cell>
          <table:table-cell table:style-name="ce151" table:formula="of:=IFERROR([.E15]*(1000/[.$B$3]);&quot;&quot;)" office:value-type="float" office:value="13.4915677701437" calcext:value-type="float">
            <text:p>13.4916</text:p>
          </table:table-cell>
          <table:table-cell table:style-name="ce152" table:formula="of:=IFERROR(&quot;1/&quot; &amp; TEXT(1000/[.F15]; &quot;0.00&quot;);&quot;&quot;)" office:value-type="string" office:string-value="1/74.12" calcext:value-type="string">
            <text:p>1/74.12</text:p>
          </table:table-cell>
          <table:table-cell table:style-name="ce153" table:formula="of:=IFERROR([.F15]/[.B15]*1000000;&quot;&quot;)" office:value-type="float" office:value="6246.09618988132" calcext:value-type="float">
            <text:p>6246.096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607" calcext:value-type="float">
            <text:p>1607</text:p>
          </table:table-cell>
          <table:table-cell table:style-name="ce151" table:formula="of:=IFERROR([.B16]/[.D16]*[.C16];&quot;&quot;)" office:value-type="float" office:value="6.72059738643435" calcext:value-type="float">
            <text:p>6.7206</text:p>
          </table:table-cell>
          <table:table-cell table:style-name="ce151" table:formula="of:=IFERROR([.E16]*(1000/[.$B$3]);&quot;&quot;)" office:value-type="float" office:value="13.4411947728687" calcext:value-type="float">
            <text:p>13.4412</text:p>
          </table:table-cell>
          <table:table-cell table:style-name="ce152" table:formula="of:=IFERROR(&quot;1/&quot; &amp; TEXT(1000/[.F16]; &quot;0.00&quot;);&quot;&quot;)" office:value-type="string" office:string-value="1/74.40" calcext:value-type="string">
            <text:p>1/74.40</text:p>
          </table:table-cell>
          <table:table-cell table:style-name="ce153" table:formula="of:=IFERROR([.F16]/[.B16]*1000000;&quot;&quot;)" office:value-type="float" office:value="6222.77535780958" calcext:value-type="float">
            <text:p>6222.775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06" calcext:value-type="float">
            <text:p>606</text:p>
          </table:table-cell>
          <table:table-cell table:style-name="ce151" table:formula="of:=IFERROR([.B17]/[.D17]*[.C17];&quot;&quot;)" office:value-type="float" office:value="3.56435643564356" calcext:value-type="float">
            <text:p>3.5644</text:p>
          </table:table-cell>
          <table:table-cell table:style-name="ce151" table:formula="of:=IFERROR([.E17]*(1000/[.$B$3]);&quot;&quot;)" office:value-type="float" office:value="7.12871287128713" calcext:value-type="float">
            <text:p>7.1287</text:p>
          </table:table-cell>
          <table:table-cell table:style-name="ce152" table:formula="of:=IFERROR(&quot;1/&quot; &amp; TEXT(1000/[.F17]; &quot;0.00&quot;);&quot;&quot;)" office:value-type="string" office:string-value="1/140.28" calcext:value-type="string">
            <text:p>1/140.28</text:p>
          </table:table-cell>
          <table:table-cell table:style-name="ce153" table:formula="of:=IFERROR([.F17]/[.B17]*1000000;&quot;&quot;)" office:value-type="float" office:value="6600.6600660066" calcext:value-type="float">
            <text:p>6600.660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27" calcext:value-type="float">
            <text:p>727</text:p>
          </table:table-cell>
          <table:table-cell table:style-name="ce151" table:formula="of:=IFERROR([.B18]/[.D18]*[.C18];&quot;&quot;)" office:value-type="float" office:value="5.94222833562586" calcext:value-type="float">
            <text:p>5.9422</text:p>
          </table:table-cell>
          <table:table-cell table:style-name="ce151" table:formula="of:=IFERROR([.E18]*(1000/[.$B$3]);&quot;&quot;)" office:value-type="float" office:value="11.8844566712517" calcext:value-type="float">
            <text:p>11.8845</text:p>
          </table:table-cell>
          <table:table-cell table:style-name="ce152" table:formula="of:=IFERROR(&quot;1/&quot; &amp; TEXT(1000/[.F18]; &quot;0.00&quot;);&quot;&quot;)" office:value-type="string" office:string-value="1/84.14" calcext:value-type="string">
            <text:p>1/84.14</text:p>
          </table:table-cell>
          <table:table-cell table:style-name="ce153" table:formula="of:=IFERROR([.F18]/[.B18]*1000000;&quot;&quot;)" office:value-type="float" office:value="11004.1265474553" calcext:value-type="float">
            <text:p>11004.126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19" calcext:value-type="float">
            <text:p>719</text:p>
          </table:table-cell>
          <table:table-cell table:style-name="ce151" table:formula="of:=IFERROR([.B19]/[.D19]*[.C19];&quot;&quot;)" office:value-type="float" office:value="6.00834492350487" calcext:value-type="float">
            <text:p>6.0083</text:p>
          </table:table-cell>
          <table:table-cell table:style-name="ce151" table:formula="of:=IFERROR([.E19]*(1000/[.$B$3]);&quot;&quot;)" office:value-type="float" office:value="12.0166898470097" calcext:value-type="float">
            <text:p>12.0167</text:p>
          </table:table-cell>
          <table:table-cell table:style-name="ce152" table:formula="of:=IFERROR(&quot;1/&quot; &amp; TEXT(1000/[.F19]; &quot;0.00&quot;);&quot;&quot;)" office:value-type="string" office:string-value="1/83.22" calcext:value-type="string">
            <text:p>1/83.22</text:p>
          </table:table-cell>
          <table:table-cell table:style-name="ce153" table:formula="of:=IFERROR([.F19]/[.B19]*1000000;&quot;&quot;)" office:value-type="float" office:value="11126.5646731572" calcext:value-type="float">
            <text:p>11126.564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904" calcext:value-type="float">
            <text:p>904</text:p>
          </table:table-cell>
          <table:table-cell table:style-name="ce151" table:formula="of:=IFERROR([.B20]/[.D20]*[.C20];&quot;&quot;)" office:value-type="float" office:value="5.97345132743363" calcext:value-type="float">
            <text:p>5.9735</text:p>
          </table:table-cell>
          <table:table-cell table:style-name="ce151" table:formula="of:=IFERROR([.E20]*(1000/[.$B$3]);&quot;&quot;)" office:value-type="float" office:value="11.9469026548673" calcext:value-type="float">
            <text:p>11.9469</text:p>
          </table:table-cell>
          <table:table-cell table:style-name="ce152" table:formula="of:=IFERROR(&quot;1/&quot; &amp; TEXT(1000/[.F20]; &quot;0.00&quot;);&quot;&quot;)" office:value-type="string" office:string-value="1/83.70" calcext:value-type="string">
            <text:p>1/83.70</text:p>
          </table:table-cell>
          <table:table-cell table:style-name="ce153" table:formula="of:=IFERROR([.F20]/[.B20]*1000000;&quot;&quot;)" office:value-type="float" office:value="11061.9469026549" calcext:value-type="float">
            <text:p>11061.946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50S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Fuji 5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</text:p>
          </table:table-cell>
          <table:table-cell table:style-name="ce132" office:value-type="float" office:value="6192" calcext:value-type="float">
            <text:p>6192</text:p>
          </table:table-cell>
          <table:table-cell table:style-name="ce132" office:value-type="float" office:value="92" calcext:value-type="float">
            <text:p>92</text:p>
          </table:table-cell>
          <table:table-cell table:style-name="ce132" office:value-type="float" office:value="3810" calcext:value-type="float">
            <text:p>3810</text:p>
          </table:table-cell>
          <table:table-cell table:style-name="ce151" table:formula="of:=IFERROR([.B6]/[.D6]*[.C6];&quot;&quot;)" office:value-type="float" office:value="149.51811023622" calcext:value-type="float">
            <text:p>149.5181</text:p>
          </table:table-cell>
          <table:table-cell table:style-name="ce151" table:formula="of:=IFERROR([.E6]*(1000/[.$B$3]);&quot;&quot;)" office:value-type="float" office:value="299.036220472441" calcext:value-type="float">
            <text:p>299.0362</text:p>
          </table:table-cell>
          <table:table-cell table:style-name="ce152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53" table:formula="of:=IFERROR([.F6]/[.B6]*1000000;&quot;&quot;)" office:value-type="float" office:value="48293.9632545932" calcext:value-type="float">
            <text:p>48293.963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838" calcext:value-type="float">
            <text:p>838</text:p>
          </table:table-cell>
          <table:table-cell table:style-name="ce151" table:formula="of:=IFERROR([.B7]/[.D7]*[.C7];&quot;&quot;)" office:value-type="float" office:value="15.4653937947494" calcext:value-type="float">
            <text:p>15.4654</text:p>
          </table:table-cell>
          <table:table-cell table:style-name="ce151" table:formula="of:=IFERROR([.E7]*(1000/[.$B$3]);&quot;&quot;)" office:value-type="float" office:value="30.9307875894988" calcext:value-type="float">
            <text:p>30.9308</text:p>
          </table:table-cell>
          <table:table-cell table:style-name="ce152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53" table:formula="of:=IFERROR([.F7]/[.B7]*1000000;&quot;&quot;)" office:value-type="float" office:value="28639.6181384248" calcext:value-type="float">
            <text:p>28639.618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834" calcext:value-type="float">
            <text:p>834</text:p>
          </table:table-cell>
          <table:table-cell table:style-name="ce151" table:formula="of:=IFERROR([.B8]/[.D8]*[.C8];&quot;&quot;)" office:value-type="float" office:value="15.5395683453237" calcext:value-type="float">
            <text:p>15.5396</text:p>
          </table:table-cell>
          <table:table-cell table:style-name="ce151" table:formula="of:=IFERROR([.E8]*(1000/[.$B$3]);&quot;&quot;)" office:value-type="float" office:value="31.0791366906475" calcext:value-type="float">
            <text:p>31.0791</text:p>
          </table:table-cell>
          <table:table-cell table:style-name="ce152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53" table:formula="of:=IFERROR([.F8]/[.B8]*1000000;&quot;&quot;)" office:value-type="float" office:value="28776.9784172662" calcext:value-type="float">
            <text:p>28776.978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720 30p</text:p>
          </table:table-cell>
          <table:table-cell table:style-name="ce132" office:value-type="float" office:value="720" calcext:value-type="float">
            <text:p>720</text:p>
          </table:table-cell>
          <table:table-cell table:style-name="ce132" office:value-type="float" office:value="13" calcext:value-type="float">
            <text:p>13</text:p>
          </table:table-cell>
          <table:table-cell table:style-name="ce132" office:value-type="float" office:value="606" calcext:value-type="float">
            <text:p>606</text:p>
          </table:table-cell>
          <table:table-cell table:style-name="ce151" table:formula="of:=IFERROR([.B9]/[.D9]*[.C9];&quot;&quot;)" office:value-type="float" office:value="15.4455445544554" calcext:value-type="float">
            <text:p>15.4455</text:p>
          </table:table-cell>
          <table:table-cell table:style-name="ce151" table:formula="of:=IFERROR([.E9]*(1000/[.$B$3]);&quot;&quot;)" office:value-type="float" office:value="30.8910891089109" calcext:value-type="float">
            <text:p>30.8911</text:p>
          </table:table-cell>
          <table:table-cell table:style-name="ce152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53" table:formula="of:=IFERROR([.F9]/[.B9]*1000000;&quot;&quot;)" office:value-type="float" office:value="42904.2904290429" calcext:value-type="float">
            <text:p>42904.290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720 24p</text:p>
          </table:table-cell>
          <table:table-cell table:style-name="ce132" office:value-type="float" office:value="720" calcext:value-type="float">
            <text:p>720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651" calcext:value-type="float">
            <text:p>651</text:p>
          </table:table-cell>
          <table:table-cell table:style-name="ce151" table:formula="of:=IFERROR([.B10]/[.D10]*[.C10];&quot;&quot;)" office:value-type="float" office:value="15.4838709677419" calcext:value-type="float">
            <text:p>15.4839</text:p>
          </table:table-cell>
          <table:table-cell table:style-name="ce151" table:formula="of:=IFERROR([.E10]*(1000/[.$B$3]);&quot;&quot;)" office:value-type="float" office:value="30.9677419354839" calcext:value-type="float">
            <text:p>30.9677</text:p>
          </table:table-cell>
          <table:table-cell table:style-name="ce152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53" table:formula="of:=IFERROR([.F10]/[.B10]*1000000;&quot;&quot;)" office:value-type="float" office:value="43010.7526881721" calcext:value-type="float">
            <text:p>43010.752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Fuji X100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Un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381" calcext:value-type="float">
            <text:p>1381</text:p>
          </table:table-cell>
          <table:table-cell table:style-name="ce151" table:formula="of:=IFERROR([.B6]/[.D6]*[.C6];&quot;&quot;)" office:value-type="float" office:value="12.0492396813903" calcext:value-type="float">
            <text:p>12.0492</text:p>
          </table:table-cell>
          <table:table-cell table:style-name="ce151" table:formula="of:=IFERROR([.E6]*(1000/[.$B$3]);&quot;&quot;)" office:value-type="float" office:value="24.0984793627806" calcext:value-type="float">
            <text:p>24.0985</text:p>
          </table:table-cell>
          <table:table-cell table:style-name="ce152" table:formula="of:=IFERROR(&quot;1/&quot; &amp; TEXT(1000/[.F6]; &quot;0.00&quot;);&quot;&quot;)" office:value-type="string" office:string-value="1/41.50" calcext:value-type="string">
            <text:p>1/41.50</text:p>
          </table:table-cell>
          <table:table-cell table:style-name="ce153" table:formula="of:=IFERROR([.F6]/[.B6]*1000000;&quot;&quot;)" office:value-type="float" office:value="5792.90369297611" calcext:value-type="float">
            <text:p>5792.903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380" calcext:value-type="float">
            <text:p>1380</text:p>
          </table:table-cell>
          <table:table-cell table:style-name="ce151" table:formula="of:=IFERROR([.B7]/[.D7]*[.C7];&quot;&quot;)" office:value-type="float" office:value="12.0579710144928" calcext:value-type="float">
            <text:p>12.0580</text:p>
          </table:table-cell>
          <table:table-cell table:style-name="ce151" table:formula="of:=IFERROR([.E7]*(1000/[.$B$3]);&quot;&quot;)" office:value-type="float" office:value="24.1159420289855" calcext:value-type="float">
            <text:p>24.1159</text:p>
          </table:table-cell>
          <table:table-cell table:style-name="ce152" table:formula="of:=IFERROR(&quot;1/&quot; &amp; TEXT(1000/[.F7]; &quot;0.00&quot;);&quot;&quot;)" office:value-type="string" office:string-value="1/41.47" calcext:value-type="string">
            <text:p>1/41.47</text:p>
          </table:table-cell>
          <table:table-cell table:style-name="ce153" table:formula="of:=IFERROR([.F7]/[.B7]*1000000;&quot;&quot;)" office:value-type="float" office:value="5797.10144927536" calcext:value-type="float">
            <text:p>5797.101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Un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380" calcext:value-type="float">
            <text:p>1380</text:p>
          </table:table-cell>
          <table:table-cell table:style-name="ce151" table:formula="of:=IFERROR([.B8]/[.D8]*[.C8];&quot;&quot;)" office:value-type="float" office:value="12.0579710144928" calcext:value-type="float">
            <text:p>12.0580</text:p>
          </table:table-cell>
          <table:table-cell table:style-name="ce151" table:formula="of:=IFERROR([.E8]*(1000/[.$B$3]);&quot;&quot;)" office:value-type="float" office:value="24.1159420289855" calcext:value-type="float">
            <text:p>24.1159</text:p>
          </table:table-cell>
          <table:table-cell table:style-name="ce152" table:formula="of:=IFERROR(&quot;1/&quot; &amp; TEXT(1000/[.F8]; &quot;0.00&quot;);&quot;&quot;)" office:value-type="string" office:string-value="1/41.47" calcext:value-type="string">
            <text:p>1/41.47</text:p>
          </table:table-cell>
          <table:table-cell table:style-name="ce153" table:formula="of:=IFERROR([.F8]/[.B8]*1000000;&quot;&quot;)" office:value-type="float" office:value="5797.10144927536" calcext:value-type="float">
            <text:p>5797.101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380" calcext:value-type="float">
            <text:p>1380</text:p>
          </table:table-cell>
          <table:table-cell table:style-name="ce151" table:formula="of:=IFERROR([.B9]/[.D9]*[.C9];&quot;&quot;)" office:value-type="float" office:value="12.0579710144928" calcext:value-type="float">
            <text:p>12.0580</text:p>
          </table:table-cell>
          <table:table-cell table:style-name="ce151" table:formula="of:=IFERROR([.E9]*(1000/[.$B$3]);&quot;&quot;)" office:value-type="float" office:value="24.1159420289855" calcext:value-type="float">
            <text:p>24.1159</text:p>
          </table:table-cell>
          <table:table-cell table:style-name="ce152" table:formula="of:=IFERROR(&quot;1/&quot; &amp; TEXT(1000/[.F9]; &quot;0.00&quot;);&quot;&quot;)" office:value-type="string" office:string-value="1/41.47" calcext:value-type="string">
            <text:p>1/41.47</text:p>
          </table:table-cell>
          <table:table-cell table:style-name="ce153" table:formula="of:=IFERROR([.F9]/[.B9]*1000000;&quot;&quot;)" office:value-type="float" office:value="5797.10144927536" calcext:value-type="float">
            <text:p>5797.101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1600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380" calcext:value-type="float">
            <text:p>1380</text:p>
          </table:table-cell>
          <table:table-cell table:style-name="ce151" table:formula="of:=IFERROR([.B10]/[.D10]*[.C10];&quot;&quot;)" office:value-type="float" office:value="12.0579710144928" calcext:value-type="float">
            <text:p>12.0580</text:p>
          </table:table-cell>
          <table:table-cell table:style-name="ce151" table:formula="of:=IFERROR([.E10]*(1000/[.$B$3]);&quot;&quot;)" office:value-type="float" office:value="24.1159420289855" calcext:value-type="float">
            <text:p>24.1159</text:p>
          </table:table-cell>
          <table:table-cell table:style-name="ce152" table:formula="of:=IFERROR(&quot;1/&quot; &amp; TEXT(1000/[.F10]; &quot;0.00&quot;);&quot;&quot;)" office:value-type="string" office:string-value="1/41.47" calcext:value-type="string">
            <text:p>1/41.47</text:p>
          </table:table-cell>
          <table:table-cell table:style-name="ce153" table:formula="of:=IFERROR([.F10]/[.B10]*1000000;&quot;&quot;)" office:value-type="float" office:value="5797.10144927536" calcext:value-type="float">
            <text:p>5797.101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JPEG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379" calcext:value-type="float">
            <text:p>1379</text:p>
          </table:table-cell>
          <table:table-cell table:style-name="ce151" table:formula="of:=IFERROR([.B11]/[.D11]*[.C11];&quot;&quot;)" office:value-type="float" office:value="12.0667150108774" calcext:value-type="float">
            <text:p>12.0667</text:p>
          </table:table-cell>
          <table:table-cell table:style-name="ce151" table:formula="of:=IFERROR([.E11]*(1000/[.$B$3]);&quot;&quot;)" office:value-type="float" office:value="24.1334300217549" calcext:value-type="float">
            <text:p>24.1334</text:p>
          </table:table-cell>
          <table:table-cell table:style-name="ce152" table:formula="of:=IFERROR(&quot;1/&quot; &amp; TEXT(1000/[.F11]; &quot;0.00&quot;);&quot;&quot;)" office:value-type="string" office:string-value="1/41.44" calcext:value-type="string">
            <text:p>1/41.44</text:p>
          </table:table-cell>
          <table:table-cell table:style-name="ce153" table:formula="of:=IFERROR([.F11]/[.B11]*1000000;&quot;&quot;)" office:value-type="float" office:value="5801.30529369108" calcext:value-type="float">
            <text:p>5801.305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49" calcext:value-type="float">
            <text:p>849</text:p>
          </table:table-cell>
          <table:table-cell table:style-name="ce151" table:formula="of:=IFERROR([.B12]/[.D12]*[.C12];&quot;&quot;)" office:value-type="float" office:value="10.1766784452297" calcext:value-type="float">
            <text:p>10.1767</text:p>
          </table:table-cell>
          <table:table-cell table:style-name="ce151" table:formula="of:=IFERROR([.E12]*(1000/[.$B$3]);&quot;&quot;)" office:value-type="float" office:value="20.3533568904594" calcext:value-type="float">
            <text:p>20.3534</text:p>
          </table:table-cell>
          <table:table-cell table:style-name="ce152" table:formula="of:=IFERROR(&quot;1/&quot; &amp; TEXT(1000/[.F12]; &quot;0.00&quot;);&quot;&quot;)" office:value-type="string" office:string-value="1/49.13" calcext:value-type="string">
            <text:p>1/49.13</text:p>
          </table:table-cell>
          <table:table-cell table:style-name="ce153" table:formula="of:=IFERROR([.F12]/[.B12]*1000000;&quot;&quot;)" office:value-type="float" office:value="9422.85041224971" calcext:value-type="float">
            <text:p>9422.850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49" calcext:value-type="float">
            <text:p>849</text:p>
          </table:table-cell>
          <table:table-cell table:style-name="ce151" table:formula="of:=IFERROR([.B13]/[.D13]*[.C13];&quot;&quot;)" office:value-type="float" office:value="10.1766784452297" calcext:value-type="float">
            <text:p>10.1767</text:p>
          </table:table-cell>
          <table:table-cell table:style-name="ce151" table:formula="of:=IFERROR([.E13]*(1000/[.$B$3]);&quot;&quot;)" office:value-type="float" office:value="20.3533568904594" calcext:value-type="float">
            <text:p>20.3534</text:p>
          </table:table-cell>
          <table:table-cell table:style-name="ce152" table:formula="of:=IFERROR(&quot;1/&quot; &amp; TEXT(1000/[.F13]; &quot;0.00&quot;);&quot;&quot;)" office:value-type="string" office:string-value="1/49.13" calcext:value-type="string">
            <text:p>1/49.13</text:p>
          </table:table-cell>
          <table:table-cell table:style-name="ce153" table:formula="of:=IFERROR([.F13]/[.B13]*1000000;&quot;&quot;)" office:value-type="float" office:value="9422.85041224971" calcext:value-type="float">
            <text:p>9422.850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39" calcext:value-type="float">
            <text:p>339</text:p>
          </table:table-cell>
          <table:table-cell table:style-name="ce151" table:formula="of:=IFERROR([.B14]/[.D14]*[.C14];&quot;&quot;)" office:value-type="float" office:value="6.3716814159292" calcext:value-type="float">
            <text:p>6.3717</text:p>
          </table:table-cell>
          <table:table-cell table:style-name="ce151" table:formula="of:=IFERROR([.E14]*(1000/[.$B$3]);&quot;&quot;)" office:value-type="float" office:value="12.7433628318584" calcext:value-type="float">
            <text:p>12.7434</text:p>
          </table:table-cell>
          <table:table-cell table:style-name="ce152" table:formula="of:=IFERROR(&quot;1/&quot; &amp; TEXT(1000/[.F14]; &quot;0.00&quot;);&quot;&quot;)" office:value-type="string" office:string-value="1/78.47" calcext:value-type="string">
            <text:p>1/78.47</text:p>
          </table:table-cell>
          <table:table-cell table:style-name="ce153" table:formula="of:=IFERROR([.F14]/[.B14]*1000000;&quot;&quot;)" office:value-type="float" office:value="11799.4100294985" calcext:value-type="float">
            <text:p>11799.410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39" calcext:value-type="float">
            <text:p>339</text:p>
          </table:table-cell>
          <table:table-cell table:style-name="ce151" table:formula="of:=IFERROR([.B15]/[.D15]*[.C15];&quot;&quot;)" office:value-type="float" office:value="6.3716814159292" calcext:value-type="float">
            <text:p>6.3717</text:p>
          </table:table-cell>
          <table:table-cell table:style-name="ce151" table:formula="of:=IFERROR([.E15]*(1000/[.$B$3]);&quot;&quot;)" office:value-type="float" office:value="12.7433628318584" calcext:value-type="float">
            <text:p>12.7434</text:p>
          </table:table-cell>
          <table:table-cell table:style-name="ce152" table:formula="of:=IFERROR(&quot;1/&quot; &amp; TEXT(1000/[.F15]; &quot;0.00&quot;);&quot;&quot;)" office:value-type="string" office:string-value="1/78.47" calcext:value-type="string">
            <text:p>1/78.47</text:p>
          </table:table-cell>
          <table:table-cell table:style-name="ce153" table:formula="of:=IFERROR([.F15]/[.B15]*1000000;&quot;&quot;)" office:value-type="float" office:value="11799.4100294985" calcext:value-type="float">
            <text:p>11799.410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39" calcext:value-type="float">
            <text:p>339</text:p>
          </table:table-cell>
          <table:table-cell table:style-name="ce151" table:formula="of:=IFERROR([.B16]/[.D16]*[.C16];&quot;&quot;)" office:value-type="float" office:value="6.3716814159292" calcext:value-type="float">
            <text:p>6.3717</text:p>
          </table:table-cell>
          <table:table-cell table:style-name="ce151" table:formula="of:=IFERROR([.E16]*(1000/[.$B$3]);&quot;&quot;)" office:value-type="float" office:value="12.7433628318584" calcext:value-type="float">
            <text:p>12.7434</text:p>
          </table:table-cell>
          <table:table-cell table:style-name="ce152" table:formula="of:=IFERROR(&quot;1/&quot; &amp; TEXT(1000/[.F16]; &quot;0.00&quot;);&quot;&quot;)" office:value-type="string" office:string-value="1/78.47" calcext:value-type="string">
            <text:p>1/78.47</text:p>
          </table:table-cell>
          <table:table-cell table:style-name="ce153" table:formula="of:=IFERROR([.F16]/[.B16]*1000000;&quot;&quot;)" office:value-type="float" office:value="11799.4100294985" calcext:value-type="float">
            <text:p>11799.410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I" table:style-name="ta1">
        <table:table-column table:style-name="co13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Fuji X100V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Uncompressed</text:p>
          </table:table-cell>
          <table:table-cell table:style-name="ce132" office:value-type="float" office:value="5152" calcext:value-type="float">
            <text:p>5152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2548" calcext:value-type="float">
            <text:p>2548</text:p>
          </table:table-cell>
          <table:table-cell table:style-name="ce151" table:formula="of:=IFERROR([.B6]/[.D6]*[.C6];&quot;&quot;)" office:value-type="float" office:value="18.1978021978022" calcext:value-type="float">
            <text:p>18.1978</text:p>
          </table:table-cell>
          <table:table-cell table:style-name="ce151" table:formula="of:=IFERROR([.E6]*(1000/[.$B$3]);&quot;&quot;)" office:value-type="float" office:value="36.3956043956044" calcext:value-type="float">
            <text:p>36.3956</text:p>
          </table:table-cell>
          <table:table-cell table:style-name="ce152" table:formula="of:=IFERROR(&quot;1/&quot; &amp; TEXT(1000/[.F6]; &quot;0.00&quot;);&quot;&quot;)" office:value-type="string" office:string-value="1/27.48" calcext:value-type="string">
            <text:p>1/27.48</text:p>
          </table:table-cell>
          <table:table-cell table:style-name="ce153" table:formula="of:=IFERROR([.F6]/[.B6]*1000000;&quot;&quot;)" office:value-type="float" office:value="7064.36420722135" calcext:value-type="float">
            <text:p>7064.364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Lossless Compressed</text:p>
          </table:table-cell>
          <table:table-cell table:style-name="ce132" office:value-type="float" office:value="5152" calcext:value-type="float">
            <text:p>5152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263" calcext:value-type="float">
            <text:p>2263</text:p>
          </table:table-cell>
          <table:table-cell table:style-name="ce151" table:formula="of:=IFERROR([.B7]/[.D7]*[.C7];&quot;&quot;)" office:value-type="float" office:value="18.2129916040654" calcext:value-type="float">
            <text:p>18.2130</text:p>
          </table:table-cell>
          <table:table-cell table:style-name="ce151" table:formula="of:=IFERROR([.E7]*(1000/[.$B$3]);&quot;&quot;)" office:value-type="float" office:value="36.4259832081308" calcext:value-type="float">
            <text:p>36.4260</text:p>
          </table:table-cell>
          <table:table-cell table:style-name="ce152" table:formula="of:=IFERROR(&quot;1/&quot; &amp; TEXT(1000/[.F7]; &quot;0.00&quot;);&quot;&quot;)" office:value-type="string" office:string-value="1/27.45" calcext:value-type="string">
            <text:p>1/27.45</text:p>
          </table:table-cell>
          <table:table-cell table:style-name="ce153" table:formula="of:=IFERROR([.F7]/[.B7]*1000000;&quot;&quot;)" office:value-type="float" office:value="7070.2607158639" calcext:value-type="float">
            <text:p>7070.260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Lossy Compressed</text:p>
          </table:table-cell>
          <table:table-cell table:style-name="ce132" office:value-type="float" office:value="5152" calcext:value-type="float">
            <text:p>5152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2547" calcext:value-type="float">
            <text:p>2547</text:p>
          </table:table-cell>
          <table:table-cell table:style-name="ce151" table:formula="of:=IFERROR([.B8]/[.D8]*[.C8];&quot;&quot;)" office:value-type="float" office:value="18.2049469964664" calcext:value-type="float">
            <text:p>18.2049</text:p>
          </table:table-cell>
          <table:table-cell table:style-name="ce151" table:formula="of:=IFERROR([.E8]*(1000/[.$B$3]);&quot;&quot;)" office:value-type="float" office:value="36.4098939929329" calcext:value-type="float">
            <text:p>36.4099</text:p>
          </table:table-cell>
          <table:table-cell table:style-name="ce152" table:formula="of:=IFERROR(&quot;1/&quot; &amp; TEXT(1000/[.F8]; &quot;0.00&quot;);&quot;&quot;)" office:value-type="string" office:string-value="1/27.47" calcext:value-type="string">
            <text:p>1/27.47</text:p>
          </table:table-cell>
          <table:table-cell table:style-name="ce153" table:formula="of:=IFERROR([.F8]/[.B8]*1000000;&quot;&quot;)" office:value-type="float" office:value="7067.13780918728" calcext:value-type="float">
            <text:p>7067.137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H Un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670" calcext:value-type="float">
            <text:p>2670</text:p>
          </table:table-cell>
          <table:table-cell table:style-name="ce151" table:formula="of:=IFERROR([.B9]/[.D9]*[.C9];&quot;&quot;)" office:value-type="float" office:value="11.9850187265918" calcext:value-type="float">
            <text:p>11.9850</text:p>
          </table:table-cell>
          <table:table-cell table:style-name="ce151" table:formula="of:=IFERROR([.E9]*(1000/[.$B$3]);&quot;&quot;)" office:value-type="float" office:value="23.9700374531835" calcext:value-type="float">
            <text:p>23.9700</text:p>
          </table:table-cell>
          <table:table-cell table:style-name="ce152" table:formula="of:=IFERROR(&quot;1/&quot; &amp; TEXT(1000/[.F9]; &quot;0.00&quot;);&quot;&quot;)" office:value-type="string" office:string-value="1/41.72" calcext:value-type="string">
            <text:p>1/41.72</text:p>
          </table:table-cell>
          <table:table-cell table:style-name="ce153" table:formula="of:=IFERROR([.F9]/[.B9]*1000000;&quot;&quot;)" office:value-type="float" office:value="5992.50936329588" calcext:value-type="float">
            <text:p>5992.509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H Lossless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339" calcext:value-type="float">
            <text:p>2339</text:p>
          </table:table-cell>
          <table:table-cell table:style-name="ce151" table:formula="of:=IFERROR([.B10]/[.D10]*[.C10];&quot;&quot;)" office:value-type="float" office:value="11.9709277469004" calcext:value-type="float">
            <text:p>11.9709</text:p>
          </table:table-cell>
          <table:table-cell table:style-name="ce151" table:formula="of:=IFERROR([.E10]*(1000/[.$B$3]);&quot;&quot;)" office:value-type="float" office:value="23.9418554938008" calcext:value-type="float">
            <text:p>23.9419</text:p>
          </table:table-cell>
          <table:table-cell table:style-name="ce152" table:formula="of:=IFERROR(&quot;1/&quot; &amp; TEXT(1000/[.F10]; &quot;0.00&quot;);&quot;&quot;)" office:value-type="string" office:string-value="1/41.77" calcext:value-type="string">
            <text:p>1/41.77</text:p>
          </table:table-cell>
          <table:table-cell table:style-name="ce153" table:formula="of:=IFERROR([.F10]/[.B10]*1000000;&quot;&quot;)" office:value-type="float" office:value="5985.46387345019" calcext:value-type="float">
            <text:p>5985.463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H Lossless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2003" calcext:value-type="float">
            <text:p>2003</text:p>
          </table:table-cell>
          <table:table-cell table:style-name="ce151" table:formula="of:=IFERROR([.B11]/[.D11]*[.C11];&quot;&quot;)" office:value-type="float" office:value="11.9820269595607" calcext:value-type="float">
            <text:p>11.9820</text:p>
          </table:table-cell>
          <table:table-cell table:style-name="ce151" table:formula="of:=IFERROR([.E11]*(1000/[.$B$3]);&quot;&quot;)" office:value-type="float" office:value="23.9640539191213" calcext:value-type="float">
            <text:p>23.9641</text:p>
          </table:table-cell>
          <table:table-cell table:style-name="ce152" table:formula="of:=IFERROR(&quot;1/&quot; &amp; TEXT(1000/[.F11]; &quot;0.00&quot;);&quot;&quot;)" office:value-type="string" office:string-value="1/41.73" calcext:value-type="string">
            <text:p>1/41.73</text:p>
          </table:table-cell>
          <table:table-cell table:style-name="ce153" table:formula="of:=IFERROR([.F11]/[.B11]*1000000;&quot;&quot;)" office:value-type="float" office:value="5991.01347978033" calcext:value-type="float">
            <text:p>5991.013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1600</text:p>
          </table:table-cell>
          <table:table-cell table:style-name="ce132" office:value-type="float" office:value="5152" calcext:value-type="float">
            <text:p>5152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263" calcext:value-type="float">
            <text:p>2263</text:p>
          </table:table-cell>
          <table:table-cell table:style-name="ce151" table:formula="of:=IFERROR([.B12]/[.D12]*[.C12];&quot;&quot;)" office:value-type="float" office:value="18.2129916040654" calcext:value-type="float">
            <text:p>18.2130</text:p>
          </table:table-cell>
          <table:table-cell table:style-name="ce151" table:formula="of:=IFERROR([.E12]*(1000/[.$B$3]);&quot;&quot;)" office:value-type="float" office:value="36.4259832081308" calcext:value-type="float">
            <text:p>36.4260</text:p>
          </table:table-cell>
          <table:table-cell table:style-name="ce152" table:formula="of:=IFERROR(&quot;1/&quot; &amp; TEXT(1000/[.F12]; &quot;0.00&quot;);&quot;&quot;)" office:value-type="string" office:string-value="1/27.45" calcext:value-type="string">
            <text:p>1/27.45</text:p>
          </table:table-cell>
          <table:table-cell table:style-name="ce153" table:formula="of:=IFERROR([.F12]/[.B12]*1000000;&quot;&quot;)" office:value-type="float" office:value="7070.2607158639" calcext:value-type="float">
            <text:p>7070.260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JPEG</text:p>
          </table:table-cell>
          <table:table-cell table:style-name="ce132" office:value-type="float" office:value="5152" calcext:value-type="float">
            <text:p>5152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265" calcext:value-type="float">
            <text:p>2265</text:p>
          </table:table-cell>
          <table:table-cell table:style-name="ce151" table:formula="of:=IFERROR([.B13]/[.D13]*[.C13];&quot;&quot;)" office:value-type="float" office:value="18.1969094922737" calcext:value-type="float">
            <text:p>18.1969</text:p>
          </table:table-cell>
          <table:table-cell table:style-name="ce151" table:formula="of:=IFERROR([.E13]*(1000/[.$B$3]);&quot;&quot;)" office:value-type="float" office:value="36.3938189845475" calcext:value-type="float">
            <text:p>36.3938</text:p>
          </table:table-cell>
          <table:table-cell table:style-name="ce152" table:formula="of:=IFERROR(&quot;1/&quot; &amp; TEXT(1000/[.F13]; &quot;0.00&quot;);&quot;&quot;)" office:value-type="string" office:string-value="1/27.48" calcext:value-type="string">
            <text:p>1/27.48</text:p>
          </table:table-cell>
          <table:table-cell table:style-name="ce153" table:formula="of:=IFERROR([.F13]/[.B13]*1000000;&quot;&quot;)" office:value-type="float" office:value="7064.01766004415" calcext:value-type="float">
            <text:p>7064.017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6.2k 30p</text:p>
          </table:table-cell>
          <table:table-cell table:style-name="ce132" office:value-type="float" office:value="3510" calcext:value-type="float">
            <text:p>351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2828" calcext:value-type="float">
            <text:p>2828</text:p>
          </table:table-cell>
          <table:table-cell table:style-name="ce151" table:formula="of:=IFERROR([.B14]/[.D14]*[.C14];&quot;&quot;)" office:value-type="float" office:value="12.4115983026874" calcext:value-type="float">
            <text:p>12.4116</text:p>
          </table:table-cell>
          <table:table-cell table:style-name="ce151" table:formula="of:=IFERROR([.E14]*(1000/[.$B$3]);&quot;&quot;)" office:value-type="float" office:value="24.8231966053748" calcext:value-type="float">
            <text:p>24.8232</text:p>
          </table:table-cell>
          <table:table-cell table:style-name="ce152" table:formula="of:=IFERROR(&quot;1/&quot; &amp; TEXT(1000/[.F14]; &quot;0.00&quot;);&quot;&quot;)" office:value-type="string" office:string-value="1/40.28" calcext:value-type="string">
            <text:p>1/40.28</text:p>
          </table:table-cell>
          <table:table-cell table:style-name="ce153" table:formula="of:=IFERROR([.F14]/[.B14]*1000000;&quot;&quot;)" office:value-type="float" office:value="7072.13578500707" calcext:value-type="float">
            <text:p>7072.135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6.2k 24p</text:p>
          </table:table-cell>
          <table:table-cell table:style-name="ce132" office:value-type="float" office:value="3510" calcext:value-type="float">
            <text:p>351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2828" calcext:value-type="float">
            <text:p>2828</text:p>
          </table:table-cell>
          <table:table-cell table:style-name="ce151" table:formula="of:=IFERROR([.B15]/[.D15]*[.C15];&quot;&quot;)" office:value-type="float" office:value="12.4115983026874" calcext:value-type="float">
            <text:p>12.4116</text:p>
          </table:table-cell>
          <table:table-cell table:style-name="ce151" table:formula="of:=IFERROR([.E15]*(1000/[.$B$3]);&quot;&quot;)" office:value-type="float" office:value="24.8231966053748" calcext:value-type="float">
            <text:p>24.8232</text:p>
          </table:table-cell>
          <table:table-cell table:style-name="ce152" table:formula="of:=IFERROR(&quot;1/&quot; &amp; TEXT(1000/[.F15]; &quot;0.00&quot;);&quot;&quot;)" office:value-type="string" office:string-value="1/40.28" calcext:value-type="string">
            <text:p>1/40.28</text:p>
          </table:table-cell>
          <table:table-cell table:style-name="ce153" table:formula="of:=IFERROR([.F15]/[.B15]*1000000;&quot;&quot;)" office:value-type="float" office:value="7072.13578500707" calcext:value-type="float">
            <text:p>7072.135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HQ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740" calcext:value-type="float">
            <text:p>1740</text:p>
          </table:table-cell>
          <table:table-cell table:style-name="ce151" table:formula="of:=IFERROR([.B16]/[.D16]*[.C16];&quot;&quot;)" office:value-type="float" office:value="12.4137931034483" calcext:value-type="float">
            <text:p>12.4138</text:p>
          </table:table-cell>
          <table:table-cell table:style-name="ce151" table:formula="of:=IFERROR([.E16]*(1000/[.$B$3]);&quot;&quot;)" office:value-type="float" office:value="24.8275862068966" calcext:value-type="float">
            <text:p>24.8276</text:p>
          </table:table-cell>
          <table:table-cell table:style-name="ce152" table:formula="of:=IFERROR(&quot;1/&quot; &amp; TEXT(1000/[.F16]; &quot;0.00&quot;);&quot;&quot;)" office:value-type="string" office:string-value="1/40.28" calcext:value-type="string">
            <text:p>1/40.28</text:p>
          </table:table-cell>
          <table:table-cell table:style-name="ce153" table:formula="of:=IFERROR([.F16]/[.B16]*1000000;&quot;&quot;)" office:value-type="float" office:value="11494.2528735632" calcext:value-type="float">
            <text:p>11494.252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HQ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741" calcext:value-type="float">
            <text:p>1741</text:p>
          </table:table-cell>
          <table:table-cell table:style-name="ce151" table:formula="of:=IFERROR([.B17]/[.D17]*[.C17];&quot;&quot;)" office:value-type="float" office:value="12.4066628374497" calcext:value-type="float">
            <text:p>12.4067</text:p>
          </table:table-cell>
          <table:table-cell table:style-name="ce151" table:formula="of:=IFERROR([.E17]*(1000/[.$B$3]);&quot;&quot;)" office:value-type="float" office:value="24.8133256748995" calcext:value-type="float">
            <text:p>24.8133</text:p>
          </table:table-cell>
          <table:table-cell table:style-name="ce152" table:formula="of:=IFERROR(&quot;1/&quot; &amp; TEXT(1000/[.F17]; &quot;0.00&quot;);&quot;&quot;)" office:value-type="string" office:string-value="1/40.30" calcext:value-type="string">
            <text:p>1/40.30</text:p>
          </table:table-cell>
          <table:table-cell table:style-name="ce153" table:formula="of:=IFERROR([.F17]/[.B17]*1000000;&quot;&quot;)" office:value-type="float" office:value="11487.6507754164" calcext:value-type="float">
            <text:p>11487.650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290" calcext:value-type="float">
            <text:p>1290</text:p>
          </table:table-cell>
          <table:table-cell table:style-name="ce151" table:formula="of:=IFERROR([.B18]/[.D18]*[.C18];&quot;&quot;)" office:value-type="float" office:value="6.69767441860465" calcext:value-type="float">
            <text:p>6.6977</text:p>
          </table:table-cell>
          <table:table-cell table:style-name="ce151" table:formula="of:=IFERROR([.E18]*(1000/[.$B$3]);&quot;&quot;)" office:value-type="float" office:value="13.3953488372093" calcext:value-type="float">
            <text:p>13.3953</text:p>
          </table:table-cell>
          <table:table-cell table:style-name="ce152" table:formula="of:=IFERROR(&quot;1/&quot; &amp; TEXT(1000/[.F18]; &quot;0.00&quot;);&quot;&quot;)" office:value-type="string" office:string-value="1/74.65" calcext:value-type="string">
            <text:p>1/74.65</text:p>
          </table:table-cell>
          <table:table-cell table:style-name="ce153" table:formula="of:=IFERROR([.F18]/[.B18]*1000000;&quot;&quot;)" office:value-type="float" office:value="6201.5503875969" calcext:value-type="float">
            <text:p>6201.550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127" calcext:value-type="float">
            <text:p>1127</text:p>
          </table:table-cell>
          <table:table-cell table:style-name="ce151" table:formula="of:=IFERROR([.B19]/[.D19]*[.C19];&quot;&quot;)" office:value-type="float" office:value="7.66637089618456" calcext:value-type="float">
            <text:p>7.6664</text:p>
          </table:table-cell>
          <table:table-cell table:style-name="ce151" table:formula="of:=IFERROR([.E19]*(1000/[.$B$3]);&quot;&quot;)" office:value-type="float" office:value="15.3327417923691" calcext:value-type="float">
            <text:p>15.3327</text:p>
          </table:table-cell>
          <table:table-cell table:style-name="ce152" table:formula="of:=IFERROR(&quot;1/&quot; &amp; TEXT(1000/[.F19]; &quot;0.00&quot;);&quot;&quot;)" office:value-type="string" office:string-value="1/65.22" calcext:value-type="string">
            <text:p>1/65.22</text:p>
          </table:table-cell>
          <table:table-cell table:style-name="ce153" table:formula="of:=IFERROR([.F19]/[.B19]*1000000;&quot;&quot;)" office:value-type="float" office:value="7098.49157054126" calcext:value-type="float">
            <text:p>7098.491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126" calcext:value-type="float">
            <text:p>1126</text:p>
          </table:table-cell>
          <table:table-cell table:style-name="ce151" table:formula="of:=IFERROR([.B20]/[.D20]*[.C20];&quot;&quot;)" office:value-type="float" office:value="7.67317939609236" calcext:value-type="float">
            <text:p>7.6732</text:p>
          </table:table-cell>
          <table:table-cell table:style-name="ce151" table:formula="of:=IFERROR([.E20]*(1000/[.$B$3]);&quot;&quot;)" office:value-type="float" office:value="15.3463587921847" calcext:value-type="float">
            <text:p>15.3464</text:p>
          </table:table-cell>
          <table:table-cell table:style-name="ce152" table:formula="of:=IFERROR(&quot;1/&quot; &amp; TEXT(1000/[.F20]; &quot;0.00&quot;);&quot;&quot;)" office:value-type="string" office:string-value="1/65.16" calcext:value-type="string">
            <text:p>1/65.16</text:p>
          </table:table-cell>
          <table:table-cell table:style-name="ce153" table:formula="of:=IFERROR([.F20]/[.B20]*1000000;&quot;&quot;)" office:value-type="float" office:value="7104.79573712256" calcext:value-type="float">
            <text:p>7104.795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45" calcext:value-type="float">
            <text:p>645</text:p>
          </table:table-cell>
          <table:table-cell table:style-name="ce151" table:formula="of:=IFERROR([.B21]/[.D21]*[.C21];&quot;&quot;)" office:value-type="float" office:value="6.69767441860465" calcext:value-type="float">
            <text:p>6.6977</text:p>
          </table:table-cell>
          <table:table-cell table:style-name="ce151" table:formula="of:=IFERROR([.E21]*(1000/[.$B$3]);&quot;&quot;)" office:value-type="float" office:value="13.3953488372093" calcext:value-type="float">
            <text:p>13.3953</text:p>
          </table:table-cell>
          <table:table-cell table:style-name="ce152" table:formula="of:=IFERROR(&quot;1/&quot; &amp; TEXT(1000/[.F21]; &quot;0.00&quot;);&quot;&quot;)" office:value-type="string" office:string-value="1/74.65" calcext:value-type="string">
            <text:p>1/74.65</text:p>
          </table:table-cell>
          <table:table-cell table:style-name="ce153" table:formula="of:=IFERROR([.F21]/[.B21]*1000000;&quot;&quot;)" office:value-type="float" office:value="12403.1007751938" calcext:value-type="float">
            <text:p>12403.100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704" calcext:value-type="float">
            <text:p>704</text:p>
          </table:table-cell>
          <table:table-cell table:style-name="ce151" table:formula="of:=IFERROR([.B22]/[.D22]*[.C22];&quot;&quot;)" office:value-type="float" office:value="7.67045454545455" calcext:value-type="float">
            <text:p>7.6705</text:p>
          </table:table-cell>
          <table:table-cell table:style-name="ce151" table:formula="of:=IFERROR([.E22]*(1000/[.$B$3]);&quot;&quot;)" office:value-type="float" office:value="15.3409090909091" calcext:value-type="float">
            <text:p>15.3409</text:p>
          </table:table-cell>
          <table:table-cell table:style-name="ce152" table:formula="of:=IFERROR(&quot;1/&quot; &amp; TEXT(1000/[.F22]; &quot;0.00&quot;);&quot;&quot;)" office:value-type="string" office:string-value="1/65.19" calcext:value-type="string">
            <text:p>1/65.19</text:p>
          </table:table-cell>
          <table:table-cell table:style-name="ce153" table:formula="of:=IFERROR([.F22]/[.B22]*1000000;&quot;&quot;)" office:value-type="float" office:value="14204.5454545455" calcext:value-type="float">
            <text:p>14204.545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706" calcext:value-type="float">
            <text:p>706</text:p>
          </table:table-cell>
          <table:table-cell table:style-name="ce151" table:formula="of:=IFERROR([.B23]/[.D23]*[.C23];&quot;&quot;)" office:value-type="float" office:value="7.64872521246459" calcext:value-type="float">
            <text:p>7.6487</text:p>
          </table:table-cell>
          <table:table-cell table:style-name="ce151" table:formula="of:=IFERROR([.E23]*(1000/[.$B$3]);&quot;&quot;)" office:value-type="float" office:value="15.2974504249292" calcext:value-type="float">
            <text:p>15.2975</text:p>
          </table:table-cell>
          <table:table-cell table:style-name="ce152" table:formula="of:=IFERROR(&quot;1/&quot; &amp; TEXT(1000/[.F23]; &quot;0.00&quot;);&quot;&quot;)" office:value-type="string" office:string-value="1/65.37" calcext:value-type="string">
            <text:p>1/65.37</text:p>
          </table:table-cell>
          <table:table-cell table:style-name="ce153" table:formula="of:=IFERROR([.F23]/[.B23]*1000000;&quot;&quot;)" office:value-type="float" office:value="14164.3059490085" calcext:value-type="float">
            <text:p>14164.305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H2S" table:style-name="ta1">
        <table:table-column table:style-name="co13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Fuji XH2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Un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343" calcext:value-type="float">
            <text:p>1343</text:p>
          </table:table-cell>
          <table:table-cell table:style-name="ce151" table:formula="of:=IFERROR([.B6]/[.D6]*[.C6];&quot;&quot;)" office:value-type="float" office:value="3.09754281459419" calcext:value-type="float">
            <text:p>3.0975</text:p>
          </table:table-cell>
          <table:table-cell table:style-name="ce151" table:formula="of:=IFERROR([.E6]*(1000/[.$B$3]);&quot;&quot;)" office:value-type="float" office:value="6.19508562918838" calcext:value-type="float">
            <text:p>6.1951</text:p>
          </table:table-cell>
          <table:table-cell table:style-name="ce152" table:formula="of:=IFERROR(&quot;1/&quot; &amp; TEXT(1000/[.F6]; &quot;0.00&quot;);&quot;&quot;)" office:value-type="string" office:string-value="1/161.42" calcext:value-type="string">
            <text:p>1/161.42</text:p>
          </table:table-cell>
          <table:table-cell table:style-name="ce153" table:formula="of:=IFERROR([.F6]/[.B6]*1000000;&quot;&quot;)" office:value-type="float" office:value="1489.20327624721" calcext:value-type="float">
            <text:p>1489.203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Lossless 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342" calcext:value-type="float">
            <text:p>1342</text:p>
          </table:table-cell>
          <table:table-cell table:style-name="ce151" table:formula="of:=IFERROR([.B7]/[.D7]*[.C7];&quot;&quot;)" office:value-type="float" office:value="3.09985096870343" calcext:value-type="float">
            <text:p>3.0999</text:p>
          </table:table-cell>
          <table:table-cell table:style-name="ce151" table:formula="of:=IFERROR([.E7]*(1000/[.$B$3]);&quot;&quot;)" office:value-type="float" office:value="6.19970193740686" calcext:value-type="float">
            <text:p>6.1997</text:p>
          </table:table-cell>
          <table:table-cell table:style-name="ce152" table:formula="of:=IFERROR(&quot;1/&quot; &amp; TEXT(1000/[.F7]; &quot;0.00&quot;);&quot;&quot;)" office:value-type="string" office:string-value="1/161.30" calcext:value-type="string">
            <text:p>1/161.30</text:p>
          </table:table-cell>
          <table:table-cell table:style-name="ce153" table:formula="of:=IFERROR([.F7]/[.B7]*1000000;&quot;&quot;)" office:value-type="float" office:value="1490.3129657228" calcext:value-type="float">
            <text:p>1490.313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Lossy 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342" calcext:value-type="float">
            <text:p>1342</text:p>
          </table:table-cell>
          <table:table-cell table:style-name="ce151" table:formula="of:=IFERROR([.B8]/[.D8]*[.C8];&quot;&quot;)" office:value-type="float" office:value="3.09985096870343" calcext:value-type="float">
            <text:p>3.0999</text:p>
          </table:table-cell>
          <table:table-cell table:style-name="ce151" table:formula="of:=IFERROR([.E8]*(1000/[.$B$3]);&quot;&quot;)" office:value-type="float" office:value="6.19970193740686" calcext:value-type="float">
            <text:p>6.1997</text:p>
          </table:table-cell>
          <table:table-cell table:style-name="ce152" table:formula="of:=IFERROR(&quot;1/&quot; &amp; TEXT(1000/[.F8]; &quot;0.00&quot;);&quot;&quot;)" office:value-type="string" office:string-value="1/161.30" calcext:value-type="string">
            <text:p>1/161.30</text:p>
          </table:table-cell>
          <table:table-cell table:style-name="ce153" table:formula="of:=IFERROR([.F8]/[.B8]*1000000;&quot;&quot;)" office:value-type="float" office:value="1490.3129657228" calcext:value-type="float">
            <text:p>1490.313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Un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341" calcext:value-type="float">
            <text:p>1341</text:p>
          </table:table-cell>
          <table:table-cell table:style-name="ce151" table:formula="of:=IFERROR([.B9]/[.D9]*[.C9];&quot;&quot;)" office:value-type="float" office:value="3.10216256524981" calcext:value-type="float">
            <text:p>3.1022</text:p>
          </table:table-cell>
          <table:table-cell table:style-name="ce151" table:formula="of:=IFERROR([.E9]*(1000/[.$B$3]);&quot;&quot;)" office:value-type="float" office:value="6.20432513049963" calcext:value-type="float">
            <text:p>6.2043</text:p>
          </table:table-cell>
          <table:table-cell table:style-name="ce152" table:formula="of:=IFERROR(&quot;1/&quot; &amp; TEXT(1000/[.F9]; &quot;0.00&quot;);&quot;&quot;)" office:value-type="string" office:string-value="1/161.18" calcext:value-type="string">
            <text:p>1/161.18</text:p>
          </table:table-cell>
          <table:table-cell table:style-name="ce153" table:formula="of:=IFERROR([.F9]/[.B9]*1000000;&quot;&quot;)" office:value-type="float" office:value="1491.42431021626" calcext:value-type="float">
            <text:p>1491.424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1600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340" calcext:value-type="float">
            <text:p>1340</text:p>
          </table:table-cell>
          <table:table-cell table:style-name="ce151" table:formula="of:=IFERROR([.B10]/[.D10]*[.C10];&quot;&quot;)" office:value-type="float" office:value="3.1044776119403" calcext:value-type="float">
            <text:p>3.1045</text:p>
          </table:table-cell>
          <table:table-cell table:style-name="ce151" table:formula="of:=IFERROR([.E10]*(1000/[.$B$3]);&quot;&quot;)" office:value-type="float" office:value="6.2089552238806" calcext:value-type="float">
            <text:p>6.2090</text:p>
          </table:table-cell>
          <table:table-cell table:style-name="ce152" table:formula="of:=IFERROR(&quot;1/&quot; &amp; TEXT(1000/[.F10]; &quot;0.00&quot;);&quot;&quot;)" office:value-type="string" office:string-value="1/161.06" calcext:value-type="string">
            <text:p>1/161.06</text:p>
          </table:table-cell>
          <table:table-cell table:style-name="ce153" table:formula="of:=IFERROR([.F10]/[.B10]*1000000;&quot;&quot;)" office:value-type="float" office:value="1492.53731343284" calcext:value-type="float">
            <text:p>1492.537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JPEG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326" calcext:value-type="float">
            <text:p>1326</text:p>
          </table:table-cell>
          <table:table-cell table:style-name="ce151" table:formula="of:=IFERROR([.B11]/[.D11]*[.C11];&quot;&quot;)" office:value-type="float" office:value="3.13725490196078" calcext:value-type="float">
            <text:p>3.1373</text:p>
          </table:table-cell>
          <table:table-cell table:style-name="ce151" table:formula="of:=IFERROR([.E11]*(1000/[.$B$3]);&quot;&quot;)" office:value-type="float" office:value="6.27450980392157" calcext:value-type="float">
            <text:p>6.2745</text:p>
          </table:table-cell>
          <table:table-cell table:style-name="ce152" table:formula="of:=IFERROR(&quot;1/&quot; &amp; TEXT(1000/[.F11]; &quot;0.00&quot;);&quot;&quot;)" office:value-type="string" office:string-value="1/159.38" calcext:value-type="string">
            <text:p>1/159.38</text:p>
          </table:table-cell>
          <table:table-cell table:style-name="ce153" table:formula="of:=IFERROR([.F11]/[.B11]*1000000;&quot;&quot;)" office:value-type="float" office:value="1508.29562594269" calcext:value-type="float">
            <text:p>1508.2956</text:p>
          </table:table-cell>
          <table:table-cell table:style-name="ce155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JPEG Continuous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322" calcext:value-type="float">
            <text:p>1322</text:p>
          </table:table-cell>
          <table:table-cell table:style-name="ce151" table:formula="of:=IFERROR([.B12]/[.D12]*[.C12];&quot;&quot;)" office:value-type="float" office:value="3.14674735249622" calcext:value-type="float">
            <text:p>3.1467</text:p>
          </table:table-cell>
          <table:table-cell table:style-name="ce151" table:formula="of:=IFERROR([.E12]*(1000/[.$B$3]);&quot;&quot;)" office:value-type="float" office:value="6.29349470499244" calcext:value-type="float">
            <text:p>6.2935</text:p>
          </table:table-cell>
          <table:table-cell table:style-name="ce152" table:formula="of:=IFERROR(&quot;1/&quot; &amp; TEXT(1000/[.F12]; &quot;0.00&quot;);&quot;&quot;)" office:value-type="string" office:string-value="1/158.89" calcext:value-type="string">
            <text:p>1/158.89</text:p>
          </table:table-cell>
          <table:table-cell table:style-name="ce153" table:formula="of:=IFERROR([.F12]/[.B12]*1000000;&quot;&quot;)" office:value-type="float" office:value="1512.85930408472" calcext:value-type="float">
            <text:p>1512.8593</text:p>
          </table:table-cell>
          <table:table-cell table:style-name="ce155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56"/>
        </table:table-row>
        <table:table-row table:style-name="ro2">
          <table:table-cell table:style-name="ce122"/>
          <table:table-cell table:style-name="ce132" table:number-columns-repeated="3"/>
          <table:table-cell table:style-name="ce151" table:formula="of:=IFERROR([.B13]/[.D13]*[.C13];&quot;&quot;)">
            <text:p/>
          </table:table-cell>
          <table:table-cell table:style-name="ce151" table:formula="of:=IFERROR([.E13]*(1000/[.$B$3]);&quot;&quot;)">
            <text:p/>
          </table:table-cell>
          <table:table-cell table:style-name="ce152" table:formula="of:=IFERROR(&quot;1/&quot; &amp; TEXT(1000/[.F13]; &quot;0.00&quot;);&quot;&quot;)">
            <text:p/>
          </table:table-cell>
          <table:table-cell table:style-name="ce153" table:formula="of:=IFERROR([.F13]/[.B13]*1000000;&quot;&quot;)">
            <text:p/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/>
          <table:table-cell table:style-name="ce132" table:number-columns-repeated="3"/>
          <table:table-cell table:style-name="ce151" table:formula="of:=IFERROR([.B14]/[.D14]*[.C14];&quot;&quot;)">
            <text:p/>
          </table:table-cell>
          <table:table-cell table:style-name="ce151" table:formula="of:=IFERROR([.E14]*(1000/[.$B$3]);&quot;&quot;)">
            <text:p/>
          </table:table-cell>
          <table:table-cell table:style-name="ce152" table:formula="of:=IFERROR(&quot;1/&quot; &amp; TEXT(1000/[.F14]; &quot;0.00&quot;);&quot;&quot;)">
            <text:p/>
          </table:table-cell>
          <table:table-cell table:style-name="ce153" table:formula="of:=IFERROR([.F14]/[.B14]*1000000;&quot;&quot;)">
            <text:p/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/>
          <table:table-cell table:style-name="ce132" table:number-columns-repeated="3"/>
          <table:table-cell table:style-name="ce151" table:formula="of:=IFERROR([.B15]/[.D15]*[.C15];&quot;&quot;)">
            <text:p/>
          </table:table-cell>
          <table:table-cell table:style-name="ce151" table:formula="of:=IFERROR([.E15]*(1000/[.$B$3]);&quot;&quot;)">
            <text:p/>
          </table:table-cell>
          <table:table-cell table:style-name="ce152" table:formula="of:=IFERROR(&quot;1/&quot; &amp; TEXT(1000/[.F15]; &quot;0.00&quot;);&quot;&quot;)">
            <text:p/>
          </table:table-cell>
          <table:table-cell table:style-name="ce153" table:formula="of:=IFERROR([.F15]/[.B15]*1000000;&quot;&quot;)">
            <text:p/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/>
          <table:table-cell table:style-name="ce132" table:number-columns-repeated="3"/>
          <table:table-cell table:style-name="ce151" table:formula="of:=IFERROR([.B16]/[.D16]*[.C16];&quot;&quot;)">
            <text:p/>
          </table:table-cell>
          <table:table-cell table:style-name="ce151" table:formula="of:=IFERROR([.E16]*(1000/[.$B$3]);&quot;&quot;)">
            <text:p/>
          </table:table-cell>
          <table:table-cell table:style-name="ce152" table:formula="of:=IFERROR(&quot;1/&quot; &amp; TEXT(1000/[.F16]; &quot;0.00&quot;);&quot;&quot;)">
            <text:p/>
          </table:table-cell>
          <table:table-cell table:style-name="ce153" table:formula="of:=IFERROR([.F16]/[.B16]*1000000;&quot;&quot;)">
            <text:p/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/>
          <table:table-cell table:style-name="ce132" table:number-columns-repeated="3"/>
          <table:table-cell table:style-name="ce151" table:formula="of:=IFERROR([.B17]/[.D17]*[.C17];&quot;&quot;)">
            <text:p/>
          </table:table-cell>
          <table:table-cell table:style-name="ce151" table:formula="of:=IFERROR([.E17]*(1000/[.$B$3]);&quot;&quot;)">
            <text:p/>
          </table:table-cell>
          <table:table-cell table:style-name="ce152" table:formula="of:=IFERROR(&quot;1/&quot; &amp; TEXT(1000/[.F17]; &quot;0.00&quot;);&quot;&quot;)">
            <text:p/>
          </table:table-cell>
          <table:table-cell table:style-name="ce153" table:formula="of:=IFERROR([.F17]/[.B17]*1000000;&quot;&quot;)">
            <text:p/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/>
          <table:table-cell table:style-name="ce132" table:number-columns-repeated="3"/>
          <table:table-cell table:style-name="ce151" table:formula="of:=IFERROR([.B18]/[.D18]*[.C18];&quot;&quot;)">
            <text:p/>
          </table:table-cell>
          <table:table-cell table:style-name="ce151" table:formula="of:=IFERROR([.E18]*(1000/[.$B$3]);&quot;&quot;)">
            <text:p/>
          </table:table-cell>
          <table:table-cell table:style-name="ce152" table:formula="of:=IFERROR(&quot;1/&quot; &amp; TEXT(1000/[.F18]; &quot;0.00&quot;);&quot;&quot;)">
            <text:p/>
          </table:table-cell>
          <table:table-cell table:style-name="ce153" table:formula="of:=IFERROR([.F18]/[.B18]*1000000;&quot;&quot;)">
            <text:p/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/>
          <table:table-cell table:style-name="ce132" table:number-columns-repeated="3"/>
          <table:table-cell table:style-name="ce151" table:formula="of:=IFERROR([.B19]/[.D19]*[.C19];&quot;&quot;)">
            <text:p/>
          </table:table-cell>
          <table:table-cell table:style-name="ce151" table:formula="of:=IFERROR([.E19]*(1000/[.$B$3]);&quot;&quot;)">
            <text:p/>
          </table:table-cell>
          <table:table-cell table:style-name="ce152" table:formula="of:=IFERROR(&quot;1/&quot; &amp; TEXT(1000/[.F19]; &quot;0.00&quot;);&quot;&quot;)">
            <text:p/>
          </table:table-cell>
          <table:table-cell table:style-name="ce153" table:formula="of:=IFERROR([.F19]/[.B19]*1000000;&quot;&quot;)">
            <text:p/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/>
          <table:table-cell table:style-name="ce132" table:number-columns-repeated="3"/>
          <table:table-cell table:style-name="ce151" table:formula="of:=IFERROR([.B20]/[.D20]*[.C20];&quot;&quot;)">
            <text:p/>
          </table:table-cell>
          <table:table-cell table:style-name="ce151" table:formula="of:=IFERROR([.E20]*(1000/[.$B$3]);&quot;&quot;)">
            <text:p/>
          </table:table-cell>
          <table:table-cell table:style-name="ce152" table:formula="of:=IFERROR(&quot;1/&quot; &amp; TEXT(1000/[.F20]; &quot;0.00&quot;);&quot;&quot;)">
            <text:p/>
          </table:table-cell>
          <table:table-cell table:style-name="ce153" table:formula="of:=IFERROR([.F20]/[.B20]*1000000;&quot;&quot;)">
            <text:p/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/>
          <table:table-cell table:style-name="ce132" table:number-columns-repeated="3"/>
          <table:table-cell table:style-name="ce151" table:formula="of:=IFERROR([.B21]/[.D21]*[.C21];&quot;&quot;)">
            <text:p/>
          </table:table-cell>
          <table:table-cell table:style-name="ce151" table:formula="of:=IFERROR([.E21]*(1000/[.$B$3]);&quot;&quot;)">
            <text:p/>
          </table:table-cell>
          <table:table-cell table:style-name="ce152" table:formula="of:=IFERROR(&quot;1/&quot; &amp; TEXT(1000/[.F21]; &quot;0.00&quot;);&quot;&quot;)">
            <text:p/>
          </table:table-cell>
          <table:table-cell table:style-name="ce153" table:formula="of:=IFERROR([.F21]/[.B21]*1000000;&quot;&quot;)">
            <text:p/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5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M11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12,500</text:p>
          </table:table-cell>
          <table:table-cell table:style-name="ce132" office:value-type="float" office:value="6328" calcext:value-type="float">
            <text:p>6328</text:p>
          </table:table-cell>
          <table:table-cell table:style-name="ce132" office:value-type="float" office:value="39" calcext:value-type="float">
            <text:p>39</text:p>
          </table:table-cell>
          <table:table-cell table:style-name="ce132" office:value-type="float" office:value="4837" calcext:value-type="float">
            <text:p>4837</text:p>
          </table:table-cell>
          <table:table-cell table:style-name="ce151" table:formula="of:=IFERROR([.B6]/[.D6]*[.C6];&quot;&quot;)" office:value-type="float" office:value="51.0217076700434" calcext:value-type="float">
            <text:p>51.0217</text:p>
          </table:table-cell>
          <table:table-cell table:style-name="ce151" table:formula="of:=IFERROR([.E6]*(1000/[.$B$3]);&quot;&quot;)" office:value-type="float" office:value="102.043415340087" calcext:value-type="float">
            <text:p>102.0434</text:p>
          </table:table-cell>
          <table:table-cell table:style-name="ce152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53" table:formula="of:=IFERROR([.F6]/[.B6]*1000000;&quot;&quot;)" office:value-type="float" office:value="16125.6977465371" calcext:value-type="float">
            <text:p>16125.697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4.5fps</text:p>
          </table:table-cell>
          <table:table-cell table:style-name="ce132" office:value-type="float" office:value="6328" calcext:value-type="float">
            <text:p>6328</text:p>
          </table:table-cell>
          <table:table-cell table:style-name="ce132" office:value-type="float" office:value="39" calcext:value-type="float">
            <text:p>39</text:p>
          </table:table-cell>
          <table:table-cell table:style-name="ce132" office:value-type="float" office:value="4836" calcext:value-type="float">
            <text:p>4836</text:p>
          </table:table-cell>
          <table:table-cell table:style-name="ce151" table:formula="of:=IFERROR([.B7]/[.D7]*[.C7];&quot;&quot;)" office:value-type="float" office:value="51.0322580645161" calcext:value-type="float">
            <text:p>51.0323</text:p>
          </table:table-cell>
          <table:table-cell table:style-name="ce151" table:formula="of:=IFERROR([.E7]*(1000/[.$B$3]);&quot;&quot;)" office:value-type="float" office:value="102.064516129032" calcext:value-type="float">
            <text:p>102.0645</text:p>
          </table:table-cell>
          <table:table-cell table:style-name="ce152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53" table:formula="of:=IFERROR([.F7]/[.B7]*1000000;&quot;&quot;)" office:value-type="float" office:value="16129.0322580645" calcext:value-type="float">
            <text:p>16129.032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i ISO 1600</text:p>
          </table:table-cell>
          <table:table-cell table:style-name="ce132" office:value-type="float" office:value="6328" calcext:value-type="float">
            <text:p>6328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4970" calcext:value-type="float">
            <text:p>4970</text:p>
          </table:table-cell>
          <table:table-cell table:style-name="ce151" table:formula="of:=IFERROR([.B8]/[.D8]*[.C8];&quot;&quot;)" office:value-type="float" office:value="50.9295774647887" calcext:value-type="float">
            <text:p>50.9296</text:p>
          </table:table-cell>
          <table:table-cell table:style-name="ce151" table:formula="of:=IFERROR([.E8]*(1000/[.$B$3]);&quot;&quot;)" office:value-type="float" office:value="101.859154929577" calcext:value-type="float">
            <text:p>101.8592</text:p>
          </table:table-cell>
          <table:table-cell table:style-name="ce152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53" table:formula="of:=IFERROR([.F8]/[.B8]*1000000;&quot;&quot;)" office:value-type="float" office:value="16096.5794768612" calcext:value-type="float">
            <text:p>16096.579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50,000</text:p>
          </table:table-cell>
          <table:table-cell table:style-name="ce132" office:value-type="float" office:value="6328" calcext:value-type="float">
            <text:p>6328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4965" calcext:value-type="float">
            <text:p>4965</text:p>
          </table:table-cell>
          <table:table-cell table:style-name="ce151" table:formula="of:=IFERROR([.B9]/[.D9]*[.C9];&quot;&quot;)" office:value-type="float" office:value="50.9808660624371" calcext:value-type="float">
            <text:p>50.9809</text:p>
          </table:table-cell>
          <table:table-cell table:style-name="ce151" table:formula="of:=IFERROR([.E9]*(1000/[.$B$3]);&quot;&quot;)" office:value-type="float" office:value="101.961732124874" calcext:value-type="float">
            <text:p>101.9617</text:p>
          </table:table-cell>
          <table:table-cell table:style-name="ce152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53" table:formula="of:=IFERROR([.F9]/[.B9]*1000000;&quot;&quot;)" office:value-type="float" office:value="16112.7895266868" calcext:value-type="float">
            <text:p>16112.789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Medium Size</text:p>
          </table:table-cell>
          <table:table-cell table:style-name="ce132" office:value-type="float" office:value="4928" calcext:value-type="float">
            <text:p>4928</text:p>
          </table:table-cell>
          <table:table-cell table:style-name="ce132" office:value-type="float" office:value="39" calcext:value-type="float">
            <text:p>39</text:p>
          </table:table-cell>
          <table:table-cell table:style-name="ce132" office:value-type="float" office:value="3764" calcext:value-type="float">
            <text:p>3764</text:p>
          </table:table-cell>
          <table:table-cell table:style-name="ce151" table:formula="of:=IFERROR([.B10]/[.D10]*[.C10];&quot;&quot;)" office:value-type="float" office:value="51.0605738575983" calcext:value-type="float">
            <text:p>51.0606</text:p>
          </table:table-cell>
          <table:table-cell table:style-name="ce151" table:formula="of:=IFERROR([.E10]*(1000/[.$B$3]);&quot;&quot;)" office:value-type="float" office:value="102.121147715197" calcext:value-type="float">
            <text:p>102.1211</text:p>
          </table:table-cell>
          <table:table-cell table:style-name="ce152" table:formula="of:=IFERROR(&quot;1/&quot; &amp; TEXT(1000/[.F10]; &quot;0.00&quot;);&quot;&quot;)" office:value-type="string" office:string-value="1/9.79" calcext:value-type="string">
            <text:p>1/9.79</text:p>
          </table:table-cell>
          <table:table-cell table:style-name="ce153" table:formula="of:=IFERROR([.F10]/[.B10]*1000000;&quot;&quot;)" office:value-type="float" office:value="20722.6354941552" calcext:value-type="float">
            <text:p>20722.635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Small Size</text:p>
          </table:table-cell>
          <table:table-cell table:style-name="ce132" office:value-type="float" office:value="3498" calcext:value-type="float">
            <text:p>3498</text:p>
          </table:table-cell>
          <table:table-cell table:style-name="ce132" office:value-type="float" office:value="43" calcext:value-type="float">
            <text:p>43</text:p>
          </table:table-cell>
          <table:table-cell table:style-name="ce132" office:value-type="float" office:value="2963" calcext:value-type="float">
            <text:p>2963</text:p>
          </table:table-cell>
          <table:table-cell table:style-name="ce151" table:formula="of:=IFERROR([.B11]/[.D11]*[.C11];&quot;&quot;)" office:value-type="float" office:value="50.7640904488694" calcext:value-type="float">
            <text:p>50.7641</text:p>
          </table:table-cell>
          <table:table-cell table:style-name="ce151" table:formula="of:=IFERROR([.E11]*(1000/[.$B$3]);&quot;&quot;)" office:value-type="float" office:value="101.528180897739" calcext:value-type="float">
            <text:p>101.5282</text:p>
          </table:table-cell>
          <table:table-cell table:style-name="ce152" table:formula="of:=IFERROR(&quot;1/&quot; &amp; TEXT(1000/[.F11]; &quot;0.00&quot;);&quot;&quot;)" office:value-type="string" office:string-value="1/9.85" calcext:value-type="string">
            <text:p>1/9.85</text:p>
          </table:table-cell>
          <table:table-cell table:style-name="ce153" table:formula="of:=IFERROR([.F11]/[.B11]*1000000;&quot;&quot;)" office:value-type="float" office:value="29024.6371920351" calcext:value-type="float">
            <text:p>29024.637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Q2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731" calcext:value-type="float">
            <text:p>1731</text:p>
          </table:table-cell>
          <table:table-cell table:style-name="ce151" table:formula="of:=IFERROR([.B6]/[.D6]*[.C6];&quot;&quot;)" office:value-type="float" office:value="19.3552859618718" calcext:value-type="float">
            <text:p>19.3553</text:p>
          </table:table-cell>
          <table:table-cell table:style-name="ce151" table:formula="of:=IFERROR([.E6]*(1000/[.$B$3]);&quot;&quot;)" office:value-type="float" office:value="38.7105719237435" calcext:value-type="float">
            <text:p>38.7106</text:p>
          </table:table-cell>
          <table:table-cell table:style-name="ce152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53" table:formula="of:=IFERROR([.F6]/[.B6]*1000000;&quot;&quot;)" office:value-type="float" office:value="6932.40901213172" calcext:value-type="float">
            <text:p>6932.409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SL2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12500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4029" calcext:value-type="float">
            <text:p>4029</text:p>
          </table:table-cell>
          <table:table-cell table:style-name="ce151" table:formula="of:=IFERROR([.B6]/[.D6]*[.C6];&quot;&quot;)" office:value-type="float" office:value="19.403325887317" calcext:value-type="float">
            <text:p>19.4033</text:p>
          </table:table-cell>
          <table:table-cell table:style-name="ce151" table:formula="of:=IFERROR([.E6]*(1000/[.$B$3]);&quot;&quot;)" office:value-type="float" office:value="38.8066517746339" calcext:value-type="float">
            <text:p>38.8067</text:p>
          </table:table-cell>
          <table:table-cell table:style-name="ce152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53" table:formula="of:=IFERROR([.F6]/[.B6]*1000000;&quot;&quot;)" office:value-type="float" office:value="6949.61528915364" calcext:value-type="float">
            <text:p>6949.615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ontinuous Raw 24FPS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4316" calcext:value-type="float">
            <text:p>4316</text:p>
          </table:table-cell>
          <table:table-cell table:style-name="ce151" table:formula="of:=IFERROR([.B7]/[.D7]*[.C7];&quot;&quot;)" office:value-type="float" office:value="19.4068582020389" calcext:value-type="float">
            <text:p>19.4069</text:p>
          </table:table-cell>
          <table:table-cell table:style-name="ce151" table:formula="of:=IFERROR([.E7]*(1000/[.$B$3]);&quot;&quot;)" office:value-type="float" office:value="38.8137164040779" calcext:value-type="float">
            <text:p>38.8137</text:p>
          </table:table-cell>
          <table:table-cell table:style-name="ce152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53" table:formula="of:=IFERROR([.F7]/[.B7]*1000000;&quot;&quot;)" office:value-type="float" office:value="6950.88044485635" calcext:value-type="float">
            <text:p>6950.880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Raw ISO 1600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4307" calcext:value-type="float">
            <text:p>4307</text:p>
          </table:table-cell>
          <table:table-cell table:style-name="ce151" table:formula="of:=IFERROR([.B8]/[.D8]*[.C8];&quot;&quot;)" office:value-type="float" office:value="19.4474111910843" calcext:value-type="float">
            <text:p>19.4474</text:p>
          </table:table-cell>
          <table:table-cell table:style-name="ce151" table:formula="of:=IFERROR([.E8]*(1000/[.$B$3]);&quot;&quot;)" office:value-type="float" office:value="38.8948223821686" calcext:value-type="float">
            <text:p>38.8948</text:p>
          </table:table-cell>
          <table:table-cell table:style-name="ce152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53" table:formula="of:=IFERROR([.F8]/[.B8]*1000000;&quot;&quot;)" office:value-type="float" office:value="6965.40515439981" calcext:value-type="float">
            <text:p>6965.405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Raw ISO 50000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4322" calcext:value-type="float">
            <text:p>4322</text:p>
          </table:table-cell>
          <table:table-cell table:style-name="ce151" table:formula="of:=IFERROR([.B9]/[.D9]*[.C9];&quot;&quot;)" office:value-type="float" office:value="19.3799167052291" calcext:value-type="float">
            <text:p>19.3799</text:p>
          </table:table-cell>
          <table:table-cell table:style-name="ce151" table:formula="of:=IFERROR([.E9]*(1000/[.$B$3]);&quot;&quot;)" office:value-type="float" office:value="38.7598334104581" calcext:value-type="float">
            <text:p>38.7598</text:p>
          </table:table-cell>
          <table:table-cell table:style-name="ce152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53" table:formula="of:=IFERROR([.F9]/[.B9]*1000000;&quot;&quot;)" office:value-type="float" office:value="6941.23091161499" calcext:value-type="float">
            <text:p>6941.230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JPG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4022" calcext:value-type="float">
            <text:p>4022</text:p>
          </table:table-cell>
          <table:table-cell table:style-name="ce151" table:formula="of:=IFERROR([.B10]/[.D10]*[.C10];&quot;&quot;)" office:value-type="float" office:value="19.4370959721532" calcext:value-type="float">
            <text:p>19.4371</text:p>
          </table:table-cell>
          <table:table-cell table:style-name="ce151" table:formula="of:=IFERROR([.E10]*(1000/[.$B$3]);&quot;&quot;)" office:value-type="float" office:value="38.8741919443063" calcext:value-type="float">
            <text:p>38.8742</text:p>
          </table:table-cell>
          <table:table-cell table:style-name="ce152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53" table:formula="of:=IFERROR([.F10]/[.B10]*1000000;&quot;&quot;)" office:value-type="float" office:value="6961.7105917454" calcext:value-type="float">
            <text:p>6961.710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5k 10-bit 4:2:0 30p</text:p>
          </table:table-cell>
          <table:table-cell table:style-name="ce132" office:value-type="float" office:value="3744" calcext:value-type="float">
            <text:p>3744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2024" calcext:value-type="float">
            <text:p>2024</text:p>
          </table:table-cell>
          <table:table-cell table:style-name="ce151" table:formula="of:=IFERROR([.B11]/[.D11]*[.C11];&quot;&quot;)" office:value-type="float" office:value="7.39920948616601" calcext:value-type="float">
            <text:p>7.3992</text:p>
          </table:table-cell>
          <table:table-cell table:style-name="ce151" table:formula="of:=IFERROR([.E11]*(1000/[.$B$3]);&quot;&quot;)" office:value-type="float" office:value="14.798418972332" calcext:value-type="float">
            <text:p>14.7984</text:p>
          </table:table-cell>
          <table:table-cell table:style-name="ce152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53" table:formula="of:=IFERROR([.F11]/[.B11]*1000000;&quot;&quot;)" office:value-type="float" office:value="3952.56916996047" calcext:value-type="float">
            <text:p>3952.569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5k 10-bit 4:2:0 24p</text:p>
          </table:table-cell>
          <table:table-cell table:style-name="ce132" office:value-type="float" office:value="3744" calcext:value-type="float">
            <text:p>3744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2304" calcext:value-type="float">
            <text:p>2304</text:p>
          </table:table-cell>
          <table:table-cell table:style-name="ce151" table:formula="of:=IFERROR([.B12]/[.D12]*[.C12];&quot;&quot;)" office:value-type="float" office:value="8.125" calcext:value-type="float">
            <text:p>8.1250</text:p>
          </table:table-cell>
          <table:table-cell table:style-name="ce151" table:formula="of:=IFERROR([.E12]*(1000/[.$B$3]);&quot;&quot;)" office:value-type="float" office:value="16.25" calcext:value-type="float">
            <text:p>16.2500</text:p>
          </table:table-cell>
          <table:table-cell table:style-name="ce152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53" table:formula="of:=IFERROR([.F12]/[.B12]*1000000;&quot;&quot;)" office:value-type="float" office:value="4340.27777777778" calcext:value-type="float">
            <text:p>4340.277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C4K 10-bit 4:2:0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359" calcext:value-type="float">
            <text:p>1359</text:p>
          </table:table-cell>
          <table:table-cell table:style-name="ce151" table:formula="of:=IFERROR([.B13]/[.D13]*[.C13];&quot;&quot;)" office:value-type="float" office:value="7.94701986754967" calcext:value-type="float">
            <text:p>7.9470</text:p>
          </table:table-cell>
          <table:table-cell table:style-name="ce151" table:formula="of:=IFERROR([.E13]*(1000/[.$B$3]);&quot;&quot;)" office:value-type="float" office:value="15.8940397350993" calcext:value-type="float">
            <text:p>15.8940</text:p>
          </table:table-cell>
          <table:table-cell table:style-name="ce152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53" table:formula="of:=IFERROR([.F13]/[.B13]*1000000;&quot;&quot;)" office:value-type="float" office:value="7358.35172921266" calcext:value-type="float">
            <text:p>7358.351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C4K 10-bit 4:2: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357" calcext:value-type="float">
            <text:p>1357</text:p>
          </table:table-cell>
          <table:table-cell table:style-name="ce151" table:formula="of:=IFERROR([.B14]/[.D14]*[.C14];&quot;&quot;)" office:value-type="float" office:value="7.9587324981577" calcext:value-type="float">
            <text:p>7.9587</text:p>
          </table:table-cell>
          <table:table-cell table:style-name="ce151" table:formula="of:=IFERROR([.E14]*(1000/[.$B$3]);&quot;&quot;)" office:value-type="float" office:value="15.9174649963154" calcext:value-type="float">
            <text:p>15.9175</text:p>
          </table:table-cell>
          <table:table-cell table:style-name="ce152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53" table:formula="of:=IFERROR([.F14]/[.B14]*1000000;&quot;&quot;)" office:value-type="float" office:value="7369.19675755343" calcext:value-type="float">
            <text:p>7369.196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4:2:0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358" calcext:value-type="float">
            <text:p>1358</text:p>
          </table:table-cell>
          <table:table-cell table:style-name="ce151" table:formula="of:=IFERROR([.B15]/[.D15]*[.C15];&quot;&quot;)" office:value-type="float" office:value="7.95287187039764" calcext:value-type="float">
            <text:p>7.9529</text:p>
          </table:table-cell>
          <table:table-cell table:style-name="ce151" table:formula="of:=IFERROR([.E15]*(1000/[.$B$3]);&quot;&quot;)" office:value-type="float" office:value="15.9057437407953" calcext:value-type="float">
            <text:p>15.9057</text:p>
          </table:table-cell>
          <table:table-cell table:style-name="ce152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53" table:formula="of:=IFERROR([.F15]/[.B15]*1000000;&quot;&quot;)" office:value-type="float" office:value="7363.77025036819" calcext:value-type="float">
            <text:p>7363.770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4:2:3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358" calcext:value-type="float">
            <text:p>1358</text:p>
          </table:table-cell>
          <table:table-cell table:style-name="ce151" table:formula="of:=IFERROR([.B16]/[.D16]*[.C16];&quot;&quot;)" office:value-type="float" office:value="7.95287187039764" calcext:value-type="float">
            <text:p>7.9529</text:p>
          </table:table-cell>
          <table:table-cell table:style-name="ce151" table:formula="of:=IFERROR([.E16]*(1000/[.$B$3]);&quot;&quot;)" office:value-type="float" office:value="15.9057437407953" calcext:value-type="float">
            <text:p>15.9057</text:p>
          </table:table-cell>
          <table:table-cell table:style-name="ce152" table:formula="of:=IFERROR(&quot;1/&quot; &amp; TEXT(1000/[.F16]; &quot;0.00&quot;);&quot;&quot;)" office:value-type="string" office:string-value="1/62.87" calcext:value-type="string">
            <text:p>1/62.87</text:p>
          </table:table-cell>
          <table:table-cell table:style-name="ce153" table:formula="of:=IFERROR([.F16]/[.B16]*1000000;&quot;&quot;)" office:value-type="float" office:value="7363.77025036819" calcext:value-type="float">
            <text:p>7363.770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4:2:2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352" calcext:value-type="float">
            <text:p>1352</text:p>
          </table:table-cell>
          <table:table-cell table:style-name="ce151" table:formula="of:=IFERROR([.B17]/[.D17]*[.C17];&quot;&quot;)" office:value-type="float" office:value="7.98816568047337" calcext:value-type="float">
            <text:p>7.9882</text:p>
          </table:table-cell>
          <table:table-cell table:style-name="ce151" table:formula="of:=IFERROR([.E17]*(1000/[.$B$3]);&quot;&quot;)" office:value-type="float" office:value="15.9763313609467" calcext:value-type="float">
            <text:p>15.9763</text:p>
          </table:table-cell>
          <table:table-cell table:style-name="ce152" table:formula="of:=IFERROR(&quot;1/&quot; &amp; TEXT(1000/[.F17]; &quot;0.00&quot;);&quot;&quot;)" office:value-type="string" office:string-value="1/62.59" calcext:value-type="string">
            <text:p>1/62.59</text:p>
          </table:table-cell>
          <table:table-cell table:style-name="ce153" table:formula="of:=IFERROR([.F17]/[.B17]*1000000;&quot;&quot;)" office:value-type="float" office:value="7396.44970414201" calcext:value-type="float">
            <text:p>7396.449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0-bit 4:2:2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13" calcext:value-type="float">
            <text:p>613</text:p>
          </table:table-cell>
          <table:table-cell table:style-name="ce151" table:formula="of:=IFERROR([.B18]/[.D18]*[.C18];&quot;&quot;)" office:value-type="float" office:value="7.04730831973899" calcext:value-type="float">
            <text:p>7.0473</text:p>
          </table:table-cell>
          <table:table-cell table:style-name="ce151" table:formula="of:=IFERROR([.E18]*(1000/[.$B$3]);&quot;&quot;)" office:value-type="float" office:value="14.094616639478" calcext:value-type="float">
            <text:p>14.0946</text:p>
          </table:table-cell>
          <table:table-cell table:style-name="ce152" table:formula="of:=IFERROR(&quot;1/&quot; &amp; TEXT(1000/[.F18]; &quot;0.00&quot;);&quot;&quot;)" office:value-type="string" office:string-value="1/70.95" calcext:value-type="string">
            <text:p>1/70.95</text:p>
          </table:table-cell>
          <table:table-cell table:style-name="ce153" table:formula="of:=IFERROR([.F18]/[.B18]*1000000;&quot;&quot;)" office:value-type="float" office:value="13050.5709624796" calcext:value-type="float">
            <text:p>13050.571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0-bit 4:2:2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764" calcext:value-type="float">
            <text:p>764</text:p>
          </table:table-cell>
          <table:table-cell table:style-name="ce151" table:formula="of:=IFERROR([.B19]/[.D19]*[.C19];&quot;&quot;)" office:value-type="float" office:value="7.06806282722513" calcext:value-type="float">
            <text:p>7.0681</text:p>
          </table:table-cell>
          <table:table-cell table:style-name="ce151" table:formula="of:=IFERROR([.E19]*(1000/[.$B$3]);&quot;&quot;)" office:value-type="float" office:value="14.1361256544503" calcext:value-type="float">
            <text:p>14.1361</text:p>
          </table:table-cell>
          <table:table-cell table:style-name="ce152" table:formula="of:=IFERROR(&quot;1/&quot; &amp; TEXT(1000/[.F19]; &quot;0.00&quot;);&quot;&quot;)" office:value-type="string" office:string-value="1/70.74" calcext:value-type="string">
            <text:p>1/70.74</text:p>
          </table:table-cell>
          <table:table-cell table:style-name="ce153" table:formula="of:=IFERROR([.F19]/[.B19]*1000000;&quot;&quot;)" office:value-type="float" office:value="13089.0052356021" calcext:value-type="float">
            <text:p>13089.005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0-bit 4:2:2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762" calcext:value-type="float">
            <text:p>762</text:p>
          </table:table-cell>
          <table:table-cell table:style-name="ce151" table:formula="of:=IFERROR([.B20]/[.D20]*[.C20];&quot;&quot;)" office:value-type="float" office:value="7.08661417322835" calcext:value-type="float">
            <text:p>7.0866</text:p>
          </table:table-cell>
          <table:table-cell table:style-name="ce151" table:formula="of:=IFERROR([.E20]*(1000/[.$B$3]);&quot;&quot;)" office:value-type="float" office:value="14.1732283464567" calcext:value-type="float">
            <text:p>14.1732</text:p>
          </table:table-cell>
          <table:table-cell table:style-name="ce152" table:formula="of:=IFERROR(&quot;1/&quot; &amp; TEXT(1000/[.F20]; &quot;0.00&quot;);&quot;&quot;)" office:value-type="string" office:string-value="1/70.56" calcext:value-type="string">
            <text:p>1/70.56</text:p>
          </table:table-cell>
          <table:table-cell table:style-name="ce153" table:formula="of:=IFERROR([.F20]/[.B20]*1000000;&quot;&quot;)" office:value-type="float" office:value="13123.3595800525" calcext:value-type="float">
            <text:p>13123.359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 (14-bit)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3" calcext:value-type="float">
            <text:p>23</text:p>
          </table:table-cell>
          <table:table-cell table:style-name="ce132" office:value-type="float" office:value="3643" calcext:value-type="float">
            <text:p>3643</text:p>
          </table:table-cell>
          <table:table-cell table:style-name="ce151" table:formula="of:=IFERROR([.B6]/[.D6]*[.C6];&quot;&quot;)" office:value-type="float" office:value="25.2539116113094" calcext:value-type="float">
            <text:p>25.2539</text:p>
          </table:table-cell>
          <table:table-cell table:style-name="ce151" table:formula="of:=IFERROR([.E6]*(1000/[.$B$3]);&quot;&quot;)" office:value-type="float" office:value="50.5078232226187" calcext:value-type="float">
            <text:p>50.5078</text:p>
          </table:table-cell>
          <table:table-cell table:style-name="ce152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53" table:formula="of:=IFERROR([.F6]/[.B6]*1000000;&quot;&quot;)" office:value-type="float" office:value="12626.9558056547" calcext:value-type="float">
            <text:p>12626.955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 (12-bit)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3376" calcext:value-type="float">
            <text:p>3376</text:p>
          </table:table-cell>
          <table:table-cell table:style-name="ce151" table:formula="of:=IFERROR([.B7]/[.D7]*[.C7];&quot;&quot;)" office:value-type="float" office:value="13.0331753554502" calcext:value-type="float">
            <text:p>13.0332</text:p>
          </table:table-cell>
          <table:table-cell table:style-name="ce151" table:formula="of:=IFERROR([.E7]*(1000/[.$B$3]);&quot;&quot;)" office:value-type="float" office:value="26.0663507109005" calcext:value-type="float">
            <text:p>26.0664</text:p>
          </table:table-cell>
          <table:table-cell table:style-name="ce152" table:formula="of:=IFERROR(&quot;1/&quot; &amp; TEXT(1000/[.F7]; &quot;0.00&quot;);&quot;&quot;)" office:value-type="string" office:string-value="1/38.36" calcext:value-type="string">
            <text:p>1/38.36</text:p>
          </table:table-cell>
          <table:table-cell table:style-name="ce153" table:formula="of:=IFERROR([.F7]/[.B7]*1000000;&quot;&quot;)" office:value-type="float" office:value="6516.58767772512" calcext:value-type="float">
            <text:p>6516.587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950" calcext:value-type="float">
            <text:p>1950</text:p>
          </table:table-cell>
          <table:table-cell table:style-name="ce151" table:formula="of:=IFERROR([.B8]/[.D8]*[.C8];&quot;&quot;)" office:value-type="float" office:value="11.0769230769231" calcext:value-type="float">
            <text:p>11.0769</text:p>
          </table:table-cell>
          <table:table-cell table:style-name="ce151" table:formula="of:=IFERROR([.E8]*(1000/[.$B$3]);&quot;&quot;)" office:value-type="float" office:value="22.1538461538462" calcext:value-type="float">
            <text:p>22.1538</text:p>
          </table:table-cell>
          <table:table-cell table:style-name="ce152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53" table:formula="of:=IFERROR([.F8]/[.B8]*1000000;&quot;&quot;)" office:value-type="float" office:value="10256.4102564103" calcext:value-type="float">
            <text:p>10256.410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950" calcext:value-type="float">
            <text:p>1950</text:p>
          </table:table-cell>
          <table:table-cell table:style-name="ce151" table:formula="of:=IFERROR([.B9]/[.D9]*[.C9];&quot;&quot;)" office:value-type="float" office:value="11.0769230769231" calcext:value-type="float">
            <text:p>11.0769</text:p>
          </table:table-cell>
          <table:table-cell table:style-name="ce151" table:formula="of:=IFERROR([.E9]*(1000/[.$B$3]);&quot;&quot;)" office:value-type="float" office:value="22.1538461538462" calcext:value-type="float">
            <text:p>22.1538</text:p>
          </table:table-cell>
          <table:table-cell table:style-name="ce152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53" table:formula="of:=IFERROR([.F9]/[.B9]*1000000;&quot;&quot;)" office:value-type="float" office:value="10256.4102564103" calcext:value-type="float">
            <text:p>10256.410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39" calcext:value-type="float">
            <text:p>839</text:p>
          </table:table-cell>
          <table:table-cell table:style-name="ce151" table:formula="of:=IFERROR([.B10]/[.D10]*[.C10];&quot;&quot;)" office:value-type="float" office:value="2.57449344457688" calcext:value-type="float">
            <text:p>2.5745</text:p>
          </table:table-cell>
          <table:table-cell table:style-name="ce151" table:formula="of:=IFERROR([.E10]*(1000/[.$B$3]);&quot;&quot;)" office:value-type="float" office:value="5.14898688915376" calcext:value-type="float">
            <text:p>5.1490</text:p>
          </table:table-cell>
          <table:table-cell table:style-name="ce152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53" table:formula="of:=IFERROR([.F10]/[.B10]*1000000;&quot;&quot;)" office:value-type="float" office:value="4767.58045292014" calcext:value-type="float">
            <text:p>4767.580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884" calcext:value-type="float">
            <text:p>884</text:p>
          </table:table-cell>
          <table:table-cell table:style-name="ce151" table:formula="of:=IFERROR([.B11]/[.D11]*[.C11];&quot;&quot;)" office:value-type="float" office:value="3.66515837104072" calcext:value-type="float">
            <text:p>3.6652</text:p>
          </table:table-cell>
          <table:table-cell table:style-name="ce151" table:formula="of:=IFERROR([.E11]*(1000/[.$B$3]);&quot;&quot;)" office:value-type="float" office:value="7.33031674208145" calcext:value-type="float">
            <text:p>7.3303</text:p>
          </table:table-cell>
          <table:table-cell table:style-name="ce152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53" table:formula="of:=IFERROR([.F11]/[.B11]*1000000;&quot;&quot;)" office:value-type="float" office:value="6787.33031674208" calcext:value-type="float">
            <text:p>6787.330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89" calcext:value-type="float">
            <text:p>589</text:p>
          </table:table-cell>
          <table:table-cell table:style-name="ce151" table:formula="of:=IFERROR([.B12]/[.D12]*[.C12];&quot;&quot;)" office:value-type="float" office:value="3.66723259762309" calcext:value-type="float">
            <text:p>3.6672</text:p>
          </table:table-cell>
          <table:table-cell table:style-name="ce151" table:formula="of:=IFERROR([.E12]*(1000/[.$B$3]);&quot;&quot;)" office:value-type="float" office:value="7.33446519524618" calcext:value-type="float">
            <text:p>7.3345</text:p>
          </table:table-cell>
          <table:table-cell table:style-name="ce152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53" table:formula="of:=IFERROR([.F12]/[.B12]*1000000;&quot;&quot;)" office:value-type="float" office:value="6791.1714770798" calcext:value-type="float">
            <text:p>6791.171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 (14-bit)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5029" calcext:value-type="float">
            <text:p>5029</text:p>
          </table:table-cell>
          <table:table-cell table:style-name="ce151" table:formula="of:=IFERROR([.B6]/[.D6]*[.C6];&quot;&quot;)" office:value-type="float" office:value="32.8335653211374" calcext:value-type="float">
            <text:p>32.8336</text:p>
          </table:table-cell>
          <table:table-cell table:style-name="ce151" table:formula="of:=IFERROR([.E6]*(1000/[.$B$3]);&quot;&quot;)" office:value-type="float" office:value="65.6671306422748" calcext:value-type="float">
            <text:p>65.6671</text:p>
          </table:table-cell>
          <table:table-cell table:style-name="ce152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53" table:formula="of:=IFERROR([.F6]/[.B6]*1000000;&quot;&quot;)" office:value-type="float" office:value="11930.8013521575" calcext:value-type="float">
            <text:p>11930.801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 (12-bit)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23" calcext:value-type="float">
            <text:p>23</text:p>
          </table:table-cell>
          <table:table-cell table:style-name="ce132" office:value-type="float" office:value="4969" calcext:value-type="float">
            <text:p>4969</text:p>
          </table:table-cell>
          <table:table-cell table:style-name="ce151" table:formula="of:=IFERROR([.B7]/[.D7]*[.C7];&quot;&quot;)" office:value-type="float" office:value="25.4763533910243" calcext:value-type="float">
            <text:p>25.4764</text:p>
          </table:table-cell>
          <table:table-cell table:style-name="ce151" table:formula="of:=IFERROR([.E7]*(1000/[.$B$3]);&quot;&quot;)" office:value-type="float" office:value="50.9527067820487" calcext:value-type="float">
            <text:p>50.9527</text:p>
          </table:table-cell>
          <table:table-cell table:style-name="ce152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53" table:formula="of:=IFERROR([.F7]/[.B7]*1000000;&quot;&quot;)" office:value-type="float" office:value="9257.39585429664" calcext:value-type="float">
            <text:p>9257.395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2012" calcext:value-type="float">
            <text:p>2012</text:p>
          </table:table-cell>
          <table:table-cell table:style-name="ce151" table:formula="of:=IFERROR([.B8]/[.D8]*[.C8];&quot;&quot;)" office:value-type="float" office:value="15.0298210735586" calcext:value-type="float">
            <text:p>15.0298</text:p>
          </table:table-cell>
          <table:table-cell table:style-name="ce151" table:formula="of:=IFERROR([.E8]*(1000/[.$B$3]);&quot;&quot;)" office:value-type="float" office:value="30.0596421471173" calcext:value-type="float">
            <text:p>30.0596</text:p>
          </table:table-cell>
          <table:table-cell table:style-name="ce152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53" table:formula="of:=IFERROR([.F8]/[.B8]*1000000;&quot;&quot;)" office:value-type="float" office:value="13916.5009940358" calcext:value-type="float">
            <text:p>13916.501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2008" calcext:value-type="float">
            <text:p>2008</text:p>
          </table:table-cell>
          <table:table-cell table:style-name="ce151" table:formula="of:=IFERROR([.B9]/[.D9]*[.C9];&quot;&quot;)" office:value-type="float" office:value="15.0597609561753" calcext:value-type="float">
            <text:p>15.0598</text:p>
          </table:table-cell>
          <table:table-cell table:style-name="ce151" table:formula="of:=IFERROR([.E9]*(1000/[.$B$3]);&quot;&quot;)" office:value-type="float" office:value="30.1195219123506" calcext:value-type="float">
            <text:p>30.1195</text:p>
          </table:table-cell>
          <table:table-cell table:style-name="ce152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53" table:formula="of:=IFERROR([.F9]/[.B9]*1000000;&quot;&quot;)" office:value-type="float" office:value="13944.2231075697" calcext:value-type="float">
            <text:p>13944.223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933" calcext:value-type="float">
            <text:p>933</text:p>
          </table:table-cell>
          <table:table-cell table:style-name="ce151" table:formula="of:=IFERROR([.B10]/[.D10]*[.C10];&quot;&quot;)" office:value-type="float" office:value="3.47266881028939" calcext:value-type="float">
            <text:p>3.4727</text:p>
          </table:table-cell>
          <table:table-cell table:style-name="ce151" table:formula="of:=IFERROR([.E10]*(1000/[.$B$3]);&quot;&quot;)" office:value-type="float" office:value="6.94533762057878" calcext:value-type="float">
            <text:p>6.9453</text:p>
          </table:table-cell>
          <table:table-cell table:style-name="ce152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53" table:formula="of:=IFERROR([.F10]/[.B10]*1000000;&quot;&quot;)" office:value-type="float" office:value="6430.86816720257" calcext:value-type="float">
            <text:p>6430.868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08" calcext:value-type="float">
            <text:p>808</text:p>
          </table:table-cell>
          <table:table-cell table:style-name="ce151" table:formula="of:=IFERROR([.B11]/[.D11]*[.C11];&quot;&quot;)" office:value-type="float" office:value="5.34653465346535" calcext:value-type="float">
            <text:p>5.3465</text:p>
          </table:table-cell>
          <table:table-cell table:style-name="ce151" table:formula="of:=IFERROR([.E11]*(1000/[.$B$3]);&quot;&quot;)" office:value-type="float" office:value="10.6930693069307" calcext:value-type="float">
            <text:p>10.6931</text:p>
          </table:table-cell>
          <table:table-cell table:style-name="ce152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53" table:formula="of:=IFERROR([.F11]/[.B11]*1000000;&quot;&quot;)" office:value-type="float" office:value="9900.9900990099" calcext:value-type="float">
            <text:p>9900.990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13" calcext:value-type="float">
            <text:p>813</text:p>
          </table:table-cell>
          <table:table-cell table:style-name="ce151" table:formula="of:=IFERROR([.B12]/[.D12]*[.C12];&quot;&quot;)" office:value-type="float" office:value="5.31365313653137" calcext:value-type="float">
            <text:p>5.3137</text:p>
          </table:table-cell>
          <table:table-cell table:style-name="ce151" table:formula="of:=IFERROR([.E12]*(1000/[.$B$3]);&quot;&quot;)" office:value-type="float" office:value="10.6273062730627" calcext:value-type="float">
            <text:p>10.6273</text:p>
          </table:table-cell>
          <table:table-cell table:style-name="ce152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53" table:formula="of:=IFERROR([.F12]/[.B12]*1000000;&quot;&quot;)" office:value-type="float" office:value="9840.09840098401" calcext:value-type="float">
            <text:p>9840.098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9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Z9 (any image)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4" calcext:value-type="float">
            <text:p>2954</text:p>
          </table:table-cell>
          <table:table-cell table:style-name="ce151" table:formula="of:=IFERROR([.B6]/[.D6]*[.C6];&quot;&quot;)" office:value-type="float" office:value="1.86323628977657" calcext:value-type="float">
            <text:p>1.8632</text:p>
          </table:table-cell>
          <table:table-cell table:style-name="ce151" table:formula="of:=IFERROR([.E6]*(1000/[.$B$3]);&quot;&quot;)" office:value-type="float" office:value="3.72647257955315" calcext:value-type="float">
            <text:p>3.7265</text:p>
          </table:table-cell>
          <table:table-cell table:style-name="ce152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53" table:formula="of:=IFERROR([.F6]/[.B6]*1000000;&quot;&quot;)" office:value-type="float" office:value="677.048070412999" calcext:value-type="float">
            <text:p>677.048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8k 30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595" calcext:value-type="float">
            <text:p>3595</text:p>
          </table:table-cell>
          <table:table-cell table:style-name="ce151" table:formula="of:=IFERROR([.B7]/[.D7]*[.C7];&quot;&quot;)" office:value-type="float" office:value="7.21001390820584" calcext:value-type="float">
            <text:p>7.2100</text:p>
          </table:table-cell>
          <table:table-cell table:style-name="ce151" table:formula="of:=IFERROR([.E7]*(1000/[.$B$3]);&quot;&quot;)" office:value-type="float" office:value="14.4200278164117" calcext:value-type="float">
            <text:p>14.4200</text:p>
          </table:table-cell>
          <table:table-cell table:style-name="ce152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53" table:formula="of:=IFERROR([.F7]/[.B7]*1000000;&quot;&quot;)" office:value-type="float" office:value="3337.96940194715" calcext:value-type="float">
            <text:p>3337.969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8k 24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590" calcext:value-type="float">
            <text:p>3590</text:p>
          </table:table-cell>
          <table:table-cell table:style-name="ce151" table:formula="of:=IFERROR([.B8]/[.D8]*[.C8];&quot;&quot;)" office:value-type="float" office:value="7.22005571030641" calcext:value-type="float">
            <text:p>7.2201</text:p>
          </table:table-cell>
          <table:table-cell table:style-name="ce151" table:formula="of:=IFERROR([.E8]*(1000/[.$B$3]);&quot;&quot;)" office:value-type="float" office:value="14.4401114206128" calcext:value-type="float">
            <text:p>14.4401</text:p>
          </table:table-cell>
          <table:table-cell table:style-name="ce152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53" table:formula="of:=IFERROR([.F8]/[.B8]*1000000;&quot;&quot;)" office:value-type="float" office:value="3342.61838440111" calcext:value-type="float">
            <text:p>3342.618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2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774" calcext:value-type="float">
            <text:p>1774</text:p>
          </table:table-cell>
          <table:table-cell table:style-name="ce151" table:formula="of:=IFERROR([.B9]/[.D9]*[.C9];&quot;&quot;)" office:value-type="float" office:value="2.43517474633596" calcext:value-type="float">
            <text:p>2.4352</text:p>
          </table:table-cell>
          <table:table-cell table:style-name="ce151" table:formula="of:=IFERROR([.E9]*(1000/[.$B$3]);&quot;&quot;)" office:value-type="float" office:value="4.87034949267193" calcext:value-type="float">
            <text:p>4.8703</text:p>
          </table:table-cell>
          <table:table-cell table:style-name="ce152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53" table:formula="of:=IFERROR([.F9]/[.B9]*1000000;&quot;&quot;)" office:value-type="float" office:value="2254.79143179256" calcext:value-type="float">
            <text:p>2254.791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60p oversampling = OFF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780" calcext:value-type="float">
            <text:p>1780</text:p>
          </table:table-cell>
          <table:table-cell table:style-name="ce151" table:formula="of:=IFERROR([.B10]/[.D10]*[.C10];&quot;&quot;)" office:value-type="float" office:value="2.42696629213483" calcext:value-type="float">
            <text:p>2.4270</text:p>
          </table:table-cell>
          <table:table-cell table:style-name="ce151" table:formula="of:=IFERROR([.E10]*(1000/[.$B$3]);&quot;&quot;)" office:value-type="float" office:value="4.85393258426966" calcext:value-type="float">
            <text:p>4.8539</text:p>
          </table:table-cell>
          <table:table-cell table:style-name="ce152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53" table:formula="of:=IFERROR([.F10]/[.B10]*1000000;&quot;&quot;)" office:value-type="float" office:value="2247.19101123596" calcext:value-type="float">
            <text:p>2247.191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60p oversampling = ON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92" calcext:value-type="float">
            <text:p>2092</text:p>
          </table:table-cell>
          <table:table-cell table:style-name="ce151" table:formula="of:=IFERROR([.B11]/[.D11]*[.C11];&quot;&quot;)" office:value-type="float" office:value="7.22753346080306" calcext:value-type="float">
            <text:p>7.2275</text:p>
          </table:table-cell>
          <table:table-cell table:style-name="ce151" table:formula="of:=IFERROR([.E11]*(1000/[.$B$3]);&quot;&quot;)" office:value-type="float" office:value="14.4550669216061" calcext:value-type="float">
            <text:p>14.4551</text:p>
          </table:table-cell>
          <table:table-cell table:style-name="ce152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53" table:formula="of:=IFERROR([.F11]/[.B11]*1000000;&quot;&quot;)" office:value-type="float" office:value="6692.16061185468" calcext:value-type="float">
            <text:p>6692.160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84" calcext:value-type="float">
            <text:p>2084</text:p>
          </table:table-cell>
          <table:table-cell table:style-name="ce151" table:formula="of:=IFERROR([.B12]/[.D12]*[.C12];&quot;&quot;)" office:value-type="float" office:value="7.2552783109405" calcext:value-type="float">
            <text:p>7.2553</text:p>
          </table:table-cell>
          <table:table-cell table:style-name="ce151" table:formula="of:=IFERROR([.E12]*(1000/[.$B$3]);&quot;&quot;)" office:value-type="float" office:value="14.510556621881" calcext:value-type="float">
            <text:p>14.5106</text:p>
          </table:table-cell>
          <table:table-cell table:style-name="ce152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53" table:formula="of:=IFERROR([.F12]/[.B12]*1000000;&quot;&quot;)" office:value-type="float" office:value="6717.85028790787" calcext:value-type="float">
            <text:p>6717.850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92" calcext:value-type="float">
            <text:p>2092</text:p>
          </table:table-cell>
          <table:table-cell table:style-name="ce151" table:formula="of:=IFERROR([.B13]/[.D13]*[.C13];&quot;&quot;)" office:value-type="float" office:value="7.22753346080306" calcext:value-type="float">
            <text:p>7.2275</text:p>
          </table:table-cell>
          <table:table-cell table:style-name="ce151" table:formula="of:=IFERROR([.E13]*(1000/[.$B$3]);&quot;&quot;)" office:value-type="float" office:value="14.4550669216061" calcext:value-type="float">
            <text:p>14.4551</text:p>
          </table:table-cell>
          <table:table-cell table:style-name="ce152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53" table:formula="of:=IFERROR([.F13]/[.B13]*1000000;&quot;&quot;)" office:value-type="float" office:value="6692.16061185468" calcext:value-type="float">
            <text:p>6692.160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98" calcext:value-type="float">
            <text:p>898</text:p>
          </table:table-cell>
          <table:table-cell table:style-name="ce151" table:formula="of:=IFERROR([.B14]/[.D14]*[.C14];&quot;&quot;)" office:value-type="float" office:value="2.40534521158129" calcext:value-type="float">
            <text:p>2.4053</text:p>
          </table:table-cell>
          <table:table-cell table:style-name="ce151" table:formula="of:=IFERROR([.E14]*(1000/[.$B$3]);&quot;&quot;)" office:value-type="float" office:value="4.81069042316258" calcext:value-type="float">
            <text:p>4.8107</text:p>
          </table:table-cell>
          <table:table-cell table:style-name="ce152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53" table:formula="of:=IFERROR([.F14]/[.B14]*1000000;&quot;&quot;)" office:value-type="float" office:value="4454.3429844098" calcext:value-type="float">
            <text:p>4454.343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91" calcext:value-type="float">
            <text:p>891</text:p>
          </table:table-cell>
          <table:table-cell table:style-name="ce151" table:formula="of:=IFERROR([.B15]/[.D15]*[.C15];&quot;&quot;)" office:value-type="float" office:value="2.42424242424242" calcext:value-type="float">
            <text:p>2.4242</text:p>
          </table:table-cell>
          <table:table-cell table:style-name="ce151" table:formula="of:=IFERROR([.E15]*(1000/[.$B$3]);&quot;&quot;)" office:value-type="float" office:value="4.84848484848485" calcext:value-type="float">
            <text:p>4.8485</text:p>
          </table:table-cell>
          <table:table-cell table:style-name="ce152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53" table:formula="of:=IFERROR([.F15]/[.B15]*1000000;&quot;&quot;)" office:value-type="float" office:value="4489.33782267116" calcext:value-type="float">
            <text:p>4489.337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89" calcext:value-type="float">
            <text:p>889</text:p>
          </table:table-cell>
          <table:table-cell table:style-name="ce151" table:formula="of:=IFERROR([.B16]/[.D16]*[.C16];&quot;&quot;)" office:value-type="float" office:value="2.429696287964" calcext:value-type="float">
            <text:p>2.4297</text:p>
          </table:table-cell>
          <table:table-cell table:style-name="ce151" table:formula="of:=IFERROR([.E16]*(1000/[.$B$3]);&quot;&quot;)" office:value-type="float" office:value="4.85939257592801" calcext:value-type="float">
            <text:p>4.8594</text:p>
          </table:table-cell>
          <table:table-cell table:style-name="ce152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53" table:formula="of:=IFERROR([.F16]/[.B16]*1000000;&quot;&quot;)" office:value-type="float" office:value="4499.43757030371" calcext:value-type="float">
            <text:p>4499.437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 (14-bit)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3" calcext:value-type="float">
            <text:p>23</text:p>
          </table:table-cell>
          <table:table-cell table:style-name="ce132" office:value-type="float" office:value="3643" calcext:value-type="float">
            <text:p>3643</text:p>
          </table:table-cell>
          <table:table-cell table:style-name="ce151" table:formula="of:=IFERROR([.B6]/[.D6]*[.C6];&quot;&quot;)" office:value-type="float" office:value="25.2539116113094" calcext:value-type="float">
            <text:p>25.2539</text:p>
          </table:table-cell>
          <table:table-cell table:style-name="ce151" table:formula="of:=IFERROR([.E6]*(1000/[.$B$3]);&quot;&quot;)" office:value-type="float" office:value="50.5078232226187" calcext:value-type="float">
            <text:p>50.5078</text:p>
          </table:table-cell>
          <table:table-cell table:style-name="ce152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53" table:formula="of:=IFERROR([.F6]/[.B6]*1000000;&quot;&quot;)" office:value-type="float" office:value="12626.9558056547" calcext:value-type="float">
            <text:p>12626.955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 (12-bit)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3384" calcext:value-type="float">
            <text:p>3384</text:p>
          </table:table-cell>
          <table:table-cell table:style-name="ce151" table:formula="of:=IFERROR([.B7]/[.D7]*[.C7];&quot;&quot;)" office:value-type="float" office:value="13.0023640661939" calcext:value-type="float">
            <text:p>13.0024</text:p>
          </table:table-cell>
          <table:table-cell table:style-name="ce151" table:formula="of:=IFERROR([.E7]*(1000/[.$B$3]);&quot;&quot;)" office:value-type="float" office:value="26.0047281323877" calcext:value-type="float">
            <text:p>26.0047</text:p>
          </table:table-cell>
          <table:table-cell table:style-name="ce152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53" table:formula="of:=IFERROR([.F7]/[.B7]*1000000;&quot;&quot;)" office:value-type="float" office:value="6501.18203309693" calcext:value-type="float">
            <text:p>6501.182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Mechanical shutter (14-bit)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256" calcext:value-type="float">
            <text:p>2256</text:p>
          </table:table-cell>
          <table:table-cell table:style-name="ce151" table:formula="of:=IFERROR([.B8]/[.D8]*[.C8];&quot;&quot;)" office:value-type="float" office:value="1.77304964539007" calcext:value-type="float">
            <text:p>1.7730</text:p>
          </table:table-cell>
          <table:table-cell table:style-name="ce151" table:formula="of:=IFERROR([.E8]*(1000/[.$B$3]);&quot;&quot;)" office:value-type="float" office:value="3.54609929078014" calcext:value-type="float">
            <text:p>3.5461</text:p>
          </table:table-cell>
          <table:table-cell table:style-name="ce152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53" table:formula="of:=IFERROR([.F8]/[.B8]*1000000;&quot;&quot;)" office:value-type="float" office:value="886.524822695036" calcext:value-type="float">
            <text:p>886.524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778" calcext:value-type="float">
            <text:p>1778</text:p>
          </table:table-cell>
          <table:table-cell table:style-name="ce151" table:formula="of:=IFERROR([.B9]/[.D9]*[.C9];&quot;&quot;)" office:value-type="float" office:value="7.28908886389201" calcext:value-type="float">
            <text:p>7.2891</text:p>
          </table:table-cell>
          <table:table-cell table:style-name="ce151" table:formula="of:=IFERROR([.E9]*(1000/[.$B$3]);&quot;&quot;)" office:value-type="float" office:value="14.578177727784" calcext:value-type="float">
            <text:p>14.5782</text:p>
          </table:table-cell>
          <table:table-cell table:style-name="ce152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53" table:formula="of:=IFERROR([.F9]/[.B9]*1000000;&quot;&quot;)" office:value-type="float" office:value="6749.15635545557" calcext:value-type="float">
            <text:p>6749.156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952" calcext:value-type="float">
            <text:p>1952</text:p>
          </table:table-cell>
          <table:table-cell table:style-name="ce151" table:formula="of:=IFERROR([.B10]/[.D10]*[.C10];&quot;&quot;)" office:value-type="float" office:value="11.0655737704918" calcext:value-type="float">
            <text:p>11.0656</text:p>
          </table:table-cell>
          <table:table-cell table:style-name="ce151" table:formula="of:=IFERROR([.E10]*(1000/[.$B$3]);&quot;&quot;)" office:value-type="float" office:value="22.1311475409836" calcext:value-type="float">
            <text:p>22.1311</text:p>
          </table:table-cell>
          <table:table-cell table:style-name="ce152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53" table:formula="of:=IFERROR([.F10]/[.B10]*1000000;&quot;&quot;)" office:value-type="float" office:value="10245.9016393443" calcext:value-type="float">
            <text:p>10245.901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948" calcext:value-type="float">
            <text:p>1948</text:p>
          </table:table-cell>
          <table:table-cell table:style-name="ce151" table:formula="of:=IFERROR([.B11]/[.D11]*[.C11];&quot;&quot;)" office:value-type="float" office:value="11.088295687885" calcext:value-type="float">
            <text:p>11.0883</text:p>
          </table:table-cell>
          <table:table-cell table:style-name="ce151" table:formula="of:=IFERROR([.E11]*(1000/[.$B$3]);&quot;&quot;)" office:value-type="float" office:value="22.17659137577" calcext:value-type="float">
            <text:p>22.1766</text:p>
          </table:table-cell>
          <table:table-cell table:style-name="ce152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53" table:formula="of:=IFERROR([.F11]/[.B11]*1000000;&quot;&quot;)" office:value-type="float" office:value="10266.9404517454" calcext:value-type="float">
            <text:p>10266.940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8-bit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948" calcext:value-type="float">
            <text:p>1948</text:p>
          </table:table-cell>
          <table:table-cell table:style-name="ce151" table:formula="of:=IFERROR([.B12]/[.D12]*[.C12];&quot;&quot;)" office:value-type="float" office:value="11.088295687885" calcext:value-type="float">
            <text:p>11.0883</text:p>
          </table:table-cell>
          <table:table-cell table:style-name="ce151" table:formula="of:=IFERROR([.E12]*(1000/[.$B$3]);&quot;&quot;)" office:value-type="float" office:value="22.17659137577" calcext:value-type="float">
            <text:p>22.1766</text:p>
          </table:table-cell>
          <table:table-cell table:style-name="ce152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53" table:formula="of:=IFERROR([.F12]/[.B12]*1000000;&quot;&quot;)" office:value-type="float" office:value="10266.9404517454" calcext:value-type="float">
            <text:p>10266.940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32" calcext:value-type="float">
            <text:p>832</text:p>
          </table:table-cell>
          <table:table-cell table:style-name="ce151" table:formula="of:=IFERROR([.B13]/[.D13]*[.C13];&quot;&quot;)" office:value-type="float" office:value="2.59615384615385" calcext:value-type="float">
            <text:p>2.5962</text:p>
          </table:table-cell>
          <table:table-cell table:style-name="ce151" table:formula="of:=IFERROR([.E13]*(1000/[.$B$3]);&quot;&quot;)" office:value-type="float" office:value="5.19230769230769" calcext:value-type="float">
            <text:p>5.1923</text:p>
          </table:table-cell>
          <table:table-cell table:style-name="ce152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53" table:formula="of:=IFERROR([.F13]/[.B13]*1000000;&quot;&quot;)" office:value-type="float" office:value="4807.69230769231" calcext:value-type="float">
            <text:p>4807.692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879" calcext:value-type="float">
            <text:p>879</text:p>
          </table:table-cell>
          <table:table-cell table:style-name="ce151" table:formula="of:=IFERROR([.B14]/[.D14]*[.C14];&quot;&quot;)" office:value-type="float" office:value="3.68600682593857" calcext:value-type="float">
            <text:p>3.6860</text:p>
          </table:table-cell>
          <table:table-cell table:style-name="ce151" table:formula="of:=IFERROR([.E14]*(1000/[.$B$3]);&quot;&quot;)" office:value-type="float" office:value="7.37201365187713" calcext:value-type="float">
            <text:p>7.3720</text:p>
          </table:table-cell>
          <table:table-cell table:style-name="ce152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53" table:formula="of:=IFERROR([.F14]/[.B14]*1000000;&quot;&quot;)" office:value-type="float" office:value="6825.9385665529" calcext:value-type="float">
            <text:p>6825.938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877" calcext:value-type="float">
            <text:p>877</text:p>
          </table:table-cell>
          <table:table-cell table:style-name="ce151" table:formula="of:=IFERROR([.B15]/[.D15]*[.C15];&quot;&quot;)" office:value-type="float" office:value="3.69441277080958" calcext:value-type="float">
            <text:p>3.6944</text:p>
          </table:table-cell>
          <table:table-cell table:style-name="ce151" table:formula="of:=IFERROR([.E15]*(1000/[.$B$3]);&quot;&quot;)" office:value-type="float" office:value="7.38882554161916" calcext:value-type="float">
            <text:p>7.3888</text:p>
          </table:table-cell>
          <table:table-cell table:style-name="ce152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53" table:formula="of:=IFERROR([.F15]/[.B15]*1000000;&quot;&quot;)" office:value-type="float" office:value="6841.50513112885" calcext:value-type="float">
            <text:p>6841.505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lympus E-M5 III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 (ISO &lt; 8000)</text:p>
          </table:table-cell>
          <table:table-cell table:style-name="ce132" office:value-type="float" office:value="3888" calcext:value-type="float">
            <text:p>3888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2888" calcext:value-type="float">
            <text:p>2888</text:p>
          </table:table-cell>
          <table:table-cell table:style-name="ce151" table:formula="of:=IFERROR([.B6]/[.D6]*[.C6];&quot;&quot;)" office:value-type="float" office:value="8.07756232686981" calcext:value-type="float">
            <text:p>8.0776</text:p>
          </table:table-cell>
          <table:table-cell table:style-name="ce151" table:formula="of:=IFERROR([.E6]*(1000/[.$B$3]);&quot;&quot;)" office:value-type="float" office:value="16.1551246537396" calcext:value-type="float">
            <text:p>16.1551</text:p>
          </table:table-cell>
          <table:table-cell table:style-name="ce152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53" table:formula="of:=IFERROR([.F6]/[.B6]*1000000;&quot;&quot;)" office:value-type="float" office:value="4155.12465373961" calcext:value-type="float">
            <text:p>4155.124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 (ISO &gt;= 8000)</text:p>
          </table:table-cell>
          <table:table-cell table:style-name="ce132" office:value-type="float" office:value="3888" calcext:value-type="float">
            <text:p>3888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3360" calcext:value-type="float">
            <text:p>3360</text:p>
          </table:table-cell>
          <table:table-cell table:style-name="ce151" table:formula="of:=IFERROR([.B7]/[.D7]*[.C7];&quot;&quot;)" office:value-type="float" office:value="16.2" calcext:value-type="float">
            <text:p>16.2000</text:p>
          </table:table-cell>
          <table:table-cell table:style-name="ce151" table:formula="of:=IFERROR([.E7]*(1000/[.$B$3]);&quot;&quot;)" office:value-type="float" office:value="32.4" calcext:value-type="float">
            <text:p>32.4000</text:p>
          </table:table-cell>
          <table:table-cell table:style-name="ce152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53" table:formula="of:=IFERROR([.F7]/[.B7]*1000000;&quot;&quot;)" office:value-type="float" office:value="8333.33333333334" calcext:value-type="float">
            <text:p>8333.333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786" calcext:value-type="float">
            <text:p>1786</text:p>
          </table:table-cell>
          <table:table-cell table:style-name="ce151" table:formula="of:=IFERROR([.B8]/[.D8]*[.C8];&quot;&quot;)" office:value-type="float" office:value="6.04703247480403" calcext:value-type="float">
            <text:p>6.0470</text:p>
          </table:table-cell>
          <table:table-cell table:style-name="ce151" table:formula="of:=IFERROR([.E8]*(1000/[.$B$3]);&quot;&quot;)" office:value-type="float" office:value="12.0940649496081" calcext:value-type="float">
            <text:p>12.0941</text:p>
          </table:table-cell>
          <table:table-cell table:style-name="ce152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53" table:formula="of:=IFERROR([.F8]/[.B8]*1000000;&quot;&quot;)" office:value-type="float" office:value="5599.10414333707" calcext:value-type="float">
            <text:p>5599.104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426" calcext:value-type="float">
            <text:p>1426</text:p>
          </table:table-cell>
          <table:table-cell table:style-name="ce151" table:formula="of:=IFERROR([.B9]/[.D9]*[.C9];&quot;&quot;)" office:value-type="float" office:value="6.05890603085554" calcext:value-type="float">
            <text:p>6.0589</text:p>
          </table:table-cell>
          <table:table-cell table:style-name="ce151" table:formula="of:=IFERROR([.E9]*(1000/[.$B$3]);&quot;&quot;)" office:value-type="float" office:value="12.1178120617111" calcext:value-type="float">
            <text:p>12.1178</text:p>
          </table:table-cell>
          <table:table-cell table:style-name="ce152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53" table:formula="of:=IFERROR([.F9]/[.B9]*1000000;&quot;&quot;)" office:value-type="float" office:value="5610.09817671809" calcext:value-type="float">
            <text:p>5610.098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C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541" calcext:value-type="float">
            <text:p>1541</text:p>
          </table:table-cell>
          <table:table-cell table:style-name="ce151" table:formula="of:=IFERROR([.B10]/[.D10]*[.C10];&quot;&quot;)" office:value-type="float" office:value="5.60674886437378" calcext:value-type="float">
            <text:p>5.6067</text:p>
          </table:table-cell>
          <table:table-cell table:style-name="ce151" table:formula="of:=IFERROR([.E10]*(1000/[.$B$3]);&quot;&quot;)" office:value-type="float" office:value="11.2134977287476" calcext:value-type="float">
            <text:p>11.2135</text:p>
          </table:table-cell>
          <table:table-cell table:style-name="ce152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53" table:formula="of:=IFERROR([.F10]/[.B10]*1000000;&quot;&quot;)" office:value-type="float" office:value="5191.43413367943" calcext:value-type="float">
            <text:p>5191.434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842" calcext:value-type="float">
            <text:p>842</text:p>
          </table:table-cell>
          <table:table-cell table:style-name="ce151" table:formula="of:=IFERROR([.B11]/[.D11]*[.C11];&quot;&quot;)" office:value-type="float" office:value="3.8479809976247" calcext:value-type="float">
            <text:p>3.8480</text:p>
          </table:table-cell>
          <table:table-cell table:style-name="ce151" table:formula="of:=IFERROR([.E11]*(1000/[.$B$3]);&quot;&quot;)" office:value-type="float" office:value="7.69596199524941" calcext:value-type="float">
            <text:p>7.6960</text:p>
          </table:table-cell>
          <table:table-cell table:style-name="ce152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53" table:formula="of:=IFERROR([.F11]/[.B11]*1000000;&quot;&quot;)" office:value-type="float" office:value="7125.89073634204" calcext:value-type="float">
            <text:p>7125.890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83" calcext:value-type="float">
            <text:p>783</text:p>
          </table:table-cell>
          <table:table-cell table:style-name="ce151" table:formula="of:=IFERROR([.B12]/[.D12]*[.C12];&quot;&quot;)" office:value-type="float" office:value="5.51724137931035" calcext:value-type="float">
            <text:p>5.5172</text:p>
          </table:table-cell>
          <table:table-cell table:style-name="ce151" table:formula="of:=IFERROR([.E12]*(1000/[.$B$3]);&quot;&quot;)" office:value-type="float" office:value="11.0344827586207" calcext:value-type="float">
            <text:p>11.0345</text:p>
          </table:table-cell>
          <table:table-cell table:style-name="ce152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53" table:formula="of:=IFERROR([.F12]/[.B12]*1000000;&quot;&quot;)" office:value-type="float" office:value="10217.1136653895" calcext:value-type="float">
            <text:p>10217.113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87" calcext:value-type="float">
            <text:p>787</text:p>
          </table:table-cell>
          <table:table-cell table:style-name="ce151" table:formula="of:=IFERROR([.B13]/[.D13]*[.C13];&quot;&quot;)" office:value-type="float" office:value="5.48919949174079" calcext:value-type="float">
            <text:p>5.4892</text:p>
          </table:table-cell>
          <table:table-cell table:style-name="ce151" table:formula="of:=IFERROR([.E13]*(1000/[.$B$3]);&quot;&quot;)" office:value-type="float" office:value="10.9783989834816" calcext:value-type="float">
            <text:p>10.9784</text:p>
          </table:table-cell>
          <table:table-cell table:style-name="ce152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53" table:formula="of:=IFERROR([.F13]/[.B13]*1000000;&quot;&quot;)" office:value-type="float" office:value="10165.1842439644" calcext:value-type="float">
            <text:p>10165.184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84" calcext:value-type="float">
            <text:p>784</text:p>
          </table:table-cell>
          <table:table-cell table:style-name="ce151" table:formula="of:=IFERROR([.B14]/[.D14]*[.C14];&quot;&quot;)" office:value-type="float" office:value="5.51020408163265" calcext:value-type="float">
            <text:p>5.5102</text:p>
          </table:table-cell>
          <table:table-cell table:style-name="ce151" table:formula="of:=IFERROR([.E14]*(1000/[.$B$3]);&quot;&quot;)" office:value-type="float" office:value="11.0204081632653" calcext:value-type="float">
            <text:p>11.0204</text:p>
          </table:table-cell>
          <table:table-cell table:style-name="ce152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53" table:formula="of:=IFERROR([.F14]/[.B14]*1000000;&quot;&quot;)" office:value-type="float" office:value="10204.0816326531" calcext:value-type="float">
            <text:p>10204.081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MS OM-1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 (ISO &lt; 16,000)</text:p>
          </table:table-cell>
          <table:table-cell table:style-name="ce132" office:value-type="float" office:value="3888" calcext:value-type="float">
            <text:p>3888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2924" calcext:value-type="float">
            <text:p>2924</text:p>
          </table:table-cell>
          <table:table-cell table:style-name="ce151" table:formula="of:=IFERROR([.B6]/[.D6]*[.C6];&quot;&quot;)" office:value-type="float" office:value="3.9890560875513" calcext:value-type="float">
            <text:p>3.9891</text:p>
          </table:table-cell>
          <table:table-cell table:style-name="ce151" table:formula="of:=IFERROR([.E6]*(1000/[.$B$3]);&quot;&quot;)" office:value-type="float" office:value="7.9781121751026" calcext:value-type="float">
            <text:p>7.9781</text:p>
          </table:table-cell>
          <table:table-cell table:style-name="ce152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53" table:formula="of:=IFERROR([.F6]/[.B6]*1000000;&quot;&quot;)" office:value-type="float" office:value="2051.98358413133" calcext:value-type="float">
            <text:p>2051.983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 (ISO &gt;= 16,000)</text:p>
          </table:table-cell>
          <table:table-cell table:style-name="ce132" office:value-type="float" office:value="3888" calcext:value-type="float">
            <text:p>3888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3436" calcext:value-type="float">
            <text:p>3436</text:p>
          </table:table-cell>
          <table:table-cell table:style-name="ce151" table:formula="of:=IFERROR([.B7]/[.D7]*[.C7];&quot;&quot;)" office:value-type="float" office:value="7.92083818393481" calcext:value-type="float">
            <text:p>7.9208</text:p>
          </table:table-cell>
          <table:table-cell table:style-name="ce151" table:formula="of:=IFERROR([.E7]*(1000/[.$B$3]);&quot;&quot;)" office:value-type="float" office:value="15.8416763678696" calcext:value-type="float">
            <text:p>15.8417</text:p>
          </table:table-cell>
          <table:table-cell table:style-name="ce152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53" table:formula="of:=IFERROR([.F7]/[.B7]*1000000;&quot;&quot;)" office:value-type="float" office:value="4074.50523864959" calcext:value-type="float">
            <text:p>4074.505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854" calcext:value-type="float">
            <text:p>1854</text:p>
          </table:table-cell>
          <table:table-cell table:style-name="ce151" table:formula="of:=IFERROR([.B8]/[.D8]*[.C8];&quot;&quot;)" office:value-type="float" office:value="3.49514563106796" calcext:value-type="float">
            <text:p>3.4951</text:p>
          </table:table-cell>
          <table:table-cell table:style-name="ce151" table:formula="of:=IFERROR([.E8]*(1000/[.$B$3]);&quot;&quot;)" office:value-type="float" office:value="6.99029126213592" calcext:value-type="float">
            <text:p>6.9903</text:p>
          </table:table-cell>
          <table:table-cell table:style-name="ce152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53" table:formula="of:=IFERROR([.F8]/[.B8]*1000000;&quot;&quot;)" office:value-type="float" office:value="3236.24595469256" calcext:value-type="float">
            <text:p>3236.246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236" calcext:value-type="float">
            <text:p>1236</text:p>
          </table:table-cell>
          <table:table-cell table:style-name="ce151" table:formula="of:=IFERROR([.B9]/[.D9]*[.C9];&quot;&quot;)" office:value-type="float" office:value="3.49514563106796" calcext:value-type="float">
            <text:p>3.4951</text:p>
          </table:table-cell>
          <table:table-cell table:style-name="ce151" table:formula="of:=IFERROR([.E9]*(1000/[.$B$3]);&quot;&quot;)" office:value-type="float" office:value="6.99029126213592" calcext:value-type="float">
            <text:p>6.9903</text:p>
          </table:table-cell>
          <table:table-cell table:style-name="ce152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53" table:formula="of:=IFERROR([.F9]/[.B9]*1000000;&quot;&quot;)" office:value-type="float" office:value="3236.24595469256" calcext:value-type="float">
            <text:p>3236.246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852" calcext:value-type="float">
            <text:p>1852</text:p>
          </table:table-cell>
          <table:table-cell table:style-name="ce151" table:formula="of:=IFERROR([.B10]/[.D10]*[.C10];&quot;&quot;)" office:value-type="float" office:value="3.49892008639309" calcext:value-type="float">
            <text:p>3.4989</text:p>
          </table:table-cell>
          <table:table-cell table:style-name="ce151" table:formula="of:=IFERROR([.E10]*(1000/[.$B$3]);&quot;&quot;)" office:value-type="float" office:value="6.99784017278618" calcext:value-type="float">
            <text:p>6.9978</text:p>
          </table:table-cell>
          <table:table-cell table:style-name="ce152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53" table:formula="of:=IFERROR([.F10]/[.B10]*1000000;&quot;&quot;)" office:value-type="float" office:value="3239.74082073434" calcext:value-type="float">
            <text:p>3239.740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8-bit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538" calcext:value-type="float">
            <text:p>1538</text:p>
          </table:table-cell>
          <table:table-cell table:style-name="ce151" table:formula="of:=IFERROR([.B11]/[.D11]*[.C11];&quot;&quot;)" office:value-type="float" office:value="2.80884265279584" calcext:value-type="float">
            <text:p>2.8088</text:p>
          </table:table-cell>
          <table:table-cell table:style-name="ce151" table:formula="of:=IFERROR([.E11]*(1000/[.$B$3]);&quot;&quot;)" office:value-type="float" office:value="5.61768530559168" calcext:value-type="float">
            <text:p>5.6177</text:p>
          </table:table-cell>
          <table:table-cell table:style-name="ce152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53" table:formula="of:=IFERROR([.F11]/[.B11]*1000000;&quot;&quot;)" office:value-type="float" office:value="2600.78023407022" calcext:value-type="float">
            <text:p>2600.780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8-bit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528" calcext:value-type="float">
            <text:p>1528</text:p>
          </table:table-cell>
          <table:table-cell table:style-name="ce151" table:formula="of:=IFERROR([.B12]/[.D12]*[.C12];&quot;&quot;)" office:value-type="float" office:value="2.82722513089005" calcext:value-type="float">
            <text:p>2.8272</text:p>
          </table:table-cell>
          <table:table-cell table:style-name="ce151" table:formula="of:=IFERROR([.E12]*(1000/[.$B$3]);&quot;&quot;)" office:value-type="float" office:value="5.65445026178011" calcext:value-type="float">
            <text:p>5.6545</text:p>
          </table:table-cell>
          <table:table-cell table:style-name="ce152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53" table:formula="of:=IFERROR([.F12]/[.B12]*1000000;&quot;&quot;)" office:value-type="float" office:value="2617.80104712042" calcext:value-type="float">
            <text:p>2617.801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8-bit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518" calcext:value-type="float">
            <text:p>1518</text:p>
          </table:table-cell>
          <table:table-cell table:style-name="ce151" table:formula="of:=IFERROR([.B13]/[.D13]*[.C13];&quot;&quot;)" office:value-type="float" office:value="2.84584980237154" calcext:value-type="float">
            <text:p>2.8458</text:p>
          </table:table-cell>
          <table:table-cell table:style-name="ce151" table:formula="of:=IFERROR([.E13]*(1000/[.$B$3]);&quot;&quot;)" office:value-type="float" office:value="5.69169960474308" calcext:value-type="float">
            <text:p>5.6917</text:p>
          </table:table-cell>
          <table:table-cell table:style-name="ce152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53" table:formula="of:=IFERROR([.F13]/[.B13]*1000000;&quot;&quot;)" office:value-type="float" office:value="2635.04611330698" calcext:value-type="float">
            <text:p>2635.046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4K 10-bit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317" calcext:value-type="float">
            <text:p>1317</text:p>
          </table:table-cell>
          <table:table-cell table:style-name="ce151" table:formula="of:=IFERROR([.B14]/[.D14]*[.C14];&quot;&quot;)" office:value-type="float" office:value="3.28018223234624" calcext:value-type="float">
            <text:p>3.2802</text:p>
          </table:table-cell>
          <table:table-cell table:style-name="ce151" table:formula="of:=IFERROR([.E14]*(1000/[.$B$3]);&quot;&quot;)" office:value-type="float" office:value="6.56036446469248" calcext:value-type="float">
            <text:p>6.5604</text:p>
          </table:table-cell>
          <table:table-cell table:style-name="ce152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53" table:formula="of:=IFERROR([.F14]/[.B14]*1000000;&quot;&quot;)" office:value-type="float" office:value="3037.20577069096" calcext:value-type="float">
            <text:p>3037.205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4K 10-bit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323" calcext:value-type="float">
            <text:p>1323</text:p>
          </table:table-cell>
          <table:table-cell table:style-name="ce151" table:formula="of:=IFERROR([.B15]/[.D15]*[.C15];&quot;&quot;)" office:value-type="float" office:value="3.26530612244898" calcext:value-type="float">
            <text:p>3.2653</text:p>
          </table:table-cell>
          <table:table-cell table:style-name="ce151" table:formula="of:=IFERROR([.E15]*(1000/[.$B$3]);&quot;&quot;)" office:value-type="float" office:value="6.53061224489796" calcext:value-type="float">
            <text:p>6.5306</text:p>
          </table:table-cell>
          <table:table-cell table:style-name="ce152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53" table:formula="of:=IFERROR([.F15]/[.B15]*1000000;&quot;&quot;)" office:value-type="float" office:value="3023.43159486017" calcext:value-type="float">
            <text:p>3023.431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4K 10-bit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326" calcext:value-type="float">
            <text:p>1326</text:p>
          </table:table-cell>
          <table:table-cell table:style-name="ce151" table:formula="of:=IFERROR([.B16]/[.D16]*[.C16];&quot;&quot;)" office:value-type="float" office:value="3.2579185520362" calcext:value-type="float">
            <text:p>3.2579</text:p>
          </table:table-cell>
          <table:table-cell table:style-name="ce151" table:formula="of:=IFERROR([.E16]*(1000/[.$B$3]);&quot;&quot;)" office:value-type="float" office:value="6.5158371040724" calcext:value-type="float">
            <text:p>6.5158</text:p>
          </table:table-cell>
          <table:table-cell table:style-name="ce152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53" table:formula="of:=IFERROR([.F16]/[.B16]*1000000;&quot;&quot;)" office:value-type="float" office:value="3016.59125188537" calcext:value-type="float">
            <text:p>3016.591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4K 8-bit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620" calcext:value-type="float">
            <text:p>1620</text:p>
          </table:table-cell>
          <table:table-cell table:style-name="ce151" table:formula="of:=IFERROR([.B17]/[.D17]*[.C17];&quot;&quot;)" office:value-type="float" office:value="2.66666666666667" calcext:value-type="float">
            <text:p>2.6667</text:p>
          </table:table-cell>
          <table:table-cell table:style-name="ce151" table:formula="of:=IFERROR([.E17]*(1000/[.$B$3]);&quot;&quot;)" office:value-type="float" office:value="5.33333333333333" calcext:value-type="float">
            <text:p>5.3333</text:p>
          </table:table-cell>
          <table:table-cell table:style-name="ce152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53" table:formula="of:=IFERROR([.F17]/[.B17]*1000000;&quot;&quot;)" office:value-type="float" office:value="2469.13580246914" calcext:value-type="float">
            <text:p>2469.135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4K 8-bit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632" calcext:value-type="float">
            <text:p>1632</text:p>
          </table:table-cell>
          <table:table-cell table:style-name="ce151" table:formula="of:=IFERROR([.B18]/[.D18]*[.C18];&quot;&quot;)" office:value-type="float" office:value="2.64705882352941" calcext:value-type="float">
            <text:p>2.6471</text:p>
          </table:table-cell>
          <table:table-cell table:style-name="ce151" table:formula="of:=IFERROR([.E18]*(1000/[.$B$3]);&quot;&quot;)" office:value-type="float" office:value="5.29411764705882" calcext:value-type="float">
            <text:p>5.2941</text:p>
          </table:table-cell>
          <table:table-cell table:style-name="ce152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53" table:formula="of:=IFERROR([.F18]/[.B18]*1000000;&quot;&quot;)" office:value-type="float" office:value="2450.98039215686" calcext:value-type="float">
            <text:p>2450.980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4K 8-bit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629" calcext:value-type="float">
            <text:p>1629</text:p>
          </table:table-cell>
          <table:table-cell table:style-name="ce151" table:formula="of:=IFERROR([.B19]/[.D19]*[.C19];&quot;&quot;)" office:value-type="float" office:value="2.65193370165746" calcext:value-type="float">
            <text:p>2.6519</text:p>
          </table:table-cell>
          <table:table-cell table:style-name="ce151" table:formula="of:=IFERROR([.E19]*(1000/[.$B$3]);&quot;&quot;)" office:value-type="float" office:value="5.30386740331492" calcext:value-type="float">
            <text:p>5.3039</text:p>
          </table:table-cell>
          <table:table-cell table:style-name="ce152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53" table:formula="of:=IFERROR([.F19]/[.B19]*1000000;&quot;&quot;)" office:value-type="float" office:value="2455.49416820135" calcext:value-type="float">
            <text:p>2455.494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10-bit 24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926" calcext:value-type="float">
            <text:p>926</text:p>
          </table:table-cell>
          <table:table-cell table:style-name="ce151" table:formula="of:=IFERROR([.B20]/[.D20]*[.C20];&quot;&quot;)" office:value-type="float" office:value="2.33261339092873" calcext:value-type="float">
            <text:p>2.3326</text:p>
          </table:table-cell>
          <table:table-cell table:style-name="ce151" table:formula="of:=IFERROR([.E20]*(1000/[.$B$3]);&quot;&quot;)" office:value-type="float" office:value="4.66522678185745" calcext:value-type="float">
            <text:p>4.6652</text:p>
          </table:table-cell>
          <table:table-cell table:style-name="ce152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53" table:formula="of:=IFERROR([.F20]/[.B20]*1000000;&quot;&quot;)" office:value-type="float" office:value="4319.65442764579" calcext:value-type="float">
            <text:p>4319.654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10-bit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931" calcext:value-type="float">
            <text:p>931</text:p>
          </table:table-cell>
          <table:table-cell table:style-name="ce151" table:formula="of:=IFERROR([.B21]/[.D21]*[.C21];&quot;&quot;)" office:value-type="float" office:value="2.32008592910849" calcext:value-type="float">
            <text:p>2.3201</text:p>
          </table:table-cell>
          <table:table-cell table:style-name="ce151" table:formula="of:=IFERROR([.E21]*(1000/[.$B$3]);&quot;&quot;)" office:value-type="float" office:value="4.64017185821697" calcext:value-type="float">
            <text:p>4.6402</text:p>
          </table:table-cell>
          <table:table-cell table:style-name="ce152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53" table:formula="of:=IFERROR([.F21]/[.B21]*1000000;&quot;&quot;)" office:value-type="float" office:value="4296.45542427497" calcext:value-type="float">
            <text:p>4296.455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10-bit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927" calcext:value-type="float">
            <text:p>927</text:p>
          </table:table-cell>
          <table:table-cell table:style-name="ce151" table:formula="of:=IFERROR([.B22]/[.D22]*[.C22];&quot;&quot;)" office:value-type="float" office:value="3.49514563106796" calcext:value-type="float">
            <text:p>3.4951</text:p>
          </table:table-cell>
          <table:table-cell table:style-name="ce151" table:formula="of:=IFERROR([.E22]*(1000/[.$B$3]);&quot;&quot;)" office:value-type="float" office:value="6.99029126213592" calcext:value-type="float">
            <text:p>6.9903</text:p>
          </table:table-cell>
          <table:table-cell table:style-name="ce152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53" table:formula="of:=IFERROR([.F22]/[.B22]*1000000;&quot;&quot;)" office:value-type="float" office:value="6472.49190938511" calcext:value-type="float">
            <text:p>6472.491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10-bit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20" calcext:value-type="float">
            <text:p>620</text:p>
          </table:table-cell>
          <table:table-cell table:style-name="ce151" table:formula="of:=IFERROR([.B23]/[.D23]*[.C23];&quot;&quot;)" office:value-type="float" office:value="3.48387096774194" calcext:value-type="float">
            <text:p>3.4839</text:p>
          </table:table-cell>
          <table:table-cell table:style-name="ce151" table:formula="of:=IFERROR([.E23]*(1000/[.$B$3]);&quot;&quot;)" office:value-type="float" office:value="6.96774193548387" calcext:value-type="float">
            <text:p>6.9677</text:p>
          </table:table-cell>
          <table:table-cell table:style-name="ce152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53" table:formula="of:=IFERROR([.F23]/[.B23]*1000000;&quot;&quot;)" office:value-type="float" office:value="6451.61290322581" calcext:value-type="float">
            <text:p>6451.612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10-bit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928" calcext:value-type="float">
            <text:p>928</text:p>
          </table:table-cell>
          <table:table-cell table:style-name="ce151" table:formula="of:=IFERROR([.B24]/[.D24]*[.C24];&quot;&quot;)" office:value-type="float" office:value="3.49137931034483" calcext:value-type="float">
            <text:p>3.4914</text:p>
          </table:table-cell>
          <table:table-cell table:style-name="ce151" table:formula="of:=IFERROR([.E24]*(1000/[.$B$3]);&quot;&quot;)" office:value-type="float" office:value="6.98275862068966" calcext:value-type="float">
            <text:p>6.9828</text:p>
          </table:table-cell>
          <table:table-cell table:style-name="ce152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53" table:formula="of:=IFERROR([.F24]/[.B24]*1000000;&quot;&quot;)" office:value-type="float" office:value="6465.51724137931" calcext:value-type="float">
            <text:p>6465.517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8-bit 24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608" calcext:value-type="float">
            <text:p>608</text:p>
          </table:table-cell>
          <table:table-cell table:style-name="ce151" table:formula="of:=IFERROR([.B25]/[.D25]*[.C25];&quot;&quot;)" office:value-type="float" office:value="1.77631578947368" calcext:value-type="float">
            <text:p>1.7763</text:p>
          </table:table-cell>
          <table:table-cell table:style-name="ce151" table:formula="of:=IFERROR([.E25]*(1000/[.$B$3]);&quot;&quot;)" office:value-type="float" office:value="3.55263157894737" calcext:value-type="float">
            <text:p>3.5526</text:p>
          </table:table-cell>
          <table:table-cell table:style-name="ce152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53" table:formula="of:=IFERROR([.F25]/[.B25]*1000000;&quot;&quot;)" office:value-type="float" office:value="3289.47368421053" calcext:value-type="float">
            <text:p>3289.473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8-bit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614" calcext:value-type="float">
            <text:p>614</text:p>
          </table:table-cell>
          <table:table-cell table:style-name="ce151" table:formula="of:=IFERROR([.B26]/[.D26]*[.C26];&quot;&quot;)" office:value-type="float" office:value="1.75895765472313" calcext:value-type="float">
            <text:p>1.7590</text:p>
          </table:table-cell>
          <table:table-cell table:style-name="ce151" table:formula="of:=IFERROR([.E26]*(1000/[.$B$3]);&quot;&quot;)" office:value-type="float" office:value="3.51791530944625" calcext:value-type="float">
            <text:p>3.5179</text:p>
          </table:table-cell>
          <table:table-cell table:style-name="ce152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53" table:formula="of:=IFERROR([.F26]/[.B26]*1000000;&quot;&quot;)" office:value-type="float" office:value="3257.32899022801" calcext:value-type="float">
            <text:p>3257.329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8-bit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04" calcext:value-type="float">
            <text:p>804</text:p>
          </table:table-cell>
          <table:table-cell table:style-name="ce151" table:formula="of:=IFERROR([.B27]/[.D27]*[.C27];&quot;&quot;)" office:value-type="float" office:value="2.6865671641791" calcext:value-type="float">
            <text:p>2.6866</text:p>
          </table:table-cell>
          <table:table-cell table:style-name="ce151" table:formula="of:=IFERROR([.E27]*(1000/[.$B$3]);&quot;&quot;)" office:value-type="float" office:value="5.37313432835821" calcext:value-type="float">
            <text:p>5.3731</text:p>
          </table:table-cell>
          <table:table-cell table:style-name="ce152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53" table:formula="of:=IFERROR([.F27]/[.B27]*1000000;&quot;&quot;)" office:value-type="float" office:value="4975.12437810945" calcext:value-type="float">
            <text:p>4975.124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8-bit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00" calcext:value-type="float">
            <text:p>800</text:p>
          </table:table-cell>
          <table:table-cell table:style-name="ce151" table:formula="of:=IFERROR([.B28]/[.D28]*[.C28];&quot;&quot;)" office:value-type="float" office:value="2.7" calcext:value-type="float">
            <text:p>2.7000</text:p>
          </table:table-cell>
          <table:table-cell table:style-name="ce151" table:formula="of:=IFERROR([.E28]*(1000/[.$B$3]);&quot;&quot;)" office:value-type="float" office:value="5.4" calcext:value-type="float">
            <text:p>5.4000</text:p>
          </table:table-cell>
          <table:table-cell table:style-name="ce152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53" table:formula="of:=IFERROR([.F28]/[.B28]*1000000;&quot;&quot;)" office:value-type="float" office:value="5000" calcext:value-type="float">
            <text:p>5000.000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8-bit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05" calcext:value-type="float">
            <text:p>805</text:p>
          </table:table-cell>
          <table:table-cell table:style-name="ce151" table:formula="of:=IFERROR([.B29]/[.D29]*[.C29];&quot;&quot;)" office:value-type="float" office:value="2.6832298136646" calcext:value-type="float">
            <text:p>2.6832</text:p>
          </table:table-cell>
          <table:table-cell table:style-name="ce151" table:formula="of:=IFERROR([.E29]*(1000/[.$B$3]);&quot;&quot;)" office:value-type="float" office:value="5.36645962732919" calcext:value-type="float">
            <text:p>5.3665</text:p>
          </table:table-cell>
          <table:table-cell table:style-name="ce152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53" table:formula="of:=IFERROR([.F29]/[.B29]*1000000;&quot;&quot;)" office:value-type="float" office:value="4968.94409937888" calcext:value-type="float">
            <text:p>4968.944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X85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</text:p>
          </table:table-cell>
          <table:table-cell table:style-name="ce132" office:value-type="float" office:value="3448" calcext:value-type="float">
            <text:p>3448</text:p>
          </table:table-cell>
          <table:table-cell table:style-name="ce132" office:value-type="float" office:value="19" calcext:value-type="float">
            <text:p>19</text:p>
          </table:table-cell>
          <table:table-cell table:style-name="ce132" office:value-type="float" office:value="3266" calcext:value-type="float">
            <text:p>3266</text:p>
          </table:table-cell>
          <table:table-cell table:style-name="ce151" table:formula="of:=IFERROR([.B6]/[.D6]*[.C6];&quot;&quot;)" office:value-type="float" office:value="20.0587875076546" calcext:value-type="float">
            <text:p>20.0588</text:p>
          </table:table-cell>
          <table:table-cell table:style-name="ce151" table:formula="of:=IFERROR([.E6]*(1000/[.$B$3]);&quot;&quot;)" office:value-type="float" office:value="40.1175750153092" calcext:value-type="float">
            <text:p>40.1176</text:p>
          </table:table-cell>
          <table:table-cell table:style-name="ce152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53" table:formula="of:=IFERROR([.F6]/[.B6]*1000000;&quot;&quot;)" office:value-type="float" office:value="11635.0275566442" calcext:value-type="float">
            <text:p>11635.027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1756" calcext:value-type="float">
            <text:p>1756</text:p>
          </table:table-cell>
          <table:table-cell table:style-name="ce151" table:formula="of:=IFERROR([.B7]/[.D7]*[.C7];&quot;&quot;)" office:value-type="float" office:value="13.5307517084282" calcext:value-type="float">
            <text:p>13.5308</text:p>
          </table:table-cell>
          <table:table-cell table:style-name="ce151" table:formula="of:=IFERROR([.E7]*(1000/[.$B$3]);&quot;&quot;)" office:value-type="float" office:value="27.0615034168565" calcext:value-type="float">
            <text:p>27.0615</text:p>
          </table:table-cell>
          <table:table-cell table:style-name="ce152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53" table:formula="of:=IFERROR([.F7]/[.B7]*1000000;&quot;&quot;)" office:value-type="float" office:value="12528.4738041002" calcext:value-type="float">
            <text:p>12528.473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1916" calcext:value-type="float">
            <text:p>1916</text:p>
          </table:table-cell>
          <table:table-cell table:style-name="ce151" table:formula="of:=IFERROR([.B8]/[.D8]*[.C8];&quot;&quot;)" office:value-type="float" office:value="13.5281837160752" calcext:value-type="float">
            <text:p>13.5282</text:p>
          </table:table-cell>
          <table:table-cell table:style-name="ce151" table:formula="of:=IFERROR([.E8]*(1000/[.$B$3]);&quot;&quot;)" office:value-type="float" office:value="27.0563674321503" calcext:value-type="float">
            <text:p>27.0564</text:p>
          </table:table-cell>
          <table:table-cell table:style-name="ce152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53" table:formula="of:=IFERROR([.F8]/[.B8]*1000000;&quot;&quot;)" office:value-type="float" office:value="12526.0960334029" calcext:value-type="float">
            <text:p>12526.096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901" calcext:value-type="float">
            <text:p>901</text:p>
          </table:table-cell>
          <table:table-cell table:style-name="ce151" table:formula="of:=IFERROR([.B9]/[.D9]*[.C9];&quot;&quot;)" office:value-type="float" office:value="7.19200887902331" calcext:value-type="float">
            <text:p>7.1920</text:p>
          </table:table-cell>
          <table:table-cell table:style-name="ce151" table:formula="of:=IFERROR([.E9]*(1000/[.$B$3]);&quot;&quot;)" office:value-type="float" office:value="14.3840177580466" calcext:value-type="float">
            <text:p>14.3840</text:p>
          </table:table-cell>
          <table:table-cell table:style-name="ce152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53" table:formula="of:=IFERROR([.F9]/[.B9]*1000000;&quot;&quot;)" office:value-type="float" office:value="13318.5349611543" calcext:value-type="float">
            <text:p>13318.535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898" calcext:value-type="float">
            <text:p>898</text:p>
          </table:table-cell>
          <table:table-cell table:style-name="ce151" table:formula="of:=IFERROR([.B10]/[.D10]*[.C10];&quot;&quot;)" office:value-type="float" office:value="7.21603563474388" calcext:value-type="float">
            <text:p>7.2160</text:p>
          </table:table-cell>
          <table:table-cell table:style-name="ce151" table:formula="of:=IFERROR([.E10]*(1000/[.$B$3]);&quot;&quot;)" office:value-type="float" office:value="14.4320712694878" calcext:value-type="float">
            <text:p>14.4321</text:p>
          </table:table-cell>
          <table:table-cell table:style-name="ce152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53" table:formula="of:=IFERROR([.F10]/[.B10]*1000000;&quot;&quot;)" office:value-type="float" office:value="13363.0289532294" calcext:value-type="float">
            <text:p>13363.029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VGA 30p</text:p>
          </table:table-cell>
          <table:table-cell table:style-name="ce132" office:value-type="float" office:value="480" calcext:value-type="float">
            <text:p>4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422" calcext:value-type="float">
            <text:p>422</text:p>
          </table:table-cell>
          <table:table-cell table:style-name="ce151" table:formula="of:=IFERROR([.B11]/[.D11]*[.C11];&quot;&quot;)" office:value-type="float" office:value="5.68720379146919" calcext:value-type="float">
            <text:p>5.6872</text:p>
          </table:table-cell>
          <table:table-cell table:style-name="ce151" table:formula="of:=IFERROR([.E11]*(1000/[.$B$3]);&quot;&quot;)" office:value-type="float" office:value="11.3744075829384" calcext:value-type="float">
            <text:p>11.3744</text:p>
          </table:table-cell>
          <table:table-cell table:style-name="ce152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53" table:formula="of:=IFERROR([.F11]/[.B11]*1000000;&quot;&quot;)" office:value-type="float" office:value="23696.682464455" calcext:value-type="float">
            <text:p>23696.682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1R" table:style-name="ta1">
        <table:table-column table:style-name="co13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16" calcext:value-type="float">
            <text:p>16</text:p>
          </table:table-cell>
          <table:table-cell table:style-name="ce132" office:value-type="float" office:value="4674" calcext:value-type="float">
            <text:p>4674</text:p>
          </table:table-cell>
          <table:table-cell table:style-name="ce151" table:formula="of:=IFERROR([.B6]/[.D6]*[.C6];&quot;&quot;)" office:value-type="float" office:value="19.1151048352589" calcext:value-type="float">
            <text:p>19.1151</text:p>
          </table:table-cell>
          <table:table-cell table:style-name="ce151" table:formula="of:=IFERROR([.E6]*(1000/[.$B$3]);&quot;&quot;)" office:value-type="float" office:value="38.2302096705178" calcext:value-type="float">
            <text:p>38.2302</text:p>
          </table:table-cell>
          <table:table-cell table:style-name="ce152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53" table:formula="of:=IFERROR([.F6]/[.B6]*1000000;&quot;&quot;)" office:value-type="float" office:value="6846.38425331622" calcext:value-type="float">
            <text:p>6846.384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907" calcext:value-type="float">
            <text:p>1907</text:p>
          </table:table-cell>
          <table:table-cell table:style-name="ce151" table:formula="of:=IFERROR([.B7]/[.D7]*[.C7];&quot;&quot;)" office:value-type="float" office:value="7.92868379653907" calcext:value-type="float">
            <text:p>7.9287</text:p>
          </table:table-cell>
          <table:table-cell table:style-name="ce151" table:formula="of:=IFERROR([.E7]*(1000/[.$B$3]);&quot;&quot;)" office:value-type="float" office:value="15.8573675930781" calcext:value-type="float">
            <text:p>15.8574</text:p>
          </table:table-cell>
          <table:table-cell table:style-name="ce152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53" table:formula="of:=IFERROR([.F7]/[.B7]*1000000;&quot;&quot;)" office:value-type="float" office:value="7341.37388568432" calcext:value-type="float">
            <text:p>7341.373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632" calcext:value-type="float">
            <text:p>1632</text:p>
          </table:table-cell>
          <table:table-cell table:style-name="ce151" table:formula="of:=IFERROR([.B8]/[.D8]*[.C8];&quot;&quot;)" office:value-type="float" office:value="7.94117647058824" calcext:value-type="float">
            <text:p>7.9412</text:p>
          </table:table-cell>
          <table:table-cell table:style-name="ce151" table:formula="of:=IFERROR([.E8]*(1000/[.$B$3]);&quot;&quot;)" office:value-type="float" office:value="15.8823529411765" calcext:value-type="float">
            <text:p>15.8824</text:p>
          </table:table-cell>
          <table:table-cell table:style-name="ce152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53" table:formula="of:=IFERROR([.F8]/[.B8]*1000000;&quot;&quot;)" office:value-type="float" office:value="7352.94117647059" calcext:value-type="float">
            <text:p>7352.941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920" calcext:value-type="float">
            <text:p>1920</text:p>
          </table:table-cell>
          <table:table-cell table:style-name="ce151" table:formula="of:=IFERROR([.B9]/[.D9]*[.C9];&quot;&quot;)" office:value-type="float" office:value="7.875" calcext:value-type="float">
            <text:p>7.8750</text:p>
          </table:table-cell>
          <table:table-cell table:style-name="ce151" table:formula="of:=IFERROR([.E9]*(1000/[.$B$3]);&quot;&quot;)" office:value-type="float" office:value="15.75" calcext:value-type="float">
            <text:p>15.7500</text:p>
          </table:table-cell>
          <table:table-cell table:style-name="ce152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53" table:formula="of:=IFERROR([.F9]/[.B9]*1000000;&quot;&quot;)" office:value-type="float" office:value="7291.66666666667" calcext:value-type="float">
            <text:p>7291.666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933" calcext:value-type="float">
            <text:p>933</text:p>
          </table:table-cell>
          <table:table-cell table:style-name="ce151" table:formula="of:=IFERROR([.B10]/[.D10]*[.C10];&quot;&quot;)" office:value-type="float" office:value="6.94533762057878" calcext:value-type="float">
            <text:p>6.9453</text:p>
          </table:table-cell>
          <table:table-cell table:style-name="ce151" table:formula="of:=IFERROR([.E10]*(1000/[.$B$3]);&quot;&quot;)" office:value-type="float" office:value="13.8906752411576" calcext:value-type="float">
            <text:p>13.8907</text:p>
          </table:table-cell>
          <table:table-cell table:style-name="ce152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53" table:formula="of:=IFERROR([.F10]/[.B10]*1000000;&quot;&quot;)" office:value-type="float" office:value="12861.7363344051" calcext:value-type="float">
            <text:p>12861.736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930" calcext:value-type="float">
            <text:p>930</text:p>
          </table:table-cell>
          <table:table-cell table:style-name="ce151" table:formula="of:=IFERROR([.B11]/[.D11]*[.C11];&quot;&quot;)" office:value-type="float" office:value="6.96774193548387" calcext:value-type="float">
            <text:p>6.9677</text:p>
          </table:table-cell>
          <table:table-cell table:style-name="ce151" table:formula="of:=IFERROR([.E11]*(1000/[.$B$3]);&quot;&quot;)" office:value-type="float" office:value="13.9354838709677" calcext:value-type="float">
            <text:p>13.9355</text:p>
          </table:table-cell>
          <table:table-cell table:style-name="ce152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53" table:formula="of:=IFERROR([.F11]/[.B11]*1000000;&quot;&quot;)" office:value-type="float" office:value="12903.2258064516" calcext:value-type="float">
            <text:p>12903.225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5k 30p</text:p>
          </table:table-cell>
          <table:table-cell table:style-name="ce132" office:value-type="float" office:value="3744" calcext:value-type="float">
            <text:p>374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072" calcext:value-type="float">
            <text:p>3072</text:p>
          </table:table-cell>
          <table:table-cell table:style-name="ce151" table:formula="of:=IFERROR([.B12]/[.D12]*[.C12];&quot;&quot;)" office:value-type="float" office:value="7.3125" calcext:value-type="float">
            <text:p>7.3125</text:p>
          </table:table-cell>
          <table:table-cell table:style-name="ce151" table:formula="of:=IFERROR([.E12]*(1000/[.$B$3]);&quot;&quot;)" office:value-type="float" office:value="14.625" calcext:value-type="float">
            <text:p>14.6250</text:p>
          </table:table-cell>
          <table:table-cell table:style-name="ce152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53" table:formula="of:=IFERROR([.F12]/[.B12]*1000000;&quot;&quot;)" office:value-type="float" office:value="3906.25" calcext:value-type="float">
            <text:p>3906.250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5k 24p</text:p>
          </table:table-cell>
          <table:table-cell table:style-name="ce132" office:value-type="float" office:value="3744" calcext:value-type="float">
            <text:p>374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2972" calcext:value-type="float">
            <text:p>2972</text:p>
          </table:table-cell>
          <table:table-cell table:style-name="ce151" table:formula="of:=IFERROR([.B13]/[.D13]*[.C13];&quot;&quot;)" office:value-type="float" office:value="7.5585464333782" calcext:value-type="float">
            <text:p>7.5585</text:p>
          </table:table-cell>
          <table:table-cell table:style-name="ce151" table:formula="of:=IFERROR([.E13]*(1000/[.$B$3]);&quot;&quot;)" office:value-type="float" office:value="15.1170928667564" calcext:value-type="float">
            <text:p>15.1171</text:p>
          </table:table-cell>
          <table:table-cell table:style-name="ce152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53" table:formula="of:=IFERROR([.F13]/[.B13]*1000000;&quot;&quot;)" office:value-type="float" office:value="4037.68506056528" calcext:value-type="float">
            <text:p>4037.685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18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65" calcext:value-type="float">
            <text:p>465</text:p>
          </table:table-cell>
          <table:table-cell table:style-name="ce151" table:formula="of:=IFERROR([.B14]/[.D14]*[.C14];&quot;&quot;)" office:value-type="float" office:value="2.32258064516129" calcext:value-type="float">
            <text:p>2.3226</text:p>
          </table:table-cell>
          <table:table-cell table:style-name="ce151" table:formula="of:=IFERROR([.E14]*(1000/[.$B$3]);&quot;&quot;)" office:value-type="float" office:value="4.64516129032258" calcext:value-type="float">
            <text:p>4.6452</text:p>
          </table:table-cell>
          <table:table-cell table:style-name="ce152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53" table:formula="of:=IFERROR([.F14]/[.B14]*1000000;&quot;&quot;)" office:value-type="float" office:value="4301.0752688172" calcext:value-type="float">
            <text:p>4301.075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912" calcext:value-type="float">
            <text:p>912</text:p>
          </table:table-cell>
          <table:table-cell table:style-name="ce151" table:formula="of:=IFERROR([.B15]/[.D15]*[.C15];&quot;&quot;)" office:value-type="float" office:value="3.55263157894737" calcext:value-type="float">
            <text:p>3.5526</text:p>
          </table:table-cell>
          <table:table-cell table:style-name="ce151" table:formula="of:=IFERROR([.E15]*(1000/[.$B$3]);&quot;&quot;)" office:value-type="float" office:value="7.10526315789474" calcext:value-type="float">
            <text:p>7.1053</text:p>
          </table:table-cell>
          <table:table-cell table:style-name="ce152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53" table:formula="of:=IFERROR([.F15]/[.B15]*1000000;&quot;&quot;)" office:value-type="float" office:value="6578.94736842105" calcext:value-type="float">
            <text:p>6578.947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5 IIx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, single-shot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2" calcext:value-type="float">
            <text:p>22</text:p>
          </table:table-cell>
          <table:table-cell table:style-name="ce132" office:value-type="float" office:value="3469" calcext:value-type="float">
            <text:p>3469</text:p>
          </table:table-cell>
          <table:table-cell table:style-name="ce151" table:formula="of:=IFERROR([.B6]/[.D6]*[.C6];&quot;&quot;)" office:value-type="float" office:value="25.3675410781205" calcext:value-type="float">
            <text:p>25.3675</text:p>
          </table:table-cell>
          <table:table-cell table:style-name="ce151" table:formula="of:=IFERROR([.E6]*(1000/[.$B$3]);&quot;&quot;)" office:value-type="float" office:value="50.735082156241" calcext:value-type="float">
            <text:p>50.7351</text:p>
          </table:table-cell>
          <table:table-cell table:style-name="ce152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53" table:formula="of:=IFERROR([.F6]/[.B6]*1000000;&quot;&quot;)" office:value-type="float" office:value="12683.7705390602" calcext:value-type="float">
            <text:p>12683.770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, L/M/H/SH continuous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3039" calcext:value-type="float">
            <text:p>3039</text:p>
          </table:table-cell>
          <table:table-cell table:style-name="ce151" table:formula="of:=IFERROR([.B7]/[.D7]*[.C7];&quot;&quot;)" office:value-type="float" office:value="13.1622244159263" calcext:value-type="float">
            <text:p>13.1622</text:p>
          </table:table-cell>
          <table:table-cell table:style-name="ce151" table:formula="of:=IFERROR([.E7]*(1000/[.$B$3]);&quot;&quot;)" office:value-type="float" office:value="26.3244488318526" calcext:value-type="float">
            <text:p>26.3244</text:p>
          </table:table-cell>
          <table:table-cell table:style-name="ce152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53" table:formula="of:=IFERROR([.F7]/[.B7]*1000000;&quot;&quot;)" office:value-type="float" office:value="6581.11220796315" calcext:value-type="float">
            <text:p>6581.112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6K 4:2:0 3:2 30p</text:p>
          </table:table-cell>
          <table:table-cell table:style-name="ce132" office:value-type="float" office:value="3968" calcext:value-type="float">
            <text:p>3968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3154" calcext:value-type="float">
            <text:p>3154</text:p>
          </table:table-cell>
          <table:table-cell table:style-name="ce151" table:formula="of:=IFERROR([.B8]/[.D8]*[.C8];&quot;&quot;)" office:value-type="float" office:value="12.5808497146481" calcext:value-type="float">
            <text:p>12.5808</text:p>
          </table:table-cell>
          <table:table-cell table:style-name="ce151" table:formula="of:=IFERROR([.E8]*(1000/[.$B$3]);&quot;&quot;)" office:value-type="float" office:value="25.1616994292961" calcext:value-type="float">
            <text:p>25.1617</text:p>
          </table:table-cell>
          <table:table-cell table:style-name="ce152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53" table:formula="of:=IFERROR([.F8]/[.B8]*1000000;&quot;&quot;)" office:value-type="float" office:value="6341.15409004439" calcext:value-type="float">
            <text:p>6341.154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6K 4:2:0 3:2 24p</text:p>
          </table:table-cell>
          <table:table-cell table:style-name="ce132" office:value-type="float" office:value="3968" calcext:value-type="float">
            <text:p>3968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3468" calcext:value-type="float">
            <text:p>3468</text:p>
          </table:table-cell>
          <table:table-cell table:style-name="ce151" table:formula="of:=IFERROR([.B9]/[.D9]*[.C9];&quot;&quot;)" office:value-type="float" office:value="12.5859284890427" calcext:value-type="float">
            <text:p>12.5859</text:p>
          </table:table-cell>
          <table:table-cell table:style-name="ce151" table:formula="of:=IFERROR([.E9]*(1000/[.$B$3]);&quot;&quot;)" office:value-type="float" office:value="25.1718569780853" calcext:value-type="float">
            <text:p>25.1719</text:p>
          </table:table-cell>
          <table:table-cell table:style-name="ce152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53" table:formula="of:=IFERROR([.F9]/[.B9]*1000000;&quot;&quot;)" office:value-type="float" office:value="6343.7139561707" calcext:value-type="float">
            <text:p>6343.714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6K 4:2:0 17:9 30p</text:p>
          </table:table-cell>
          <table:table-cell table:style-name="ce132" office:value-type="float" office:value="3136" calcext:value-type="float">
            <text:p>3136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2841" calcext:value-type="float">
            <text:p>2841</text:p>
          </table:table-cell>
          <table:table-cell table:style-name="ce151" table:formula="of:=IFERROR([.B10]/[.D10]*[.C10];&quot;&quot;)" office:value-type="float" office:value="9.93453009503696" calcext:value-type="float">
            <text:p>9.9345</text:p>
          </table:table-cell>
          <table:table-cell table:style-name="ce151" table:formula="of:=IFERROR([.E10]*(1000/[.$B$3]);&quot;&quot;)" office:value-type="float" office:value="19.8690601900739" calcext:value-type="float">
            <text:p>19.8691</text:p>
          </table:table-cell>
          <table:table-cell table:style-name="ce152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53" table:formula="of:=IFERROR([.F10]/[.B10]*1000000;&quot;&quot;)" office:value-type="float" office:value="6335.79725448786" calcext:value-type="float">
            <text:p>6335.797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6K 4:2:0 17:9 30p</text:p>
          </table:table-cell>
          <table:table-cell table:style-name="ce132" office:value-type="float" office:value="3136" calcext:value-type="float">
            <text:p>3136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2848" calcext:value-type="float">
            <text:p>2848</text:p>
          </table:table-cell>
          <table:table-cell table:style-name="ce151" table:formula="of:=IFERROR([.B11]/[.D11]*[.C11];&quot;&quot;)" office:value-type="float" office:value="9.91011235955056" calcext:value-type="float">
            <text:p>9.9101</text:p>
          </table:table-cell>
          <table:table-cell table:style-name="ce151" table:formula="of:=IFERROR([.E11]*(1000/[.$B$3]);&quot;&quot;)" office:value-type="float" office:value="19.8202247191011" calcext:value-type="float">
            <text:p>19.8202</text:p>
          </table:table-cell>
          <table:table-cell table:style-name="ce152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53" table:formula="of:=IFERROR([.F11]/[.B11]*1000000;&quot;&quot;)" office:value-type="float" office:value="6320.22471910112" calcext:value-type="float">
            <text:p>6320.224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5.9K 4:2:0 16:9 30p</text:p>
          </table:table-cell>
          <table:table-cell table:style-name="ce132" office:value-type="float" office:value="3312" calcext:value-type="float">
            <text:p>3312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51" table:formula="of:=IFERROR([.B12]/[.D12]*[.C12];&quot;&quot;)" office:value-type="float" office:value="10.5254237288136" calcext:value-type="float">
            <text:p>10.5254</text:p>
          </table:table-cell>
          <table:table-cell table:style-name="ce151" table:formula="of:=IFERROR([.E12]*(1000/[.$B$3]);&quot;&quot;)" office:value-type="float" office:value="21.0508474576271" calcext:value-type="float">
            <text:p>21.0508</text:p>
          </table:table-cell>
          <table:table-cell table:style-name="ce152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53" table:formula="of:=IFERROR([.F12]/[.B12]*1000000;&quot;&quot;)" office:value-type="float" office:value="6355.93220338983" calcext:value-type="float">
            <text:p>6355.932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5.9K 4:2:0 16:9 24p</text:p>
          </table:table-cell>
          <table:table-cell table:style-name="ce132" office:value-type="float" office:value="3312" calcext:value-type="float">
            <text:p>3312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2827" calcext:value-type="float">
            <text:p>2827</text:p>
          </table:table-cell>
          <table:table-cell table:style-name="ce151" table:formula="of:=IFERROR([.B13]/[.D13]*[.C13];&quot;&quot;)" office:value-type="float" office:value="10.5440396179696" calcext:value-type="float">
            <text:p>10.5440</text:p>
          </table:table-cell>
          <table:table-cell table:style-name="ce151" table:formula="of:=IFERROR([.E13]*(1000/[.$B$3]);&quot;&quot;)" office:value-type="float" office:value="21.0880792359392" calcext:value-type="float">
            <text:p>21.0881</text:p>
          </table:table-cell>
          <table:table-cell table:style-name="ce152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53" table:formula="of:=IFERROR([.F13]/[.B13]*1000000;&quot;&quot;)" office:value-type="float" office:value="6367.17368234878" calcext:value-type="float">
            <text:p>6367.173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3.3k APS-C 4:2:2 4:3 48p</text:p>
          </table:table-cell>
          <table:table-cell table:style-name="ce132" office:value-type="float" office:value="2496" calcext:value-type="float">
            <text:p>249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88" calcext:value-type="float">
            <text:p>2088</text:p>
          </table:table-cell>
          <table:table-cell table:style-name="ce151" table:formula="of:=IFERROR([.B14]/[.D14]*[.C14];&quot;&quot;)" office:value-type="float" office:value="8.36781609195402" calcext:value-type="float">
            <text:p>8.3678</text:p>
          </table:table-cell>
          <table:table-cell table:style-name="ce151" table:formula="of:=IFERROR([.E14]*(1000/[.$B$3]);&quot;&quot;)" office:value-type="float" office:value="16.7356321839081" calcext:value-type="float">
            <text:p>16.7356</text:p>
          </table:table-cell>
          <table:table-cell table:style-name="ce152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53" table:formula="of:=IFERROR([.F14]/[.B14]*1000000;&quot;&quot;)" office:value-type="float" office:value="6704.98084291188" calcext:value-type="float">
            <text:p>6704.980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3.3k APS-C 4:2:0 4:3 48p</text:p>
          </table:table-cell>
          <table:table-cell table:style-name="ce132" office:value-type="float" office:value="2496" calcext:value-type="float">
            <text:p>249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93" calcext:value-type="float">
            <text:p>2093</text:p>
          </table:table-cell>
          <table:table-cell table:style-name="ce151" table:formula="of:=IFERROR([.B15]/[.D15]*[.C15];&quot;&quot;)" office:value-type="float" office:value="8.34782608695652" calcext:value-type="float">
            <text:p>8.3478</text:p>
          </table:table-cell>
          <table:table-cell table:style-name="ce151" table:formula="of:=IFERROR([.E15]*(1000/[.$B$3]);&quot;&quot;)" office:value-type="float" office:value="16.695652173913" calcext:value-type="float">
            <text:p>16.6957</text:p>
          </table:table-cell>
          <table:table-cell table:style-name="ce152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53" table:formula="of:=IFERROR([.F15]/[.B15]*1000000;&quot;&quot;)" office:value-type="float" office:value="6688.96321070234" calcext:value-type="float">
            <text:p>6688.963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3.3k APS-C 4:2:2 4:3 30p</text:p>
          </table:table-cell>
          <table:table-cell table:style-name="ce132" office:value-type="float" office:value="2496" calcext:value-type="float">
            <text:p>249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76" calcext:value-type="float">
            <text:p>2076</text:p>
          </table:table-cell>
          <table:table-cell table:style-name="ce151" table:formula="of:=IFERROR([.B16]/[.D16]*[.C16];&quot;&quot;)" office:value-type="float" office:value="8.41618497109827" calcext:value-type="float">
            <text:p>8.4162</text:p>
          </table:table-cell>
          <table:table-cell table:style-name="ce151" table:formula="of:=IFERROR([.E16]*(1000/[.$B$3]);&quot;&quot;)" office:value-type="float" office:value="16.8323699421965" calcext:value-type="float">
            <text:p>16.8324</text:p>
          </table:table-cell>
          <table:table-cell table:style-name="ce152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53" table:formula="of:=IFERROR([.F16]/[.B16]*1000000;&quot;&quot;)" office:value-type="float" office:value="6743.73795761079" calcext:value-type="float">
            <text:p>6743.738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3.3k APS-C 4:2:0 4:3 30p</text:p>
          </table:table-cell>
          <table:table-cell table:style-name="ce132" office:value-type="float" office:value="2496" calcext:value-type="float">
            <text:p>249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72" calcext:value-type="float">
            <text:p>2072</text:p>
          </table:table-cell>
          <table:table-cell table:style-name="ce151" table:formula="of:=IFERROR([.B17]/[.D17]*[.C17];&quot;&quot;)" office:value-type="float" office:value="8.43243243243243" calcext:value-type="float">
            <text:p>8.4324</text:p>
          </table:table-cell>
          <table:table-cell table:style-name="ce151" table:formula="of:=IFERROR([.E17]*(1000/[.$B$3]);&quot;&quot;)" office:value-type="float" office:value="16.8648648648649" calcext:value-type="float">
            <text:p>16.8649</text:p>
          </table:table-cell>
          <table:table-cell table:style-name="ce152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53" table:formula="of:=IFERROR([.F17]/[.B17]*1000000;&quot;&quot;)" office:value-type="float" office:value="6756.75675675676" calcext:value-type="float">
            <text:p>6756.756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3.3k APS-C 4:2:2 4:3 24p</text:p>
          </table:table-cell>
          <table:table-cell table:style-name="ce132" office:value-type="float" office:value="2496" calcext:value-type="float">
            <text:p>249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76" calcext:value-type="float">
            <text:p>2076</text:p>
          </table:table-cell>
          <table:table-cell table:style-name="ce151" table:formula="of:=IFERROR([.B18]/[.D18]*[.C18];&quot;&quot;)" office:value-type="float" office:value="8.41618497109827" calcext:value-type="float">
            <text:p>8.4162</text:p>
          </table:table-cell>
          <table:table-cell table:style-name="ce151" table:formula="of:=IFERROR([.E18]*(1000/[.$B$3]);&quot;&quot;)" office:value-type="float" office:value="16.8323699421965" calcext:value-type="float">
            <text:p>16.8324</text:p>
          </table:table-cell>
          <table:table-cell table:style-name="ce152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53" table:formula="of:=IFERROR([.F18]/[.B18]*1000000;&quot;&quot;)" office:value-type="float" office:value="6743.73795761079" calcext:value-type="float">
            <text:p>6743.738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3.3k APS-C 4:2:0 4:3 24p</text:p>
          </table:table-cell>
          <table:table-cell table:style-name="ce132" office:value-type="float" office:value="2496" calcext:value-type="float">
            <text:p>249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76" calcext:value-type="float">
            <text:p>2076</text:p>
          </table:table-cell>
          <table:table-cell table:style-name="ce151" table:formula="of:=IFERROR([.B19]/[.D19]*[.C19];&quot;&quot;)" office:value-type="float" office:value="8.41618497109827" calcext:value-type="float">
            <text:p>8.4162</text:p>
          </table:table-cell>
          <table:table-cell table:style-name="ce151" table:formula="of:=IFERROR([.E19]*(1000/[.$B$3]);&quot;&quot;)" office:value-type="float" office:value="16.8323699421965" calcext:value-type="float">
            <text:p>16.8324</text:p>
          </table:table-cell>
          <table:table-cell table:style-name="ce152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53" table:formula="of:=IFERROR([.F19]/[.B19]*1000000;&quot;&quot;)" office:value-type="float" office:value="6743.73795761079" calcext:value-type="float">
            <text:p>6743.738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4K APS-C 4:2:2 17:9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81" calcext:value-type="float">
            <text:p>1881</text:p>
          </table:table-cell>
          <table:table-cell table:style-name="ce151" table:formula="of:=IFERROR([.B20]/[.D20]*[.C20];&quot;&quot;)" office:value-type="float" office:value="6.88995215311005" calcext:value-type="float">
            <text:p>6.8900</text:p>
          </table:table-cell>
          <table:table-cell table:style-name="ce151" table:formula="of:=IFERROR([.E20]*(1000/[.$B$3]);&quot;&quot;)" office:value-type="float" office:value="13.7799043062201" calcext:value-type="float">
            <text:p>13.7799</text:p>
          </table:table-cell>
          <table:table-cell table:style-name="ce152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53" table:formula="of:=IFERROR([.F20]/[.B20]*1000000;&quot;&quot;)" office:value-type="float" office:value="6379.58532695375" calcext:value-type="float">
            <text:p>6379.585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4K APS-C 4:2:0 17:9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87" calcext:value-type="float">
            <text:p>1887</text:p>
          </table:table-cell>
          <table:table-cell table:style-name="ce151" table:formula="of:=IFERROR([.B21]/[.D21]*[.C21];&quot;&quot;)" office:value-type="float" office:value="6.86804451510334" calcext:value-type="float">
            <text:p>6.8680</text:p>
          </table:table-cell>
          <table:table-cell table:style-name="ce151" table:formula="of:=IFERROR([.E21]*(1000/[.$B$3]);&quot;&quot;)" office:value-type="float" office:value="13.7360890302067" calcext:value-type="float">
            <text:p>13.7361</text:p>
          </table:table-cell>
          <table:table-cell table:style-name="ce152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53" table:formula="of:=IFERROR([.F21]/[.B21]*1000000;&quot;&quot;)" office:value-type="float" office:value="6359.30047694754" calcext:value-type="float">
            <text:p>6359.300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4K APS-C 4:2:2 17:9 48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78" calcext:value-type="float">
            <text:p>1878</text:p>
          </table:table-cell>
          <table:table-cell table:style-name="ce151" table:formula="of:=IFERROR([.B22]/[.D22]*[.C22];&quot;&quot;)" office:value-type="float" office:value="6.90095846645368" calcext:value-type="float">
            <text:p>6.9010</text:p>
          </table:table-cell>
          <table:table-cell table:style-name="ce151" table:formula="of:=IFERROR([.E22]*(1000/[.$B$3]);&quot;&quot;)" office:value-type="float" office:value="13.8019169329074" calcext:value-type="float">
            <text:p>13.8019</text:p>
          </table:table-cell>
          <table:table-cell table:style-name="ce152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53" table:formula="of:=IFERROR([.F22]/[.B22]*1000000;&quot;&quot;)" office:value-type="float" office:value="6389.77635782748" calcext:value-type="float">
            <text:p>6389.776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4K APS-C 4:2:0 17:9 48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78" calcext:value-type="float">
            <text:p>1878</text:p>
          </table:table-cell>
          <table:table-cell table:style-name="ce151" table:formula="of:=IFERROR([.B23]/[.D23]*[.C23];&quot;&quot;)" office:value-type="float" office:value="6.90095846645368" calcext:value-type="float">
            <text:p>6.9010</text:p>
          </table:table-cell>
          <table:table-cell table:style-name="ce151" table:formula="of:=IFERROR([.E23]*(1000/[.$B$3]);&quot;&quot;)" office:value-type="float" office:value="13.8019169329074" calcext:value-type="float">
            <text:p>13.8019</text:p>
          </table:table-cell>
          <table:table-cell table:style-name="ce152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53" table:formula="of:=IFERROR([.F23]/[.B23]*1000000;&quot;&quot;)" office:value-type="float" office:value="6389.77635782748" calcext:value-type="float">
            <text:p>6389.776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4K FF 4:2:2 17:9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935" calcext:value-type="float">
            <text:p>1935</text:p>
          </table:table-cell>
          <table:table-cell table:style-name="ce151" table:formula="of:=IFERROR([.B24]/[.D24]*[.C24];&quot;&quot;)" office:value-type="float" office:value="10.046511627907" calcext:value-type="float">
            <text:p>10.0465</text:p>
          </table:table-cell>
          <table:table-cell table:style-name="ce151" table:formula="of:=IFERROR([.E24]*(1000/[.$B$3]);&quot;&quot;)" office:value-type="float" office:value="20.093023255814" calcext:value-type="float">
            <text:p>20.0930</text:p>
          </table:table-cell>
          <table:table-cell table:style-name="ce152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53" table:formula="of:=IFERROR([.F24]/[.B24]*1000000;&quot;&quot;)" office:value-type="float" office:value="9302.32558139535" calcext:value-type="float">
            <text:p>9302.325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4K FF 4:2:0 17:9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941" calcext:value-type="float">
            <text:p>1941</text:p>
          </table:table-cell>
          <table:table-cell table:style-name="ce151" table:formula="of:=IFERROR([.B25]/[.D25]*[.C25];&quot;&quot;)" office:value-type="float" office:value="10.015455950541" calcext:value-type="float">
            <text:p>10.0155</text:p>
          </table:table-cell>
          <table:table-cell table:style-name="ce151" table:formula="of:=IFERROR([.E25]*(1000/[.$B$3]);&quot;&quot;)" office:value-type="float" office:value="20.0309119010819" calcext:value-type="float">
            <text:p>20.0309</text:p>
          </table:table-cell>
          <table:table-cell table:style-name="ce152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53" table:formula="of:=IFERROR([.F25]/[.B25]*1000000;&quot;&quot;)" office:value-type="float" office:value="9273.57032457496" calcext:value-type="float">
            <text:p>9273.570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4K FF 4:2:2 17:9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937" calcext:value-type="float">
            <text:p>1937</text:p>
          </table:table-cell>
          <table:table-cell table:style-name="ce151" table:formula="of:=IFERROR([.B26]/[.D26]*[.C26];&quot;&quot;)" office:value-type="float" office:value="10.036138358286" calcext:value-type="float">
            <text:p>10.0361</text:p>
          </table:table-cell>
          <table:table-cell table:style-name="ce151" table:formula="of:=IFERROR([.E26]*(1000/[.$B$3]);&quot;&quot;)" office:value-type="float" office:value="20.072276716572" calcext:value-type="float">
            <text:p>20.0723</text:p>
          </table:table-cell>
          <table:table-cell table:style-name="ce152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53" table:formula="of:=IFERROR([.F26]/[.B26]*1000000;&quot;&quot;)" office:value-type="float" office:value="9292.72070211667" calcext:value-type="float">
            <text:p>9292.720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4K FF 4:2:0 17:9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926" calcext:value-type="float">
            <text:p>1926</text:p>
          </table:table-cell>
          <table:table-cell table:style-name="ce151" table:formula="of:=IFERROR([.B27]/[.D27]*[.C27];&quot;&quot;)" office:value-type="float" office:value="10.0934579439252" calcext:value-type="float">
            <text:p>10.0935</text:p>
          </table:table-cell>
          <table:table-cell table:style-name="ce151" table:formula="of:=IFERROR([.E27]*(1000/[.$B$3]);&quot;&quot;)" office:value-type="float" office:value="20.1869158878505" calcext:value-type="float">
            <text:p>20.1869</text:p>
          </table:table-cell>
          <table:table-cell table:style-name="ce152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53" table:formula="of:=IFERROR([.F27]/[.B27]*1000000;&quot;&quot;)" office:value-type="float" office:value="9345.79439252336" calcext:value-type="float">
            <text:p>9345.794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APS-C 4:2:2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20" calcext:value-type="float">
            <text:p>1820</text:p>
          </table:table-cell>
          <table:table-cell table:style-name="ce151" table:formula="of:=IFERROR([.B28]/[.D28]*[.C28];&quot;&quot;)" office:value-type="float" office:value="7.12087912087912" calcext:value-type="float">
            <text:p>7.1209</text:p>
          </table:table-cell>
          <table:table-cell table:style-name="ce151" table:formula="of:=IFERROR([.E28]*(1000/[.$B$3]);&quot;&quot;)" office:value-type="float" office:value="14.2417582417582" calcext:value-type="float">
            <text:p>14.2418</text:p>
          </table:table-cell>
          <table:table-cell table:style-name="ce152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53" table:formula="of:=IFERROR([.F28]/[.B28]*1000000;&quot;&quot;)" office:value-type="float" office:value="6593.40659340659" calcext:value-type="float">
            <text:p>6593.406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APS-C 4:2:0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00" calcext:value-type="float">
            <text:p>1800</text:p>
          </table:table-cell>
          <table:table-cell table:style-name="ce151" table:formula="of:=IFERROR([.B29]/[.D29]*[.C29];&quot;&quot;)" office:value-type="float" office:value="7.2" calcext:value-type="float">
            <text:p>7.2000</text:p>
          </table:table-cell>
          <table:table-cell table:style-name="ce151" table:formula="of:=IFERROR([.E29]*(1000/[.$B$3]);&quot;&quot;)" office:value-type="float" office:value="14.4" calcext:value-type="float">
            <text:p>14.4000</text:p>
          </table:table-cell>
          <table:table-cell table:style-name="ce152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53" table:formula="of:=IFERROR([.F29]/[.B29]*1000000;&quot;&quot;)" office:value-type="float" office:value="6666.66666666667" calcext:value-type="float">
            <text:p>6666.666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APS-C 4:2:2 48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12" calcext:value-type="float">
            <text:p>1812</text:p>
          </table:table-cell>
          <table:table-cell table:style-name="ce151" table:formula="of:=IFERROR([.B30]/[.D30]*[.C30];&quot;&quot;)" office:value-type="float" office:value="7.1523178807947" calcext:value-type="float">
            <text:p>7.1523</text:p>
          </table:table-cell>
          <table:table-cell table:style-name="ce151" table:formula="of:=IFERROR([.E30]*(1000/[.$B$3]);&quot;&quot;)" office:value-type="float" office:value="14.3046357615894" calcext:value-type="float">
            <text:p>14.3046</text:p>
          </table:table-cell>
          <table:table-cell table:style-name="ce152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53" table:formula="of:=IFERROR([.F30]/[.B30]*1000000;&quot;&quot;)" office:value-type="float" office:value="6622.51655629139" calcext:value-type="float">
            <text:p>6622.516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APS-C 4:2:0 48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24" calcext:value-type="float">
            <text:p>1824</text:p>
          </table:table-cell>
          <table:table-cell table:style-name="ce151" table:formula="of:=IFERROR([.B31]/[.D31]*[.C31];&quot;&quot;)" office:value-type="float" office:value="7.10526315789474" calcext:value-type="float">
            <text:p>7.1053</text:p>
          </table:table-cell>
          <table:table-cell table:style-name="ce151" table:formula="of:=IFERROR([.E31]*(1000/[.$B$3]);&quot;&quot;)" office:value-type="float" office:value="14.2105263157895" calcext:value-type="float">
            <text:p>14.2105</text:p>
          </table:table-cell>
          <table:table-cell table:style-name="ce152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53" table:formula="of:=IFERROR([.F31]/[.B31]*1000000;&quot;&quot;)" office:value-type="float" office:value="6578.94736842105" calcext:value-type="float">
            <text:p>6578.947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FF 4:2:2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810" calcext:value-type="float">
            <text:p>1810</text:p>
          </table:table-cell>
          <table:table-cell table:style-name="ce151" table:formula="of:=IFERROR([.B32]/[.D32]*[.C32];&quot;&quot;)" office:value-type="float" office:value="10.7403314917127" calcext:value-type="float">
            <text:p>10.7403</text:p>
          </table:table-cell>
          <table:table-cell table:style-name="ce151" table:formula="of:=IFERROR([.E32]*(1000/[.$B$3]);&quot;&quot;)" office:value-type="float" office:value="21.4806629834254" calcext:value-type="float">
            <text:p>21.4807</text:p>
          </table:table-cell>
          <table:table-cell table:style-name="ce152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53" table:formula="of:=IFERROR([.F32]/[.B32]*1000000;&quot;&quot;)" office:value-type="float" office:value="9944.75138121547" calcext:value-type="float">
            <text:p>9944.751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FF 4:2:0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820" calcext:value-type="float">
            <text:p>1820</text:p>
          </table:table-cell>
          <table:table-cell table:style-name="ce151" table:formula="of:=IFERROR([.B33]/[.D33]*[.C33];&quot;&quot;)" office:value-type="float" office:value="10.6813186813187" calcext:value-type="float">
            <text:p>10.6813</text:p>
          </table:table-cell>
          <table:table-cell table:style-name="ce151" table:formula="of:=IFERROR([.E33]*(1000/[.$B$3]);&quot;&quot;)" office:value-type="float" office:value="21.3626373626374" calcext:value-type="float">
            <text:p>21.3626</text:p>
          </table:table-cell>
          <table:table-cell table:style-name="ce152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53" table:formula="of:=IFERROR([.F33]/[.B33]*1000000;&quot;&quot;)" office:value-type="float" office:value="9890.10989010989" calcext:value-type="float">
            <text:p>9890.109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FF 4:2:2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837" calcext:value-type="float">
            <text:p>1837</text:p>
          </table:table-cell>
          <table:table-cell table:style-name="ce151" table:formula="of:=IFERROR([.B34]/[.D34]*[.C34];&quot;&quot;)" office:value-type="float" office:value="10.5824714207948" calcext:value-type="float">
            <text:p>10.5825</text:p>
          </table:table-cell>
          <table:table-cell table:style-name="ce151" table:formula="of:=IFERROR([.E34]*(1000/[.$B$3]);&quot;&quot;)" office:value-type="float" office:value="21.1649428415895" calcext:value-type="float">
            <text:p>21.1649</text:p>
          </table:table-cell>
          <table:table-cell table:style-name="ce152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53" table:formula="of:=IFERROR([.F34]/[.B34]*1000000;&quot;&quot;)" office:value-type="float" office:value="9798.58464888405" calcext:value-type="float">
            <text:p>9798.584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FF 4:2:0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827" calcext:value-type="float">
            <text:p>1827</text:p>
          </table:table-cell>
          <table:table-cell table:style-name="ce151" table:formula="of:=IFERROR([.B35]/[.D35]*[.C35];&quot;&quot;)" office:value-type="float" office:value="10.64039408867" calcext:value-type="float">
            <text:p>10.6404</text:p>
          </table:table-cell>
          <table:table-cell table:style-name="ce151" table:formula="of:=IFERROR([.E35]*(1000/[.$B$3]);&quot;&quot;)" office:value-type="float" office:value="21.2807881773399" calcext:value-type="float">
            <text:p>21.2808</text:p>
          </table:table-cell>
          <table:table-cell table:style-name="ce152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53" table:formula="of:=IFERROR([.F35]/[.B35]*1000000;&quot;&quot;)" office:value-type="float" office:value="9852.21674876848" calcext:value-type="float">
            <text:p>9852.216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2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24" calcext:value-type="float">
            <text:p>824</text:p>
          </table:table-cell>
          <table:table-cell table:style-name="ce151" table:formula="of:=IFERROR([.B36]/[.D36]*[.C36];&quot;&quot;)" office:value-type="float" office:value="2.62135922330097" calcext:value-type="float">
            <text:p>2.6214</text:p>
          </table:table-cell>
          <table:table-cell table:style-name="ce151" table:formula="of:=IFERROR([.E36]*(1000/[.$B$3]);&quot;&quot;)" office:value-type="float" office:value="5.24271844660194" calcext:value-type="float">
            <text:p>5.2427</text:p>
          </table:table-cell>
          <table:table-cell table:style-name="ce152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53" table:formula="of:=IFERROR([.F36]/[.B36]*1000000;&quot;&quot;)" office:value-type="float" office:value="4854.36893203884" calcext:value-type="float">
            <text:p>4854.368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28" calcext:value-type="float">
            <text:p>828</text:p>
          </table:table-cell>
          <table:table-cell table:style-name="ce151" table:formula="of:=IFERROR([.B37]/[.D37]*[.C37];&quot;&quot;)" office:value-type="float" office:value="2.60869565217391" calcext:value-type="float">
            <text:p>2.6087</text:p>
          </table:table-cell>
          <table:table-cell table:style-name="ce151" table:formula="of:=IFERROR([.E37]*(1000/[.$B$3]);&quot;&quot;)" office:value-type="float" office:value="5.21739130434783" calcext:value-type="float">
            <text:p>5.2174</text:p>
          </table:table-cell>
          <table:table-cell table:style-name="ce152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53" table:formula="of:=IFERROR([.F37]/[.B37]*1000000;&quot;&quot;)" office:value-type="float" office:value="4830.91787439613" calcext:value-type="float">
            <text:p>4830.917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2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09" calcext:value-type="float">
            <text:p>809</text:p>
          </table:table-cell>
          <table:table-cell table:style-name="ce151" table:formula="of:=IFERROR([.B38]/[.D38]*[.C38];&quot;&quot;)" office:value-type="float" office:value="5.33992583436341" calcext:value-type="float">
            <text:p>5.3399</text:p>
          </table:table-cell>
          <table:table-cell table:style-name="ce151" table:formula="of:=IFERROR([.E38]*(1000/[.$B$3]);&quot;&quot;)" office:value-type="float" office:value="10.6798516687268" calcext:value-type="float">
            <text:p>10.6799</text:p>
          </table:table-cell>
          <table:table-cell table:style-name="ce152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53" table:formula="of:=IFERROR([.F38]/[.B38]*1000000;&quot;&quot;)" office:value-type="float" office:value="9888.75154511743" calcext:value-type="float">
            <text:p>9888.751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11" calcext:value-type="float">
            <text:p>811</text:p>
          </table:table-cell>
          <table:table-cell table:style-name="ce151" table:formula="of:=IFERROR([.B39]/[.D39]*[.C39];&quot;&quot;)" office:value-type="float" office:value="5.32675709001233" calcext:value-type="float">
            <text:p>5.3268</text:p>
          </table:table-cell>
          <table:table-cell table:style-name="ce151" table:formula="of:=IFERROR([.E39]*(1000/[.$B$3]);&quot;&quot;)" office:value-type="float" office:value="10.6535141800247" calcext:value-type="float">
            <text:p>10.6535</text:p>
          </table:table-cell>
          <table:table-cell table:style-name="ce152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53" table:formula="of:=IFERROR([.F39]/[.B39]*1000000;&quot;&quot;)" office:value-type="float" office:value="9864.36498150432" calcext:value-type="float">
            <text:p>9864.365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2 48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06" calcext:value-type="float">
            <text:p>806</text:p>
          </table:table-cell>
          <table:table-cell table:style-name="ce151" table:formula="of:=IFERROR([.B40]/[.D40]*[.C40];&quot;&quot;)" office:value-type="float" office:value="5.35980148883375" calcext:value-type="float">
            <text:p>5.3598</text:p>
          </table:table-cell>
          <table:table-cell table:style-name="ce151" table:formula="of:=IFERROR([.E40]*(1000/[.$B$3]);&quot;&quot;)" office:value-type="float" office:value="10.7196029776675" calcext:value-type="float">
            <text:p>10.7196</text:p>
          </table:table-cell>
          <table:table-cell table:style-name="ce152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53" table:formula="of:=IFERROR([.F40]/[.B40]*1000000;&quot;&quot;)" office:value-type="float" office:value="9925.55831265509" calcext:value-type="float">
            <text:p>9925.558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0 48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09" calcext:value-type="float">
            <text:p>809</text:p>
          </table:table-cell>
          <table:table-cell table:style-name="ce151" table:formula="of:=IFERROR([.B41]/[.D41]*[.C41];&quot;&quot;)" office:value-type="float" office:value="5.33992583436341" calcext:value-type="float">
            <text:p>5.3399</text:p>
          </table:table-cell>
          <table:table-cell table:style-name="ce151" table:formula="of:=IFERROR([.E41]*(1000/[.$B$3]);&quot;&quot;)" office:value-type="float" office:value="10.6798516687268" calcext:value-type="float">
            <text:p>10.6799</text:p>
          </table:table-cell>
          <table:table-cell table:style-name="ce152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53" table:formula="of:=IFERROR([.F41]/[.B41]*1000000;&quot;&quot;)" office:value-type="float" office:value="9888.75154511743" calcext:value-type="float">
            <text:p>9888.751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2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905" calcext:value-type="float">
            <text:p>905</text:p>
          </table:table-cell>
          <table:table-cell table:style-name="ce151" table:formula="of:=IFERROR([.B42]/[.D42]*[.C42];&quot;&quot;)" office:value-type="float" office:value="10.7403314917127" calcext:value-type="float">
            <text:p>10.7403</text:p>
          </table:table-cell>
          <table:table-cell table:style-name="ce151" table:formula="of:=IFERROR([.E42]*(1000/[.$B$3]);&quot;&quot;)" office:value-type="float" office:value="21.4806629834254" calcext:value-type="float">
            <text:p>21.4807</text:p>
          </table:table-cell>
          <table:table-cell table:style-name="ce152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53" table:formula="of:=IFERROR([.F42]/[.B42]*1000000;&quot;&quot;)" office:value-type="float" office:value="19889.5027624309" calcext:value-type="float">
            <text:p>19889.502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908" calcext:value-type="float">
            <text:p>908</text:p>
          </table:table-cell>
          <table:table-cell table:style-name="ce151" table:formula="of:=IFERROR([.B43]/[.D43]*[.C43];&quot;&quot;)" office:value-type="float" office:value="10.704845814978" calcext:value-type="float">
            <text:p>10.7048</text:p>
          </table:table-cell>
          <table:table-cell table:style-name="ce151" table:formula="of:=IFERROR([.E43]*(1000/[.$B$3]);&quot;&quot;)" office:value-type="float" office:value="21.4096916299559" calcext:value-type="float">
            <text:p>21.4097</text:p>
          </table:table-cell>
          <table:table-cell table:style-name="ce152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53" table:formula="of:=IFERROR([.F43]/[.B43]*1000000;&quot;&quot;)" office:value-type="float" office:value="19823.7885462555" calcext:value-type="float">
            <text:p>19823.788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2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907" calcext:value-type="float">
            <text:p>907</text:p>
          </table:table-cell>
          <table:table-cell table:style-name="ce151" table:formula="of:=IFERROR([.B44]/[.D44]*[.C44];&quot;&quot;)" office:value-type="float" office:value="10.7166482910695" calcext:value-type="float">
            <text:p>10.7166</text:p>
          </table:table-cell>
          <table:table-cell table:style-name="ce151" table:formula="of:=IFERROR([.E44]*(1000/[.$B$3]);&quot;&quot;)" office:value-type="float" office:value="21.4332965821389" calcext:value-type="float">
            <text:p>21.4333</text:p>
          </table:table-cell>
          <table:table-cell table:style-name="ce152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53" table:formula="of:=IFERROR([.F44]/[.B44]*1000000;&quot;&quot;)" office:value-type="float" office:value="19845.644983462" calcext:value-type="float">
            <text:p>19845.645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904" calcext:value-type="float">
            <text:p>904</text:p>
          </table:table-cell>
          <table:table-cell table:style-name="ce151" table:formula="of:=IFERROR([.B45]/[.D45]*[.C45];&quot;&quot;)" office:value-type="float" office:value="10.7522123893805" calcext:value-type="float">
            <text:p>10.7522</text:p>
          </table:table-cell>
          <table:table-cell table:style-name="ce151" table:formula="of:=IFERROR([.E45]*(1000/[.$B$3]);&quot;&quot;)" office:value-type="float" office:value="21.5044247787611" calcext:value-type="float">
            <text:p>21.5044</text:p>
          </table:table-cell>
          <table:table-cell table:style-name="ce152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53" table:formula="of:=IFERROR([.F45]/[.B45]*1000000;&quot;&quot;)" office:value-type="float" office:value="19911.5044247788" calcext:value-type="float">
            <text:p>19911.504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0 18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933" calcext:value-type="float">
            <text:p>933</text:p>
          </table:table-cell>
          <table:table-cell table:style-name="ce151" table:formula="of:=IFERROR([.B46]/[.D46]*[.C46];&quot;&quot;)" office:value-type="float" office:value="2.31511254019293" calcext:value-type="float">
            <text:p>2.3151</text:p>
          </table:table-cell>
          <table:table-cell table:style-name="ce151" table:formula="of:=IFERROR([.E46]*(1000/[.$B$3]);&quot;&quot;)" office:value-type="float" office:value="4.63022508038585" calcext:value-type="float">
            <text:p>4.6302</text:p>
          </table:table-cell>
          <table:table-cell table:style-name="ce152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53" table:formula="of:=IFERROR([.F46]/[.B46]*1000000;&quot;&quot;)" office:value-type="float" office:value="4287.24544480172" calcext:value-type="float">
            <text:p>4287.245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0 15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33" calcext:value-type="float">
            <text:p>833</text:p>
          </table:table-cell>
          <table:table-cell table:style-name="ce151" table:formula="of:=IFERROR([.B47]/[.D47]*[.C47];&quot;&quot;)" office:value-type="float" office:value="2.59303721488595" calcext:value-type="float">
            <text:p>2.5930</text:p>
          </table:table-cell>
          <table:table-cell table:style-name="ce151" table:formula="of:=IFERROR([.E47]*(1000/[.$B$3]);&quot;&quot;)" office:value-type="float" office:value="5.18607442977191" calcext:value-type="float">
            <text:p>5.1861</text:p>
          </table:table-cell>
          <table:table-cell table:style-name="ce152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53" table:formula="of:=IFERROR([.F47]/[.B47]*1000000;&quot;&quot;)" office:value-type="float" office:value="4801.92076830732" calcext:value-type="float">
            <text:p>4801.920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25" calcext:value-type="float">
            <text:p>825</text:p>
          </table:table-cell>
          <table:table-cell table:style-name="ce151" table:formula="of:=IFERROR([.B48]/[.D48]*[.C48];&quot;&quot;)" office:value-type="float" office:value="2.61818181818182" calcext:value-type="float">
            <text:p>2.6182</text:p>
          </table:table-cell>
          <table:table-cell table:style-name="ce151" table:formula="of:=IFERROR([.E48]*(1000/[.$B$3]);&quot;&quot;)" office:value-type="float" office:value="5.23636363636364" calcext:value-type="float">
            <text:p>5.2364</text:p>
          </table:table-cell>
          <table:table-cell table:style-name="ce152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53" table:formula="of:=IFERROR([.F48]/[.B48]*1000000;&quot;&quot;)" office:value-type="float" office:value="4848.48484848485" calcext:value-type="float">
            <text:p>4848.484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0 10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773" calcext:value-type="float">
            <text:p>773</text:p>
          </table:table-cell>
          <table:table-cell table:style-name="ce151" table:formula="of:=IFERROR([.B49]/[.D49]*[.C49];&quot;&quot;)" office:value-type="float" office:value="2.79430789133247" calcext:value-type="float">
            <text:p>2.7943</text:p>
          </table:table-cell>
          <table:table-cell table:style-name="ce151" table:formula="of:=IFERROR([.E49]*(1000/[.$B$3]);&quot;&quot;)" office:value-type="float" office:value="5.58861578266494" calcext:value-type="float">
            <text:p>5.5886</text:p>
          </table:table-cell>
          <table:table-cell table:style-name="ce152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53" table:formula="of:=IFERROR([.F49]/[.B49]*1000000;&quot;&quot;)" office:value-type="float" office:value="5174.64424320828" calcext:value-type="float">
            <text:p>5174.644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931" calcext:value-type="float">
            <text:p>931</text:p>
          </table:table-cell>
          <table:table-cell table:style-name="ce151" table:formula="of:=IFERROR([.B50]/[.D50]*[.C50];&quot;&quot;)" office:value-type="float" office:value="5.80021482277121" calcext:value-type="float">
            <text:p>5.8002</text:p>
          </table:table-cell>
          <table:table-cell table:style-name="ce151" table:formula="of:=IFERROR([.E50]*(1000/[.$B$3]);&quot;&quot;)" office:value-type="float" office:value="11.6004296455424" calcext:value-type="float">
            <text:p>11.6004</text:p>
          </table:table-cell>
          <table:table-cell table:style-name="ce152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53" table:formula="of:=IFERROR([.F50]/[.B50]*1000000;&quot;&quot;)" office:value-type="float" office:value="10741.1385606874" calcext:value-type="float">
            <text:p>10741.138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15" calcext:value-type="float">
            <text:p>815</text:p>
          </table:table-cell>
          <table:table-cell table:style-name="ce151" table:formula="of:=IFERROR([.B51]/[.D51]*[.C51];&quot;&quot;)" office:value-type="float" office:value="5.30061349693252" calcext:value-type="float">
            <text:p>5.3006</text:p>
          </table:table-cell>
          <table:table-cell table:style-name="ce151" table:formula="of:=IFERROR([.E51]*(1000/[.$B$3]);&quot;&quot;)" office:value-type="float" office:value="10.601226993865" calcext:value-type="float">
            <text:p>10.6012</text:p>
          </table:table-cell>
          <table:table-cell table:style-name="ce152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53" table:formula="of:=IFERROR([.F51]/[.B51]*1000000;&quot;&quot;)" office:value-type="float" office:value="9815.9509202454" calcext:value-type="float">
            <text:p>9815.950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0 15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09" calcext:value-type="float">
            <text:p>809</text:p>
          </table:table-cell>
          <table:table-cell table:style-name="ce151" table:formula="of:=IFERROR([.B52]/[.D52]*[.C52];&quot;&quot;)" office:value-type="float" office:value="5.33992583436341" calcext:value-type="float">
            <text:p>5.3399</text:p>
          </table:table-cell>
          <table:table-cell table:style-name="ce151" table:formula="of:=IFERROR([.E52]*(1000/[.$B$3]);&quot;&quot;)" office:value-type="float" office:value="10.6798516687268" calcext:value-type="float">
            <text:p>10.6799</text:p>
          </table:table-cell>
          <table:table-cell table:style-name="ce152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53" table:formula="of:=IFERROR([.F52]/[.B52]*1000000;&quot;&quot;)" office:value-type="float" office:value="9888.75154511743" calcext:value-type="float">
            <text:p>9888.751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0 1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09" calcext:value-type="float">
            <text:p>809</text:p>
          </table:table-cell>
          <table:table-cell table:style-name="ce151" table:formula="of:=IFERROR([.B53]/[.D53]*[.C53];&quot;&quot;)" office:value-type="float" office:value="5.33992583436341" calcext:value-type="float">
            <text:p>5.3399</text:p>
          </table:table-cell>
          <table:table-cell table:style-name="ce151" table:formula="of:=IFERROR([.E53]*(1000/[.$B$3]);&quot;&quot;)" office:value-type="float" office:value="10.6798516687268" calcext:value-type="float">
            <text:p>10.6799</text:p>
          </table:table-cell>
          <table:table-cell table:style-name="ce152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53" table:formula="of:=IFERROR([.F53]/[.B53]*1000000;&quot;&quot;)" office:value-type="float" office:value="9888.75154511743" calcext:value-type="float">
            <text:p>9888.751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FF 4:2:2 30p Full Readout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820" calcext:value-type="float">
            <text:p>1820</text:p>
          </table:table-cell>
          <table:table-cell table:style-name="ce151" table:formula="of:=IFERROR([.B54]/[.D54]*[.C54];&quot;&quot;)" office:value-type="float" office:value="10.6813186813187" calcext:value-type="float">
            <text:p>10.6813</text:p>
          </table:table-cell>
          <table:table-cell table:style-name="ce151" table:formula="of:=IFERROR([.E54]*(1000/[.$B$3]);&quot;&quot;)" office:value-type="float" office:value="21.3626373626374" calcext:value-type="float">
            <text:p>21.3626</text:p>
          </table:table-cell>
          <table:table-cell table:style-name="ce152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53" table:formula="of:=IFERROR([.F54]/[.B54]*1000000;&quot;&quot;)" office:value-type="float" office:value="9890.10989010989" calcext:value-type="float">
            <text:p>9890.109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FF 4:2:2 30p APS-C Readout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26" calcext:value-type="float">
            <text:p>1826</text:p>
          </table:table-cell>
          <table:table-cell table:style-name="ce151" table:formula="of:=IFERROR([.B55]/[.D55]*[.C55];&quot;&quot;)" office:value-type="float" office:value="7.09748083242059" calcext:value-type="float">
            <text:p>7.0975</text:p>
          </table:table-cell>
          <table:table-cell table:style-name="ce151" table:formula="of:=IFERROR([.E55]*(1000/[.$B$3]);&quot;&quot;)" office:value-type="float" office:value="14.1949616648412" calcext:value-type="float">
            <text:p>14.1950</text:p>
          </table:table-cell>
          <table:table-cell table:style-name="ce152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53" table:formula="of:=IFERROR([.F55]/[.B55]*1000000;&quot;&quot;)" office:value-type="float" office:value="6571.74151150055" calcext:value-type="float">
            <text:p>6571.741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FF 4:2:2 30p 1:1 Readout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86" calcext:value-type="float">
            <text:p>1886</text:p>
          </table:table-cell>
          <table:table-cell table:style-name="ce151" table:formula="of:=IFERROR([.B56]/[.D56]*[.C56];&quot;&quot;)" office:value-type="float" office:value="6.87168610816543" calcext:value-type="float">
            <text:p>6.8717</text:p>
          </table:table-cell>
          <table:table-cell table:style-name="ce151" table:formula="of:=IFERROR([.E56]*(1000/[.$B$3]);&quot;&quot;)" office:value-type="float" office:value="13.7433722163309" calcext:value-type="float">
            <text:p>13.7434</text:p>
          </table:table-cell>
          <table:table-cell table:style-name="ce152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53" table:formula="of:=IFERROR([.F56]/[.B56]*1000000;&quot;&quot;)" office:value-type="float" office:value="6362.6723223754" calcext:value-type="float">
            <text:p>6362.672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1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1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Uncompressed ISO 12800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45" calcext:value-type="float">
            <text:p>2945</text:p>
          </table:table-cell>
          <table:table-cell table:style-name="ce151" table:formula="of:=IFERROR([.B6]/[.D6]*[.C6];&quot;&quot;)" office:value-type="float" office:value="1.95585738539898" calcext:value-type="float">
            <text:p>1.9559</text:p>
          </table:table-cell>
          <table:table-cell table:style-name="ce151" table:formula="of:=IFERROR([.E6]*(1000/[.$B$3]);&quot;&quot;)" office:value-type="float" office:value="3.91171477079796" calcext:value-type="float">
            <text:p>3.9117</text:p>
          </table:table-cell>
          <table:table-cell table:style-name="ce152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53" table:formula="of:=IFERROR([.F6]/[.B6]*1000000;&quot;&quot;)" office:value-type="float" office:value="679.11714770798" calcext:value-type="float">
            <text:p>679.117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Uncompressed ISO 1600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65" calcext:value-type="float">
            <text:p>2965</text:p>
          </table:table-cell>
          <table:table-cell table:style-name="ce151" table:formula="of:=IFERROR([.B7]/[.D7]*[.C7];&quot;&quot;)" office:value-type="float" office:value="1.94266441821248" calcext:value-type="float">
            <text:p>1.9427</text:p>
          </table:table-cell>
          <table:table-cell table:style-name="ce151" table:formula="of:=IFERROR([.E7]*(1000/[.$B$3]);&quot;&quot;)" office:value-type="float" office:value="3.88532883642496" calcext:value-type="float">
            <text:p>3.8853</text:p>
          </table:table-cell>
          <table:table-cell table:style-name="ce152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53" table:formula="of:=IFERROR([.F7]/[.B7]*1000000;&quot;&quot;)" office:value-type="float" office:value="674.536256323777" calcext:value-type="float">
            <text:p>674.536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Uncompressed ISO 32000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3" calcext:value-type="float">
            <text:p>2953</text:p>
          </table:table-cell>
          <table:table-cell table:style-name="ce151" table:formula="of:=IFERROR([.B8]/[.D8]*[.C8];&quot;&quot;)" office:value-type="float" office:value="1.95055875380969" calcext:value-type="float">
            <text:p>1.9506</text:p>
          </table:table-cell>
          <table:table-cell table:style-name="ce151" table:formula="of:=IFERROR([.E8]*(1000/[.$B$3]);&quot;&quot;)" office:value-type="float" office:value="3.90111750761937" calcext:value-type="float">
            <text:p>3.9011</text:p>
          </table:table-cell>
          <table:table-cell table:style-name="ce152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53" table:formula="of:=IFERROR([.F8]/[.B8]*1000000;&quot;&quot;)" office:value-type="float" office:value="677.277345072807" calcext:value-type="float">
            <text:p>677.277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Uncompressed 5fps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9" calcext:value-type="float">
            <text:p>2959</text:p>
          </table:table-cell>
          <table:table-cell table:style-name="ce151" table:formula="of:=IFERROR([.B9]/[.D9]*[.C9];&quot;&quot;)" office:value-type="float" office:value="1.94660358229131" calcext:value-type="float">
            <text:p>1.9466</text:p>
          </table:table-cell>
          <table:table-cell table:style-name="ce151" table:formula="of:=IFERROR([.E9]*(1000/[.$B$3]);&quot;&quot;)" office:value-type="float" office:value="3.89320716458263" calcext:value-type="float">
            <text:p>3.8932</text:p>
          </table:table-cell>
          <table:table-cell table:style-name="ce152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53" table:formula="of:=IFERROR([.F9]/[.B9]*1000000;&quot;&quot;)" office:value-type="float" office:value="675.904021628929" calcext:value-type="float">
            <text:p>675.904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mpressed 5fps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48" calcext:value-type="float">
            <text:p>2948</text:p>
          </table:table-cell>
          <table:table-cell table:style-name="ce151" table:formula="of:=IFERROR([.B10]/[.D10]*[.C10];&quot;&quot;)" office:value-type="float" office:value="1.95386702849389" calcext:value-type="float">
            <text:p>1.9539</text:p>
          </table:table-cell>
          <table:table-cell table:style-name="ce151" table:formula="of:=IFERROR([.E10]*(1000/[.$B$3]);&quot;&quot;)" office:value-type="float" office:value="3.90773405698779" calcext:value-type="float">
            <text:p>3.9077</text:p>
          </table:table-cell>
          <table:table-cell table:style-name="ce152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53" table:formula="of:=IFERROR([.F10]/[.B10]*1000000;&quot;&quot;)" office:value-type="float" office:value="678.42605156038" calcext:value-type="float">
            <text:p>678.426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mpressed 30fps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9" calcext:value-type="float">
            <text:p>2959</text:p>
          </table:table-cell>
          <table:table-cell table:style-name="ce151" table:formula="of:=IFERROR([.B11]/[.D11]*[.C11];&quot;&quot;)" office:value-type="float" office:value="1.94660358229131" calcext:value-type="float">
            <text:p>1.9466</text:p>
          </table:table-cell>
          <table:table-cell table:style-name="ce151" table:formula="of:=IFERROR([.E11]*(1000/[.$B$3]);&quot;&quot;)" office:value-type="float" office:value="3.89320716458263" calcext:value-type="float">
            <text:p>3.8932</text:p>
          </table:table-cell>
          <table:table-cell table:style-name="ce152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53" table:formula="of:=IFERROR([.F11]/[.B11]*1000000;&quot;&quot;)" office:value-type="float" office:value="675.904021628929" calcext:value-type="float">
            <text:p>675.904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JPEG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2" calcext:value-type="float">
            <text:p>2952</text:p>
          </table:table-cell>
          <table:table-cell table:style-name="ce151" table:formula="of:=IFERROR([.B12]/[.D12]*[.C12];&quot;&quot;)" office:value-type="float" office:value="1.95121951219512" calcext:value-type="float">
            <text:p>1.9512</text:p>
          </table:table-cell>
          <table:table-cell table:style-name="ce151" table:formula="of:=IFERROR([.E12]*(1000/[.$B$3]);&quot;&quot;)" office:value-type="float" office:value="3.90243902439024" calcext:value-type="float">
            <text:p>3.9024</text:p>
          </table:table-cell>
          <table:table-cell table:style-name="ce152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53" table:formula="of:=IFERROR([.F12]/[.B12]*1000000;&quot;&quot;)" office:value-type="float" office:value="677.506775067751" calcext:value-type="float">
            <text:p>677.506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8k 10-bit 4:2:2 30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365" calcext:value-type="float">
            <text:p>3365</text:p>
          </table:table-cell>
          <table:table-cell table:style-name="ce151" table:formula="of:=IFERROR([.B13]/[.D13]*[.C13];&quot;&quot;)" office:value-type="float" office:value="7.70282317979198" calcext:value-type="float">
            <text:p>7.7028</text:p>
          </table:table-cell>
          <table:table-cell table:style-name="ce151" table:formula="of:=IFERROR([.E13]*(1000/[.$B$3]);&quot;&quot;)" office:value-type="float" office:value="15.405646359584" calcext:value-type="float">
            <text:p>15.4056</text:p>
          </table:table-cell>
          <table:table-cell table:style-name="ce152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53" table:formula="of:=IFERROR([.F13]/[.B13]*1000000;&quot;&quot;)" office:value-type="float" office:value="3566.12184249629" calcext:value-type="float">
            <text:p>3566.121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8k 10-bit 4:2:0 30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364" calcext:value-type="float">
            <text:p>3364</text:p>
          </table:table-cell>
          <table:table-cell table:style-name="ce151" table:formula="of:=IFERROR([.B14]/[.D14]*[.C14];&quot;&quot;)" office:value-type="float" office:value="7.705112960761" calcext:value-type="float">
            <text:p>7.7051</text:p>
          </table:table-cell>
          <table:table-cell table:style-name="ce151" table:formula="of:=IFERROR([.E14]*(1000/[.$B$3]);&quot;&quot;)" office:value-type="float" office:value="15.410225921522" calcext:value-type="float">
            <text:p>15.4102</text:p>
          </table:table-cell>
          <table:table-cell table:style-name="ce152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53" table:formula="of:=IFERROR([.F14]/[.B14]*1000000;&quot;&quot;)" office:value-type="float" office:value="3567.18192627824" calcext:value-type="float">
            <text:p>3567.181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8k 10-bit 4:2:2 24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366" calcext:value-type="float">
            <text:p>3366</text:p>
          </table:table-cell>
          <table:table-cell table:style-name="ce151" table:formula="of:=IFERROR([.B15]/[.D15]*[.C15];&quot;&quot;)" office:value-type="float" office:value="7.70053475935829" calcext:value-type="float">
            <text:p>7.7005</text:p>
          </table:table-cell>
          <table:table-cell table:style-name="ce151" table:formula="of:=IFERROR([.E15]*(1000/[.$B$3]);&quot;&quot;)" office:value-type="float" office:value="15.4010695187166" calcext:value-type="float">
            <text:p>15.4011</text:p>
          </table:table-cell>
          <table:table-cell table:style-name="ce152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53" table:formula="of:=IFERROR([.F15]/[.B15]*1000000;&quot;&quot;)" office:value-type="float" office:value="3565.0623885918" calcext:value-type="float">
            <text:p>3565.062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8k 10-bit 4:2:0 24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3920" calcext:value-type="float">
            <text:p>3920</text:p>
          </table:table-cell>
          <table:table-cell table:style-name="ce151" table:formula="of:=IFERROR([.B16]/[.D16]*[.C16];&quot;&quot;)" office:value-type="float" office:value="7.71428571428571" calcext:value-type="float">
            <text:p>7.7143</text:p>
          </table:table-cell>
          <table:table-cell table:style-name="ce151" table:formula="of:=IFERROR([.E16]*(1000/[.$B$3]);&quot;&quot;)" office:value-type="float" office:value="15.4285714285714" calcext:value-type="float">
            <text:p>15.4286</text:p>
          </table:table-cell>
          <table:table-cell table:style-name="ce152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53" table:formula="of:=IFERROR([.F16]/[.B16]*1000000;&quot;&quot;)" office:value-type="float" office:value="3571.42857142857" calcext:value-type="float">
            <text:p>3571.428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4:2:2 12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420" calcext:value-type="float">
            <text:p>1420</text:p>
          </table:table-cell>
          <table:table-cell table:style-name="ce151" table:formula="of:=IFERROR([.B17]/[.D17]*[.C17];&quot;&quot;)" office:value-type="float" office:value="3.04225352112676" calcext:value-type="float">
            <text:p>3.0423</text:p>
          </table:table-cell>
          <table:table-cell table:style-name="ce151" table:formula="of:=IFERROR([.E17]*(1000/[.$B$3]);&quot;&quot;)" office:value-type="float" office:value="6.08450704225352" calcext:value-type="float">
            <text:p>6.0845</text:p>
          </table:table-cell>
          <table:table-cell table:style-name="ce152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53" table:formula="of:=IFERROR([.F17]/[.B17]*1000000;&quot;&quot;)" office:value-type="float" office:value="2816.9014084507" calcext:value-type="float">
            <text:p>2816.901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4:2:0 12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424" calcext:value-type="float">
            <text:p>1424</text:p>
          </table:table-cell>
          <table:table-cell table:style-name="ce151" table:formula="of:=IFERROR([.B18]/[.D18]*[.C18];&quot;&quot;)" office:value-type="float" office:value="3.03370786516854" calcext:value-type="float">
            <text:p>3.0337</text:p>
          </table:table-cell>
          <table:table-cell table:style-name="ce151" table:formula="of:=IFERROR([.E18]*(1000/[.$B$3]);&quot;&quot;)" office:value-type="float" office:value="6.06741573033708" calcext:value-type="float">
            <text:p>6.0674</text:p>
          </table:table-cell>
          <table:table-cell table:style-name="ce152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53" table:formula="of:=IFERROR([.F18]/[.B18]*1000000;&quot;&quot;)" office:value-type="float" office:value="2808.98876404494" calcext:value-type="float">
            <text:p>2808.988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4:2:2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2" calcext:value-type="float">
            <text:p>1612</text:p>
          </table:table-cell>
          <table:table-cell table:style-name="ce151" table:formula="of:=IFERROR([.B19]/[.D19]*[.C19];&quot;&quot;)" office:value-type="float" office:value="4.01985111662531" calcext:value-type="float">
            <text:p>4.0199</text:p>
          </table:table-cell>
          <table:table-cell table:style-name="ce151" table:formula="of:=IFERROR([.E19]*(1000/[.$B$3]);&quot;&quot;)" office:value-type="float" office:value="8.03970223325062" calcext:value-type="float">
            <text:p>8.0397</text:p>
          </table:table-cell>
          <table:table-cell table:style-name="ce152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53" table:formula="of:=IFERROR([.F19]/[.B19]*1000000;&quot;&quot;)" office:value-type="float" office:value="3722.08436724566" calcext:value-type="float">
            <text:p>3722.084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4:2:0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6" calcext:value-type="float">
            <text:p>1616</text:p>
          </table:table-cell>
          <table:table-cell table:style-name="ce151" table:formula="of:=IFERROR([.B20]/[.D20]*[.C20];&quot;&quot;)" office:value-type="float" office:value="4.00990099009901" calcext:value-type="float">
            <text:p>4.0099</text:p>
          </table:table-cell>
          <table:table-cell table:style-name="ce151" table:formula="of:=IFERROR([.E20]*(1000/[.$B$3]);&quot;&quot;)" office:value-type="float" office:value="8.01980198019802" calcext:value-type="float">
            <text:p>8.0198</text:p>
          </table:table-cell>
          <table:table-cell table:style-name="ce152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53" table:formula="of:=IFERROR([.F20]/[.B20]*1000000;&quot;&quot;)" office:value-type="float" office:value="3712.87128712871" calcext:value-type="float">
            <text:p>3712.871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8-bit 4:2:0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6" calcext:value-type="float">
            <text:p>1616</text:p>
          </table:table-cell>
          <table:table-cell table:style-name="ce151" table:formula="of:=IFERROR([.B21]/[.D21]*[.C21];&quot;&quot;)" office:value-type="float" office:value="4.00990099009901" calcext:value-type="float">
            <text:p>4.0099</text:p>
          </table:table-cell>
          <table:table-cell table:style-name="ce151" table:formula="of:=IFERROR([.E21]*(1000/[.$B$3]);&quot;&quot;)" office:value-type="float" office:value="8.01980198019802" calcext:value-type="float">
            <text:p>8.0198</text:p>
          </table:table-cell>
          <table:table-cell table:style-name="ce152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53" table:formula="of:=IFERROR([.F21]/[.B21]*1000000;&quot;&quot;)" office:value-type="float" office:value="3712.87128712871" calcext:value-type="float">
            <text:p>3712.871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4:2:2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8" calcext:value-type="float">
            <text:p>1618</text:p>
          </table:table-cell>
          <table:table-cell table:style-name="ce151" table:formula="of:=IFERROR([.B22]/[.D22]*[.C22];&quot;&quot;)" office:value-type="float" office:value="4.00494437577256" calcext:value-type="float">
            <text:p>4.0049</text:p>
          </table:table-cell>
          <table:table-cell table:style-name="ce151" table:formula="of:=IFERROR([.E22]*(1000/[.$B$3]);&quot;&quot;)" office:value-type="float" office:value="8.00988875154512" calcext:value-type="float">
            <text:p>8.0099</text:p>
          </table:table-cell>
          <table:table-cell table:style-name="ce152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53" table:formula="of:=IFERROR([.F22]/[.B22]*1000000;&quot;&quot;)" office:value-type="float" office:value="3708.28182941904" calcext:value-type="float">
            <text:p>3708.281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8-bit 4:2:0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6" calcext:value-type="float">
            <text:p>1616</text:p>
          </table:table-cell>
          <table:table-cell table:style-name="ce151" table:formula="of:=IFERROR([.B23]/[.D23]*[.C23];&quot;&quot;)" office:value-type="float" office:value="4.00990099009901" calcext:value-type="float">
            <text:p>4.0099</text:p>
          </table:table-cell>
          <table:table-cell table:style-name="ce151" table:formula="of:=IFERROR([.E23]*(1000/[.$B$3]);&quot;&quot;)" office:value-type="float" office:value="8.01980198019802" calcext:value-type="float">
            <text:p>8.0198</text:p>
          </table:table-cell>
          <table:table-cell table:style-name="ce152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53" table:formula="of:=IFERROR([.F23]/[.B23]*1000000;&quot;&quot;)" office:value-type="float" office:value="3712.87128712871" calcext:value-type="float">
            <text:p>3712.871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4:2:2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6" calcext:value-type="float">
            <text:p>1616</text:p>
          </table:table-cell>
          <table:table-cell table:style-name="ce151" table:formula="of:=IFERROR([.B24]/[.D24]*[.C24];&quot;&quot;)" office:value-type="float" office:value="4.00990099009901" calcext:value-type="float">
            <text:p>4.0099</text:p>
          </table:table-cell>
          <table:table-cell table:style-name="ce151" table:formula="of:=IFERROR([.E24]*(1000/[.$B$3]);&quot;&quot;)" office:value-type="float" office:value="8.01980198019802" calcext:value-type="float">
            <text:p>8.0198</text:p>
          </table:table-cell>
          <table:table-cell table:style-name="ce152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53" table:formula="of:=IFERROR([.F24]/[.B24]*1000000;&quot;&quot;)" office:value-type="float" office:value="3712.87128712871" calcext:value-type="float">
            <text:p>3712.871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4:2:0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4" calcext:value-type="float">
            <text:p>1614</text:p>
          </table:table-cell>
          <table:table-cell table:style-name="ce151" table:formula="of:=IFERROR([.B25]/[.D25]*[.C25];&quot;&quot;)" office:value-type="float" office:value="4.01486988847584" calcext:value-type="float">
            <text:p>4.0149</text:p>
          </table:table-cell>
          <table:table-cell table:style-name="ce151" table:formula="of:=IFERROR([.E25]*(1000/[.$B$3]);&quot;&quot;)" office:value-type="float" office:value="8.02973977695167" calcext:value-type="float">
            <text:p>8.0297</text:p>
          </table:table-cell>
          <table:table-cell table:style-name="ce152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53" table:formula="of:=IFERROR([.F25]/[.B25]*1000000;&quot;&quot;)" office:value-type="float" office:value="3717.47211895911" calcext:value-type="float">
            <text:p>3717.472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8-bit 4:2:0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2" calcext:value-type="float">
            <text:p>1612</text:p>
          </table:table-cell>
          <table:table-cell table:style-name="ce151" table:formula="of:=IFERROR([.B26]/[.D26]*[.C26];&quot;&quot;)" office:value-type="float" office:value="4.01985111662531" calcext:value-type="float">
            <text:p>4.0199</text:p>
          </table:table-cell>
          <table:table-cell table:style-name="ce151" table:formula="of:=IFERROR([.E26]*(1000/[.$B$3]);&quot;&quot;)" office:value-type="float" office:value="8.03970223325062" calcext:value-type="float">
            <text:p>8.0397</text:p>
          </table:table-cell>
          <table:table-cell table:style-name="ce152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53" table:formula="of:=IFERROR([.F26]/[.B26]*1000000;&quot;&quot;)" office:value-type="float" office:value="3722.08436724566" calcext:value-type="float">
            <text:p>3722.084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8-bit 4:2: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06" calcext:value-type="float">
            <text:p>806</text:p>
          </table:table-cell>
          <table:table-cell table:style-name="ce151" table:formula="of:=IFERROR([.B27]/[.D27]*[.C27];&quot;&quot;)" office:value-type="float" office:value="2.67990074441687" calcext:value-type="float">
            <text:p>2.6799</text:p>
          </table:table-cell>
          <table:table-cell table:style-name="ce151" table:formula="of:=IFERROR([.E27]*(1000/[.$B$3]);&quot;&quot;)" office:value-type="float" office:value="5.35980148883375" calcext:value-type="float">
            <text:p>5.3598</text:p>
          </table:table-cell>
          <table:table-cell table:style-name="ce152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53" table:formula="of:=IFERROR([.F27]/[.B27]*1000000;&quot;&quot;)" office:value-type="float" office:value="4962.77915632754" calcext:value-type="float">
            <text:p>4962.779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0-bit 4:2:2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05" calcext:value-type="float">
            <text:p>405</text:p>
          </table:table-cell>
          <table:table-cell table:style-name="ce151" table:formula="of:=IFERROR([.B28]/[.D28]*[.C28];&quot;&quot;)" office:value-type="float" office:value="2.66666666666667" calcext:value-type="float">
            <text:p>2.6667</text:p>
          </table:table-cell>
          <table:table-cell table:style-name="ce151" table:formula="of:=IFERROR([.E28]*(1000/[.$B$3]);&quot;&quot;)" office:value-type="float" office:value="5.33333333333333" calcext:value-type="float">
            <text:p>5.3333</text:p>
          </table:table-cell>
          <table:table-cell table:style-name="ce152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53" table:formula="of:=IFERROR([.F28]/[.B28]*1000000;&quot;&quot;)" office:value-type="float" office:value="4938.27160493827" calcext:value-type="float">
            <text:p>4938.271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8-bit 4:2: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07" calcext:value-type="float">
            <text:p>807</text:p>
          </table:table-cell>
          <table:table-cell table:style-name="ce151" table:formula="of:=IFERROR([.B29]/[.D29]*[.C29];&quot;&quot;)" office:value-type="float" office:value="2.67657992565056" calcext:value-type="float">
            <text:p>2.6766</text:p>
          </table:table-cell>
          <table:table-cell table:style-name="ce151" table:formula="of:=IFERROR([.E29]*(1000/[.$B$3]);&quot;&quot;)" office:value-type="float" office:value="5.35315985130112" calcext:value-type="float">
            <text:p>5.3532</text:p>
          </table:table-cell>
          <table:table-cell table:style-name="ce152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53" table:formula="of:=IFERROR([.F29]/[.B29]*1000000;&quot;&quot;)" office:value-type="float" office:value="4956.62949194548" calcext:value-type="float">
            <text:p>4956.629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0-bit 4:2:2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01" calcext:value-type="float">
            <text:p>401</text:p>
          </table:table-cell>
          <table:table-cell table:style-name="ce151" table:formula="of:=IFERROR([.B30]/[.D30]*[.C30];&quot;&quot;)" office:value-type="float" office:value="2.69326683291771" calcext:value-type="float">
            <text:p>2.6933</text:p>
          </table:table-cell>
          <table:table-cell table:style-name="ce151" table:formula="of:=IFERROR([.E30]*(1000/[.$B$3]);&quot;&quot;)" office:value-type="float" office:value="5.38653366583541" calcext:value-type="float">
            <text:p>5.3865</text:p>
          </table:table-cell>
          <table:table-cell table:style-name="ce152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53" table:formula="of:=IFERROR([.F30]/[.B30]*1000000;&quot;&quot;)" office:value-type="float" office:value="4987.53117206983" calcext:value-type="float">
            <text:p>4987.531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8-bit 4:2: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08" calcext:value-type="float">
            <text:p>808</text:p>
          </table:table-cell>
          <table:table-cell table:style-name="ce151" table:formula="of:=IFERROR([.B31]/[.D31]*[.C31];&quot;&quot;)" office:value-type="float" office:value="2.67326732673267" calcext:value-type="float">
            <text:p>2.6733</text:p>
          </table:table-cell>
          <table:table-cell table:style-name="ce151" table:formula="of:=IFERROR([.E31]*(1000/[.$B$3]);&quot;&quot;)" office:value-type="float" office:value="5.34653465346535" calcext:value-type="float">
            <text:p>5.3465</text:p>
          </table:table-cell>
          <table:table-cell table:style-name="ce152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53" table:formula="of:=IFERROR([.F31]/[.B31]*1000000;&quot;&quot;)" office:value-type="float" office:value="4950.49504950495" calcext:value-type="float">
            <text:p>4950.495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0-bit 4:2:2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10" calcext:value-type="float">
            <text:p>810</text:p>
          </table:table-cell>
          <table:table-cell table:style-name="ce151" table:formula="of:=IFERROR([.B32]/[.D32]*[.C32];&quot;&quot;)" office:value-type="float" office:value="2.66666666666667" calcext:value-type="float">
            <text:p>2.6667</text:p>
          </table:table-cell>
          <table:table-cell table:style-name="ce151" table:formula="of:=IFERROR([.E32]*(1000/[.$B$3]);&quot;&quot;)" office:value-type="float" office:value="5.33333333333333" calcext:value-type="float">
            <text:p>5.3333</text:p>
          </table:table-cell>
          <table:table-cell table:style-name="ce152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53" table:formula="of:=IFERROR([.F32]/[.B32]*1000000;&quot;&quot;)" office:value-type="float" office:value="4938.27160493827" calcext:value-type="float">
            <text:p>4938.271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8-bit 4:2: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05" calcext:value-type="float">
            <text:p>405</text:p>
          </table:table-cell>
          <table:table-cell table:style-name="ce151" table:formula="of:=IFERROR([.B33]/[.D33]*[.C33];&quot;&quot;)" office:value-type="float" office:value="2.66666666666667" calcext:value-type="float">
            <text:p>2.6667</text:p>
          </table:table-cell>
          <table:table-cell table:style-name="ce151" table:formula="of:=IFERROR([.E33]*(1000/[.$B$3]);&quot;&quot;)" office:value-type="float" office:value="5.33333333333333" calcext:value-type="float">
            <text:p>5.3333</text:p>
          </table:table-cell>
          <table:table-cell table:style-name="ce152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53" table:formula="of:=IFERROR([.F33]/[.B33]*1000000;&quot;&quot;)" office:value-type="float" office:value="4938.27160493827" calcext:value-type="float">
            <text:p>4938.271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C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Un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3083" calcext:value-type="float">
            <text:p>3083</text:p>
          </table:table-cell>
          <table:table-cell table:style-name="ce151" table:formula="of:=IFERROR([.B6]/[.D6]*[.C6];&quot;&quot;)" office:value-type="float" office:value="31.1385014596173" calcext:value-type="float">
            <text:p>31.1385</text:p>
          </table:table-cell>
          <table:table-cell table:style-name="ce151" table:formula="of:=IFERROR([.E6]*(1000/[.$B$3]);&quot;&quot;)" office:value-type="float" office:value="62.2770029192345" calcext:value-type="float">
            <text:p>62.2770</text:p>
          </table:table-cell>
          <table:table-cell table:style-name="ce152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53" table:formula="of:=IFERROR([.F6]/[.B6]*1000000;&quot;&quot;)" office:value-type="float" office:value="15569.2507298086" calcext:value-type="float">
            <text:p>15569.250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3088" calcext:value-type="float">
            <text:p>3088</text:p>
          </table:table-cell>
          <table:table-cell table:style-name="ce151" table:formula="of:=IFERROR([.B7]/[.D7]*[.C7];&quot;&quot;)" office:value-type="float" office:value="31.0880829015544" calcext:value-type="float">
            <text:p>31.0881</text:p>
          </table:table-cell>
          <table:table-cell table:style-name="ce151" table:formula="of:=IFERROR([.E7]*(1000/[.$B$3]);&quot;&quot;)" office:value-type="float" office:value="62.1761658031088" calcext:value-type="float">
            <text:p>62.1762</text:p>
          </table:table-cell>
          <table:table-cell table:style-name="ce152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53" table:formula="of:=IFERROR([.F7]/[.B7]*1000000;&quot;&quot;)" office:value-type="float" office:value="15544.0414507772" calcext:value-type="float">
            <text:p>15544.041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Un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3083" calcext:value-type="float">
            <text:p>3083</text:p>
          </table:table-cell>
          <table:table-cell table:style-name="ce151" table:formula="of:=IFERROR([.B8]/[.D8]*[.C8];&quot;&quot;)" office:value-type="float" office:value="31.1385014596173" calcext:value-type="float">
            <text:p>31.1385</text:p>
          </table:table-cell>
          <table:table-cell table:style-name="ce151" table:formula="of:=IFERROR([.E8]*(1000/[.$B$3]);&quot;&quot;)" office:value-type="float" office:value="62.2770029192345" calcext:value-type="float">
            <text:p>62.2770</text:p>
          </table:table-cell>
          <table:table-cell table:style-name="ce152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53" table:formula="of:=IFERROR([.F8]/[.B8]*1000000;&quot;&quot;)" office:value-type="float" office:value="15569.2507298086" calcext:value-type="float">
            <text:p>15569.250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3" calcext:value-type="float">
            <text:p>13</text:p>
          </table:table-cell>
          <table:table-cell table:style-name="ce132" office:value-type="float" office:value="2939" calcext:value-type="float">
            <text:p>2939</text:p>
          </table:table-cell>
          <table:table-cell table:style-name="ce151" table:formula="of:=IFERROR([.B9]/[.D9]*[.C9];&quot;&quot;)" office:value-type="float" office:value="17.6930928887377" calcext:value-type="float">
            <text:p>17.6931</text:p>
          </table:table-cell>
          <table:table-cell table:style-name="ce151" table:formula="of:=IFERROR([.E9]*(1000/[.$B$3]);&quot;&quot;)" office:value-type="float" office:value="35.3861857774753" calcext:value-type="float">
            <text:p>35.3862</text:p>
          </table:table-cell>
          <table:table-cell table:style-name="ce152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53" table:formula="of:=IFERROR([.F9]/[.B9]*1000000;&quot;&quot;)" office:value-type="float" office:value="8846.54644436884" calcext:value-type="float">
            <text:p>8846.546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1600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3080" calcext:value-type="float">
            <text:p>3080</text:p>
          </table:table-cell>
          <table:table-cell table:style-name="ce151" table:formula="of:=IFERROR([.B10]/[.D10]*[.C10];&quot;&quot;)" office:value-type="float" office:value="31.1688311688312" calcext:value-type="float">
            <text:p>31.1688</text:p>
          </table:table-cell>
          <table:table-cell table:style-name="ce151" table:formula="of:=IFERROR([.E10]*(1000/[.$B$3]);&quot;&quot;)" office:value-type="float" office:value="62.3376623376623" calcext:value-type="float">
            <text:p>62.3377</text:p>
          </table:table-cell>
          <table:table-cell table:style-name="ce152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53" table:formula="of:=IFERROR([.F10]/[.B10]*1000000;&quot;&quot;)" office:value-type="float" office:value="15584.4155844156" calcext:value-type="float">
            <text:p>15584.415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65536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3086" calcext:value-type="float">
            <text:p>3086</text:p>
          </table:table-cell>
          <table:table-cell table:style-name="ce151" table:formula="of:=IFERROR([.B11]/[.D11]*[.C11];&quot;&quot;)" office:value-type="float" office:value="31.1082307193778" calcext:value-type="float">
            <text:p>31.1082</text:p>
          </table:table-cell>
          <table:table-cell table:style-name="ce151" table:formula="of:=IFERROR([.E11]*(1000/[.$B$3]);&quot;&quot;)" office:value-type="float" office:value="62.2164614387557" calcext:value-type="float">
            <text:p>62.2165</text:p>
          </table:table-cell>
          <table:table-cell table:style-name="ce152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53" table:formula="of:=IFERROR([.F11]/[.B11]*1000000;&quot;&quot;)" office:value-type="float" office:value="15554.1153596889" calcext:value-type="float">
            <text:p>15554.115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RAW APS-C</text:p>
          </table:table-cell>
          <table:table-cell table:style-name="ce132" office:value-type="float" office:value="2624" calcext:value-type="float">
            <text:p>2624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2571" calcext:value-type="float">
            <text:p>2571</text:p>
          </table:table-cell>
          <table:table-cell table:style-name="ce151" table:formula="of:=IFERROR([.B12]/[.D12]*[.C12];&quot;&quot;)" office:value-type="float" office:value="20.4122909373784" calcext:value-type="float">
            <text:p>20.4123</text:p>
          </table:table-cell>
          <table:table-cell table:style-name="ce151" table:formula="of:=IFERROR([.E12]*(1000/[.$B$3]);&quot;&quot;)" office:value-type="float" office:value="40.8245818747569" calcext:value-type="float">
            <text:p>40.8246</text:p>
          </table:table-cell>
          <table:table-cell table:style-name="ce152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53" table:formula="of:=IFERROR([.F12]/[.B12]*1000000;&quot;&quot;)" office:value-type="float" office:value="15558.1485803189" calcext:value-type="float">
            <text:p>15558.148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RAW APS-C Continuous</text:p>
          </table:table-cell>
          <table:table-cell table:style-name="ce132" office:value-type="float" office:value="2624" calcext:value-type="float">
            <text:p>2624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2525" calcext:value-type="float">
            <text:p>2525</text:p>
          </table:table-cell>
          <table:table-cell table:style-name="ce151" table:formula="of:=IFERROR([.B13]/[.D13]*[.C13];&quot;&quot;)" office:value-type="float" office:value="14.5489108910891" calcext:value-type="float">
            <text:p>14.5489</text:p>
          </table:table-cell>
          <table:table-cell table:style-name="ce151" table:formula="of:=IFERROR([.E13]*(1000/[.$B$3]);&quot;&quot;)" office:value-type="float" office:value="29.0978217821782" calcext:value-type="float">
            <text:p>29.0978</text:p>
          </table:table-cell>
          <table:table-cell table:style-name="ce152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53" table:formula="of:=IFERROR([.F13]/[.B13]*1000000;&quot;&quot;)" office:value-type="float" office:value="11089.1089108911" calcext:value-type="float">
            <text:p>11089.108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030" calcext:value-type="float">
            <text:p>2030</text:p>
          </table:table-cell>
          <table:table-cell table:style-name="ce151" table:formula="of:=IFERROR([.B14]/[.D14]*[.C14];&quot;&quot;)" office:value-type="float" office:value="8.51231527093596" calcext:value-type="float">
            <text:p>8.5123</text:p>
          </table:table-cell>
          <table:table-cell table:style-name="ce151" table:formula="of:=IFERROR([.E14]*(1000/[.$B$3]);&quot;&quot;)" office:value-type="float" office:value="17.0246305418719" calcext:value-type="float">
            <text:p>17.0246</text:p>
          </table:table-cell>
          <table:table-cell table:style-name="ce152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53" table:formula="of:=IFERROR([.F14]/[.B14]*1000000;&quot;&quot;)" office:value-type="float" office:value="7881.77339901478" calcext:value-type="float">
            <text:p>7881.773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611" calcext:value-type="float">
            <text:p>1611</text:p>
          </table:table-cell>
          <table:table-cell table:style-name="ce151" table:formula="of:=IFERROR([.B15]/[.D15]*[.C15];&quot;&quot;)" office:value-type="float" office:value="12.0670391061453" calcext:value-type="float">
            <text:p>12.0670</text:p>
          </table:table-cell>
          <table:table-cell table:style-name="ce151" table:formula="of:=IFERROR([.E15]*(1000/[.$B$3]);&quot;&quot;)" office:value-type="float" office:value="24.1340782122905" calcext:value-type="float">
            <text:p>24.1341</text:p>
          </table:table-cell>
          <table:table-cell table:style-name="ce152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53" table:formula="of:=IFERROR([.F15]/[.B15]*1000000;&quot;&quot;)" office:value-type="float" office:value="11173.1843575419" calcext:value-type="float">
            <text:p>11173.184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APS-C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916" calcext:value-type="float">
            <text:p>1916</text:p>
          </table:table-cell>
          <table:table-cell table:style-name="ce151" table:formula="of:=IFERROR([.B16]/[.D16]*[.C16];&quot;&quot;)" office:value-type="float" office:value="6.76409185803758" calcext:value-type="float">
            <text:p>6.7641</text:p>
          </table:table-cell>
          <table:table-cell table:style-name="ce151" table:formula="of:=IFERROR([.E16]*(1000/[.$B$3]);&quot;&quot;)" office:value-type="float" office:value="13.5281837160752" calcext:value-type="float">
            <text:p>13.5282</text:p>
          </table:table-cell>
          <table:table-cell table:style-name="ce152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53" table:formula="of:=IFERROR([.F16]/[.B16]*1000000;&quot;&quot;)" office:value-type="float" office:value="6263.04801670146" calcext:value-type="float">
            <text:p>6263.048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APS-C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916" calcext:value-type="float">
            <text:p>1916</text:p>
          </table:table-cell>
          <table:table-cell table:style-name="ce151" table:formula="of:=IFERROR([.B17]/[.D17]*[.C17];&quot;&quot;)" office:value-type="float" office:value="6.76409185803758" calcext:value-type="float">
            <text:p>6.7641</text:p>
          </table:table-cell>
          <table:table-cell table:style-name="ce151" table:formula="of:=IFERROR([.E17]*(1000/[.$B$3]);&quot;&quot;)" office:value-type="float" office:value="13.5281837160752" calcext:value-type="float">
            <text:p>13.5282</text:p>
          </table:table-cell>
          <table:table-cell table:style-name="ce152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53" table:formula="of:=IFERROR([.F17]/[.B17]*1000000;&quot;&quot;)" office:value-type="float" office:value="6263.04801670146" calcext:value-type="float">
            <text:p>6263.048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20" calcext:value-type="float">
            <text:p>620</text:p>
          </table:table-cell>
          <table:table-cell table:style-name="ce151" table:formula="of:=IFERROR([.B18]/[.D18]*[.C18];&quot;&quot;)" office:value-type="float" office:value="3.48387096774194" calcext:value-type="float">
            <text:p>3.4839</text:p>
          </table:table-cell>
          <table:table-cell table:style-name="ce151" table:formula="of:=IFERROR([.E18]*(1000/[.$B$3]);&quot;&quot;)" office:value-type="float" office:value="6.96774193548387" calcext:value-type="float">
            <text:p>6.9677</text:p>
          </table:table-cell>
          <table:table-cell table:style-name="ce152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53" table:formula="of:=IFERROR([.F18]/[.B18]*1000000;&quot;&quot;)" office:value-type="float" office:value="6451.61290322581" calcext:value-type="float">
            <text:p>6451.612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22" calcext:value-type="float">
            <text:p>622</text:p>
          </table:table-cell>
          <table:table-cell table:style-name="ce151" table:formula="of:=IFERROR([.B19]/[.D19]*[.C19];&quot;&quot;)" office:value-type="float" office:value="3.47266881028939" calcext:value-type="float">
            <text:p>3.4727</text:p>
          </table:table-cell>
          <table:table-cell table:style-name="ce151" table:formula="of:=IFERROR([.E19]*(1000/[.$B$3]);&quot;&quot;)" office:value-type="float" office:value="6.94533762057878" calcext:value-type="float">
            <text:p>6.9453</text:p>
          </table:table-cell>
          <table:table-cell table:style-name="ce152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53" table:formula="of:=IFERROR([.F19]/[.B19]*1000000;&quot;&quot;)" office:value-type="float" office:value="6430.86816720257" calcext:value-type="float">
            <text:p>6430.868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20" calcext:value-type="float">
            <text:p>620</text:p>
          </table:table-cell>
          <table:table-cell table:style-name="ce151" table:formula="of:=IFERROR([.B20]/[.D20]*[.C20];&quot;&quot;)" office:value-type="float" office:value="3.48387096774194" calcext:value-type="float">
            <text:p>3.4839</text:p>
          </table:table-cell>
          <table:table-cell table:style-name="ce151" table:formula="of:=IFERROR([.E20]*(1000/[.$B$3]);&quot;&quot;)" office:value-type="float" office:value="6.96774193548387" calcext:value-type="float">
            <text:p>6.9677</text:p>
          </table:table-cell>
          <table:table-cell table:style-name="ce152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53" table:formula="of:=IFERROR([.F20]/[.B20]*1000000;&quot;&quot;)" office:value-type="float" office:value="6451.61290322581" calcext:value-type="float">
            <text:p>6451.612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20" calcext:value-type="float">
            <text:p>620</text:p>
          </table:table-cell>
          <table:table-cell table:style-name="ce151" table:formula="of:=IFERROR([.B21]/[.D21]*[.C21];&quot;&quot;)" office:value-type="float" office:value="3.48387096774194" calcext:value-type="float">
            <text:p>3.4839</text:p>
          </table:table-cell>
          <table:table-cell table:style-name="ce151" table:formula="of:=IFERROR([.E21]*(1000/[.$B$3]);&quot;&quot;)" office:value-type="float" office:value="6.96774193548387" calcext:value-type="float">
            <text:p>6.9677</text:p>
          </table:table-cell>
          <table:table-cell table:style-name="ce152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53" table:formula="of:=IFERROR([.F21]/[.B21]*1000000;&quot;&quot;)" office:value-type="float" office:value="6451.61290322581" calcext:value-type="float">
            <text:p>6451.612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APS-C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38" calcext:value-type="float">
            <text:p>638</text:p>
          </table:table-cell>
          <table:table-cell table:style-name="ce151" table:formula="of:=IFERROR([.B22]/[.D22]*[.C22];&quot;&quot;)" office:value-type="float" office:value="3.38557993730408" calcext:value-type="float">
            <text:p>3.3856</text:p>
          </table:table-cell>
          <table:table-cell table:style-name="ce151" table:formula="of:=IFERROR([.E22]*(1000/[.$B$3]);&quot;&quot;)" office:value-type="float" office:value="6.77115987460815" calcext:value-type="float">
            <text:p>6.7712</text:p>
          </table:table-cell>
          <table:table-cell table:style-name="ce152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53" table:formula="of:=IFERROR([.F22]/[.B22]*1000000;&quot;&quot;)" office:value-type="float" office:value="6269.59247648903" calcext:value-type="float">
            <text:p>6269.592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APS-C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38" calcext:value-type="float">
            <text:p>638</text:p>
          </table:table-cell>
          <table:table-cell table:style-name="ce151" table:formula="of:=IFERROR([.B23]/[.D23]*[.C23];&quot;&quot;)" office:value-type="float" office:value="3.38557993730408" calcext:value-type="float">
            <text:p>3.3856</text:p>
          </table:table-cell>
          <table:table-cell table:style-name="ce151" table:formula="of:=IFERROR([.E23]*(1000/[.$B$3]);&quot;&quot;)" office:value-type="float" office:value="6.77115987460815" calcext:value-type="float">
            <text:p>6.7712</text:p>
          </table:table-cell>
          <table:table-cell table:style-name="ce152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53" table:formula="of:=IFERROR([.F23]/[.B23]*1000000;&quot;&quot;)" office:value-type="float" office:value="6269.59247648903" calcext:value-type="float">
            <text:p>6269.592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APS-C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38" calcext:value-type="float">
            <text:p>638</text:p>
          </table:table-cell>
          <table:table-cell table:style-name="ce151" table:formula="of:=IFERROR([.B24]/[.D24]*[.C24];&quot;&quot;)" office:value-type="float" office:value="3.38557993730408" calcext:value-type="float">
            <text:p>3.3856</text:p>
          </table:table-cell>
          <table:table-cell table:style-name="ce151" table:formula="of:=IFERROR([.E24]*(1000/[.$B$3]);&quot;&quot;)" office:value-type="float" office:value="6.77115987460815" calcext:value-type="float">
            <text:p>6.7712</text:p>
          </table:table-cell>
          <table:table-cell table:style-name="ce152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53" table:formula="of:=IFERROR([.F24]/[.B24]*1000000;&quot;&quot;)" office:value-type="float" office:value="6269.59247648903" calcext:value-type="float">
            <text:p>6269.592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APS-C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39" calcext:value-type="float">
            <text:p>639</text:p>
          </table:table-cell>
          <table:table-cell table:style-name="ce151" table:formula="of:=IFERROR([.B25]/[.D25]*[.C25];&quot;&quot;)" office:value-type="float" office:value="3.38028169014084" calcext:value-type="float">
            <text:p>3.3803</text:p>
          </table:table-cell>
          <table:table-cell table:style-name="ce151" table:formula="of:=IFERROR([.E25]*(1000/[.$B$3]);&quot;&quot;)" office:value-type="float" office:value="6.76056338028169" calcext:value-type="float">
            <text:p>6.7606</text:p>
          </table:table-cell>
          <table:table-cell table:style-name="ce152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53" table:formula="of:=IFERROR([.F25]/[.B25]*1000000;&quot;&quot;)" office:value-type="float" office:value="6259.78090766823" calcext:value-type="float">
            <text:p>6259.780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M3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Sony A7M3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un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6" calcext:value-type="float">
            <text:p>26</text:p>
          </table:table-cell>
          <table:table-cell table:style-name="ce132" office:value-type="float" office:value="3337" calcext:value-type="float">
            <text:p>3337</text:p>
          </table:table-cell>
          <table:table-cell table:style-name="ce151" table:formula="of:=IFERROR([.B6]/[.D6]*[.C6];&quot;&quot;)" office:value-type="float" office:value="31.1657177105184" calcext:value-type="float">
            <text:p>31.1657</text:p>
          </table:table-cell>
          <table:table-cell table:style-name="ce151" table:formula="of:=IFERROR([.E6]*(1000/[.$B$3]);&quot;&quot;)" office:value-type="float" office:value="62.3314354210369" calcext:value-type="float">
            <text:p>62.3314</text:p>
          </table:table-cell>
          <table:table-cell table:style-name="ce152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53" table:formula="of:=IFERROR([.F6]/[.B6]*1000000;&quot;&quot;)" office:value-type="float" office:value="15582.8588552592" calcext:value-type="float">
            <text:p>15582.858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6" calcext:value-type="float">
            <text:p>26</text:p>
          </table:table-cell>
          <table:table-cell table:style-name="ce132" office:value-type="float" office:value="3328" calcext:value-type="float">
            <text:p>3328</text:p>
          </table:table-cell>
          <table:table-cell table:style-name="ce151" table:formula="of:=IFERROR([.B7]/[.D7]*[.C7];&quot;&quot;)" office:value-type="float" office:value="31.25" calcext:value-type="float">
            <text:p>31.2500</text:p>
          </table:table-cell>
          <table:table-cell table:style-name="ce151" table:formula="of:=IFERROR([.E7]*(1000/[.$B$3]);&quot;&quot;)" office:value-type="float" office:value="62.5" calcext:value-type="float">
            <text:p>62.5000</text:p>
          </table:table-cell>
          <table:table-cell table:style-name="ce152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53" table:formula="of:=IFERROR([.F7]/[.B7]*1000000;&quot;&quot;)" office:value-type="float" office:value="15625" calcext:value-type="float">
            <text:p>15625.000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Un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3216" calcext:value-type="float">
            <text:p>3216</text:p>
          </table:table-cell>
          <table:table-cell table:style-name="ce151" table:formula="of:=IFERROR([.B8]/[.D8]*[.C8];&quot;&quot;)" office:value-type="float" office:value="31.0945273631841" calcext:value-type="float">
            <text:p>31.0945</text:p>
          </table:table-cell>
          <table:table-cell table:style-name="ce151" table:formula="of:=IFERROR([.E8]*(1000/[.$B$3]);&quot;&quot;)" office:value-type="float" office:value="62.1890547263682" calcext:value-type="float">
            <text:p>62.1891</text:p>
          </table:table-cell>
          <table:table-cell table:style-name="ce152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53" table:formula="of:=IFERROR([.F8]/[.B8]*1000000;&quot;&quot;)" office:value-type="float" office:value="15547.263681592" calcext:value-type="float">
            <text:p>15547.263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3165" calcext:value-type="float">
            <text:p>3165</text:p>
          </table:table-cell>
          <table:table-cell table:style-name="ce151" table:formula="of:=IFERROR([.B9]/[.D9]*[.C9];&quot;&quot;)" office:value-type="float" office:value="17.693522906793" calcext:value-type="float">
            <text:p>17.6935</text:p>
          </table:table-cell>
          <table:table-cell table:style-name="ce151" table:formula="of:=IFERROR([.E9]*(1000/[.$B$3]);&quot;&quot;)" office:value-type="float" office:value="35.3870458135861" calcext:value-type="float">
            <text:p>35.3870</text:p>
          </table:table-cell>
          <table:table-cell table:style-name="ce152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53" table:formula="of:=IFERROR([.F9]/[.B9]*1000000;&quot;&quot;)" office:value-type="float" office:value="8846.76145339652" calcext:value-type="float">
            <text:p>8846.761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1600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3080" calcext:value-type="float">
            <text:p>3080</text:p>
          </table:table-cell>
          <table:table-cell table:style-name="ce151" table:formula="of:=IFERROR([.B10]/[.D10]*[.C10];&quot;&quot;)" office:value-type="float" office:value="31.1688311688312" calcext:value-type="float">
            <text:p>31.1688</text:p>
          </table:table-cell>
          <table:table-cell table:style-name="ce151" table:formula="of:=IFERROR([.E10]*(1000/[.$B$3]);&quot;&quot;)" office:value-type="float" office:value="62.3376623376623" calcext:value-type="float">
            <text:p>62.3377</text:p>
          </table:table-cell>
          <table:table-cell table:style-name="ce152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53" table:formula="of:=IFERROR([.F10]/[.B10]*1000000;&quot;&quot;)" office:value-type="float" office:value="15584.4155844156" calcext:value-type="float">
            <text:p>15584.415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51.2k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3212" calcext:value-type="float">
            <text:p>3212</text:p>
          </table:table-cell>
          <table:table-cell table:style-name="ce151" table:formula="of:=IFERROR([.B11]/[.D11]*[.C11];&quot;&quot;)" office:value-type="float" office:value="31.1332503113325" calcext:value-type="float">
            <text:p>31.1333</text:p>
          </table:table-cell>
          <table:table-cell table:style-name="ce151" table:formula="of:=IFERROR([.E11]*(1000/[.$B$3]);&quot;&quot;)" office:value-type="float" office:value="62.266500622665" calcext:value-type="float">
            <text:p>62.2665</text:p>
          </table:table-cell>
          <table:table-cell table:style-name="ce152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53" table:formula="of:=IFERROR([.F11]/[.B11]*1000000;&quot;&quot;)" office:value-type="float" office:value="15566.6251556663" calcext:value-type="float">
            <text:p>15566.625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JPEG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3164" calcext:value-type="float">
            <text:p>3164</text:p>
          </table:table-cell>
          <table:table-cell table:style-name="ce151" table:formula="of:=IFERROR([.B12]/[.D12]*[.C12];&quot;&quot;)" office:value-type="float" office:value="17.6991150442478" calcext:value-type="float">
            <text:p>17.6991</text:p>
          </table:table-cell>
          <table:table-cell table:style-name="ce151" table:formula="of:=IFERROR([.E12]*(1000/[.$B$3]);&quot;&quot;)" office:value-type="float" office:value="35.3982300884956" calcext:value-type="float">
            <text:p>35.3982</text:p>
          </table:table-cell>
          <table:table-cell table:style-name="ce152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53" table:formula="of:=IFERROR([.F12]/[.B12]*1000000;&quot;&quot;)" office:value-type="float" office:value="8849.55752212389" calcext:value-type="float">
            <text:p>8849.557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008" calcext:value-type="float">
            <text:p>2008</text:p>
          </table:table-cell>
          <table:table-cell table:style-name="ce151" table:formula="of:=IFERROR([.B13]/[.D13]*[.C13];&quot;&quot;)" office:value-type="float" office:value="8.60557768924303" calcext:value-type="float">
            <text:p>8.6056</text:p>
          </table:table-cell>
          <table:table-cell table:style-name="ce151" table:formula="of:=IFERROR([.E13]*(1000/[.$B$3]);&quot;&quot;)" office:value-type="float" office:value="17.2111553784861" calcext:value-type="float">
            <text:p>17.2112</text:p>
          </table:table-cell>
          <table:table-cell table:style-name="ce152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53" table:formula="of:=IFERROR([.F13]/[.B13]*1000000;&quot;&quot;)" office:value-type="float" office:value="7968.12749003984" calcext:value-type="float">
            <text:p>7968.127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1928" calcext:value-type="float">
            <text:p>1928</text:p>
          </table:table-cell>
          <table:table-cell table:style-name="ce151" table:formula="of:=IFERROR([.B14]/[.D14]*[.C14];&quot;&quot;)" office:value-type="float" office:value="12.3236514522822" calcext:value-type="float">
            <text:p>12.3237</text:p>
          </table:table-cell>
          <table:table-cell table:style-name="ce151" table:formula="of:=IFERROR([.E14]*(1000/[.$B$3]);&quot;&quot;)" office:value-type="float" office:value="24.6473029045643" calcext:value-type="float">
            <text:p>24.6473</text:p>
          </table:table-cell>
          <table:table-cell table:style-name="ce152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53" table:formula="of:=IFERROR([.F14]/[.B14]*1000000;&quot;&quot;)" office:value-type="float" office:value="11410.7883817427" calcext:value-type="float">
            <text:p>11410.788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05" calcext:value-type="float">
            <text:p>605</text:p>
          </table:table-cell>
          <table:table-cell table:style-name="ce151" table:formula="of:=IFERROR([.B15]/[.D15]*[.C15];&quot;&quot;)" office:value-type="float" office:value="3.5702479338843" calcext:value-type="float">
            <text:p>3.5702</text:p>
          </table:table-cell>
          <table:table-cell table:style-name="ce151" table:formula="of:=IFERROR([.E15]*(1000/[.$B$3]);&quot;&quot;)" office:value-type="float" office:value="7.1404958677686" calcext:value-type="float">
            <text:p>7.1405</text:p>
          </table:table-cell>
          <table:table-cell table:style-name="ce152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53" table:formula="of:=IFERROR([.F15]/[.B15]*1000000;&quot;&quot;)" office:value-type="float" office:value="6611.57024793388" calcext:value-type="float">
            <text:p>6611.570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09" calcext:value-type="float">
            <text:p>609</text:p>
          </table:table-cell>
          <table:table-cell table:style-name="ce151" table:formula="of:=IFERROR([.B16]/[.D16]*[.C16];&quot;&quot;)" office:value-type="float" office:value="3.54679802955665" calcext:value-type="float">
            <text:p>3.5468</text:p>
          </table:table-cell>
          <table:table-cell table:style-name="ce151" table:formula="of:=IFERROR([.E16]*(1000/[.$B$3]);&quot;&quot;)" office:value-type="float" office:value="7.0935960591133" calcext:value-type="float">
            <text:p>7.0936</text:p>
          </table:table-cell>
          <table:table-cell table:style-name="ce152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53" table:formula="of:=IFERROR([.F16]/[.B16]*1000000;&quot;&quot;)" office:value-type="float" office:value="6568.14449917898" calcext:value-type="float">
            <text:p>6568.144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08" calcext:value-type="float">
            <text:p>608</text:p>
          </table:table-cell>
          <table:table-cell table:style-name="ce151" table:formula="of:=IFERROR([.B17]/[.D17]*[.C17];&quot;&quot;)" office:value-type="float" office:value="3.55263157894737" calcext:value-type="float">
            <text:p>3.5526</text:p>
          </table:table-cell>
          <table:table-cell table:style-name="ce151" table:formula="of:=IFERROR([.E17]*(1000/[.$B$3]);&quot;&quot;)" office:value-type="float" office:value="7.10526315789474" calcext:value-type="float">
            <text:p>7.1053</text:p>
          </table:table-cell>
          <table:table-cell table:style-name="ce152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53" table:formula="of:=IFERROR([.F17]/[.B17]*1000000;&quot;&quot;)" office:value-type="float" office:value="6578.94736842105" calcext:value-type="float">
            <text:p>6578.947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06" calcext:value-type="float">
            <text:p>606</text:p>
          </table:table-cell>
          <table:table-cell table:style-name="ce151" table:formula="of:=IFERROR([.B18]/[.D18]*[.C18];&quot;&quot;)" office:value-type="float" office:value="3.56435643564356" calcext:value-type="float">
            <text:p>3.5644</text:p>
          </table:table-cell>
          <table:table-cell table:style-name="ce151" table:formula="of:=IFERROR([.E18]*(1000/[.$B$3]);&quot;&quot;)" office:value-type="float" office:value="7.12871287128713" calcext:value-type="float">
            <text:p>7.1287</text:p>
          </table:table-cell>
          <table:table-cell table:style-name="ce152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53" table:formula="of:=IFERROR([.F18]/[.B18]*1000000;&quot;&quot;)" office:value-type="float" office:value="6600.6600660066" calcext:value-type="float">
            <text:p>6600.660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IV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Sony A7r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Uncompressed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35" calcext:value-type="float">
            <text:p>35</text:p>
          </table:table-cell>
          <table:table-cell table:style-name="ce132" office:value-type="float" office:value="4422" calcext:value-type="float">
            <text:p>4422</text:p>
          </table:table-cell>
          <table:table-cell table:style-name="ce151" table:formula="of:=IFERROR([.B6]/[.D6]*[.C6];&quot;&quot;)" office:value-type="float" office:value="50.1492537313433" calcext:value-type="float">
            <text:p>50.1493</text:p>
          </table:table-cell>
          <table:table-cell table:style-name="ce151" table:formula="of:=IFERROR([.E6]*(1000/[.$B$3]);&quot;&quot;)" office:value-type="float" office:value="100.298507462687" calcext:value-type="float">
            <text:p>100.2985</text:p>
          </table:table-cell>
          <table:table-cell table:style-name="ce152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53" table:formula="of:=IFERROR([.F6]/[.B6]*1000000;&quot;&quot;)" office:value-type="float" office:value="15829.9412030755" calcext:value-type="float">
            <text:p>15829.941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mpressed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35" calcext:value-type="float">
            <text:p>35</text:p>
          </table:table-cell>
          <table:table-cell table:style-name="ce132" office:value-type="float" office:value="4426" calcext:value-type="float">
            <text:p>4426</text:p>
          </table:table-cell>
          <table:table-cell table:style-name="ce151" table:formula="of:=IFERROR([.B7]/[.D7]*[.C7];&quot;&quot;)" office:value-type="float" office:value="50.1039313149571" calcext:value-type="float">
            <text:p>50.1039</text:p>
          </table:table-cell>
          <table:table-cell table:style-name="ce151" table:formula="of:=IFERROR([.E7]*(1000/[.$B$3]);&quot;&quot;)" office:value-type="float" office:value="100.207862629914" calcext:value-type="float">
            <text:p>100.2079</text:p>
          </table:table-cell>
          <table:table-cell table:style-name="ce152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53" table:formula="of:=IFERROR([.F7]/[.B7]*1000000;&quot;&quot;)" office:value-type="float" office:value="15815.6348847718" calcext:value-type="float">
            <text:p>15815.634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Compressed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18" calcext:value-type="float">
            <text:p>18</text:p>
          </table:table-cell>
          <table:table-cell table:style-name="ce132" office:value-type="float" office:value="4165" calcext:value-type="float">
            <text:p>4165</text:p>
          </table:table-cell>
          <table:table-cell table:style-name="ce151" table:formula="of:=IFERROR([.B8]/[.D8]*[.C8];&quot;&quot;)" office:value-type="float" office:value="27.3824729891957" calcext:value-type="float">
            <text:p>27.3825</text:p>
          </table:table-cell>
          <table:table-cell table:style-name="ce151" table:formula="of:=IFERROR([.E8]*(1000/[.$B$3]);&quot;&quot;)" office:value-type="float" office:value="54.7649459783914" calcext:value-type="float">
            <text:p>54.7649</text:p>
          </table:table-cell>
          <table:table-cell table:style-name="ce152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53" table:formula="of:=IFERROR([.F8]/[.B8]*1000000;&quot;&quot;)" office:value-type="float" office:value="8643.45738295318" calcext:value-type="float">
            <text:p>8643.457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1600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34" calcext:value-type="float">
            <text:p>34</text:p>
          </table:table-cell>
          <table:table-cell table:style-name="ce132" office:value-type="float" office:value="4298" calcext:value-type="float">
            <text:p>4298</text:p>
          </table:table-cell>
          <table:table-cell table:style-name="ce151" table:formula="of:=IFERROR([.B9]/[.D9]*[.C9];&quot;&quot;)" office:value-type="float" office:value="50.1219171707771" calcext:value-type="float">
            <text:p>50.1219</text:p>
          </table:table-cell>
          <table:table-cell table:style-name="ce151" table:formula="of:=IFERROR([.E9]*(1000/[.$B$3]);&quot;&quot;)" office:value-type="float" office:value="100.243834341554" calcext:value-type="float">
            <text:p>100.2438</text:p>
          </table:table-cell>
          <table:table-cell table:style-name="ce152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53" table:formula="of:=IFERROR([.F9]/[.B9]*1000000;&quot;&quot;)" office:value-type="float" office:value="15821.3122382503" calcext:value-type="float">
            <text:p>15821.312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64k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35" calcext:value-type="float">
            <text:p>35</text:p>
          </table:table-cell>
          <table:table-cell table:style-name="ce132" office:value-type="float" office:value="4428" calcext:value-type="float">
            <text:p>4428</text:p>
          </table:table-cell>
          <table:table-cell table:style-name="ce151" table:formula="of:=IFERROR([.B10]/[.D10]*[.C10];&quot;&quot;)" office:value-type="float" office:value="50.0813008130081" calcext:value-type="float">
            <text:p>50.0813</text:p>
          </table:table-cell>
          <table:table-cell table:style-name="ce151" table:formula="of:=IFERROR([.E10]*(1000/[.$B$3]);&quot;&quot;)" office:value-type="float" office:value="100.162601626016" calcext:value-type="float">
            <text:p>100.1626</text:p>
          </table:table-cell>
          <table:table-cell table:style-name="ce152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53" table:formula="of:=IFERROR([.F10]/[.B10]*1000000;&quot;&quot;)" office:value-type="float" office:value="15808.4914182475" calcext:value-type="float">
            <text:p>15808.491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JPEG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18" calcext:value-type="float">
            <text:p>18</text:p>
          </table:table-cell>
          <table:table-cell table:style-name="ce132" office:value-type="float" office:value="4161" calcext:value-type="float">
            <text:p>4161</text:p>
          </table:table-cell>
          <table:table-cell table:style-name="ce151" table:formula="of:=IFERROR([.B11]/[.D11]*[.C11];&quot;&quot;)" office:value-type="float" office:value="27.408795962509" calcext:value-type="float">
            <text:p>27.4088</text:p>
          </table:table-cell>
          <table:table-cell table:style-name="ce151" table:formula="of:=IFERROR([.E11]*(1000/[.$B$3]);&quot;&quot;)" office:value-type="float" office:value="54.817591925018" calcext:value-type="float">
            <text:p>54.8176</text:p>
          </table:table-cell>
          <table:table-cell table:style-name="ce152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53" table:formula="of:=IFERROR([.F11]/[.B11]*1000000;&quot;&quot;)" office:value-type="float" office:value="8651.76640230714" calcext:value-type="float">
            <text:p>8651.766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2066" calcext:value-type="float">
            <text:p>2066</text:p>
          </table:table-cell>
          <table:table-cell table:style-name="ce151" table:formula="of:=IFERROR([.B12]/[.D12]*[.C12];&quot;&quot;)" office:value-type="float" office:value="12.5459825750242" calcext:value-type="float">
            <text:p>12.5460</text:p>
          </table:table-cell>
          <table:table-cell table:style-name="ce151" table:formula="of:=IFERROR([.E12]*(1000/[.$B$3]);&quot;&quot;)" office:value-type="float" office:value="25.0919651500484" calcext:value-type="float">
            <text:p>25.0920</text:p>
          </table:table-cell>
          <table:table-cell table:style-name="ce152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53" table:formula="of:=IFERROR([.F12]/[.B12]*1000000;&quot;&quot;)" office:value-type="float" office:value="11616.6505324298" calcext:value-type="float">
            <text:p>11616.650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2036" calcext:value-type="float">
            <text:p>2036</text:p>
          </table:table-cell>
          <table:table-cell table:style-name="ce151" table:formula="of:=IFERROR([.B13]/[.D13]*[.C13];&quot;&quot;)" office:value-type="float" office:value="15.9135559921415" calcext:value-type="float">
            <text:p>15.9136</text:p>
          </table:table-cell>
          <table:table-cell table:style-name="ce151" table:formula="of:=IFERROR([.E13]*(1000/[.$B$3]);&quot;&quot;)" office:value-type="float" office:value="31.8271119842829" calcext:value-type="float">
            <text:p>31.8271</text:p>
          </table:table-cell>
          <table:table-cell table:style-name="ce152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53" table:formula="of:=IFERROR([.F13]/[.B13]*1000000;&quot;&quot;)" office:value-type="float" office:value="14734.7740667976" calcext:value-type="float">
            <text:p>14734.774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91" calcext:value-type="float">
            <text:p>591</text:p>
          </table:table-cell>
          <table:table-cell table:style-name="ce151" table:formula="of:=IFERROR([.B14]/[.D14]*[.C14];&quot;&quot;)" office:value-type="float" office:value="3.65482233502538" calcext:value-type="float">
            <text:p>3.6548</text:p>
          </table:table-cell>
          <table:table-cell table:style-name="ce151" table:formula="of:=IFERROR([.E14]*(1000/[.$B$3]);&quot;&quot;)" office:value-type="float" office:value="7.30964467005076" calcext:value-type="float">
            <text:p>7.3096</text:p>
          </table:table-cell>
          <table:table-cell table:style-name="ce152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53" table:formula="of:=IFERROR([.F14]/[.B14]*1000000;&quot;&quot;)" office:value-type="float" office:value="6768.18950930626" calcext:value-type="float">
            <text:p>6768.189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833" calcext:value-type="float">
            <text:p>833</text:p>
          </table:table-cell>
          <table:table-cell table:style-name="ce151" table:formula="of:=IFERROR([.B15]/[.D15]*[.C15];&quot;&quot;)" office:value-type="float" office:value="6.48259303721489" calcext:value-type="float">
            <text:p>6.4826</text:p>
          </table:table-cell>
          <table:table-cell table:style-name="ce151" table:formula="of:=IFERROR([.E15]*(1000/[.$B$3]);&quot;&quot;)" office:value-type="float" office:value="12.9651860744298" calcext:value-type="float">
            <text:p>12.9652</text:p>
          </table:table-cell>
          <table:table-cell table:style-name="ce152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53" table:formula="of:=IFERROR([.F15]/[.B15]*1000000;&quot;&quot;)" office:value-type="float" office:value="12004.8019207683" calcext:value-type="float">
            <text:p>12004.801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67" calcext:value-type="float">
            <text:p>667</text:p>
          </table:table-cell>
          <table:table-cell table:style-name="ce151" table:formula="of:=IFERROR([.B16]/[.D16]*[.C16];&quot;&quot;)" office:value-type="float" office:value="6.4767616191904" calcext:value-type="float">
            <text:p>6.4768</text:p>
          </table:table-cell>
          <table:table-cell table:style-name="ce151" table:formula="of:=IFERROR([.E16]*(1000/[.$B$3]);&quot;&quot;)" office:value-type="float" office:value="12.9535232383808" calcext:value-type="float">
            <text:p>12.9535</text:p>
          </table:table-cell>
          <table:table-cell table:style-name="ce152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53" table:formula="of:=IFERROR([.F16]/[.B16]*1000000;&quot;&quot;)" office:value-type="float" office:value="11994.0029985008" calcext:value-type="float">
            <text:p>11994.003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67" calcext:value-type="float">
            <text:p>667</text:p>
          </table:table-cell>
          <table:table-cell table:style-name="ce151" table:formula="of:=IFERROR([.B17]/[.D17]*[.C17];&quot;&quot;)" office:value-type="float" office:value="6.4767616191904" calcext:value-type="float">
            <text:p>6.4768</text:p>
          </table:table-cell>
          <table:table-cell table:style-name="ce151" table:formula="of:=IFERROR([.E17]*(1000/[.$B$3]);&quot;&quot;)" office:value-type="float" office:value="12.9535232383808" calcext:value-type="float">
            <text:p>12.9535</text:p>
          </table:table-cell>
          <table:table-cell table:style-name="ce152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53" table:formula="of:=IFERROR([.F17]/[.B17]*1000000;&quot;&quot;)" office:value-type="float" office:value="11994.0029985008" calcext:value-type="float">
            <text:p>11994.003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V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Sony A7r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Uncompressed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39" calcext:value-type="float">
            <text:p>39</text:p>
          </table:table-cell>
          <table:table-cell table:style-name="ce132" office:value-type="float" office:value="4918" calcext:value-type="float">
            <text:p>4918</text:p>
          </table:table-cell>
          <table:table-cell table:style-name="ce151" table:formula="of:=IFERROR([.B6]/[.D6]*[.C6];&quot;&quot;)" office:value-type="float" office:value="50.2448149654331" calcext:value-type="float">
            <text:p>50.2448</text:p>
          </table:table-cell>
          <table:table-cell table:style-name="ce151" table:formula="of:=IFERROR([.E6]*(1000/[.$B$3]);&quot;&quot;)" office:value-type="float" office:value="100.489629930866" calcext:value-type="float">
            <text:p>100.4896</text:p>
          </table:table-cell>
          <table:table-cell table:style-name="ce152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53" table:formula="of:=IFERROR([.F6]/[.B6]*1000000;&quot;&quot;)" office:value-type="float" office:value="15860.1057340382" calcext:value-type="float">
            <text:p>15860.105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Uncompressed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39" calcext:value-type="float">
            <text:p>39</text:p>
          </table:table-cell>
          <table:table-cell table:style-name="ce132" office:value-type="float" office:value="4921" calcext:value-type="float">
            <text:p>4921</text:p>
          </table:table-cell>
          <table:table-cell table:style-name="ce151" table:formula="of:=IFERROR([.B7]/[.D7]*[.C7];&quot;&quot;)" office:value-type="float" office:value="50.2141841089209" calcext:value-type="float">
            <text:p>50.2142</text:p>
          </table:table-cell>
          <table:table-cell table:style-name="ce151" table:formula="of:=IFERROR([.E7]*(1000/[.$B$3]);&quot;&quot;)" office:value-type="float" office:value="100.428368217842" calcext:value-type="float">
            <text:p>100.4284</text:p>
          </table:table-cell>
          <table:table-cell table:style-name="ce152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53" table:formula="of:=IFERROR([.F7]/[.B7]*1000000;&quot;&quot;)" office:value-type="float" office:value="15850.4369030685" calcext:value-type="float">
            <text:p>15850.436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Compressed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5059" calcext:value-type="float">
            <text:p>5059</text:p>
          </table:table-cell>
          <table:table-cell table:style-name="ce151" table:formula="of:=IFERROR([.B8]/[.D8]*[.C8];&quot;&quot;)" office:value-type="float" office:value="50.0968570863807" calcext:value-type="float">
            <text:p>50.0969</text:p>
          </table:table-cell>
          <table:table-cell table:style-name="ce151" table:formula="of:=IFERROR([.E8]*(1000/[.$B$3]);&quot;&quot;)" office:value-type="float" office:value="100.193714172761" calcext:value-type="float">
            <text:p>100.1937</text:p>
          </table:table-cell>
          <table:table-cell table:style-name="ce152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53" table:formula="of:=IFERROR([.F8]/[.B8]*1000000;&quot;&quot;)" office:value-type="float" office:value="15813.4018580747" calcext:value-type="float">
            <text:p>15813.401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1600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5049" calcext:value-type="float">
            <text:p>5049</text:p>
          </table:table-cell>
          <table:table-cell table:style-name="ce151" table:formula="of:=IFERROR([.B9]/[.D9]*[.C9];&quot;&quot;)" office:value-type="float" office:value="50.1960784313726" calcext:value-type="float">
            <text:p>50.1961</text:p>
          </table:table-cell>
          <table:table-cell table:style-name="ce151" table:formula="of:=IFERROR([.E9]*(1000/[.$B$3]);&quot;&quot;)" office:value-type="float" office:value="100.392156862745" calcext:value-type="float">
            <text:p>100.3922</text:p>
          </table:table-cell>
          <table:table-cell table:style-name="ce152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53" table:formula="of:=IFERROR([.F9]/[.B9]*1000000;&quot;&quot;)" office:value-type="float" office:value="15844.7217270747" calcext:value-type="float">
            <text:p>15844.721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32k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5050" calcext:value-type="float">
            <text:p>5050</text:p>
          </table:table-cell>
          <table:table-cell table:style-name="ce151" table:formula="of:=IFERROR([.B10]/[.D10]*[.C10];&quot;&quot;)" office:value-type="float" office:value="50.1861386138614" calcext:value-type="float">
            <text:p>50.1861</text:p>
          </table:table-cell>
          <table:table-cell table:style-name="ce151" table:formula="of:=IFERROR([.E10]*(1000/[.$B$3]);&quot;&quot;)" office:value-type="float" office:value="100.372277227723" calcext:value-type="float">
            <text:p>100.3723</text:p>
          </table:table-cell>
          <table:table-cell table:style-name="ce152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53" table:formula="of:=IFERROR([.F10]/[.B10]*1000000;&quot;&quot;)" office:value-type="float" office:value="15841.5841584158" calcext:value-type="float">
            <text:p>15841.584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JPEG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5045" calcext:value-type="float">
            <text:p>5045</text:p>
          </table:table-cell>
          <table:table-cell table:style-name="ce151" table:formula="of:=IFERROR([.B11]/[.D11]*[.C11];&quot;&quot;)" office:value-type="float" office:value="50.2358771060456" calcext:value-type="float">
            <text:p>50.2359</text:p>
          </table:table-cell>
          <table:table-cell table:style-name="ce151" table:formula="of:=IFERROR([.E11]*(1000/[.$B$3]);&quot;&quot;)" office:value-type="float" office:value="100.471754212091" calcext:value-type="float">
            <text:p>100.4718</text:p>
          </table:table-cell>
          <table:table-cell table:style-name="ce152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53" table:formula="of:=IFERROR([.F11]/[.B11]*1000000;&quot;&quot;)" office:value-type="float" office:value="15857.2844400396" calcext:value-type="float">
            <text:p>15857.284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8k 24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3461" calcext:value-type="float">
            <text:p>3461</text:p>
          </table:table-cell>
          <table:table-cell table:style-name="ce151" table:formula="of:=IFERROR([.B12]/[.D12]*[.C12];&quot;&quot;)" office:value-type="float" office:value="18.7229124530483" calcext:value-type="float">
            <text:p>18.7229</text:p>
          </table:table-cell>
          <table:table-cell table:style-name="ce151" table:formula="of:=IFERROR([.E12]*(1000/[.$B$3]);&quot;&quot;)" office:value-type="float" office:value="37.4458249060965" calcext:value-type="float">
            <text:p>37.4458</text:p>
          </table:table-cell>
          <table:table-cell table:style-name="ce152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53" table:formula="of:=IFERROR([.F12]/[.B12]*1000000;&quot;&quot;)" office:value-type="float" office:value="8668.01502455938" calcext:value-type="float">
            <text:p>8668.015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466" calcext:value-type="float">
            <text:p>1466</text:p>
          </table:table-cell>
          <table:table-cell table:style-name="ce151" table:formula="of:=IFERROR([.B13]/[.D13]*[.C13];&quot;&quot;)" office:value-type="float" office:value="7.36698499317872" calcext:value-type="float">
            <text:p>7.3670</text:p>
          </table:table-cell>
          <table:table-cell table:style-name="ce151" table:formula="of:=IFERROR([.E13]*(1000/[.$B$3]);&quot;&quot;)" office:value-type="float" office:value="14.7339699863574" calcext:value-type="float">
            <text:p>14.7340</text:p>
          </table:table-cell>
          <table:table-cell table:style-name="ce152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53" table:formula="of:=IFERROR([.F13]/[.B13]*1000000;&quot;&quot;)" office:value-type="float" office:value="6821.28240109141" calcext:value-type="float">
            <text:p>6821.282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656" calcext:value-type="float">
            <text:p>1656</text:p>
          </table:table-cell>
          <table:table-cell table:style-name="ce151" table:formula="of:=IFERROR([.B14]/[.D14]*[.C14];&quot;&quot;)" office:value-type="float" office:value="9.1304347826087" calcext:value-type="float">
            <text:p>9.1304</text:p>
          </table:table-cell>
          <table:table-cell table:style-name="ce151" table:formula="of:=IFERROR([.E14]*(1000/[.$B$3]);&quot;&quot;)" office:value-type="float" office:value="18.2608695652174" calcext:value-type="float">
            <text:p>18.2609</text:p>
          </table:table-cell>
          <table:table-cell table:style-name="ce152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53" table:formula="of:=IFERROR([.F14]/[.B14]*1000000;&quot;&quot;)" office:value-type="float" office:value="8454.10628019324" calcext:value-type="float">
            <text:p>8454.106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418" calcext:value-type="float">
            <text:p>1418</text:p>
          </table:table-cell>
          <table:table-cell table:style-name="ce151" table:formula="of:=IFERROR([.B15]/[.D15]*[.C15];&quot;&quot;)" office:value-type="float" office:value="9.13963328631876" calcext:value-type="float">
            <text:p>9.1396</text:p>
          </table:table-cell>
          <table:table-cell table:style-name="ce151" table:formula="of:=IFERROR([.E15]*(1000/[.$B$3]);&quot;&quot;)" office:value-type="float" office:value="18.2792665726375" calcext:value-type="float">
            <text:p>18.2793</text:p>
          </table:table-cell>
          <table:table-cell table:style-name="ce152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53" table:formula="of:=IFERROR([.F15]/[.B15]*1000000;&quot;&quot;)" office:value-type="float" office:value="8462.62341325811" calcext:value-type="float">
            <text:p>8462.623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92" calcext:value-type="float">
            <text:p>592</text:p>
          </table:table-cell>
          <table:table-cell table:style-name="ce151" table:formula="of:=IFERROR([.B16]/[.D16]*[.C16];&quot;&quot;)" office:value-type="float" office:value="3.64864864864865" calcext:value-type="float">
            <text:p>3.6486</text:p>
          </table:table-cell>
          <table:table-cell table:style-name="ce151" table:formula="of:=IFERROR([.E16]*(1000/[.$B$3]);&quot;&quot;)" office:value-type="float" office:value="7.2972972972973" calcext:value-type="float">
            <text:p>7.2973</text:p>
          </table:table-cell>
          <table:table-cell table:style-name="ce152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53" table:formula="of:=IFERROR([.F16]/[.B16]*1000000;&quot;&quot;)" office:value-type="float" office:value="6756.75675675676" calcext:value-type="float">
            <text:p>6756.756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64" calcext:value-type="float">
            <text:p>664</text:p>
          </table:table-cell>
          <table:table-cell table:style-name="ce151" table:formula="of:=IFERROR([.B17]/[.D17]*[.C17];&quot;&quot;)" office:value-type="float" office:value="6.50602409638554" calcext:value-type="float">
            <text:p>6.5060</text:p>
          </table:table-cell>
          <table:table-cell table:style-name="ce151" table:formula="of:=IFERROR([.E17]*(1000/[.$B$3]);&quot;&quot;)" office:value-type="float" office:value="13.0120481927711" calcext:value-type="float">
            <text:p>13.0120</text:p>
          </table:table-cell>
          <table:table-cell table:style-name="ce152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53" table:formula="of:=IFERROR([.F17]/[.B17]*1000000;&quot;&quot;)" office:value-type="float" office:value="12048.1927710843" calcext:value-type="float">
            <text:p>12048.192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65" calcext:value-type="float">
            <text:p>665</text:p>
          </table:table-cell>
          <table:table-cell table:style-name="ce151" table:formula="of:=IFERROR([.B18]/[.D18]*[.C18];&quot;&quot;)" office:value-type="float" office:value="6.49624060150376" calcext:value-type="float">
            <text:p>6.4962</text:p>
          </table:table-cell>
          <table:table-cell table:style-name="ce151" table:formula="of:=IFERROR([.E18]*(1000/[.$B$3]);&quot;&quot;)" office:value-type="float" office:value="12.9924812030075" calcext:value-type="float">
            <text:p>12.9925</text:p>
          </table:table-cell>
          <table:table-cell table:style-name="ce152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53" table:formula="of:=IFERROR([.F18]/[.B18]*1000000;&quot;&quot;)" office:value-type="float" office:value="12030.0751879699" calcext:value-type="float">
            <text:p>12030.075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66" calcext:value-type="float">
            <text:p>666</text:p>
          </table:table-cell>
          <table:table-cell table:style-name="ce151" table:formula="of:=IFERROR([.B19]/[.D19]*[.C19];&quot;&quot;)" office:value-type="float" office:value="6.48648648648649" calcext:value-type="float">
            <text:p>6.4865</text:p>
          </table:table-cell>
          <table:table-cell table:style-name="ce151" table:formula="of:=IFERROR([.E19]*(1000/[.$B$3]);&quot;&quot;)" office:value-type="float" office:value="12.972972972973" calcext:value-type="float">
            <text:p>12.9730</text:p>
          </table:table-cell>
          <table:table-cell table:style-name="ce152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53" table:formula="of:=IFERROR([.F19]/[.B19]*1000000;&quot;&quot;)" office:value-type="float" office:value="12012.012012012" calcext:value-type="float">
            <text:p>12012.012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9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2424" calcext:value-type="float">
            <text:p>2424</text:p>
          </table:table-cell>
          <table:table-cell table:style-name="ce151" table:formula="of:=IFERROR([.B6]/[.D6]*[.C6];&quot;&quot;)" office:value-type="float" office:value="3.3003300330033" calcext:value-type="float">
            <text:p>3.3003</text:p>
          </table:table-cell>
          <table:table-cell table:style-name="ce151" table:formula="of:=IFERROR([.E6]*(1000/[.$B$3]);&quot;&quot;)" office:value-type="float" office:value="6.6006600660066" calcext:value-type="float">
            <text:p>6.6007</text:p>
          </table:table-cell>
          <table:table-cell table:style-name="ce152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53" table:formula="of:=IFERROR([.F6]/[.B6]*1000000;&quot;&quot;)" office:value-type="float" office:value="1650.16501650165" calcext:value-type="float">
            <text:p>1650.165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APS-C image</text:p>
          </table:table-cell>
          <table:table-cell table:style-name="ce132" office:value-type="float" office:value="2624" calcext:value-type="float">
            <text:p>2624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213" calcext:value-type="float">
            <text:p>1213</text:p>
          </table:table-cell>
          <table:table-cell table:style-name="ce151" table:formula="of:=IFERROR([.B7]/[.D7]*[.C7];&quot;&quot;)" office:value-type="float" office:value="2.16323165704864" calcext:value-type="float">
            <text:p>2.1632</text:p>
          </table:table-cell>
          <table:table-cell table:style-name="ce151" table:formula="of:=IFERROR([.E7]*(1000/[.$B$3]);&quot;&quot;)" office:value-type="float" office:value="4.32646331409728" calcext:value-type="float">
            <text:p>4.3265</text:p>
          </table:table-cell>
          <table:table-cell table:style-name="ce152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53" table:formula="of:=IFERROR([.F7]/[.B7]*1000000;&quot;&quot;)" office:value-type="float" office:value="1648.80461665293" calcext:value-type="float">
            <text:p>1648.804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672" calcext:value-type="float">
            <text:p>1672</text:p>
          </table:table-cell>
          <table:table-cell table:style-name="ce151" table:formula="of:=IFERROR([.B8]/[.D8]*[.C8];&quot;&quot;)" office:value-type="float" office:value="9.04306220095694" calcext:value-type="float">
            <text:p>9.0431</text:p>
          </table:table-cell>
          <table:table-cell table:style-name="ce151" table:formula="of:=IFERROR([.E8]*(1000/[.$B$3]);&quot;&quot;)" office:value-type="float" office:value="18.0861244019139" calcext:value-type="float">
            <text:p>18.0861</text:p>
          </table:table-cell>
          <table:table-cell table:style-name="ce152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53" table:formula="of:=IFERROR([.F8]/[.B8]*1000000;&quot;&quot;)" office:value-type="float" office:value="8373.20574162679" calcext:value-type="float">
            <text:p>8373.205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893" calcext:value-type="float">
            <text:p>1893</text:p>
          </table:table-cell>
          <table:table-cell table:style-name="ce151" table:formula="of:=IFERROR([.B9]/[.D9]*[.C9];&quot;&quot;)" office:value-type="float" office:value="11.4104595879556" calcext:value-type="float">
            <text:p>11.4105</text:p>
          </table:table-cell>
          <table:table-cell table:style-name="ce151" table:formula="of:=IFERROR([.E9]*(1000/[.$B$3]);&quot;&quot;)" office:value-type="float" office:value="22.8209191759113" calcext:value-type="float">
            <text:p>22.8209</text:p>
          </table:table-cell>
          <table:table-cell table:style-name="ce152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53" table:formula="of:=IFERROR([.F9]/[.B9]*1000000;&quot;&quot;)" office:value-type="float" office:value="10565.2403592182" calcext:value-type="float">
            <text:p>10565.240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73" calcext:value-type="float">
            <text:p>673</text:p>
          </table:table-cell>
          <table:table-cell table:style-name="ce151" table:formula="of:=IFERROR([.B10]/[.D10]*[.C10];&quot;&quot;)" office:value-type="float" office:value="3.20950965824666" calcext:value-type="float">
            <text:p>3.2095</text:p>
          </table:table-cell>
          <table:table-cell table:style-name="ce151" table:formula="of:=IFERROR([.E10]*(1000/[.$B$3]);&quot;&quot;)" office:value-type="float" office:value="6.41901931649331" calcext:value-type="float">
            <text:p>6.4190</text:p>
          </table:table-cell>
          <table:table-cell table:style-name="ce152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53" table:formula="of:=IFERROR([.F10]/[.B10]*1000000;&quot;&quot;)" office:value-type="float" office:value="5943.53640416048" calcext:value-type="float">
            <text:p>5943.536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74" calcext:value-type="float">
            <text:p>674</text:p>
          </table:table-cell>
          <table:table-cell table:style-name="ce151" table:formula="of:=IFERROR([.B11]/[.D11]*[.C11];&quot;&quot;)" office:value-type="float" office:value="3.20474777448071" calcext:value-type="float">
            <text:p>3.2047</text:p>
          </table:table-cell>
          <table:table-cell table:style-name="ce151" table:formula="of:=IFERROR([.E11]*(1000/[.$B$3]);&quot;&quot;)" office:value-type="float" office:value="6.40949554896142" calcext:value-type="float">
            <text:p>6.4095</text:p>
          </table:table-cell>
          <table:table-cell table:style-name="ce152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53" table:formula="of:=IFERROR([.F11]/[.B11]*1000000;&quot;&quot;)" office:value-type="float" office:value="5934.71810089021" calcext:value-type="float">
            <text:p>5934.718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72" calcext:value-type="float">
            <text:p>672</text:p>
          </table:table-cell>
          <table:table-cell table:style-name="ce151" table:formula="of:=IFERROR([.B12]/[.D12]*[.C12];&quot;&quot;)" office:value-type="float" office:value="3.21428571428571" calcext:value-type="float">
            <text:p>3.2143</text:p>
          </table:table-cell>
          <table:table-cell table:style-name="ce151" table:formula="of:=IFERROR([.E12]*(1000/[.$B$3]);&quot;&quot;)" office:value-type="float" office:value="6.42857142857143" calcext:value-type="float">
            <text:p>6.4286</text:p>
          </table:table-cell>
          <table:table-cell table:style-name="ce152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53" table:formula="of:=IFERROR([.F12]/[.B12]*1000000;&quot;&quot;)" office:value-type="float" office:value="5952.38095238095" calcext:value-type="float">
            <text:p>5952.381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73" calcext:value-type="float">
            <text:p>673</text:p>
          </table:table-cell>
          <table:table-cell table:style-name="ce151" table:formula="of:=IFERROR([.B13]/[.D13]*[.C13];&quot;&quot;)" office:value-type="float" office:value="3.20950965824666" calcext:value-type="float">
            <text:p>3.2095</text:p>
          </table:table-cell>
          <table:table-cell table:style-name="ce151" table:formula="of:=IFERROR([.E13]*(1000/[.$B$3]);&quot;&quot;)" office:value-type="float" office:value="6.41901931649331" calcext:value-type="float">
            <text:p>6.4190</text:p>
          </table:table-cell>
          <table:table-cell table:style-name="ce152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53" table:formula="of:=IFERROR([.F13]/[.B13]*1000000;&quot;&quot;)" office:value-type="float" office:value="5943.53640416048" calcext:value-type="float">
            <text:p>5943.536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1" table:style-name="ta1">
        <table:table-column table:style-name="co13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Sony ZV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</text:p>
          </table:table-cell>
          <table:table-cell table:style-name="ce132" office:value-type="float" office:value="3648" calcext:value-type="float">
            <text:p>3648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875" calcext:value-type="float">
            <text:p>1875</text:p>
          </table:table-cell>
          <table:table-cell table:style-name="ce151" table:formula="of:=IFERROR([.B6]/[.D6]*[.C6];&quot;&quot;)" office:value-type="float" office:value="3.8912" calcext:value-type="float">
            <text:p>3.8912</text:p>
          </table:table-cell>
          <table:table-cell table:style-name="ce151" table:formula="of:=IFERROR([.E6]*(1000/[.$B$3]);&quot;&quot;)" office:value-type="float" office:value="7.7824" calcext:value-type="float">
            <text:p>7.7824</text:p>
          </table:table-cell>
          <table:table-cell table:style-name="ce152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53" table:formula="of:=IFERROR([.F6]/[.B6]*1000000;&quot;&quot;)" office:value-type="float" office:value="2133.33333333333" calcext:value-type="float">
            <text:p>2133.333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599" calcext:value-type="float">
            <text:p>1599</text:p>
          </table:table-cell>
          <table:table-cell table:style-name="ce151" table:formula="of:=IFERROR([.B7]/[.D7]*[.C7];&quot;&quot;)" office:value-type="float" office:value="8.10506566604128" calcext:value-type="float">
            <text:p>8.1051</text:p>
          </table:table-cell>
          <table:table-cell table:style-name="ce151" table:formula="of:=IFERROR([.E7]*(1000/[.$B$3]);&quot;&quot;)" office:value-type="float" office:value="16.2101313320826" calcext:value-type="float">
            <text:p>16.2101</text:p>
          </table:table-cell>
          <table:table-cell table:style-name="ce152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53" table:formula="of:=IFERROR([.F7]/[.B7]*1000000;&quot;&quot;)" office:value-type="float" office:value="7504.6904315197" calcext:value-type="float">
            <text:p>7504.690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574" calcext:value-type="float">
            <text:p>1574</text:p>
          </table:table-cell>
          <table:table-cell table:style-name="ce151" table:formula="of:=IFERROR([.B8]/[.D8]*[.C8];&quot;&quot;)" office:value-type="float" office:value="8.23379923761118" calcext:value-type="float">
            <text:p>8.2338</text:p>
          </table:table-cell>
          <table:table-cell table:style-name="ce151" table:formula="of:=IFERROR([.E8]*(1000/[.$B$3]);&quot;&quot;)" office:value-type="float" office:value="16.4675984752224" calcext:value-type="float">
            <text:p>16.4676</text:p>
          </table:table-cell>
          <table:table-cell table:style-name="ce152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53" table:formula="of:=IFERROR([.F8]/[.B8]*1000000;&quot;&quot;)" office:value-type="float" office:value="7623.88818297332" calcext:value-type="float">
            <text:p>7623.888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814" calcext:value-type="float">
            <text:p>814</text:p>
          </table:table-cell>
          <table:table-cell table:style-name="ce151" table:formula="of:=IFERROR([.B9]/[.D9]*[.C9];&quot;&quot;)" office:value-type="float" office:value="7.96068796068796" calcext:value-type="float">
            <text:p>7.9607</text:p>
          </table:table-cell>
          <table:table-cell table:style-name="ce151" table:formula="of:=IFERROR([.E9]*(1000/[.$B$3]);&quot;&quot;)" office:value-type="float" office:value="15.9213759213759" calcext:value-type="float">
            <text:p>15.9214</text:p>
          </table:table-cell>
          <table:table-cell table:style-name="ce152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53" table:formula="of:=IFERROR([.F9]/[.B9]*1000000;&quot;&quot;)" office:value-type="float" office:value="14742.0147420147" calcext:value-type="float">
            <text:p>14742.014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812" calcext:value-type="float">
            <text:p>812</text:p>
          </table:table-cell>
          <table:table-cell table:style-name="ce151" table:formula="of:=IFERROR([.B10]/[.D10]*[.C10];&quot;&quot;)" office:value-type="float" office:value="7.98029556650246" calcext:value-type="float">
            <text:p>7.9803</text:p>
          </table:table-cell>
          <table:table-cell table:style-name="ce151" table:formula="of:=IFERROR([.E10]*(1000/[.$B$3]);&quot;&quot;)" office:value-type="float" office:value="15.9605911330049" calcext:value-type="float">
            <text:p>15.9606</text:p>
          </table:table-cell>
          <table:table-cell table:style-name="ce152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53" table:formula="of:=IFERROR([.F10]/[.B10]*1000000;&quot;&quot;)" office:value-type="float" office:value="14778.3251231527" calcext:value-type="float">
            <text:p>14778.325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661" calcext:value-type="float">
            <text:p>661</text:p>
          </table:table-cell>
          <table:table-cell table:style-name="ce151" table:formula="of:=IFERROR([.B11]/[.D11]*[.C11];&quot;&quot;)" office:value-type="float" office:value="8.16944024205749" calcext:value-type="float">
            <text:p>8.1694</text:p>
          </table:table-cell>
          <table:table-cell table:style-name="ce151" table:formula="of:=IFERROR([.E11]*(1000/[.$B$3]);&quot;&quot;)" office:value-type="float" office:value="16.338880484115" calcext:value-type="float">
            <text:p>16.3389</text:p>
          </table:table-cell>
          <table:table-cell table:style-name="ce152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53" table:formula="of:=IFERROR([.F11]/[.B11]*1000000;&quot;&quot;)" office:value-type="float" office:value="15128.5930408472" calcext:value-type="float">
            <text:p>15128.593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42" calcext:value-type="float">
            <text:p>542</text:p>
          </table:table-cell>
          <table:table-cell table:style-name="ce151" table:formula="of:=IFERROR([.B12]/[.D12]*[.C12];&quot;&quot;)" office:value-type="float" office:value="3.98523985239852" calcext:value-type="float">
            <text:p>3.9852</text:p>
          </table:table-cell>
          <table:table-cell table:style-name="ce151" table:formula="of:=IFERROR([.E12]*(1000/[.$B$3]);&quot;&quot;)" office:value-type="float" office:value="7.97047970479705" calcext:value-type="float">
            <text:p>7.9705</text:p>
          </table:table-cell>
          <table:table-cell table:style-name="ce152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53" table:formula="of:=IFERROR([.F12]/[.B12]*1000000;&quot;&quot;)" office:value-type="float" office:value="7380.07380073801" calcext:value-type="float">
            <text:p>7380.073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9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581" calcext:value-type="float">
            <text:p>581</text:p>
          </table:table-cell>
          <table:table-cell table:style-name="ce151" table:formula="of:=IFERROR([.B13]/[.D13]*[.C13];&quot;&quot;)" office:value-type="float" office:value="1.85886402753873" calcext:value-type="float">
            <text:p>1.8589</text:p>
          </table:table-cell>
          <table:table-cell table:style-name="ce151" table:formula="of:=IFERROR([.E13]*(1000/2000);&quot;&quot;)" office:value-type="float" office:value="0.929432013769363" calcext:value-type="float">
            <text:p>0.9294</text:p>
          </table:table-cell>
          <table:table-cell table:style-name="ce152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53" table:formula="of:=IFERROR([.F13]/[.B13]*1000000;&quot;&quot;)" office:value-type="float" office:value="860.585197934596" calcext:value-type="float">
            <text:p>860.5852</text:p>
          </table:table-cell>
          <table:table-cell table:style-name="ce155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8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02" calcext:value-type="float">
            <text:p>602</text:p>
          </table:table-cell>
          <table:table-cell table:style-name="ce151" table:formula="of:=IFERROR([.B14]/[.D14]*[.C14];&quot;&quot;)" office:value-type="float" office:value="3.58803986710963" calcext:value-type="float">
            <text:p>3.5880</text:p>
          </table:table-cell>
          <table:table-cell table:style-name="ce151" table:formula="of:=IFERROR([.E14]*(1000/2000);&quot;&quot;)" office:value-type="float" office:value="1.79401993355482" calcext:value-type="float">
            <text:p>1.7940</text:p>
          </table:table-cell>
          <table:table-cell table:style-name="ce152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53" table:formula="of:=IFERROR([.F14]/[.B14]*1000000;&quot;&quot;)" office:value-type="float" office:value="1661.12956810631" calcext:value-type="float">
            <text:p>1661.1296</text:p>
          </table:table-cell>
          <table:table-cell table:style-name="ce155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24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700" calcext:value-type="float">
            <text:p>700</text:p>
          </table:table-cell>
          <table:table-cell table:style-name="ce151" table:formula="of:=IFERROR([.B15]/[.D15]*[.C15];&quot;&quot;)" office:value-type="float" office:value="7.71428571428571" calcext:value-type="float">
            <text:p>7.7143</text:p>
          </table:table-cell>
          <table:table-cell table:style-name="ce151" table:formula="of:=IFERROR([.E15]*(1000/2000);&quot;&quot;)" office:value-type="float" office:value="3.85714285714286" calcext:value-type="float">
            <text:p>3.8571</text:p>
          </table:table-cell>
          <table:table-cell table:style-name="ce152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53" table:formula="of:=IFERROR([.F15]/[.B15]*1000000;&quot;&quot;)" office:value-type="float" office:value="3571.42857142857" calcext:value-type="float">
            <text:p>3571.4286</text:p>
          </table:table-cell>
          <table:table-cell table:style-name="ce155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56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E1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Sony ZVE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Uncompressed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896" calcext:value-type="float">
            <text:p>1896</text:p>
          </table:table-cell>
          <table:table-cell table:style-name="ce151" table:formula="of:=IFERROR([.B6]/[.D6]*[.C6];&quot;&quot;)" office:value-type="float" office:value="10.4556962025316" calcext:value-type="float">
            <text:p>10.4557</text:p>
          </table:table-cell>
          <table:table-cell table:style-name="ce151" table:formula="of:=IFERROR([.E6]*(1000/[.$B$3]);&quot;&quot;)" office:value-type="float" office:value="20.9113924050633" calcext:value-type="float">
            <text:p>20.9114</text:p>
          </table:table-cell>
          <table:table-cell table:style-name="ce152" table:formula="of:=IFERROR(&quot;1/&quot; &amp; TEXT(1000/[.F6]; &quot;0.00&quot;);&quot;&quot;)" office:value-type="string" office:string-value="1/47.82" calcext:value-type="string">
            <text:p>1/47.82</text:p>
          </table:table-cell>
          <table:table-cell table:style-name="ce153" table:formula="of:=IFERROR([.F6]/[.B6]*1000000;&quot;&quot;)" office:value-type="float" office:value="7383.96624472574" calcext:value-type="float">
            <text:p>7383.966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mpressed Lossless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895" calcext:value-type="float">
            <text:p>1895</text:p>
          </table:table-cell>
          <table:table-cell table:style-name="ce151" table:formula="of:=IFERROR([.B7]/[.D7]*[.C7];&quot;&quot;)" office:value-type="float" office:value="10.4612137203166" calcext:value-type="float">
            <text:p>10.4612</text:p>
          </table:table-cell>
          <table:table-cell table:style-name="ce151" table:formula="of:=IFERROR([.E7]*(1000/[.$B$3]);&quot;&quot;)" office:value-type="float" office:value="20.9224274406332" calcext:value-type="float">
            <text:p>20.9224</text:p>
          </table:table-cell>
          <table:table-cell table:style-name="ce152" table:formula="of:=IFERROR(&quot;1/&quot; &amp; TEXT(1000/[.F7]; &quot;0.00&quot;);&quot;&quot;)" office:value-type="string" office:string-value="1/47.80" calcext:value-type="string">
            <text:p>1/47.80</text:p>
          </table:table-cell>
          <table:table-cell table:style-name="ce153" table:formula="of:=IFERROR([.F7]/[.B7]*1000000;&quot;&quot;)" office:value-type="float" office:value="7387.86279683377" calcext:value-type="float">
            <text:p>7387.862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mpressed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897" calcext:value-type="float">
            <text:p>1897</text:p>
          </table:table-cell>
          <table:table-cell table:style-name="ce151" table:formula="of:=IFERROR([.B8]/[.D8]*[.C8];&quot;&quot;)" office:value-type="float" office:value="10.450184501845" calcext:value-type="float">
            <text:p>10.4502</text:p>
          </table:table-cell>
          <table:table-cell table:style-name="ce151" table:formula="of:=IFERROR([.E8]*(1000/[.$B$3]);&quot;&quot;)" office:value-type="float" office:value="20.90036900369" calcext:value-type="float">
            <text:p>20.9004</text:p>
          </table:table-cell>
          <table:table-cell table:style-name="ce152" table:formula="of:=IFERROR(&quot;1/&quot; &amp; TEXT(1000/[.F8]; &quot;0.00&quot;);&quot;&quot;)" office:value-type="string" office:string-value="1/47.85" calcext:value-type="string">
            <text:p>1/47.85</text:p>
          </table:table-cell>
          <table:table-cell table:style-name="ce153" table:formula="of:=IFERROR([.F8]/[.B8]*1000000;&quot;&quot;)" office:value-type="float" office:value="7380.07380073801" calcext:value-type="float">
            <text:p>7380.073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Uncompressed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897" calcext:value-type="float">
            <text:p>1897</text:p>
          </table:table-cell>
          <table:table-cell table:style-name="ce151" table:formula="of:=IFERROR([.B9]/[.D9]*[.C9];&quot;&quot;)" office:value-type="float" office:value="10.450184501845" calcext:value-type="float">
            <text:p>10.4502</text:p>
          </table:table-cell>
          <table:table-cell table:style-name="ce151" table:formula="of:=IFERROR([.E9]*(1000/[.$B$3]);&quot;&quot;)" office:value-type="float" office:value="20.90036900369" calcext:value-type="float">
            <text:p>20.9004</text:p>
          </table:table-cell>
          <table:table-cell table:style-name="ce152" table:formula="of:=IFERROR(&quot;1/&quot; &amp; TEXT(1000/[.F9]; &quot;0.00&quot;);&quot;&quot;)" office:value-type="string" office:string-value="1/47.85" calcext:value-type="string">
            <text:p>1/47.85</text:p>
          </table:table-cell>
          <table:table-cell table:style-name="ce153" table:formula="of:=IFERROR([.F9]/[.B9]*1000000;&quot;&quot;)" office:value-type="float" office:value="7380.07380073801" calcext:value-type="float">
            <text:p>7380.073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Compressed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902" calcext:value-type="float">
            <text:p>1902</text:p>
          </table:table-cell>
          <table:table-cell table:style-name="ce151" table:formula="of:=IFERROR([.B10]/[.D10]*[.C10];&quot;&quot;)" office:value-type="float" office:value="10.4227129337539" calcext:value-type="float">
            <text:p>10.4227</text:p>
          </table:table-cell>
          <table:table-cell table:style-name="ce151" table:formula="of:=IFERROR([.E10]*(1000/[.$B$3]);&quot;&quot;)" office:value-type="float" office:value="20.8454258675079" calcext:value-type="float">
            <text:p>20.8454</text:p>
          </table:table-cell>
          <table:table-cell table:style-name="ce152" table:formula="of:=IFERROR(&quot;1/&quot; &amp; TEXT(1000/[.F10]; &quot;0.00&quot;);&quot;&quot;)" office:value-type="string" office:string-value="1/47.97" calcext:value-type="string">
            <text:p>1/47.97</text:p>
          </table:table-cell>
          <table:table-cell table:style-name="ce153" table:formula="of:=IFERROR([.F10]/[.B10]*1000000;&quot;&quot;)" office:value-type="float" office:value="7360.67297581493" calcext:value-type="float">
            <text:p>7360.673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1600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901" calcext:value-type="float">
            <text:p>1901</text:p>
          </table:table-cell>
          <table:table-cell table:style-name="ce151" table:formula="of:=IFERROR([.B11]/[.D11]*[.C11];&quot;&quot;)" office:value-type="float" office:value="10.4281956864808" calcext:value-type="float">
            <text:p>10.4282</text:p>
          </table:table-cell>
          <table:table-cell table:style-name="ce151" table:formula="of:=IFERROR([.E11]*(1000/[.$B$3]);&quot;&quot;)" office:value-type="float" office:value="20.8563913729616" calcext:value-type="float">
            <text:p>20.8564</text:p>
          </table:table-cell>
          <table:table-cell table:style-name="ce152" table:formula="of:=IFERROR(&quot;1/&quot; &amp; TEXT(1000/[.F11]; &quot;0.00&quot;);&quot;&quot;)" office:value-type="string" office:string-value="1/47.95" calcext:value-type="string">
            <text:p>1/47.95</text:p>
          </table:table-cell>
          <table:table-cell table:style-name="ce153" table:formula="of:=IFERROR([.F11]/[.B11]*1000000;&quot;&quot;)" office:value-type="float" office:value="7364.54497632825" calcext:value-type="float">
            <text:p>7364.545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64k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899" calcext:value-type="float">
            <text:p>1899</text:p>
          </table:table-cell>
          <table:table-cell table:style-name="ce151" table:formula="of:=IFERROR([.B12]/[.D12]*[.C12];&quot;&quot;)" office:value-type="float" office:value="10.4391785150079" calcext:value-type="float">
            <text:p>10.4392</text:p>
          </table:table-cell>
          <table:table-cell table:style-name="ce151" table:formula="of:=IFERROR([.E12]*(1000/[.$B$3]);&quot;&quot;)" office:value-type="float" office:value="20.8783570300158" calcext:value-type="float">
            <text:p>20.8784</text:p>
          </table:table-cell>
          <table:table-cell table:style-name="ce152" table:formula="of:=IFERROR(&quot;1/&quot; &amp; TEXT(1000/[.F12]; &quot;0.00&quot;);&quot;&quot;)" office:value-type="string" office:string-value="1/47.90" calcext:value-type="string">
            <text:p>1/47.90</text:p>
          </table:table-cell>
          <table:table-cell table:style-name="ce153" table:formula="of:=IFERROR([.F12]/[.B12]*1000000;&quot;&quot;)" office:value-type="float" office:value="7372.30121116377" calcext:value-type="float">
            <text:p>7372.301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JPEG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942" calcext:value-type="float">
            <text:p>1942</text:p>
          </table:table-cell>
          <table:table-cell table:style-name="ce151" table:formula="of:=IFERROR([.B13]/[.D13]*[.C13];&quot;&quot;)" office:value-type="float" office:value="10.2080329557158" calcext:value-type="float">
            <text:p>10.2080</text:p>
          </table:table-cell>
          <table:table-cell table:style-name="ce151" table:formula="of:=IFERROR([.E13]*(1000/[.$B$3]);&quot;&quot;)" office:value-type="float" office:value="20.4160659114315" calcext:value-type="float">
            <text:p>20.4161</text:p>
          </table:table-cell>
          <table:table-cell table:style-name="ce152" table:formula="of:=IFERROR(&quot;1/&quot; &amp; TEXT(1000/[.F13]; &quot;0.00&quot;);&quot;&quot;)" office:value-type="string" office:string-value="1/48.98" calcext:value-type="string">
            <text:p>1/48.98</text:p>
          </table:table-cell>
          <table:table-cell table:style-name="ce153" table:formula="of:=IFERROR([.F13]/[.B13]*1000000;&quot;&quot;)" office:value-type="float" office:value="7209.06282183316" calcext:value-type="float">
            <text:p>7209.0628</text:p>
          </table:table-cell>
          <table:table-cell table:style-name="ce155" office:value-type="string" calcext:value-type="string" table:number-columns-spanned="9" table:number-rows-spanned="1">
            <text:p>Has Sony 70-200mm f/2.8 II lens corrections baked into JPEG, creating error of 2.26% faster than actual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415" calcext:value-type="float">
            <text:p>1415</text:p>
          </table:table-cell>
          <table:table-cell table:style-name="ce151" table:formula="of:=IFERROR([.B14]/[.D14]*[.C14];&quot;&quot;)" office:value-type="float" office:value="4.57950530035336" calcext:value-type="float">
            <text:p>4.5795</text:p>
          </table:table-cell>
          <table:table-cell table:style-name="ce151" table:formula="of:=IFERROR([.E14]*(1000/[.$B$3]);&quot;&quot;)" office:value-type="float" office:value="9.15901060070671" calcext:value-type="float">
            <text:p>9.1590</text:p>
          </table:table-cell>
          <table:table-cell table:style-name="ce152" table:formula="of:=IFERROR(&quot;1/&quot; &amp; TEXT(1000/[.F14]; &quot;0.00&quot;);&quot;&quot;)" office:value-type="string" office:string-value="1/109.18" calcext:value-type="string">
            <text:p>1/109.18</text:p>
          </table:table-cell>
          <table:table-cell table:style-name="ce153" table:formula="of:=IFERROR([.F14]/[.B14]*1000000;&quot;&quot;)" office:value-type="float" office:value="4240.28268551237" calcext:value-type="float">
            <text:p>4240.2827</text:p>
          </table:table-cell>
          <table:table-cell table:style-name="ce155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420" calcext:value-type="float">
            <text:p>1420</text:p>
          </table:table-cell>
          <table:table-cell table:style-name="ce151" table:formula="of:=IFERROR([.B15]/[.D15]*[.C15];&quot;&quot;)" office:value-type="float" office:value="4.56338028169014" calcext:value-type="float">
            <text:p>4.5634</text:p>
          </table:table-cell>
          <table:table-cell table:style-name="ce151" table:formula="of:=IFERROR([.E15]*(1000/[.$B$3]);&quot;&quot;)" office:value-type="float" office:value="9.12676056338028" calcext:value-type="float">
            <text:p>9.1268</text:p>
          </table:table-cell>
          <table:table-cell table:style-name="ce152" table:formula="of:=IFERROR(&quot;1/&quot; &amp; TEXT(1000/[.F15]; &quot;0.00&quot;);&quot;&quot;)" office:value-type="string" office:string-value="1/109.57" calcext:value-type="string">
            <text:p>1/109.57</text:p>
          </table:table-cell>
          <table:table-cell table:style-name="ce153" table:formula="of:=IFERROR([.F15]/[.B15]*1000000;&quot;&quot;)" office:value-type="float" office:value="4225.35211267606" calcext:value-type="float">
            <text:p>4225.3521</text:p>
          </table:table-cell>
          <table:table-cell table:style-name="ce155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421" calcext:value-type="float">
            <text:p>1421</text:p>
          </table:table-cell>
          <table:table-cell table:style-name="ce151" table:formula="of:=IFERROR([.B16]/[.D16]*[.C16];&quot;&quot;)" office:value-type="float" office:value="4.56016889514427" calcext:value-type="float">
            <text:p>4.5602</text:p>
          </table:table-cell>
          <table:table-cell table:style-name="ce151" table:formula="of:=IFERROR([.E16]*(1000/[.$B$3]);&quot;&quot;)" office:value-type="float" office:value="9.12033779028853" calcext:value-type="float">
            <text:p>9.1203</text:p>
          </table:table-cell>
          <table:table-cell table:style-name="ce152" table:formula="of:=IFERROR(&quot;1/&quot; &amp; TEXT(1000/[.F16]; &quot;0.00&quot;);&quot;&quot;)" office:value-type="string" office:string-value="1/109.65" calcext:value-type="string">
            <text:p>1/109.65</text:p>
          </table:table-cell>
          <table:table-cell table:style-name="ce153" table:formula="of:=IFERROR([.F16]/[.B16]*1000000;&quot;&quot;)" office:value-type="float" office:value="4222.37860661506" calcext:value-type="float">
            <text:p>4222.3786</text:p>
          </table:table-cell>
          <table:table-cell table:style-name="ce155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79" calcext:value-type="float">
            <text:p>579</text:p>
          </table:table-cell>
          <table:table-cell table:style-name="ce151" table:formula="of:=IFERROR([.B17]/[.D17]*[.C17];&quot;&quot;)" office:value-type="float" office:value="3.73056994818653" calcext:value-type="float">
            <text:p>3.7306</text:p>
          </table:table-cell>
          <table:table-cell table:style-name="ce151" table:formula="of:=IFERROR([.E17]*(1000/[.$B$3]);&quot;&quot;)" office:value-type="float" office:value="7.46113989637306" calcext:value-type="float">
            <text:p>7.4611</text:p>
          </table:table-cell>
          <table:table-cell table:style-name="ce152" table:formula="of:=IFERROR(&quot;1/&quot; &amp; TEXT(1000/[.F17]; &quot;0.00&quot;);&quot;&quot;)" office:value-type="string" office:string-value="1/134.03" calcext:value-type="string">
            <text:p>1/134.03</text:p>
          </table:table-cell>
          <table:table-cell table:style-name="ce153" table:formula="of:=IFERROR([.F17]/[.B17]*1000000;&quot;&quot;)" office:value-type="float" office:value="6908.46286701209" calcext:value-type="float">
            <text:p>6908.4629</text:p>
          </table:table-cell>
          <table:table-cell table:style-name="ce155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766" calcext:value-type="float">
            <text:p>766</text:p>
          </table:table-cell>
          <table:table-cell table:style-name="ce151" table:formula="of:=IFERROR([.B18]/[.D18]*[.C18];&quot;&quot;)" office:value-type="float" office:value="4.22976501305483" calcext:value-type="float">
            <text:p>4.2298</text:p>
          </table:table-cell>
          <table:table-cell table:style-name="ce151" table:formula="of:=IFERROR([.E18]*(1000/[.$B$3]);&quot;&quot;)" office:value-type="float" office:value="8.45953002610966" calcext:value-type="float">
            <text:p>8.4595</text:p>
          </table:table-cell>
          <table:table-cell table:style-name="ce152" table:formula="of:=IFERROR(&quot;1/&quot; &amp; TEXT(1000/[.F18]; &quot;0.00&quot;);&quot;&quot;)" office:value-type="string" office:string-value="1/118.21" calcext:value-type="string">
            <text:p>1/118.21</text:p>
          </table:table-cell>
          <table:table-cell table:style-name="ce153" table:formula="of:=IFERROR([.F18]/[.B18]*1000000;&quot;&quot;)" office:value-type="float" office:value="7832.89817232376" calcext:value-type="float">
            <text:p>7832.8982</text:p>
          </table:table-cell>
          <table:table-cell table:style-name="ce155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764" calcext:value-type="float">
            <text:p>764</text:p>
          </table:table-cell>
          <table:table-cell table:style-name="ce151" table:formula="of:=IFERROR([.B19]/[.D19]*[.C19];&quot;&quot;)" office:value-type="float" office:value="4.24083769633508" calcext:value-type="float">
            <text:p>4.2408</text:p>
          </table:table-cell>
          <table:table-cell table:style-name="ce151" table:formula="of:=IFERROR([.E19]*(1000/[.$B$3]);&quot;&quot;)" office:value-type="float" office:value="8.48167539267016" calcext:value-type="float">
            <text:p>8.4817</text:p>
          </table:table-cell>
          <table:table-cell table:style-name="ce152" table:formula="of:=IFERROR(&quot;1/&quot; &amp; TEXT(1000/[.F19]; &quot;0.00&quot;);&quot;&quot;)" office:value-type="string" office:string-value="1/117.90" calcext:value-type="string">
            <text:p>1/117.90</text:p>
          </table:table-cell>
          <table:table-cell table:style-name="ce153" table:formula="of:=IFERROR([.F19]/[.B19]*1000000;&quot;&quot;)" office:value-type="float" office:value="7853.40314136126" calcext:value-type="float">
            <text:p>7853.4031</text:p>
          </table:table-cell>
          <table:table-cell table:style-name="ce155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707" calcext:value-type="float">
            <text:p>707</text:p>
          </table:table-cell>
          <table:table-cell table:style-name="ce151" table:formula="of:=IFERROR([.B20]/[.D20]*[.C20];&quot;&quot;)" office:value-type="float" office:value="4.58274398868458" calcext:value-type="float">
            <text:p>4.5827</text:p>
          </table:table-cell>
          <table:table-cell table:style-name="ce151" table:formula="of:=IFERROR([.E20]*(1000/[.$B$3]);&quot;&quot;)" office:value-type="float" office:value="9.16548797736916" calcext:value-type="float">
            <text:p>9.1655</text:p>
          </table:table-cell>
          <table:table-cell table:style-name="ce152" table:formula="of:=IFERROR(&quot;1/&quot; &amp; TEXT(1000/[.F20]; &quot;0.00&quot;);&quot;&quot;)" office:value-type="string" office:string-value="1/109.10" calcext:value-type="string">
            <text:p>1/109.10</text:p>
          </table:table-cell>
          <table:table-cell table:style-name="ce153" table:formula="of:=IFERROR([.F20]/[.B20]*1000000;&quot;&quot;)" office:value-type="float" office:value="8486.56294200849" calcext:value-type="float">
            <text:p>8486.5629</text:p>
          </table:table-cell>
          <table:table-cell table:style-name="ce155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56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2">
      <number:number number:decimal-places="2" number:min-decimal-places="2" number:min-integer-digits="1" number:grouping="true"/>
      <number:text> ns</number:text>
    </number:number-style>
    <number:number-style style:name="N131">
      <number:number number:decimal-places="2" number:min-decimal-places="2" number:min-integer-digits="3" number:grouping="true"/>
      <number:text> ns</number:text>
    </number:number-style>
    <number:number-style style:name="N130">
      <number:number number:decimal-places="2" number:min-decimal-places="2" number:min-integer-digits="1"/>
      <number:text> ns</number:text>
    </number:number-style>
    <number:number-style style:name="N129">
      <number:number number:decimal-places="2" number:min-decimal-places="2" number:min-integer-digits="1"/>
      <number:text> ms</number:text>
    </number:number-style>
    <number:number-style style:name="N128">
      <number:number number:decimal-places="2" number:min-decimal-places="2" number:min-integer-digits="1"/>
      <number:text>ms</number:text>
    </number:number-style>
    <number:number-style style:name="N127">
      <number:number number:decimal-places="2" number:min-decimal-places="2" number:min-integer-digits="1"/>
      <number:text> &amp; ms</number:text>
    </number:number-style>
    <number:date-style style:name="N126">
      <number:text>=T</number:text>
      <number:year number:calendar="jewish"/>
      <number:text>XT(0.00) &amp; ms</number:text>
    </number:date-style>
    <number:number-style style:name="N125">
      <number:fraction number:min-integer-digits="0" number:min-numerator-digits="1" loext:max-numerator-digits="1" number:denominator-value="1000"/>
    </number:number-style>
    <number:number-style style:name="N124">
      <number:number number:decimal-places="4" number:min-decimal-places="4" number:min-integer-digits="1" number:grouping="true"/>
      <number:text> us</number:text>
    </number:number-style>
    <number:number-style style:name="N123P0" style:volatile="true">
      <number:text/>
    </number:number-style>
    <number:number-style style:name="N123">
      <number:number number:decimal-places="4" number:min-decimal-places="4" number:min-integer-digits="1"/>
      <style:map style:condition="value()=0" style:apply-style-name="N123P0"/>
    </number:number-style>
    <number:number-style style:name="N134P0" style:volatile="true">
      <number:text/>
    </number:number-style>
    <number:number-style style:name="N134">
      <number:number number:min-integer-digits="1"/>
      <style:map style:condition="value()=0" style:apply-style-name="N134P0"/>
    </number:number-style>
    <number:number-style style:name="N121">
      <number:fraction number:min-numerator-digits="1" loext:max-numerator-digits="1" number:min-denominator-digits="3" number:max-denominator-value="99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31" meta:cell-count="4366" meta:object-count="0"/>
  </office:meta>
</office:document-meta>
</file>